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6.24pt"/>
    </style:style>
    <style:style style:name="co4" style:family="table-column">
      <style:table-column-properties fo:break-before="auto" style:column-width="91.45pt"/>
    </style:style>
    <style:style style:name="co5" style:family="table-column">
      <style:table-column-properties fo:break-before="auto" style:column-width="106.95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92.81pt"/>
    </style:style>
    <style:style style:name="co8" style:family="table-column">
      <style:table-column-properties fo:break-before="auto" style:column-width="29.76pt"/>
    </style:style>
    <style:style style:name="co9" style:family="table-column">
      <style:table-column-properties fo:break-before="auto" style:column-width="21.34pt"/>
    </style:style>
    <style:style style:name="co10" style:family="table-column">
      <style:table-column-properties fo:break-before="auto" style:column-width="26.59pt"/>
    </style:style>
    <style:style style:name="co11" style:family="table-column">
      <style:table-column-properties fo:break-before="auto" style:column-width="141.45pt"/>
    </style:style>
    <style:style style:name="co12" style:family="table-column">
      <style:table-column-properties fo:break-before="auto" style:column-width="93.86pt"/>
    </style:style>
    <style:style style:name="co13" style:family="table-column">
      <style:table-column-properties fo:break-before="auto" style:column-width="229.1pt"/>
    </style:style>
    <style:style style:name="co14" style:family="table-column">
      <style:table-column-properties fo:break-before="auto" style:column-width="179.94pt"/>
    </style:style>
    <style:style style:name="co15" style:family="table-column">
      <style:table-column-properties fo:break-before="auto" style:column-width="15.7pt"/>
    </style:style>
    <style:style style:name="co16" style:family="table-column">
      <style:table-column-properties fo:break-before="auto" style:column-width="50.71pt"/>
    </style:style>
    <style:style style:name="co17" style:family="table-column">
      <style:table-column-properties fo:break-before="auto" style:column-width="127.5pt"/>
    </style:style>
    <style:style style:name="co18" style:family="table-column">
      <style:table-column-properties fo:break-before="auto" style:column-width="46.01pt"/>
    </style:style>
    <style:style style:name="co19" style:family="table-column">
      <style:table-column-properties fo:break-before="auto" style:column-width="48.1pt"/>
    </style:style>
    <style:style style:name="co20" style:family="table-column">
      <style:table-column-properties fo:break-before="auto" style:column-width="47.54pt"/>
    </style:style>
    <style:style style:name="co21" style:family="table-column">
      <style:table-column-properties fo:break-before="auto" style:column-width="45.04pt"/>
    </style:style>
    <style:style style:name="co22" style:family="table-column">
      <style:table-column-properties fo:break-before="auto" style:column-width="48.19pt"/>
    </style:style>
    <style:style style:name="co23" style:family="table-column">
      <style:table-column-properties fo:break-before="auto" style:column-width="101.71pt"/>
    </style:style>
    <style:style style:name="co24" style:family="table-column">
      <style:table-column-properties fo:break-before="auto" style:column-width="88.61pt"/>
    </style:style>
    <style:style style:name="co25" style:family="table-column">
      <style:table-column-properties fo:break-before="auto" style:column-width="105.9pt"/>
    </style:style>
    <style:style style:name="co26" style:family="table-column">
      <style:table-column-properties fo:break-before="auto" style:column-width="98.7pt"/>
    </style:style>
    <style:style style:name="co27" style:family="table-column">
      <style:table-column-properties fo:break-before="auto" style:column-width="57.06pt"/>
    </style:style>
    <style:style style:name="co28" style:family="table-column">
      <style:table-column-properties fo:break-before="auto" style:column-width="130.59pt"/>
    </style:style>
    <style:style style:name="co29" style:family="table-column">
      <style:table-column-properties fo:break-before="auto" style:column-width="453.7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25.9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Heading1">
      <style:table-cell-properties fo:background-color="#99ff99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 style:data-style-name="N0">
      <style:table-cell-properties fo:background-color="#99ff99"/>
    </style:style>
    <style:style style:name="ce6" style:family="table-cell" style:parent-style-name="Heading1">
      <style:table-cell-properties fo:background-color="#80808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/>
    <style:style style:name="ce19" style:family="table-cell" style:parent-style-name="Default" style:data-style-name="N99"/>
    <style:style style:name="ce9" style:family="table-cell" style:parent-style-name="Heading1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PT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6" table:number-columns-repeated="997" table:default-cell-style-name="Default"/>
        <table:table-row table:style-name="ro1">
          <table:table-cell table:style-name="Heading1" office:value-type="string" calcext:value-type="string">
            <text:p>Machine 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</text:p>
          </table:table-cell>
          <table:table-cell office:value-type="string" calcext:value-type="string">
            <text:p>SEND_STRING(SS_UP(X_BSPC)SS_UP(X_LCTL))</text:p>
          </table:table-cell>
          <table:table-cell table:formula="of:=IF(ISBLANK([.B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</text:p>
          </table:table-cell>
          <table:table-cell office:value-type="string" calcext:value-type="string">
            <text:p>SEND_STRING(SS_UP(X_DEL)SS_UP(X_LCTL))</text:p>
          </table:table-cell>
          <table:table-cell table:formula="of:=IF(ISBLANK([.B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</text:p>
          </table:table-cell>
          <table:table-cell/>
          <table:table-cell table:formula="of:=IF(ISBLANK([.B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</text:p>
          </table:table-cell>
          <table:table-cell/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</text:p>
          </table:table-cell>
          <table:table-cell office:value-type="string" calcext:value-type="string">
            <text:p>SEND_STRING(SS_UP(X_LEFT)SS_UP(X_LCTL))</text:p>
          </table:table-cell>
          <table:table-cell table:formula="of:=IF(ISBLANK([.B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</text:p>
          </table:table-cell>
          <table:table-cell office:value-type="string" calcext:value-type="string">
            <text:p>SEND_STRING(SS_UP(X_RGHT)SS_UP(X_LCTL))</text:p>
          </table:table-cell>
          <table:table-cell table:formula="of:=IF(ISBLANK([.B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</text:p>
          </table:table-cell>
          <table:table-cell office:value-type="string" calcext:value-type="string">
            <text:p>SEND_STRING(SS_UP(X_TAB)SS_UP(X_LSFT))</text:p>
          </table:table-cell>
          <table:table-cell table:formula="of:=IF(ISBLANK([.B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</text:p>
          </table:table-cell>
          <table:table-cell/>
          <table:table-cell table:formula="of:=IF(ISBLANK([.B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</text:p>
          </table:table-cell>
          <table:table-cell/>
          <table:table-cell table:formula="of:=IF(ISBLANK([.B1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</text:p>
          </table:table-cell>
          <table:table-cell/>
          <table:table-cell table:formula="of:=IF(ISBLANK([.B1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</text:p>
          </table:table-cell>
          <table:table-cell/>
          <table:table-cell table:formula="of:=IF(ISBLANK([.B1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</text:p>
          </table:table-cell>
          <table:table-cell/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RGHT))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2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2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2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5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51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CC_EMQM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CIR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BSLS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SC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PDCL</text:p>
          </table:table-cell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GRV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7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6" table:number-columns-repeated="2" table:default-cell-style-name="ce2"/>
        <table:table-column table:style-name="co18" table:default-cell-style-name="ce2"/>
        <table:table-column table:style-name="co16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18" table:default-cell-style-name="ce2"/>
        <table:table-column table:style-name="co21" table:default-cell-style-name="ce10"/>
        <table:table-column table:style-name="co22" table:default-cell-style-name="ce10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6" table:number-columns-repeated="977" table:default-cell-style-name="Default"/>
        <table:table-row table:style-name="ro2">
          <table:table-cell table:style-name="Heading1" office:value-type="string" calcext:value-type="string">
            <text:p>Machine 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ce3" office:value-type="string" calcext:value-type="string">
            <text:p>def 1</text:p>
          </table:table-cell>
          <table:table-cell table:style-name="ce3" office:value-type="string" calcext:value-type="string">
            <text:p>def 2</text:p>
          </table:table-cell>
          <table:table-cell table:style-name="ce3" office:value-type="string" calcext:value-type="string">
            <text:p>def 3</text:p>
          </table:table-cell>
          <table:table-cell table:style-name="ce3" office:value-type="string" calcext:value-type="string">
            <text:p>def 4</text:p>
          </table:table-cell>
          <table:table-cell table:style-name="ce6" office:value-type="string" calcext:value-type="string">
            <text:p>.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ce1" office:value-type="string" calcext:value-type="string">
            <text:p>L1 KC 1</text:p>
          </table:table-cell>
          <table:table-cell table:style-name="ce1" office:value-type="string" calcext:value-type="string">
            <text:p><text:span text:style-name="T1">L1 </text:span>KC 2</text:p>
          </table:table-cell>
          <table:table-cell table:style-name="ce1" office:value-type="string" calcext:value-type="string">
            <text:p><text:span text:style-name="T1">L1 </text:span>KC 3</text:p>
          </table:table-cell>
          <table:table-cell table:style-name="ce1" office:value-type="string" calcext:value-type="string">
            <text:p><text:span text:style-name="T1">L1 </text:span>KC 4</text:p>
          </table:table-cell>
          <table:table-cell table:style-name="ce1" office:value-type="string" calcext:value-type="string">
            <text:p>L2 KC 1</text:p>
          </table:table-cell>
          <table:table-cell table:style-name="ce1" office:value-type="string" calcext:value-type="string">
            <text:p><text:span text:style-name="T1">L2 </text:span>KC 2</text:p>
          </table:table-cell>
          <table:table-cell table:style-name="ce1" office:value-type="string" calcext:value-type="string">
            <text:p><text:span text:style-name="T1">L2 </text:span>KC 3</text:p>
          </table:table-cell>
          <table:table-cell table:style-name="ce1" office:value-type="string" calcext:value-type="string">
            <text:p><text:span text:style-name="T1">L2 </text:span>KC 4</text:p>
          </table:table-cell>
          <table:table-cell table:style-name="ce9" office:value-type="string" calcext:value-type="string">
            <text:p>L1 name</text:p>
          </table:table-cell>
          <table:table-cell table:style-name="ce9" office:value-type="string" calcext:value-type="string">
            <text:p>L2 name</text:p>
          </table:table-cell>
          <table:table-cell table:style-name="Heading1" office:value-type="string" calcext:value-type="string">
            <text:p>L1 combo def part</text:p>
          </table:table-cell>
          <table:table-cell table:style-name="Heading1" office:value-type="string" calcext:value-type="string">
            <text:p>L2 combo def part</text:p>
          </table:table-cell>
          <table:table-cell table:style-name="Heading1" table:number-columns-repeated="998"/>
        </table:table-row>
        <table:table-row table:style-name="ro3">
          <table:table-cell office:value-type="string" calcext:value-type="string">
            <text:p>men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&quot;const uint16_t PROGMEM &quot;&amp;[.W2]&amp;&quot;_combo[] = {&quot;&amp;[.Y2]&amp;&quot;, COMBO_END};&quot;&amp;CHAR(10)&amp;&quot;const uint16_t PROGMEM &quot;&amp;[.X2]&amp;&quot;_combo[] = {&quot;&amp;[.Z2]&amp;&quot;, COMBO_END};&quot;" office:value-type="string" office:string-value="const uint16_t PROGMEM k_m_combo[] = {KC_K, KC_M, COMBO_END};&#10;const uint16_t PROGMEM k_m_2_combo[] = {KC_CIRC, KC_BSLS, COMBO_END};" calcext:value-type="string">
            <text:p>const uint16_t PROGMEM k_m_combo[] = {KC_K, KC_M, COMBO_END};</text:p>
            <text:p>const uint16_t PROGMEM k_m_2_combo[] = {KC_CIRC, KC_BSLS, COMBO_END};</text:p>
          </table:table-cell>
          <table:table-cell table:formula="of:=&quot;  C_&quot;&amp;[.W2]&amp;&quot;,&quot;&amp;CHAR(10)&amp;&quot;  C_&quot;&amp;[.X2]&amp;&quot;,&quot;" office:value-type="string" office:string-value="  C_k_m,&#10;  C_k_m_2," calcext:value-type="string">
            <text:p>  C_k_m,</text:p>
            <text:p>  C_k_m_2,</text:p>
          </table:table-cell>
          <table:table-cell table:style-name="ce5" table:formula="of:=&quot;  [C_&quot;&amp;[.W2]&amp;&quot;] = COMBO&quot;&amp;IF([.K2]=&quot;key&quot;;&quot;&quot;;&quot;_ACTION&quot;)&amp;&quot;(&quot;&amp;[.W2]&amp;&quot;_combo&quot;&amp;IF([.K2]=&quot;key&quot;;&quot;, &quot;&amp;[.L2];&quot;&quot;)&amp;&quot;),&quot;&amp;CHAR(10)&amp;&quot;  [C_&quot;&amp;[.X2]&amp;&quot;] = COMBO&quot;&amp;IF([.K2]=&quot;key&quot;;&quot;&quot;;&quot;_ACTION&quot;)&amp;&quot;(&quot;&amp;[.X2]&amp;&quot;_combo&quot;&amp;IF([.K2]=&quot;key&quot;;&quot;, &quot;&amp;[.L2];&quot;&quot;)&amp;&quot;),&quot;" office:value-type="string" office:string-value="  [C_k_m] = COMBO(k_m_combo, KC_APP),&#10;  [C_k_m_2] = COMBO(k_m_2_combo, KC_APP)," calcext:value-type="string">
            <text:p>  [C_k_m] = COMBO(k_m_combo, KC_APP),</text:p>
            <text:p>  [C_k_m_2] = COMBO(k_m_2_combo, KC_APP),</text:p>
          </table:table-cell>
          <table:table-cell table:style-name="ce5" table:formula="of:=IF([.K2]=&quot;macro&quot;;&quot;    case &quot;&amp;&quot;C_&quot;&amp;[.W2]&amp;&quot;: if (p) {&quot;&amp;[.M2]&amp;&quot;} &quot;&amp;IF([.N2]=&quot;&quot;;&quot;&quot;;&quot;else {&quot;&amp;[.N2]&amp;&quot;}&quot;)&amp;&quot; break;&quot;&amp;CHAR(10)&amp;&quot;    case &quot;&amp;&quot;C_&quot;&amp;[.X2]&amp;&quot;: if (p) {&quot;&amp;[.M2]&amp;&quot;} &quot;&amp;IF([.N2]=&quot;&quot;;&quot;&quot;;&quot;else {&quot;&amp;[.N2]&amp;&quot;}&quot;)&amp;&quot; break;&quot;;&quot;&quot;)">
            <text:p/>
          </table:table-cell>
          <table:table-cell/>
          <table:table-cell table:style-name="ce8" table:formula="of:=VLOOKUP([.A2];[$actions.$A$2:.$F$500];5;0)" office:value-type="string" office:string-value="key" calcext:value-type="string">
            <text:p>key</text:p>
          </table:table-cell>
          <table:table-cell table:formula="of:=VLOOKUP([.A2];[$actions.$A$2:.$D$500];2;0)" office:value-type="string" office:string-value="KC_APP" calcext:value-type="string">
            <text:p>KC_APP</text:p>
          </table:table-cell>
          <table:table-cell table:formula="of:=VLOOKUP([.A2];[$actions.$A$2:.$D$500];3;0)" office:value-type="float" office:value="0" calcext:value-type="float">
            <text:p/>
          </table:table-cell>
          <table:table-cell table:formula="of:=VLOOKUP([.A2];[$actions.$A$2:.$D$500];4;0)" office:value-type="float" office:value="0" calcext:value-type="float">
            <text:p/>
          </table:table-cell>
          <table:table-cell table:formula="of:=VLOOKUP([.B2];[$keys.$A$2:$keys.$C$40];2;0)" office:value-type="string" office:string-value="KC_K" calcext:value-type="string">
            <text:p>KC_K</text:p>
          </table:table-cell>
          <table:table-cell table:formula="of:=VLOOKUP([.C2];[$keys.$A$2:$keys.$C$40];2;0)" office:value-type="string" office:string-value="KC_M" calcext:value-type="string">
            <text:p>KC_M</text:p>
          </table:table-cell>
          <table:table-cell table:formula="of:=VLOOKUP([.D2];[$keys.$A$2:$keys.$C$40];2;0)" office:value-type="string" office:string-value="" calcext:value-type="error">
            <text:p>#N/A</text:p>
          </table:table-cell>
          <table:table-cell table:formula="of:=VLOOKUP([.E2];[$keys.$A$2:$keys.$C$40];2;0)" office:value-type="string" office:string-value="" calcext:value-type="error">
            <text:p>#N/A</text:p>
          </table:table-cell>
          <table:table-cell table:formula="of:=VLOOKUP([.B2];[$keys.$A$2:$keys.$C$40];3;0)" office:value-type="string" office:string-value="KC_CIRC" calcext:value-type="string">
            <text:p>KC_CIRC</text:p>
          </table:table-cell>
          <table:table-cell table:formula="of:=VLOOKUP([.C2];[$keys.$A$3:$keys.$C$40];3;0)" office:value-type="string" office:string-value="KC_BSLS" calcext:value-type="string">
            <text:p>KC_BSLS</text:p>
          </table:table-cell>
          <table:table-cell table:formula="of:=VLOOKUP([.D2];[$keys.$A$3:$keys.$C$40];3;0)" office:value-type="string" office:string-value="" calcext:value-type="error">
            <text:p>#N/A</text:p>
          </table:table-cell>
          <table:table-cell table:formula="of:=VLOOKUP([.E2];[$keys.$A$3:$keys.$C$40];3;0)" office:value-type="string" office:string-value="" calcext:value-type="error">
            <text:p>#N/A</text:p>
          </table:table-cell>
          <table:table-cell table:formula="of:=[.B2]&amp;&quot;_&quot;&amp;[.C2]&amp;IF(ISNA([.Q2]);&quot;&quot;;&quot;_&quot;&amp;[.D2]&amp;IF(ISNA([.R2]);&quot;&quot;;&quot;_&quot;&amp;[.E2]))" office:value-type="string" office:string-value="k_m" calcext:value-type="string">
            <text:p>k_m</text:p>
          </table:table-cell>
          <table:table-cell table:formula="of:=[.W2]&amp;&quot;_2&quot;" office:value-type="string" office:string-value="k_m_2" calcext:value-type="string">
            <text:p>k_m_2</text:p>
          </table:table-cell>
          <table:table-cell table:formula="of:=[.O2]&amp;&quot;, &quot;&amp;[.P2]&amp;IF(ISNA([.Q2]);&quot;&quot;;&quot;, &quot;&amp;[.Q2]&amp;IF(ISNA([.R2]);&quot;&quot;;&quot;, &quot;&amp;[.R2]))" office:value-type="string" office:string-value="KC_K, KC_M" calcext:value-type="string">
            <text:p>KC_K, KC_M</text:p>
          </table:table-cell>
          <table:table-cell table:formula="of:=[.S2]&amp;&quot;, &quot;&amp;[.T2]&amp;IF(ISNA([.U2]);&quot;&quot;;&quot;, &quot;&amp;[.U2]&amp;IF(ISNA([.V2]);&quot;&quot;;&quot;, &quot;&amp;[.V2]))" office:value-type="string" office:string-value="KC_CIRC, KC_BSLS" calcext:value-type="string">
            <text:p>KC_CIRC, KC_BSL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right_down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2"/>
          <table:table-cell table:formula="of:=&quot;const uint16_t PROGMEM &quot;&amp;[.W3]&amp;&quot;_combo[] = {&quot;&amp;[.Y3]&amp;&quot;, COMBO_END};&quot;&amp;CHAR(10)&amp;&quot;const uint16_t PROGMEM &quot;&amp;[.X3]&amp;&quot;_combo[] = {&quot;&amp;[.Z3]&amp;&quot;, COMBO_END};&quot;" office:value-type="string" office:string-value="const uint16_t PROGMEM dot_quot_combo[] = {CC_PDCL, KC_QUOT, COMBO_END};&#10;const uint16_t PROGMEM dot_quot_2_combo[] = {CC_PDCL, KC_GRV, COMBO_END};" calcext:value-type="string">
            <text:p>const uint16_t PROGMEM dot_quot_combo[] = {CC_PDCL, KC_QUOT, COMBO_END};</text:p>
            <text:p>const uint16_t PROGMEM dot_quot_2_combo[] = {CC_PDCL, KC_GRV, COMBO_END};</text:p>
          </table:table-cell>
          <table:table-cell table:formula="of:=&quot;  C_&quot;&amp;[.W3]&amp;&quot;,&quot;&amp;CHAR(10)&amp;&quot;  C_&quot;&amp;[.X3]&amp;&quot;,&quot;" office:value-type="string" office:string-value="  C_dot_quot,&#10;  C_dot_quot_2," calcext:value-type="string">
            <text:p>  C_dot_quot,</text:p>
            <text:p>  C_dot_quot_2,</text:p>
          </table:table-cell>
          <table:table-cell table:formula="of:=&quot;  [C_&quot;&amp;[.W3]&amp;&quot;] = COMBO&quot;&amp;IF([.K3]=&quot;key&quot;;&quot;&quot;;&quot;_ACTION&quot;)&amp;&quot;(&quot;&amp;[.W3]&amp;&quot;_combo&quot;&amp;IF([.K3]=&quot;key&quot;;&quot;, &quot;&amp;[.L3];&quot;&quot;)&amp;&quot;),&quot;&amp;CHAR(10)&amp;&quot;  [C_&quot;&amp;[.X3]&amp;&quot;] = COMBO&quot;&amp;IF([.K3]=&quot;key&quot;;&quot;&quot;;&quot;_ACTION&quot;)&amp;&quot;(&quot;&amp;[.X3]&amp;&quot;_combo&quot;&amp;IF([.K3]=&quot;key&quot;;&quot;, &quot;&amp;[.L3];&quot;&quot;)&amp;&quot;),&quot;" office:value-type="string" office:string-value="  [C_dot_quot] = COMBO(dot_quot_combo, KC_BRID),&#10;  [C_dot_quot_2] = COMBO(dot_quot_2_combo, KC_BRID)," calcext:value-type="string">
            <text:p>  [C_dot_quot] = COMBO(dot_quot_combo, KC_BRID),</text:p>
            <text:p>  [C_dot_quot_2] = COMBO(dot_quot_2_combo, KC_BRID),</text:p>
          </table:table-cell>
          <table:table-cell table:style-name="ce5" table:formula="of:=IF([.K3]=&quot;macro&quot;;&quot;    case &quot;&amp;&quot;C_&quot;&amp;[.W3]&amp;&quot;: if (p) {&quot;&amp;[.M3]&amp;&quot;} &quot;&amp;IF([.N3]=&quot;&quot;;&quot;&quot;;&quot;else {&quot;&amp;[.N3]&amp;&quot;}&quot;)&amp;&quot; break;&quot;&amp;CHAR(10)&amp;&quot;    case &quot;&amp;&quot;C_&quot;&amp;[.X3]&amp;&quot;: if (p) {&quot;&amp;[.M3]&amp;&quot;} &quot;&amp;IF([.N3]=&quot;&quot;;&quot;&quot;;&quot;else {&quot;&amp;[.N3]&amp;&quot;}&quot;)&amp;&quot; break;&quot;;&quot;&quot;)">
            <text:p/>
          </table:table-cell>
          <table:table-cell/>
          <table:table-cell table:style-name="ce8" table:formula="of:=VLOOKUP([.A3];[$actions.$A$2:.$F$500];5;0)" office:value-type="string" office:string-value="key" calcext:value-type="string">
            <text:p>key</text:p>
          </table:table-cell>
          <table:table-cell table:formula="of:=VLOOKUP([.A3];[$actions.$A$2:.$D$500];2;0)" office:value-type="string" office:string-value="KC_BRID" calcext:value-type="string">
            <text:p>KC_BRID</text:p>
          </table:table-cell>
          <table:table-cell table:formula="of:=VLOOKUP([.A3];[$actions.$A$2:.$D$500];3;0)" office:value-type="float" office:value="0" calcext:value-type="float">
            <text:p/>
          </table:table-cell>
          <table:table-cell table:formula="of:=VLOOKUP([.A3];[$actions.$A$2:.$D$500];4;0)" office:value-type="float" office:value="0" calcext:value-type="float">
            <text:p/>
          </table:table-cell>
          <table:table-cell table:formula="of:=VLOOKUP([.B3];[$keys.$A$2:$keys.$C$40];2;0)" office:value-type="string" office:string-value="CC_PDCL" calcext:value-type="string">
            <text:p>CC_PDCL</text:p>
          </table:table-cell>
          <table:table-cell table:formula="of:=VLOOKUP([.C3];[$keys.$A$2:$keys.$C$40];2;0)" office:value-type="string" office:string-value="KC_QUOT" calcext:value-type="string">
            <text:p>KC_QUOT</text:p>
          </table:table-cell>
          <table:table-cell table:formula="of:=VLOOKUP([.D3];[$keys.$A$2:$keys.$C$40];2;0)" office:value-type="string" office:string-value="" calcext:value-type="error">
            <text:p>#N/A</text:p>
          </table:table-cell>
          <table:table-cell table:formula="of:=VLOOKUP([.E3];[$keys.$A$2:$keys.$C$40];2;0)" office:value-type="string" office:string-value="" calcext:value-type="error">
            <text:p>#N/A</text:p>
          </table:table-cell>
          <table:table-cell table:formula="of:=VLOOKUP([.B3];[$keys.$A$2:$keys.$C$40];3;0)" office:value-type="string" office:string-value="CC_PDCL" calcext:value-type="string">
            <text:p>CC_PDCL</text:p>
          </table:table-cell>
          <table:table-cell table:formula="of:=VLOOKUP([.C3];[$keys.$A$3:$keys.$C$40];3;0)" office:value-type="string" office:string-value="KC_GRV" calcext:value-type="string">
            <text:p>KC_GRV</text:p>
          </table:table-cell>
          <table:table-cell table:formula="of:=VLOOKUP([.D3];[$keys.$A$3:$keys.$C$40];3;0)" office:value-type="string" office:string-value="" calcext:value-type="error">
            <text:p>#N/A</text:p>
          </table:table-cell>
          <table:table-cell table:formula="of:=VLOOKUP([.E3];[$keys.$A$3:$keys.$C$40];3;0)" office:value-type="string" office:string-value="" calcext:value-type="error">
            <text:p>#N/A</text:p>
          </table:table-cell>
          <table:table-cell table:formula="of:=[.B3]&amp;&quot;_&quot;&amp;[.C3]&amp;IF(ISNA([.Q3]);&quot;&quot;;&quot;_&quot;&amp;[.D3]&amp;IF(ISNA([.R3]);&quot;&quot;;&quot;_&quot;&amp;[.E3]))" office:value-type="string" office:string-value="dot_quot" calcext:value-type="string">
            <text:p>dot_quot</text:p>
          </table:table-cell>
          <table:table-cell table:formula="of:=[.W3]&amp;&quot;_2&quot;" office:value-type="string" office:string-value="dot_quot_2" calcext:value-type="string">
            <text:p>dot_quot_2</text:p>
          </table:table-cell>
          <table:table-cell table:formula="of:=[.O3]&amp;&quot;, &quot;&amp;[.P3]&amp;IF(ISNA([.Q3]);&quot;&quot;;&quot;, &quot;&amp;[.Q3]&amp;IF(ISNA([.R3]);&quot;&quot;;&quot;, &quot;&amp;[.R3]))" office:value-type="string" office:string-value="CC_PDCL, KC_QUOT" calcext:value-type="string">
            <text:p>CC_PDCL, KC_QUOT</text:p>
          </table:table-cell>
          <table:table-cell table:formula="of:=[.S3]&amp;&quot;, &quot;&amp;[.T3]&amp;IF(ISNA([.U3]);&quot;&quot;;&quot;, &quot;&amp;[.U3]&amp;IF(ISNA([.V3]);&quot;&quot;;&quot;, &quot;&amp;[.V3]))" office:value-type="string" office:string-value="CC_PDCL, KC_GRV" calcext:value-type="string">
            <text:p>CC_PDCL, KC_GRV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right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2"/>
          <table:table-cell table:formula="of:=&quot;const uint16_t PROGMEM &quot;&amp;[.W4]&amp;&quot;_combo[] = {&quot;&amp;[.Y4]&amp;&quot;, COMBO_END};&quot;&amp;CHAR(10)&amp;&quot;const uint16_t PROGMEM &quot;&amp;[.X4]&amp;&quot;_combo[] = {&quot;&amp;[.Z4]&amp;&quot;, COMBO_END};&quot;" office:value-type="string" office:string-value="const uint16_t PROGMEM y_excl_combo[] = {KC_Y, CC_EMQM, COMBO_END};&#10;const uint16_t PROGMEM y_excl_2_combo[] = {KC_8, KC_9, COMBO_END};" calcext:value-type="string">
            <text:p>const uint16_t PROGMEM y_excl_combo[] = {KC_Y, CC_EMQM, COMBO_END};</text:p>
            <text:p>const uint16_t PROGMEM y_excl_2_combo[] = {KC_8, KC_9, COMBO_END};</text:p>
          </table:table-cell>
          <table:table-cell table:formula="of:=&quot;  C_&quot;&amp;[.W4]&amp;&quot;,&quot;&amp;CHAR(10)&amp;&quot;  C_&quot;&amp;[.X4]&amp;&quot;,&quot;" office:value-type="string" office:string-value="  C_y_excl,&#10;  C_y_excl_2," calcext:value-type="string">
            <text:p>  C_y_excl,</text:p>
            <text:p>  C_y_excl_2,</text:p>
          </table:table-cell>
          <table:table-cell table:formula="of:=&quot;  [C_&quot;&amp;[.W4]&amp;&quot;] = COMBO&quot;&amp;IF([.K4]=&quot;key&quot;;&quot;&quot;;&quot;_ACTION&quot;)&amp;&quot;(&quot;&amp;[.W4]&amp;&quot;_combo&quot;&amp;IF([.K4]=&quot;key&quot;;&quot;, &quot;&amp;[.L4];&quot;&quot;)&amp;&quot;),&quot;&amp;CHAR(10)&amp;&quot;  [C_&quot;&amp;[.X4]&amp;&quot;] = COMBO&quot;&amp;IF([.K4]=&quot;key&quot;;&quot;&quot;;&quot;_ACTION&quot;)&amp;&quot;(&quot;&amp;[.X4]&amp;&quot;_combo&quot;&amp;IF([.K4]=&quot;key&quot;;&quot;, &quot;&amp;[.L4];&quot;&quot;)&amp;&quot;),&quot;" office:value-type="string" office:string-value="  [C_y_excl] = COMBO(y_excl_combo, KC_BRIU),&#10;  [C_y_excl_2] = COMBO(y_excl_2_combo, KC_BRIU)," calcext:value-type="string">
            <text:p>  [C_y_excl] = COMBO(y_excl_combo, KC_BRIU),</text:p>
            <text:p>  [C_y_excl_2] = COMBO(y_excl_2_combo, KC_BRIU),</text:p>
          </table:table-cell>
          <table:table-cell table:style-name="ce5" table:formula="of:=IF([.K4]=&quot;macro&quot;;&quot;    case &quot;&amp;&quot;C_&quot;&amp;[.W4]&amp;&quot;: if (p) {&quot;&amp;[.M4]&amp;&quot;} &quot;&amp;IF([.N4]=&quot;&quot;;&quot;&quot;;&quot;else {&quot;&amp;[.N4]&amp;&quot;}&quot;)&amp;&quot; break;&quot;&amp;CHAR(10)&amp;&quot;    case &quot;&amp;&quot;C_&quot;&amp;[.X4]&amp;&quot;: if (p) {&quot;&amp;[.M4]&amp;&quot;} &quot;&amp;IF([.N4]=&quot;&quot;;&quot;&quot;;&quot;else {&quot;&amp;[.N4]&amp;&quot;}&quot;)&amp;&quot; break;&quot;;&quot;&quot;)">
            <text:p/>
          </table:table-cell>
          <table:table-cell/>
          <table:table-cell table:style-name="ce8" table:formula="of:=VLOOKUP([.A4];[$actions.$A$2:.$F$500];5;0)" office:value-type="string" office:string-value="key" calcext:value-type="string">
            <text:p>key</text:p>
          </table:table-cell>
          <table:table-cell table:formula="of:=VLOOKUP([.A4];[$actions.$A$2:.$D$500];2;0)" office:value-type="string" office:string-value="KC_BRIU" calcext:value-type="string">
            <text:p>KC_BRIU</text:p>
          </table:table-cell>
          <table:table-cell table:formula="of:=VLOOKUP([.A4];[$actions.$A$2:.$D$500];3;0)" office:value-type="float" office:value="0" calcext:value-type="float">
            <text:p/>
          </table:table-cell>
          <table:table-cell table:formula="of:=VLOOKUP([.A4];[$actions.$A$2:.$D$500];4;0)" office:value-type="float" office:value="0" calcext:value-type="float">
            <text:p/>
          </table:table-cell>
          <table:table-cell table:formula="of:=VLOOKUP([.B4];[$keys.$A$2:$keys.$C$40];2;0)" office:value-type="string" office:string-value="KC_Y" calcext:value-type="string">
            <text:p>KC_Y</text:p>
          </table:table-cell>
          <table:table-cell table:formula="of:=VLOOKUP([.C4];[$keys.$A$2:$keys.$C$40];2;0)" office:value-type="string" office:string-value="CC_EMQM" calcext:value-type="string">
            <text:p>CC_EMQM</text:p>
          </table:table-cell>
          <table:table-cell table:formula="of:=VLOOKUP([.D4];[$keys.$A$2:$keys.$C$40];2;0)" office:value-type="string" office:string-value="" calcext:value-type="error">
            <text:p>#N/A</text:p>
          </table:table-cell>
          <table:table-cell table:formula="of:=VLOOKUP([.E4];[$keys.$A$2:$keys.$C$40];2;0)" office:value-type="string" office:string-value="" calcext:value-type="error">
            <text:p>#N/A</text:p>
          </table:table-cell>
          <table:table-cell table:formula="of:=VLOOKUP([.B4];[$keys.$A$2:$keys.$C$40];3;0)" office:value-type="string" office:string-value="KC_8" calcext:value-type="string">
            <text:p>KC_8</text:p>
          </table:table-cell>
          <table:table-cell table:formula="of:=VLOOKUP([.C4];[$keys.$A$3:$keys.$C$40];3;0)" office:value-type="string" office:string-value="KC_9" calcext:value-type="string">
            <text:p>KC_9</text:p>
          </table:table-cell>
          <table:table-cell table:formula="of:=VLOOKUP([.D4];[$keys.$A$3:$keys.$C$40];3;0)" office:value-type="string" office:string-value="" calcext:value-type="error">
            <text:p>#N/A</text:p>
          </table:table-cell>
          <table:table-cell table:formula="of:=VLOOKUP([.E4];[$keys.$A$3:$keys.$C$40];3;0)" office:value-type="string" office:string-value="" calcext:value-type="error">
            <text:p>#N/A</text:p>
          </table:table-cell>
          <table:table-cell table:formula="of:=[.B4]&amp;&quot;_&quot;&amp;[.C4]&amp;IF(ISNA([.Q4]);&quot;&quot;;&quot;_&quot;&amp;[.D4]&amp;IF(ISNA([.R4]);&quot;&quot;;&quot;_&quot;&amp;[.E4]))" office:value-type="string" office:string-value="y_excl" calcext:value-type="string">
            <text:p>y_excl</text:p>
          </table:table-cell>
          <table:table-cell table:formula="of:=[.W4]&amp;&quot;_2&quot;" office:value-type="string" office:string-value="y_excl_2" calcext:value-type="string">
            <text:p>y_excl_2</text:p>
          </table:table-cell>
          <table:table-cell table:formula="of:=[.O4]&amp;&quot;, &quot;&amp;[.P4]&amp;IF(ISNA([.Q4]);&quot;&quot;;&quot;, &quot;&amp;[.Q4]&amp;IF(ISNA([.R4]);&quot;&quot;;&quot;, &quot;&amp;[.R4]))" office:value-type="string" office:string-value="KC_Y, CC_EMQM" calcext:value-type="string">
            <text:p>KC_Y, CC_EMQM</text:p>
          </table:table-cell>
          <table:table-cell table:formula="of:=[.S4]&amp;&quot;, &quot;&amp;[.T4]&amp;IF(ISNA([.U4]);&quot;&quot;;&quot;, &quot;&amp;[.U4]&amp;IF(ISNA([.V4]);&quot;&quot;;&quot;, &quot;&amp;[.V4]))" office:value-type="string" office:string-value="KC_8, KC_9" calcext:value-type="string">
            <text:p>KC_8, KC_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rea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formula="of:=&quot;const uint16_t PROGMEM &quot;&amp;[.W5]&amp;&quot;_combo[] = {&quot;&amp;[.Y5]&amp;&quot;, COMBO_END};&quot;&amp;CHAR(10)&amp;&quot;const uint16_t PROGMEM &quot;&amp;[.X5]&amp;&quot;_combo[] = {&quot;&amp;[.Z5]&amp;&quot;, COMBO_END};&quot;" office:value-type="string" office:string-value="const uint16_t PROGMEM q_w_combo[] = {KC_Q, KC_W, COMBO_END};&#10;const uint16_t PROGMEM q_w_2_combo[] = {KC_0, KC_1, COMBO_END};" calcext:value-type="string">
            <text:p>const uint16_t PROGMEM q_w_combo[] = {KC_Q, KC_W, COMBO_END};</text:p>
            <text:p>const uint16_t PROGMEM q_w_2_combo[] = {KC_0, KC_1, COMBO_END};</text:p>
          </table:table-cell>
          <table:table-cell table:formula="of:=&quot;  C_&quot;&amp;[.W5]&amp;&quot;,&quot;&amp;CHAR(10)&amp;&quot;  C_&quot;&amp;[.X5]&amp;&quot;,&quot;" office:value-type="string" office:string-value="  C_q_w,&#10;  C_q_w_2," calcext:value-type="string">
            <text:p>  C_q_w,</text:p>
            <text:p>  C_q_w_2,</text:p>
          </table:table-cell>
          <table:table-cell table:formula="of:=&quot;  [C_&quot;&amp;[.W5]&amp;&quot;] = COMBO&quot;&amp;IF([.K5]=&quot;key&quot;;&quot;&quot;;&quot;_ACTION&quot;)&amp;&quot;(&quot;&amp;[.W5]&amp;&quot;_combo&quot;&amp;IF([.K5]=&quot;key&quot;;&quot;, &quot;&amp;[.L5];&quot;&quot;)&amp;&quot;),&quot;&amp;CHAR(10)&amp;&quot;  [C_&quot;&amp;[.X5]&amp;&quot;] = COMBO&quot;&amp;IF([.K5]=&quot;key&quot;;&quot;&quot;;&quot;_ACTION&quot;)&amp;&quot;(&quot;&amp;[.X5]&amp;&quot;_combo&quot;&amp;IF([.K5]=&quot;key&quot;;&quot;, &quot;&amp;[.L5];&quot;&quot;)&amp;&quot;),&quot;" office:value-type="string" office:string-value="  [C_q_w] = COMBO(q_w_combo, KC_BRK),&#10;  [C_q_w_2] = COMBO(q_w_2_combo, KC_BRK)," calcext:value-type="string">
            <text:p>  [C_q_w] = COMBO(q_w_combo, KC_BRK),</text:p>
            <text:p>  [C_q_w_2] = COMBO(q_w_2_combo, KC_BRK),</text:p>
          </table:table-cell>
          <table:table-cell table:style-name="ce5" table:formula="of:=IF([.K5]=&quot;macro&quot;;&quot;    case &quot;&amp;&quot;C_&quot;&amp;[.W5]&amp;&quot;: if (p) {&quot;&amp;[.M5]&amp;&quot;} &quot;&amp;IF([.N5]=&quot;&quot;;&quot;&quot;;&quot;else {&quot;&amp;[.N5]&amp;&quot;}&quot;)&amp;&quot; break;&quot;&amp;CHAR(10)&amp;&quot;    case &quot;&amp;&quot;C_&quot;&amp;[.X5]&amp;&quot;: if (p) {&quot;&amp;[.M5]&amp;&quot;} &quot;&amp;IF([.N5]=&quot;&quot;;&quot;&quot;;&quot;else {&quot;&amp;[.N5]&amp;&quot;}&quot;)&amp;&quot; break;&quot;;&quot;&quot;)">
            <text:p/>
          </table:table-cell>
          <table:table-cell/>
          <table:table-cell table:style-name="ce8" table:formula="of:=VLOOKUP([.A5];[$actions.$A$2:.$F$500];5;0)" office:value-type="string" office:string-value="key" calcext:value-type="string">
            <text:p>key</text:p>
          </table:table-cell>
          <table:table-cell table:formula="of:=VLOOKUP([.A5];[$actions.$A$2:.$D$500];2;0)" office:value-type="string" office:string-value="KC_BRK" calcext:value-type="string">
            <text:p>KC_BRK</text:p>
          </table:table-cell>
          <table:table-cell table:formula="of:=VLOOKUP([.A5];[$actions.$A$2:.$D$500];3;0)" office:value-type="float" office:value="0" calcext:value-type="float">
            <text:p/>
          </table:table-cell>
          <table:table-cell table:formula="of:=VLOOKUP([.A5];[$actions.$A$2:.$D$500];4;0)" office:value-type="float" office:value="0" calcext:value-type="float">
            <text:p/>
          </table:table-cell>
          <table:table-cell table:formula="of:=VLOOKUP([.B5];[$keys.$A$2:$keys.$C$40];2;0)" office:value-type="string" office:string-value="KC_Q" calcext:value-type="string">
            <text:p>KC_Q</text:p>
          </table:table-cell>
          <table:table-cell table:formula="of:=VLOOKUP([.C5];[$keys.$A$2:$keys.$C$40];2;0)" office:value-type="string" office:string-value="KC_W" calcext:value-type="string">
            <text:p>KC_W</text:p>
          </table:table-cell>
          <table:table-cell table:formula="of:=VLOOKUP([.D5];[$keys.$A$2:$keys.$C$40];2;0)" office:value-type="string" office:string-value="" calcext:value-type="error">
            <text:p>#N/A</text:p>
          </table:table-cell>
          <table:table-cell table:formula="of:=VLOOKUP([.E5];[$keys.$A$2:$keys.$C$40];2;0)" office:value-type="string" office:string-value="" calcext:value-type="error">
            <text:p>#N/A</text:p>
          </table:table-cell>
          <table:table-cell table:formula="of:=VLOOKUP([.B5];[$keys.$A$2:$keys.$C$40];3;0)" office:value-type="string" office:string-value="KC_0" calcext:value-type="string">
            <text:p>KC_0</text:p>
          </table:table-cell>
          <table:table-cell table:formula="of:=VLOOKUP([.C5];[$keys.$A$3:$keys.$C$40];3;0)" office:value-type="string" office:string-value="KC_1" calcext:value-type="string">
            <text:p>KC_1</text:p>
          </table:table-cell>
          <table:table-cell table:formula="of:=VLOOKUP([.D5];[$keys.$A$3:$keys.$C$40];3;0)" office:value-type="string" office:string-value="" calcext:value-type="error">
            <text:p>#N/A</text:p>
          </table:table-cell>
          <table:table-cell table:formula="of:=VLOOKUP([.E5];[$keys.$A$3:$keys.$C$40];3;0)" office:value-type="string" office:string-value="" calcext:value-type="error">
            <text:p>#N/A</text:p>
          </table:table-cell>
          <table:table-cell table:formula="of:=[.B5]&amp;&quot;_&quot;&amp;[.C5]&amp;IF(ISNA([.Q5]);&quot;&quot;;&quot;_&quot;&amp;[.D5]&amp;IF(ISNA([.R5]);&quot;&quot;;&quot;_&quot;&amp;[.E5]))" office:value-type="string" office:string-value="q_w" calcext:value-type="string">
            <text:p>q_w</text:p>
          </table:table-cell>
          <table:table-cell table:formula="of:=[.W5]&amp;&quot;_2&quot;" office:value-type="string" office:string-value="q_w_2" calcext:value-type="string">
            <text:p>q_w_2</text:p>
          </table:table-cell>
          <table:table-cell table:formula="of:=[.O5]&amp;&quot;, &quot;&amp;[.P5]&amp;IF(ISNA([.Q5]);&quot;&quot;;&quot;, &quot;&amp;[.Q5]&amp;IF(ISNA([.R5]);&quot;&quot;;&quot;, &quot;&amp;[.R5]))" office:value-type="string" office:string-value="KC_Q, KC_W" calcext:value-type="string">
            <text:p>KC_Q, KC_W</text:p>
          </table:table-cell>
          <table:table-cell table:formula="of:=[.S5]&amp;&quot;, &quot;&amp;[.T5]&amp;IF(ISNA([.U5]);&quot;&quot;;&quot;, &quot;&amp;[.U5]&amp;IF(ISNA([.V5]);&quot;&quot;;&quot;, &quot;&amp;[.V5]))" office:value-type="string" office:string-value="KC_0, KC_1" calcext:value-type="string">
            <text:p>KC_0, KC_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ack_sl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2"/>
          <table:table-cell table:formula="of:=&quot;const uint16_t PROGMEM &quot;&amp;[.W6]&amp;&quot;_combo[] = {&quot;&amp;[.Y6]&amp;&quot;, COMBO_END};&quot;&amp;CHAR(10)&amp;&quot;const uint16_t PROGMEM &quot;&amp;[.X6]&amp;&quot;_combo[] = {&quot;&amp;[.Z6]&amp;&quot;, COMBO_END};&quot;" office:value-type="string" office:string-value="const uint16_t PROGMEM e_dot_combo[] = {KC_E, CC_PDCL, COMBO_END};&#10;const uint16_t PROGMEM e_dot_2_combo[] = {KC_EQL, CC_PDCL, COMBO_END};" calcext:value-type="string">
            <text:p>const uint16_t PROGMEM e_dot_combo[] = {KC_E, CC_PDCL, COMBO_END};</text:p>
            <text:p>const uint16_t PROGMEM e_dot_2_combo[] = {KC_EQL, CC_PDCL, COMBO_END};</text:p>
          </table:table-cell>
          <table:table-cell table:formula="of:=&quot;  C_&quot;&amp;[.W6]&amp;&quot;,&quot;&amp;CHAR(10)&amp;&quot;  C_&quot;&amp;[.X6]&amp;&quot;,&quot;" office:value-type="string" office:string-value="  C_e_dot,&#10;  C_e_dot_2," calcext:value-type="string">
            <text:p>  C_e_dot,</text:p>
            <text:p>  C_e_dot_2,</text:p>
          </table:table-cell>
          <table:table-cell table:formula="of:=&quot;  [C_&quot;&amp;[.W6]&amp;&quot;] = COMBO&quot;&amp;IF([.K6]=&quot;key&quot;;&quot;&quot;;&quot;_ACTION&quot;)&amp;&quot;(&quot;&amp;[.W6]&amp;&quot;_combo&quot;&amp;IF([.K6]=&quot;key&quot;;&quot;, &quot;&amp;[.L6];&quot;&quot;)&amp;&quot;),&quot;&amp;CHAR(10)&amp;&quot;  [C_&quot;&amp;[.X6]&amp;&quot;] = COMBO&quot;&amp;IF([.K6]=&quot;key&quot;;&quot;&quot;;&quot;_ACTION&quot;)&amp;&quot;(&quot;&amp;[.X6]&amp;&quot;_combo&quot;&amp;IF([.K6]=&quot;key&quot;;&quot;, &quot;&amp;[.L6];&quot;&quot;)&amp;&quot;),&quot;" office:value-type="string" office:string-value="  [C_e_dot] = COMBO(e_dot_combo, KC_BSLASH),&#10;  [C_e_dot_2] = COMBO(e_dot_2_combo, KC_BSLASH)," calcext:value-type="string">
            <text:p>  [C_e_dot] = COMBO(e_dot_combo, KC_BSLASH),</text:p>
            <text:p>  [C_e_dot_2] = COMBO(e_dot_2_combo, KC_BSLASH),</text:p>
          </table:table-cell>
          <table:table-cell table:style-name="ce5" table:formula="of:=IF([.K6]=&quot;macro&quot;;&quot;    case &quot;&amp;&quot;C_&quot;&amp;[.W6]&amp;&quot;: if (p) {&quot;&amp;[.M6]&amp;&quot;} &quot;&amp;IF([.N6]=&quot;&quot;;&quot;&quot;;&quot;else {&quot;&amp;[.N6]&amp;&quot;}&quot;)&amp;&quot; break;&quot;&amp;CHAR(10)&amp;&quot;    case &quot;&amp;&quot;C_&quot;&amp;[.X6]&amp;&quot;: if (p) {&quot;&amp;[.M6]&amp;&quot;} &quot;&amp;IF([.N6]=&quot;&quot;;&quot;&quot;;&quot;else {&quot;&amp;[.N6]&amp;&quot;}&quot;)&amp;&quot; break;&quot;;&quot;&quot;)">
            <text:p/>
          </table:table-cell>
          <table:table-cell/>
          <table:table-cell table:style-name="ce8" table:formula="of:=VLOOKUP([.A6];[$actions.$A$2:.$F$500];5;0)" office:value-type="string" office:string-value="key" calcext:value-type="string">
            <text:p>key</text:p>
          </table:table-cell>
          <table:table-cell table:formula="of:=VLOOKUP([.A6];[$actions.$A$2:.$D$500];2;0)" office:value-type="string" office:string-value="KC_BSLASH" calcext:value-type="string">
            <text:p>KC_BSLASH</text:p>
          </table:table-cell>
          <table:table-cell table:formula="of:=VLOOKUP([.A6];[$actions.$A$2:.$D$500];3;0)" office:value-type="float" office:value="0" calcext:value-type="float">
            <text:p/>
          </table:table-cell>
          <table:table-cell table:formula="of:=VLOOKUP([.A6];[$actions.$A$2:.$D$500];4;0)" office:value-type="float" office:value="0" calcext:value-type="float">
            <text:p/>
          </table:table-cell>
          <table:table-cell table:formula="of:=VLOOKUP([.B6];[$keys.$A$2:$keys.$C$40];2;0)" office:value-type="string" office:string-value="KC_E" calcext:value-type="string">
            <text:p>KC_E</text:p>
          </table:table-cell>
          <table:table-cell table:formula="of:=VLOOKUP([.C6];[$keys.$A$2:$keys.$C$40];2;0)" office:value-type="string" office:string-value="CC_PDCL" calcext:value-type="string">
            <text:p>CC_PDCL</text:p>
          </table:table-cell>
          <table:table-cell table:formula="of:=VLOOKUP([.D6];[$keys.$A$2:$keys.$C$40];2;0)" office:value-type="string" office:string-value="" calcext:value-type="error">
            <text:p>#N/A</text:p>
          </table:table-cell>
          <table:table-cell table:formula="of:=VLOOKUP([.E6];[$keys.$A$2:$keys.$C$40];2;0)" office:value-type="string" office:string-value="" calcext:value-type="error">
            <text:p>#N/A</text:p>
          </table:table-cell>
          <table:table-cell table:formula="of:=VLOOKUP([.B6];[$keys.$A$2:$keys.$C$40];3;0)" office:value-type="string" office:string-value="KC_EQL" calcext:value-type="string">
            <text:p>KC_EQL</text:p>
          </table:table-cell>
          <table:table-cell table:formula="of:=VLOOKUP([.C6];[$keys.$A$3:$keys.$C$40];3;0)" office:value-type="string" office:string-value="CC_PDCL" calcext:value-type="string">
            <text:p>CC_PDCL</text:p>
          </table:table-cell>
          <table:table-cell table:formula="of:=VLOOKUP([.D6];[$keys.$A$3:$keys.$C$40];3;0)" office:value-type="string" office:string-value="" calcext:value-type="error">
            <text:p>#N/A</text:p>
          </table:table-cell>
          <table:table-cell table:formula="of:=VLOOKUP([.E6];[$keys.$A$3:$keys.$C$40];3;0)" office:value-type="string" office:string-value="" calcext:value-type="error">
            <text:p>#N/A</text:p>
          </table:table-cell>
          <table:table-cell table:formula="of:=[.B6]&amp;&quot;_&quot;&amp;[.C6]&amp;IF(ISNA([.Q6]);&quot;&quot;;&quot;_&quot;&amp;[.D6]&amp;IF(ISNA([.R6]);&quot;&quot;;&quot;_&quot;&amp;[.E6]))" office:value-type="string" office:string-value="e_dot" calcext:value-type="string">
            <text:p>e_dot</text:p>
          </table:table-cell>
          <table:table-cell table:formula="of:=[.W6]&amp;&quot;_2&quot;" office:value-type="string" office:string-value="e_dot_2" calcext:value-type="string">
            <text:p>e_dot_2</text:p>
          </table:table-cell>
          <table:table-cell table:formula="of:=[.O6]&amp;&quot;, &quot;&amp;[.P6]&amp;IF(ISNA([.Q6]);&quot;&quot;;&quot;, &quot;&amp;[.Q6]&amp;IF(ISNA([.R6]);&quot;&quot;;&quot;, &quot;&amp;[.R6]))" office:value-type="string" office:string-value="KC_E, CC_PDCL" calcext:value-type="string">
            <text:p>KC_E, CC_PDCL</text:p>
          </table:table-cell>
          <table:table-cell table:formula="of:=[.S6]&amp;&quot;, &quot;&amp;[.T6]&amp;IF(ISNA([.U6]);&quot;&quot;;&quot;, &quot;&amp;[.U6]&amp;IF(ISNA([.V6]);&quot;&quot;;&quot;, &quot;&amp;[.V6]))" office:value-type="string" office:string-value="KC_EQL, CC_PDCL" calcext:value-type="string">
            <text:p>KC_EQL, CC_PDCL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acksp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&quot;const uint16_t PROGMEM &quot;&amp;[.W7]&amp;&quot;_combo[] = {&quot;&amp;[.Y7]&amp;&quot;, COMBO_END};&quot;&amp;CHAR(10)&amp;&quot;const uint16_t PROGMEM &quot;&amp;[.X7]&amp;&quot;_combo[] = {&quot;&amp;[.Z7]&amp;&quot;, COMBO_END};&quot;" office:value-type="string" office:string-value="const uint16_t PROGMEM f_s_combo[] = {KC_F, KC_S, COMBO_END};&#10;const uint16_t PROGMEM f_s_2_combo[] = {KC_2, KC_LPRN, COMBO_END};" calcext:value-type="string">
            <text:p>const uint16_t PROGMEM f_s_combo[] = {KC_F, KC_S, COMBO_END};</text:p>
            <text:p>const uint16_t PROGMEM f_s_2_combo[] = {KC_2, KC_LPRN, COMBO_END};</text:p>
          </table:table-cell>
          <table:table-cell table:formula="of:=&quot;  C_&quot;&amp;[.W7]&amp;&quot;,&quot;&amp;CHAR(10)&amp;&quot;  C_&quot;&amp;[.X7]&amp;&quot;,&quot;" office:value-type="string" office:string-value="  C_f_s,&#10;  C_f_s_2," calcext:value-type="string">
            <text:p>  C_f_s,</text:p>
            <text:p>  C_f_s_2,</text:p>
          </table:table-cell>
          <table:table-cell table:formula="of:=&quot;  [C_&quot;&amp;[.W7]&amp;&quot;] = COMBO&quot;&amp;IF([.K7]=&quot;key&quot;;&quot;&quot;;&quot;_ACTION&quot;)&amp;&quot;(&quot;&amp;[.W7]&amp;&quot;_combo&quot;&amp;IF([.K7]=&quot;key&quot;;&quot;, &quot;&amp;[.L7];&quot;&quot;)&amp;&quot;),&quot;&amp;CHAR(10)&amp;&quot;  [C_&quot;&amp;[.X7]&amp;&quot;] = COMBO&quot;&amp;IF([.K7]=&quot;key&quot;;&quot;&quot;;&quot;_ACTION&quot;)&amp;&quot;(&quot;&amp;[.X7]&amp;&quot;_combo&quot;&amp;IF([.K7]=&quot;key&quot;;&quot;, &quot;&amp;[.L7];&quot;&quot;)&amp;&quot;),&quot;" office:value-type="string" office:string-value="  [C_f_s] = COMBO(f_s_combo, KC_BSPC),&#10;  [C_f_s_2] = COMBO(f_s_2_combo, KC_BSPC)," calcext:value-type="string">
            <text:p>  [C_f_s] = COMBO(f_s_combo, KC_BSPC),</text:p>
            <text:p>  [C_f_s_2] = COMBO(f_s_2_combo, KC_BSPC),</text:p>
          </table:table-cell>
          <table:table-cell table:style-name="ce5" table:formula="of:=IF([.K7]=&quot;macro&quot;;&quot;    case &quot;&amp;&quot;C_&quot;&amp;[.W7]&amp;&quot;: if (p) {&quot;&amp;[.M7]&amp;&quot;} &quot;&amp;IF([.N7]=&quot;&quot;;&quot;&quot;;&quot;else {&quot;&amp;[.N7]&amp;&quot;}&quot;)&amp;&quot; break;&quot;&amp;CHAR(10)&amp;&quot;    case &quot;&amp;&quot;C_&quot;&amp;[.X7]&amp;&quot;: if (p) {&quot;&amp;[.M7]&amp;&quot;} &quot;&amp;IF([.N7]=&quot;&quot;;&quot;&quot;;&quot;else {&quot;&amp;[.N7]&amp;&quot;}&quot;)&amp;&quot; break;&quot;;&quot;&quot;)">
            <text:p/>
          </table:table-cell>
          <table:table-cell/>
          <table:table-cell table:style-name="ce8" table:formula="of:=VLOOKUP([.A7];[$actions.$A$2:.$F$500];5;0)" office:value-type="string" office:string-value="key" calcext:value-type="string">
            <text:p>key</text:p>
          </table:table-cell>
          <table:table-cell table:formula="of:=VLOOKUP([.A7];[$actions.$A$2:.$D$500];2;0)" office:value-type="string" office:string-value="KC_BSPC" calcext:value-type="string">
            <text:p>KC_BSPC</text:p>
          </table:table-cell>
          <table:table-cell table:formula="of:=VLOOKUP([.A7];[$actions.$A$2:.$D$500];3;0)" office:value-type="float" office:value="0" calcext:value-type="float">
            <text:p/>
          </table:table-cell>
          <table:table-cell table:formula="of:=VLOOKUP([.A7];[$actions.$A$2:.$D$500];4;0)" office:value-type="float" office:value="0" calcext:value-type="float">
            <text:p/>
          </table:table-cell>
          <table:table-cell table:formula="of:=VLOOKUP([.B7];[$keys.$A$2:$keys.$C$40];2;0)" office:value-type="string" office:string-value="KC_F" calcext:value-type="string">
            <text:p>KC_F</text:p>
          </table:table-cell>
          <table:table-cell table:formula="of:=VLOOKUP([.C7];[$keys.$A$2:$keys.$C$40];2;0)" office:value-type="string" office:string-value="KC_S" calcext:value-type="string">
            <text:p>KC_S</text:p>
          </table:table-cell>
          <table:table-cell table:formula="of:=VLOOKUP([.D7];[$keys.$A$2:$keys.$C$40];2;0)" office:value-type="string" office:string-value="" calcext:value-type="error">
            <text:p>#N/A</text:p>
          </table:table-cell>
          <table:table-cell table:formula="of:=VLOOKUP([.E7];[$keys.$A$2:$keys.$C$40];2;0)" office:value-type="string" office:string-value="" calcext:value-type="error">
            <text:p>#N/A</text:p>
          </table:table-cell>
          <table:table-cell table:formula="of:=VLOOKUP([.B7];[$keys.$A$2:$keys.$C$40];3;0)" office:value-type="string" office:string-value="KC_2" calcext:value-type="string">
            <text:p>KC_2</text:p>
          </table:table-cell>
          <table:table-cell table:formula="of:=VLOOKUP([.C7];[$keys.$A$3:$keys.$C$40];3;0)" office:value-type="string" office:string-value="KC_LPRN" calcext:value-type="string">
            <text:p>KC_LPRN</text:p>
          </table:table-cell>
          <table:table-cell table:formula="of:=VLOOKUP([.D7];[$keys.$A$3:$keys.$C$40];3;0)" office:value-type="string" office:string-value="" calcext:value-type="error">
            <text:p>#N/A</text:p>
          </table:table-cell>
          <table:table-cell table:formula="of:=VLOOKUP([.E7];[$keys.$A$3:$keys.$C$40];3;0)" office:value-type="string" office:string-value="" calcext:value-type="error">
            <text:p>#N/A</text:p>
          </table:table-cell>
          <table:table-cell table:formula="of:=[.B7]&amp;&quot;_&quot;&amp;[.C7]&amp;IF(ISNA([.Q7]);&quot;&quot;;&quot;_&quot;&amp;[.D7]&amp;IF(ISNA([.R7]);&quot;&quot;;&quot;_&quot;&amp;[.E7]))" office:value-type="string" office:string-value="f_s" calcext:value-type="string">
            <text:p>f_s</text:p>
          </table:table-cell>
          <table:table-cell table:formula="of:=[.W7]&amp;&quot;_2&quot;" office:value-type="string" office:string-value="f_s_2" calcext:value-type="string">
            <text:p>f_s_2</text:p>
          </table:table-cell>
          <table:table-cell table:formula="of:=[.O7]&amp;&quot;, &quot;&amp;[.P7]&amp;IF(ISNA([.Q7]);&quot;&quot;;&quot;, &quot;&amp;[.Q7]&amp;IF(ISNA([.R7]);&quot;&quot;;&quot;, &quot;&amp;[.R7]))" office:value-type="string" office:string-value="KC_F, KC_S" calcext:value-type="string">
            <text:p>KC_F, KC_S</text:p>
          </table:table-cell>
          <table:table-cell table:formula="of:=[.S7]&amp;&quot;, &quot;&amp;[.T7]&amp;IF(ISNA([.U7]);&quot;&quot;;&quot;, &quot;&amp;[.U7]&amp;IF(ISNA([.V7]);&quot;&quot;;&quot;, &quot;&amp;[.V7]))" office:value-type="string" office:string-value="KC_2, KC_LPRN" calcext:value-type="string">
            <text:p>KC_2, KC_L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ackspa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formula="of:=&quot;const uint16_t PROGMEM &quot;&amp;[.W8]&amp;&quot;_combo[] = {&quot;&amp;[.Y8]&amp;&quot;, COMBO_END};&quot;&amp;CHAR(10)&amp;&quot;const uint16_t PROGMEM &quot;&amp;[.X8]&amp;&quot;_combo[] = {&quot;&amp;[.Z8]&amp;&quot;, COMBO_END};&quot;" office:value-type="string" office:string-value="const uint16_t PROGMEM l_n_combo[] = {KC_L, KC_N, COMBO_END};&#10;const uint16_t PROGMEM l_n_2_combo[] = {KC_6, KC_MINS, COMBO_END};" calcext:value-type="string">
            <text:p>const uint16_t PROGMEM l_n_combo[] = {KC_L, KC_N, COMBO_END};</text:p>
            <text:p>const uint16_t PROGMEM l_n_2_combo[] = {KC_6, KC_MINS, COMBO_END};</text:p>
          </table:table-cell>
          <table:table-cell table:formula="of:=&quot;  C_&quot;&amp;[.W8]&amp;&quot;,&quot;&amp;CHAR(10)&amp;&quot;  C_&quot;&amp;[.X8]&amp;&quot;,&quot;" office:value-type="string" office:string-value="  C_l_n,&#10;  C_l_n_2," calcext:value-type="string">
            <text:p>  C_l_n,</text:p>
            <text:p>  C_l_n_2,</text:p>
          </table:table-cell>
          <table:table-cell table:formula="of:=&quot;  [C_&quot;&amp;[.W8]&amp;&quot;] = COMBO&quot;&amp;IF([.K8]=&quot;key&quot;;&quot;&quot;;&quot;_ACTION&quot;)&amp;&quot;(&quot;&amp;[.W8]&amp;&quot;_combo&quot;&amp;IF([.K8]=&quot;key&quot;;&quot;, &quot;&amp;[.L8];&quot;&quot;)&amp;&quot;),&quot;&amp;CHAR(10)&amp;&quot;  [C_&quot;&amp;[.X8]&amp;&quot;] = COMBO&quot;&amp;IF([.K8]=&quot;key&quot;;&quot;&quot;;&quot;_ACTION&quot;)&amp;&quot;(&quot;&amp;[.X8]&amp;&quot;_combo&quot;&amp;IF([.K8]=&quot;key&quot;;&quot;, &quot;&amp;[.L8];&quot;&quot;)&amp;&quot;),&quot;" office:value-type="string" office:string-value="  [C_l_n] = COMBO(l_n_combo, KC_BSPC),&#10;  [C_l_n_2] = COMBO(l_n_2_combo, KC_BSPC)," calcext:value-type="string">
            <text:p>  [C_l_n] = COMBO(l_n_combo, KC_BSPC),</text:p>
            <text:p>  [C_l_n_2] = COMBO(l_n_2_combo, KC_BSPC),</text:p>
          </table:table-cell>
          <table:table-cell table:style-name="ce5" table:formula="of:=IF([.K8]=&quot;macro&quot;;&quot;    case &quot;&amp;&quot;C_&quot;&amp;[.W8]&amp;&quot;: if (p) {&quot;&amp;[.M8]&amp;&quot;} &quot;&amp;IF([.N8]=&quot;&quot;;&quot;&quot;;&quot;else {&quot;&amp;[.N8]&amp;&quot;}&quot;)&amp;&quot; break;&quot;&amp;CHAR(10)&amp;&quot;    case &quot;&amp;&quot;C_&quot;&amp;[.X8]&amp;&quot;: if (p) {&quot;&amp;[.M8]&amp;&quot;} &quot;&amp;IF([.N8]=&quot;&quot;;&quot;&quot;;&quot;else {&quot;&amp;[.N8]&amp;&quot;}&quot;)&amp;&quot; break;&quot;;&quot;&quot;)">
            <text:p/>
          </table:table-cell>
          <table:table-cell/>
          <table:table-cell table:style-name="ce8" table:formula="of:=VLOOKUP([.A8];[$actions.$A$2:.$F$500];5;0)" office:value-type="string" office:string-value="key" calcext:value-type="string">
            <text:p>key</text:p>
          </table:table-cell>
          <table:table-cell table:formula="of:=VLOOKUP([.A8];[$actions.$A$2:.$D$500];2;0)" office:value-type="string" office:string-value="KC_BSPC" calcext:value-type="string">
            <text:p>KC_BSPC</text:p>
          </table:table-cell>
          <table:table-cell table:formula="of:=VLOOKUP([.A8];[$actions.$A$2:.$D$500];3;0)" office:value-type="float" office:value="0" calcext:value-type="float">
            <text:p/>
          </table:table-cell>
          <table:table-cell table:formula="of:=VLOOKUP([.A8];[$actions.$A$2:.$D$500];4;0)" office:value-type="float" office:value="0" calcext:value-type="float">
            <text:p/>
          </table:table-cell>
          <table:table-cell table:formula="of:=VLOOKUP([.B8];[$keys.$A$2:$keys.$C$40];2;0)" office:value-type="string" office:string-value="KC_L" calcext:value-type="string">
            <text:p>KC_L</text:p>
          </table:table-cell>
          <table:table-cell table:formula="of:=VLOOKUP([.C8];[$keys.$A$2:$keys.$C$40];2;0)" office:value-type="string" office:string-value="KC_N" calcext:value-type="string">
            <text:p>KC_N</text:p>
          </table:table-cell>
          <table:table-cell table:formula="of:=VLOOKUP([.D8];[$keys.$A$2:$keys.$C$40];2;0)" office:value-type="string" office:string-value="" calcext:value-type="error">
            <text:p>#N/A</text:p>
          </table:table-cell>
          <table:table-cell table:formula="of:=VLOOKUP([.E8];[$keys.$A$2:$keys.$C$40];2;0)" office:value-type="string" office:string-value="" calcext:value-type="error">
            <text:p>#N/A</text:p>
          </table:table-cell>
          <table:table-cell table:formula="of:=VLOOKUP([.B8];[$keys.$A$2:$keys.$C$40];3;0)" office:value-type="string" office:string-value="KC_6" calcext:value-type="string">
            <text:p>KC_6</text:p>
          </table:table-cell>
          <table:table-cell table:formula="of:=VLOOKUP([.C8];[$keys.$A$3:$keys.$C$40];3;0)" office:value-type="string" office:string-value="KC_MINS" calcext:value-type="string">
            <text:p>KC_MINS</text:p>
          </table:table-cell>
          <table:table-cell table:formula="of:=VLOOKUP([.D8];[$keys.$A$3:$keys.$C$40];3;0)" office:value-type="string" office:string-value="" calcext:value-type="error">
            <text:p>#N/A</text:p>
          </table:table-cell>
          <table:table-cell table:formula="of:=VLOOKUP([.E8];[$keys.$A$3:$keys.$C$40];3;0)" office:value-type="string" office:string-value="" calcext:value-type="error">
            <text:p>#N/A</text:p>
          </table:table-cell>
          <table:table-cell table:formula="of:=[.B8]&amp;&quot;_&quot;&amp;[.C8]&amp;IF(ISNA([.Q8]);&quot;&quot;;&quot;_&quot;&amp;[.D8]&amp;IF(ISNA([.R8]);&quot;&quot;;&quot;_&quot;&amp;[.E8]))" office:value-type="string" office:string-value="l_n" calcext:value-type="string">
            <text:p>l_n</text:p>
          </table:table-cell>
          <table:table-cell table:formula="of:=[.W8]&amp;&quot;_2&quot;" office:value-type="string" office:string-value="l_n_2" calcext:value-type="string">
            <text:p>l_n_2</text:p>
          </table:table-cell>
          <table:table-cell table:formula="of:=[.O8]&amp;&quot;, &quot;&amp;[.P8]&amp;IF(ISNA([.Q8]);&quot;&quot;;&quot;, &quot;&amp;[.Q8]&amp;IF(ISNA([.R8]);&quot;&quot;;&quot;, &quot;&amp;[.R8]))" office:value-type="string" office:string-value="KC_L, KC_N" calcext:value-type="string">
            <text:p>KC_L, KC_N</text:p>
          </table:table-cell>
          <table:table-cell table:formula="of:=[.S8]&amp;&quot;, &quot;&amp;[.T8]&amp;IF(ISNA([.U8]);&quot;&quot;;&quot;, &quot;&amp;[.U8]&amp;IF(ISNA([.V8]);&quot;&quot;;&quot;, &quot;&amp;[.V8]))" office:value-type="string" office:string-value="KC_6, KC_MINS" calcext:value-type="string">
            <text:p>KC_6, KC_MIN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char_righ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&quot;const uint16_t PROGMEM &quot;&amp;[.W9]&amp;&quot;_combo[] = {&quot;&amp;[.Y9]&amp;&quot;, COMBO_END};&quot;&amp;CHAR(10)&amp;&quot;const uint16_t PROGMEM &quot;&amp;[.X9]&amp;&quot;_combo[] = {&quot;&amp;[.Z9]&amp;&quot;, COMBO_END};&quot;" office:value-type="string" office:string-value="const uint16_t PROGMEM p_t_combo[] = {KC_P, KC_T, COMBO_END};&#10;const uint16_t PROGMEM p_t_2_combo[] = {KC_3, KC_RPRN, COMBO_END};" calcext:value-type="string">
            <text:p>const uint16_t PROGMEM p_t_combo[] = {KC_P, KC_T, COMBO_END};</text:p>
            <text:p>const uint16_t PROGMEM p_t_2_combo[] = {KC_3, KC_RPRN, COMBO_END};</text:p>
          </table:table-cell>
          <table:table-cell table:formula="of:=&quot;  C_&quot;&amp;[.W9]&amp;&quot;,&quot;&amp;CHAR(10)&amp;&quot;  C_&quot;&amp;[.X9]&amp;&quot;,&quot;" office:value-type="string" office:string-value="  C_p_t,&#10;  C_p_t_2," calcext:value-type="string">
            <text:p>  C_p_t,</text:p>
            <text:p>  C_p_t_2,</text:p>
          </table:table-cell>
          <table:table-cell table:formula="of:=&quot;  [C_&quot;&amp;[.W9]&amp;&quot;] = COMBO&quot;&amp;IF([.K9]=&quot;key&quot;;&quot;&quot;;&quot;_ACTION&quot;)&amp;&quot;(&quot;&amp;[.W9]&amp;&quot;_combo&quot;&amp;IF([.K9]=&quot;key&quot;;&quot;, &quot;&amp;[.L9];&quot;&quot;)&amp;&quot;),&quot;&amp;CHAR(10)&amp;&quot;  [C_&quot;&amp;[.X9]&amp;&quot;] = COMBO&quot;&amp;IF([.K9]=&quot;key&quot;;&quot;&quot;;&quot;_ACTION&quot;)&amp;&quot;(&quot;&amp;[.X9]&amp;&quot;_combo&quot;&amp;IF([.K9]=&quot;key&quot;;&quot;, &quot;&amp;[.L9];&quot;&quot;)&amp;&quot;),&quot;" office:value-type="string" office:string-value="  [C_p_t] = COMBO(p_t_combo, KC_DEL),&#10;  [C_p_t_2] = COMBO(p_t_2_combo, KC_DEL)," calcext:value-type="string">
            <text:p>  [C_p_t] = COMBO(p_t_combo, KC_DEL),</text:p>
            <text:p>  [C_p_t_2] = COMBO(p_t_2_combo, KC_DEL),</text:p>
          </table:table-cell>
          <table:table-cell table:style-name="ce5" table:formula="of:=IF([.K9]=&quot;macro&quot;;&quot;    case &quot;&amp;&quot;C_&quot;&amp;[.W9]&amp;&quot;: if (p) {&quot;&amp;[.M9]&amp;&quot;} &quot;&amp;IF([.N9]=&quot;&quot;;&quot;&quot;;&quot;else {&quot;&amp;[.N9]&amp;&quot;}&quot;)&amp;&quot; break;&quot;&amp;CHAR(10)&amp;&quot;    case &quot;&amp;&quot;C_&quot;&amp;[.X9]&amp;&quot;: if (p) {&quot;&amp;[.M9]&amp;&quot;} &quot;&amp;IF([.N9]=&quot;&quot;;&quot;&quot;;&quot;else {&quot;&amp;[.N9]&amp;&quot;}&quot;)&amp;&quot; break;&quot;;&quot;&quot;)">
            <text:p/>
          </table:table-cell>
          <table:table-cell/>
          <table:table-cell table:style-name="ce8" table:formula="of:=VLOOKUP([.A9];[$actions.$A$2:.$F$500];5;0)" office:value-type="string" office:string-value="key" calcext:value-type="string">
            <text:p>key</text:p>
          </table:table-cell>
          <table:table-cell table:formula="of:=VLOOKUP([.A9];[$actions.$A$2:.$D$500];2;0)" office:value-type="string" office:string-value="KC_DEL" calcext:value-type="string">
            <text:p>KC_DEL</text:p>
          </table:table-cell>
          <table:table-cell table:formula="of:=VLOOKUP([.A9];[$actions.$A$2:.$D$500];3;0)" office:value-type="float" office:value="0" calcext:value-type="float">
            <text:p/>
          </table:table-cell>
          <table:table-cell table:formula="of:=VLOOKUP([.A9];[$actions.$A$2:.$D$500];4;0)" office:value-type="float" office:value="0" calcext:value-type="float">
            <text:p/>
          </table:table-cell>
          <table:table-cell table:formula="of:=VLOOKUP([.B9];[$keys.$A$2:$keys.$C$40];2;0)" office:value-type="string" office:string-value="KC_P" calcext:value-type="string">
            <text:p>KC_P</text:p>
          </table:table-cell>
          <table:table-cell table:formula="of:=VLOOKUP([.C9];[$keys.$A$2:$keys.$C$40];2;0)" office:value-type="string" office:string-value="KC_T" calcext:value-type="string">
            <text:p>KC_T</text:p>
          </table:table-cell>
          <table:table-cell table:formula="of:=VLOOKUP([.D9];[$keys.$A$2:$keys.$C$40];2;0)" office:value-type="string" office:string-value="" calcext:value-type="error">
            <text:p>#N/A</text:p>
          </table:table-cell>
          <table:table-cell table:formula="of:=VLOOKUP([.E9];[$keys.$A$2:$keys.$C$40];2;0)" office:value-type="string" office:string-value="" calcext:value-type="error">
            <text:p>#N/A</text:p>
          </table:table-cell>
          <table:table-cell table:formula="of:=VLOOKUP([.B9];[$keys.$A$2:$keys.$C$40];3;0)" office:value-type="string" office:string-value="KC_3" calcext:value-type="string">
            <text:p>KC_3</text:p>
          </table:table-cell>
          <table:table-cell table:formula="of:=VLOOKUP([.C9];[$keys.$A$3:$keys.$C$40];3;0)" office:value-type="string" office:string-value="KC_RPRN" calcext:value-type="string">
            <text:p>KC_RPRN</text:p>
          </table:table-cell>
          <table:table-cell table:formula="of:=VLOOKUP([.D9];[$keys.$A$3:$keys.$C$40];3;0)" office:value-type="string" office:string-value="" calcext:value-type="error">
            <text:p>#N/A</text:p>
          </table:table-cell>
          <table:table-cell table:formula="of:=VLOOKUP([.E9];[$keys.$A$3:$keys.$C$40];3;0)" office:value-type="string" office:string-value="" calcext:value-type="error">
            <text:p>#N/A</text:p>
          </table:table-cell>
          <table:table-cell table:formula="of:=[.B9]&amp;&quot;_&quot;&amp;[.C9]&amp;IF(ISNA([.Q9]);&quot;&quot;;&quot;_&quot;&amp;[.D9]&amp;IF(ISNA([.R9]);&quot;&quot;;&quot;_&quot;&amp;[.E9]))" office:value-type="string" office:string-value="p_t" calcext:value-type="string">
            <text:p>p_t</text:p>
          </table:table-cell>
          <table:table-cell table:formula="of:=[.W9]&amp;&quot;_2&quot;" office:value-type="string" office:string-value="p_t_2" calcext:value-type="string">
            <text:p>p_t_2</text:p>
          </table:table-cell>
          <table:table-cell table:formula="of:=[.O9]&amp;&quot;, &quot;&amp;[.P9]&amp;IF(ISNA([.Q9]);&quot;&quot;;&quot;, &quot;&amp;[.Q9]&amp;IF(ISNA([.R9]);&quot;&quot;;&quot;, &quot;&amp;[.R9]))" office:value-type="string" office:string-value="KC_P, KC_T" calcext:value-type="string">
            <text:p>KC_P, KC_T</text:p>
          </table:table-cell>
          <table:table-cell table:formula="of:=[.S9]&amp;&quot;, &quot;&amp;[.T9]&amp;IF(ISNA([.U9]);&quot;&quot;;&quot;, &quot;&amp;[.U9]&amp;IF(ISNA([.V9]);&quot;&quot;;&quot;, &quot;&amp;[.V9]))" office:value-type="string" office:string-value="KC_3, KC_RPRN" calcext:value-type="string">
            <text:p>KC_3, KC_R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char_righ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formula="of:=&quot;const uint16_t PROGMEM &quot;&amp;[.W10]&amp;&quot;_combo[] = {&quot;&amp;[.Y10]&amp;&quot;, COMBO_END};&quot;&amp;CHAR(10)&amp;&quot;const uint16_t PROGMEM &quot;&amp;[.X10]&amp;&quot;_combo[] = {&quot;&amp;[.Z10]&amp;&quot;, COMBO_END};&quot;" office:value-type="string" office:string-value="const uint16_t PROGMEM u_e_combo[] = {KC_U, KC_E, COMBO_END};&#10;const uint16_t PROGMEM u_e_2_combo[] = {KC_7, KC_EQL, COMBO_END};" calcext:value-type="string">
            <text:p>const uint16_t PROGMEM u_e_combo[] = {KC_U, KC_E, COMBO_END};</text:p>
            <text:p>const uint16_t PROGMEM u_e_2_combo[] = {KC_7, KC_EQL, COMBO_END};</text:p>
          </table:table-cell>
          <table:table-cell table:formula="of:=&quot;  C_&quot;&amp;[.W10]&amp;&quot;,&quot;&amp;CHAR(10)&amp;&quot;  C_&quot;&amp;[.X10]&amp;&quot;,&quot;" office:value-type="string" office:string-value="  C_u_e,&#10;  C_u_e_2," calcext:value-type="string">
            <text:p>  C_u_e,</text:p>
            <text:p>  C_u_e_2,</text:p>
          </table:table-cell>
          <table:table-cell table:formula="of:=&quot;  [C_&quot;&amp;[.W10]&amp;&quot;] = COMBO&quot;&amp;IF([.K10]=&quot;key&quot;;&quot;&quot;;&quot;_ACTION&quot;)&amp;&quot;(&quot;&amp;[.W10]&amp;&quot;_combo&quot;&amp;IF([.K10]=&quot;key&quot;;&quot;, &quot;&amp;[.L10];&quot;&quot;)&amp;&quot;),&quot;&amp;CHAR(10)&amp;&quot;  [C_&quot;&amp;[.X10]&amp;&quot;] = COMBO&quot;&amp;IF([.K10]=&quot;key&quot;;&quot;&quot;;&quot;_ACTION&quot;)&amp;&quot;(&quot;&amp;[.X10]&amp;&quot;_combo&quot;&amp;IF([.K10]=&quot;key&quot;;&quot;, &quot;&amp;[.L10];&quot;&quot;)&amp;&quot;),&quot;" office:value-type="string" office:string-value="  [C_u_e] = COMBO(u_e_combo, KC_DEL),&#10;  [C_u_e_2] = COMBO(u_e_2_combo, KC_DEL)," calcext:value-type="string">
            <text:p>  [C_u_e] = COMBO(u_e_combo, KC_DEL),</text:p>
            <text:p>  [C_u_e_2] = COMBO(u_e_2_combo, KC_DEL),</text:p>
          </table:table-cell>
          <table:table-cell table:style-name="ce5" table:formula="of:=IF([.K10]=&quot;macro&quot;;&quot;    case &quot;&amp;&quot;C_&quot;&amp;[.W10]&amp;&quot;: if (p) {&quot;&amp;[.M10]&amp;&quot;} &quot;&amp;IF([.N10]=&quot;&quot;;&quot;&quot;;&quot;else {&quot;&amp;[.N10]&amp;&quot;}&quot;)&amp;&quot; break;&quot;&amp;CHAR(10)&amp;&quot;    case &quot;&amp;&quot;C_&quot;&amp;[.X10]&amp;&quot;: if (p) {&quot;&amp;[.M10]&amp;&quot;} &quot;&amp;IF([.N10]=&quot;&quot;;&quot;&quot;;&quot;else {&quot;&amp;[.N10]&amp;&quot;}&quot;)&amp;&quot; break;&quot;;&quot;&quot;)">
            <text:p/>
          </table:table-cell>
          <table:table-cell/>
          <table:table-cell table:style-name="ce8" table:formula="of:=VLOOKUP([.A10];[$actions.$A$2:.$F$500];5;0)" office:value-type="string" office:string-value="key" calcext:value-type="string">
            <text:p>key</text:p>
          </table:table-cell>
          <table:table-cell table:formula="of:=VLOOKUP([.A10];[$actions.$A$2:.$D$500];2;0)" office:value-type="string" office:string-value="KC_DEL" calcext:value-type="string">
            <text:p>KC_DEL</text:p>
          </table:table-cell>
          <table:table-cell table:formula="of:=VLOOKUP([.A10];[$actions.$A$2:.$D$500];3;0)" office:value-type="float" office:value="0" calcext:value-type="float">
            <text:p/>
          </table:table-cell>
          <table:table-cell table:formula="of:=VLOOKUP([.A10];[$actions.$A$2:.$D$500];4;0)" office:value-type="float" office:value="0" calcext:value-type="float">
            <text:p/>
          </table:table-cell>
          <table:table-cell table:formula="of:=VLOOKUP([.B10];[$keys.$A$2:$keys.$C$40];2;0)" office:value-type="string" office:string-value="KC_U" calcext:value-type="string">
            <text:p>KC_U</text:p>
          </table:table-cell>
          <table:table-cell table:formula="of:=VLOOKUP([.C10];[$keys.$A$2:$keys.$C$40];2;0)" office:value-type="string" office:string-value="KC_E" calcext:value-type="string">
            <text:p>KC_E</text:p>
          </table:table-cell>
          <table:table-cell table:formula="of:=VLOOKUP([.D10];[$keys.$A$2:$keys.$C$40];2;0)" office:value-type="string" office:string-value="" calcext:value-type="error">
            <text:p>#N/A</text:p>
          </table:table-cell>
          <table:table-cell table:formula="of:=VLOOKUP([.E10];[$keys.$A$2:$keys.$C$40];2;0)" office:value-type="string" office:string-value="" calcext:value-type="error">
            <text:p>#N/A</text:p>
          </table:table-cell>
          <table:table-cell table:formula="of:=VLOOKUP([.B10];[$keys.$A$2:$keys.$C$40];3;0)" office:value-type="string" office:string-value="KC_7" calcext:value-type="string">
            <text:p>KC_7</text:p>
          </table:table-cell>
          <table:table-cell table:formula="of:=VLOOKUP([.C10];[$keys.$A$3:$keys.$C$40];3;0)" office:value-type="string" office:string-value="KC_EQL" calcext:value-type="string">
            <text:p>KC_EQL</text:p>
          </table:table-cell>
          <table:table-cell table:formula="of:=VLOOKUP([.D10];[$keys.$A$3:$keys.$C$40];3;0)" office:value-type="string" office:string-value="" calcext:value-type="error">
            <text:p>#N/A</text:p>
          </table:table-cell>
          <table:table-cell table:formula="of:=VLOOKUP([.E10];[$keys.$A$3:$keys.$C$40];3;0)" office:value-type="string" office:string-value="" calcext:value-type="error">
            <text:p>#N/A</text:p>
          </table:table-cell>
          <table:table-cell table:formula="of:=[.B10]&amp;&quot;_&quot;&amp;[.C10]&amp;IF(ISNA([.Q10]);&quot;&quot;;&quot;_&quot;&amp;[.D10]&amp;IF(ISNA([.R10]);&quot;&quot;;&quot;_&quot;&amp;[.E10]))" office:value-type="string" office:string-value="u_e" calcext:value-type="string">
            <text:p>u_e</text:p>
          </table:table-cell>
          <table:table-cell table:formula="of:=[.W10]&amp;&quot;_2&quot;" office:value-type="string" office:string-value="u_e_2" calcext:value-type="string">
            <text:p>u_e_2</text:p>
          </table:table-cell>
          <table:table-cell table:formula="of:=[.O10]&amp;&quot;, &quot;&amp;[.P10]&amp;IF(ISNA([.Q10]);&quot;&quot;;&quot;, &quot;&amp;[.Q10]&amp;IF(ISNA([.R10]);&quot;&quot;;&quot;, &quot;&amp;[.R10]))" office:value-type="string" office:string-value="KC_U, KC_E" calcext:value-type="string">
            <text:p>KC_U, KC_E</text:p>
          </table:table-cell>
          <table:table-cell table:formula="of:=[.S10]&amp;&quot;, &quot;&amp;[.T10]&amp;IF(ISNA([.U10]);&quot;&quot;;&quot;, &quot;&amp;[.U10]&amp;IF(ISNA([.V10]);&quot;&quot;;&quot;, &quot;&amp;[.V10]))" office:value-type="string" office:string-value="KC_7, KC_EQL" calcext:value-type="string">
            <text:p>KC_7, KC_EQL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ow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formula="of:=&quot;const uint16_t PROGMEM &quot;&amp;[.W11]&amp;&quot;_combo[] = {&quot;&amp;[.Y11]&amp;&quot;, COMBO_END};&quot;&amp;CHAR(10)&amp;&quot;const uint16_t PROGMEM &quot;&amp;[.X11]&amp;&quot;_combo[] = {&quot;&amp;[.Z11]&amp;&quot;, COMBO_END};&quot;" office:value-type="string" office:string-value="const uint16_t PROGMEM r_s_t_combo[] = {KC_R, KC_S, KC_T, COMBO_END};&#10;const uint16_t PROGMEM r_s_t_2_combo[] = {KC_RCBR, KC_LPRN, KC_RPRN, COMBO_END};" calcext:value-type="string">
            <text:p>const uint16_t PROGMEM r_s_t_combo[] = {KC_R, KC_S, KC_T, COMBO_END};</text:p>
            <text:p>const uint16_t PROGMEM r_s_t_2_combo[] = {KC_RCBR, KC_LPRN, KC_RPRN, COMBO_END};</text:p>
          </table:table-cell>
          <table:table-cell table:formula="of:=&quot;  C_&quot;&amp;[.W11]&amp;&quot;,&quot;&amp;CHAR(10)&amp;&quot;  C_&quot;&amp;[.X11]&amp;&quot;,&quot;" office:value-type="string" office:string-value="  C_r_s_t,&#10;  C_r_s_t_2," calcext:value-type="string">
            <text:p>  C_r_s_t,</text:p>
            <text:p>  C_r_s_t_2,</text:p>
          </table:table-cell>
          <table:table-cell table:formula="of:=&quot;  [C_&quot;&amp;[.W11]&amp;&quot;] = COMBO&quot;&amp;IF([.K11]=&quot;key&quot;;&quot;&quot;;&quot;_ACTION&quot;)&amp;&quot;(&quot;&amp;[.W11]&amp;&quot;_combo&quot;&amp;IF([.K11]=&quot;key&quot;;&quot;, &quot;&amp;[.L11];&quot;&quot;)&amp;&quot;),&quot;&amp;CHAR(10)&amp;&quot;  [C_&quot;&amp;[.X11]&amp;&quot;] = COMBO&quot;&amp;IF([.K11]=&quot;key&quot;;&quot;&quot;;&quot;_ACTION&quot;)&amp;&quot;(&quot;&amp;[.X11]&amp;&quot;_combo&quot;&amp;IF([.K11]=&quot;key&quot;;&quot;, &quot;&amp;[.L11];&quot;&quot;)&amp;&quot;),&quot;" office:value-type="string" office:string-value="  [C_r_s_t] = COMBO(r_s_t_combo, KC_DOWN),&#10;  [C_r_s_t_2] = COMBO(r_s_t_2_combo, KC_DOWN)," calcext:value-type="string">
            <text:p>  [C_r_s_t] = COMBO(r_s_t_combo, KC_DOWN),</text:p>
            <text:p>  [C_r_s_t_2] = COMBO(r_s_t_2_combo, KC_DOWN),</text:p>
          </table:table-cell>
          <table:table-cell table:style-name="ce5" table:formula="of:=IF([.K11]=&quot;macro&quot;;&quot;    case &quot;&amp;&quot;C_&quot;&amp;[.W11]&amp;&quot;: if (p) {&quot;&amp;[.M11]&amp;&quot;} &quot;&amp;IF([.N11]=&quot;&quot;;&quot;&quot;;&quot;else {&quot;&amp;[.N11]&amp;&quot;}&quot;)&amp;&quot; break;&quot;&amp;CHAR(10)&amp;&quot;    case &quot;&amp;&quot;C_&quot;&amp;[.X11]&amp;&quot;: if (p) {&quot;&amp;[.M11]&amp;&quot;} &quot;&amp;IF([.N11]=&quot;&quot;;&quot;&quot;;&quot;else {&quot;&amp;[.N11]&amp;&quot;}&quot;)&amp;&quot; break;&quot;;&quot;&quot;)">
            <text:p/>
          </table:table-cell>
          <table:table-cell/>
          <table:table-cell table:style-name="ce8" table:formula="of:=VLOOKUP([.A11];[$actions.$A$2:.$F$500];5;0)" office:value-type="string" office:string-value="key" calcext:value-type="string">
            <text:p>key</text:p>
          </table:table-cell>
          <table:table-cell table:formula="of:=VLOOKUP([.A11];[$actions.$A$2:.$D$500];2;0)" office:value-type="string" office:string-value="KC_DOWN" calcext:value-type="string">
            <text:p>KC_DOWN</text:p>
          </table:table-cell>
          <table:table-cell table:formula="of:=VLOOKUP([.A11];[$actions.$A$2:.$D$500];3;0)" office:value-type="float" office:value="0" calcext:value-type="float">
            <text:p/>
          </table:table-cell>
          <table:table-cell table:formula="of:=VLOOKUP([.A11];[$actions.$A$2:.$D$500];4;0)" office:value-type="float" office:value="0" calcext:value-type="float">
            <text:p/>
          </table:table-cell>
          <table:table-cell table:formula="of:=VLOOKUP([.B11];[$keys.$A$2:$keys.$C$40];2;0)" office:value-type="string" office:string-value="KC_R" calcext:value-type="string">
            <text:p>KC_R</text:p>
          </table:table-cell>
          <table:table-cell table:formula="of:=VLOOKUP([.C11];[$keys.$A$2:$keys.$C$40];2;0)" office:value-type="string" office:string-value="KC_S" calcext:value-type="string">
            <text:p>KC_S</text:p>
          </table:table-cell>
          <table:table-cell table:formula="of:=VLOOKUP([.D11];[$keys.$A$2:$keys.$C$40];2;0)" office:value-type="string" office:string-value="KC_T" calcext:value-type="string">
            <text:p>KC_T</text:p>
          </table:table-cell>
          <table:table-cell table:formula="of:=VLOOKUP([.E11];[$keys.$A$2:$keys.$C$40];2;0)" office:value-type="string" office:string-value="" calcext:value-type="error">
            <text:p>#N/A</text:p>
          </table:table-cell>
          <table:table-cell table:formula="of:=VLOOKUP([.B11];[$keys.$A$2:$keys.$C$40];3;0)" office:value-type="string" office:string-value="KC_RCBR" calcext:value-type="string">
            <text:p>KC_RCBR</text:p>
          </table:table-cell>
          <table:table-cell table:formula="of:=VLOOKUP([.C11];[$keys.$A$3:$keys.$C$40];3;0)" office:value-type="string" office:string-value="KC_LPRN" calcext:value-type="string">
            <text:p>KC_LPRN</text:p>
          </table:table-cell>
          <table:table-cell table:formula="of:=VLOOKUP([.D11];[$keys.$A$3:$keys.$C$40];3;0)" office:value-type="string" office:string-value="KC_RPRN" calcext:value-type="string">
            <text:p>KC_RPRN</text:p>
          </table:table-cell>
          <table:table-cell table:formula="of:=VLOOKUP([.E11];[$keys.$A$3:$keys.$C$40];3;0)" office:value-type="string" office:string-value="" calcext:value-type="error">
            <text:p>#N/A</text:p>
          </table:table-cell>
          <table:table-cell table:formula="of:=[.B11]&amp;&quot;_&quot;&amp;[.C11]&amp;IF(ISNA([.Q11]);&quot;&quot;;&quot;_&quot;&amp;[.D11]&amp;IF(ISNA([.R11]);&quot;&quot;;&quot;_&quot;&amp;[.E11]))" office:value-type="string" office:string-value="r_s_t" calcext:value-type="string">
            <text:p>r_s_t</text:p>
          </table:table-cell>
          <table:table-cell table:formula="of:=[.W11]&amp;&quot;_2&quot;" office:value-type="string" office:string-value="r_s_t_2" calcext:value-type="string">
            <text:p>r_s_t_2</text:p>
          </table:table-cell>
          <table:table-cell table:formula="of:=[.O11]&amp;&quot;, &quot;&amp;[.P11]&amp;IF(ISNA([.Q11]);&quot;&quot;;&quot;, &quot;&amp;[.Q11]&amp;IF(ISNA([.R11]);&quot;&quot;;&quot;, &quot;&amp;[.R11]))" office:value-type="string" office:string-value="KC_R, KC_S, KC_T" calcext:value-type="string">
            <text:p>KC_R, KC_S, KC_T</text:p>
          </table:table-cell>
          <table:table-cell table:formula="of:=[.S11]&amp;&quot;, &quot;&amp;[.T11]&amp;IF(ISNA([.U11]);&quot;&quot;;&quot;, &quot;&amp;[.U11]&amp;IF(ISNA([.V11]);&quot;&quot;;&quot;, &quot;&amp;[.V11]))" office:value-type="string" office:string-value="KC_RCBR, KC_LPRN, KC_RPRN" calcext:value-type="string">
            <text:p>KC_RCBR, KC_LPRN, KC_R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/>
          <table:table-cell table:formula="of:=&quot;const uint16_t PROGMEM &quot;&amp;[.W12]&amp;&quot;_combo[] = {&quot;&amp;[.Y12]&amp;&quot;, COMBO_END};&quot;&amp;CHAR(10)&amp;&quot;const uint16_t PROGMEM &quot;&amp;[.X12]&amp;&quot;_combo[] = {&quot;&amp;[.Z12]&amp;&quot;, COMBO_END};&quot;" office:value-type="string" office:string-value="const uint16_t PROGMEM n_e_i_combo[] = {KC_N, KC_E, KC_I, COMBO_END};&#10;const uint16_t PROGMEM n_e_i_2_combo[] = {KC_MINS, KC_EQL, KC_ASTR, COMBO_END};" calcext:value-type="string">
            <text:p>const uint16_t PROGMEM n_e_i_combo[] = {KC_N, KC_E, KC_I, COMBO_END};</text:p>
            <text:p>const uint16_t PROGMEM n_e_i_2_combo[] = {KC_MINS, KC_EQL, KC_ASTR, COMBO_END};</text:p>
          </table:table-cell>
          <table:table-cell table:formula="of:=&quot;  C_&quot;&amp;[.W12]&amp;&quot;,&quot;&amp;CHAR(10)&amp;&quot;  C_&quot;&amp;[.X12]&amp;&quot;,&quot;" office:value-type="string" office:string-value="  C_n_e_i,&#10;  C_n_e_i_2," calcext:value-type="string">
            <text:p>  C_n_e_i,</text:p>
            <text:p>  C_n_e_i_2,</text:p>
          </table:table-cell>
          <table:table-cell table:formula="of:=&quot;  [C_&quot;&amp;[.W12]&amp;&quot;] = COMBO&quot;&amp;IF([.K12]=&quot;key&quot;;&quot;&quot;;&quot;_ACTION&quot;)&amp;&quot;(&quot;&amp;[.W12]&amp;&quot;_combo&quot;&amp;IF([.K12]=&quot;key&quot;;&quot;, &quot;&amp;[.L12];&quot;&quot;)&amp;&quot;),&quot;&amp;CHAR(10)&amp;&quot;  [C_&quot;&amp;[.X12]&amp;&quot;] = COMBO&quot;&amp;IF([.K12]=&quot;key&quot;;&quot;&quot;;&quot;_ACTION&quot;)&amp;&quot;(&quot;&amp;[.X12]&amp;&quot;_combo&quot;&amp;IF([.K12]=&quot;key&quot;;&quot;, &quot;&amp;[.L12];&quot;&quot;)&amp;&quot;),&quot;" office:value-type="string" office:string-value="  [C_n_e_i] = COMBO(n_e_i_combo, KC_DOWN),&#10;  [C_n_e_i_2] = COMBO(n_e_i_2_combo, KC_DOWN)," calcext:value-type="string">
            <text:p>  [C_n_e_i] = COMBO(n_e_i_combo, KC_DOWN),</text:p>
            <text:p>  [C_n_e_i_2] = COMBO(n_e_i_2_combo, KC_DOWN),</text:p>
          </table:table-cell>
          <table:table-cell table:style-name="ce5" table:formula="of:=IF([.K12]=&quot;macro&quot;;&quot;    case &quot;&amp;&quot;C_&quot;&amp;[.W12]&amp;&quot;: if (p) {&quot;&amp;[.M12]&amp;&quot;} &quot;&amp;IF([.N12]=&quot;&quot;;&quot;&quot;;&quot;else {&quot;&amp;[.N12]&amp;&quot;}&quot;)&amp;&quot; break;&quot;&amp;CHAR(10)&amp;&quot;    case &quot;&amp;&quot;C_&quot;&amp;[.X12]&amp;&quot;: if (p) {&quot;&amp;[.M12]&amp;&quot;} &quot;&amp;IF([.N12]=&quot;&quot;;&quot;&quot;;&quot;else {&quot;&amp;[.N12]&amp;&quot;}&quot;)&amp;&quot; break;&quot;;&quot;&quot;)">
            <text:p/>
          </table:table-cell>
          <table:table-cell/>
          <table:table-cell table:style-name="ce8" table:formula="of:=VLOOKUP([.A12];[$actions.$A$2:.$F$500];5;0)" office:value-type="string" office:string-value="key" calcext:value-type="string">
            <text:p>key</text:p>
          </table:table-cell>
          <table:table-cell table:formula="of:=VLOOKUP([.A12];[$actions.$A$2:.$D$500];2;0)" office:value-type="string" office:string-value="KC_DOWN" calcext:value-type="string">
            <text:p>KC_DOWN</text:p>
          </table:table-cell>
          <table:table-cell table:formula="of:=VLOOKUP([.A12];[$actions.$A$2:.$D$500];3;0)" office:value-type="float" office:value="0" calcext:value-type="float">
            <text:p/>
          </table:table-cell>
          <table:table-cell table:formula="of:=VLOOKUP([.A12];[$actions.$A$2:.$D$500];4;0)" office:value-type="float" office:value="0" calcext:value-type="float">
            <text:p/>
          </table:table-cell>
          <table:table-cell table:formula="of:=VLOOKUP([.B12];[$keys.$A$2:$keys.$C$40];2;0)" office:value-type="string" office:string-value="KC_N" calcext:value-type="string">
            <text:p>KC_N</text:p>
          </table:table-cell>
          <table:table-cell table:formula="of:=VLOOKUP([.C12];[$keys.$A$2:$keys.$C$40];2;0)" office:value-type="string" office:string-value="KC_E" calcext:value-type="string">
            <text:p>KC_E</text:p>
          </table:table-cell>
          <table:table-cell table:formula="of:=VLOOKUP([.D12];[$keys.$A$2:$keys.$C$40];2;0)" office:value-type="string" office:string-value="KC_I" calcext:value-type="string">
            <text:p>KC_I</text:p>
          </table:table-cell>
          <table:table-cell table:formula="of:=VLOOKUP([.E12];[$keys.$A$2:$keys.$C$40];2;0)" office:value-type="string" office:string-value="" calcext:value-type="error">
            <text:p>#N/A</text:p>
          </table:table-cell>
          <table:table-cell table:formula="of:=VLOOKUP([.B12];[$keys.$A$2:$keys.$C$40];3;0)" office:value-type="string" office:string-value="KC_MINS" calcext:value-type="string">
            <text:p>KC_MINS</text:p>
          </table:table-cell>
          <table:table-cell table:formula="of:=VLOOKUP([.C12];[$keys.$A$3:$keys.$C$40];3;0)" office:value-type="string" office:string-value="KC_EQL" calcext:value-type="string">
            <text:p>KC_EQL</text:p>
          </table:table-cell>
          <table:table-cell table:formula="of:=VLOOKUP([.D12];[$keys.$A$3:$keys.$C$40];3;0)" office:value-type="string" office:string-value="KC_ASTR" calcext:value-type="string">
            <text:p>KC_ASTR</text:p>
          </table:table-cell>
          <table:table-cell table:formula="of:=VLOOKUP([.E12];[$keys.$A$3:$keys.$C$40];3;0)" office:value-type="string" office:string-value="" calcext:value-type="error">
            <text:p>#N/A</text:p>
          </table:table-cell>
          <table:table-cell table:formula="of:=[.B12]&amp;&quot;_&quot;&amp;[.C12]&amp;IF(ISNA([.Q12]);&quot;&quot;;&quot;_&quot;&amp;[.D12]&amp;IF(ISNA([.R12]);&quot;&quot;;&quot;_&quot;&amp;[.E12]))" office:value-type="string" office:string-value="n_e_i" calcext:value-type="string">
            <text:p>n_e_i</text:p>
          </table:table-cell>
          <table:table-cell table:formula="of:=[.W12]&amp;&quot;_2&quot;" office:value-type="string" office:string-value="n_e_i_2" calcext:value-type="string">
            <text:p>n_e_i_2</text:p>
          </table:table-cell>
          <table:table-cell table:formula="of:=[.O12]&amp;&quot;, &quot;&amp;[.P12]&amp;IF(ISNA([.Q12]);&quot;&quot;;&quot;, &quot;&amp;[.Q12]&amp;IF(ISNA([.R12]);&quot;&quot;;&quot;, &quot;&amp;[.R12]))" office:value-type="string" office:string-value="KC_N, KC_E, KC_I" calcext:value-type="string">
            <text:p>KC_N, KC_E, KC_I</text:p>
          </table:table-cell>
          <table:table-cell table:formula="of:=[.S12]&amp;&quot;, &quot;&amp;[.T12]&amp;IF(ISNA([.U12]);&quot;&quot;;&quot;, &quot;&amp;[.U12]&amp;IF(ISNA([.V12]);&quot;&quot;;&quot;, &quot;&amp;[.V12]))" office:value-type="string" office:string-value="KC_MINS, KC_EQL, KC_ASTR" calcext:value-type="string">
            <text:p>KC_MINS, KC_EQL, KC_AST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&quot;const uint16_t PROGMEM &quot;&amp;[.W13]&amp;&quot;_combo[] = {&quot;&amp;[.Y13]&amp;&quot;, COMBO_END};&quot;&amp;CHAR(10)&amp;&quot;const uint16_t PROGMEM &quot;&amp;[.X13]&amp;&quot;_combo[] = {&quot;&amp;[.Z13]&amp;&quot;, COMBO_END};&quot;" office:value-type="string" office:string-value="const uint16_t PROGMEM r_t_combo[] = {KC_R, KC_T, COMBO_END};&#10;const uint16_t PROGMEM r_t_2_combo[] = {KC_RCBR, KC_RPRN, COMBO_END};" calcext:value-type="string">
            <text:p>const uint16_t PROGMEM r_t_combo[] = {KC_R, KC_T, COMBO_END};</text:p>
            <text:p>const uint16_t PROGMEM r_t_2_combo[] = {KC_RCBR, KC_RPRN, COMBO_END};</text:p>
          </table:table-cell>
          <table:table-cell table:formula="of:=&quot;  C_&quot;&amp;[.W13]&amp;&quot;,&quot;&amp;CHAR(10)&amp;&quot;  C_&quot;&amp;[.X13]&amp;&quot;,&quot;" office:value-type="string" office:string-value="  C_r_t,&#10;  C_r_t_2," calcext:value-type="string">
            <text:p>  C_r_t,</text:p>
            <text:p>  C_r_t_2,</text:p>
          </table:table-cell>
          <table:table-cell table:formula="of:=&quot;  [C_&quot;&amp;[.W13]&amp;&quot;] = COMBO&quot;&amp;IF([.K13]=&quot;key&quot;;&quot;&quot;;&quot;_ACTION&quot;)&amp;&quot;(&quot;&amp;[.W13]&amp;&quot;_combo&quot;&amp;IF([.K13]=&quot;key&quot;;&quot;, &quot;&amp;[.L13];&quot;&quot;)&amp;&quot;),&quot;&amp;CHAR(10)&amp;&quot;  [C_&quot;&amp;[.X13]&amp;&quot;] = COMBO&quot;&amp;IF([.K13]=&quot;key&quot;;&quot;&quot;;&quot;_ACTION&quot;)&amp;&quot;(&quot;&amp;[.X13]&amp;&quot;_combo&quot;&amp;IF([.K13]=&quot;key&quot;;&quot;, &quot;&amp;[.L13];&quot;&quot;)&amp;&quot;),&quot;" office:value-type="string" office:string-value="  [C_r_t] = COMBO(r_t_combo, KC_END),&#10;  [C_r_t_2] = COMBO(r_t_2_combo, KC_END)," calcext:value-type="string">
            <text:p>  [C_r_t] = COMBO(r_t_combo, KC_END),</text:p>
            <text:p>  [C_r_t_2] = COMBO(r_t_2_combo, KC_END),</text:p>
          </table:table-cell>
          <table:table-cell table:style-name="ce5" table:formula="of:=IF([.K13]=&quot;macro&quot;;&quot;    case &quot;&amp;&quot;C_&quot;&amp;[.W13]&amp;&quot;: if (p) {&quot;&amp;[.M13]&amp;&quot;} &quot;&amp;IF([.N13]=&quot;&quot;;&quot;&quot;;&quot;else {&quot;&amp;[.N13]&amp;&quot;}&quot;)&amp;&quot; break;&quot;&amp;CHAR(10)&amp;&quot;    case &quot;&amp;&quot;C_&quot;&amp;[.X13]&amp;&quot;: if (p) {&quot;&amp;[.M13]&amp;&quot;} &quot;&amp;IF([.N13]=&quot;&quot;;&quot;&quot;;&quot;else {&quot;&amp;[.N13]&amp;&quot;}&quot;)&amp;&quot; break;&quot;;&quot;&quot;)">
            <text:p/>
          </table:table-cell>
          <table:table-cell/>
          <table:table-cell table:style-name="ce8" table:formula="of:=VLOOKUP([.A13];[$actions.$A$2:.$F$500];5;0)" office:value-type="string" office:string-value="key" calcext:value-type="string">
            <text:p>key</text:p>
          </table:table-cell>
          <table:table-cell table:formula="of:=VLOOKUP([.A13];[$actions.$A$2:.$D$500];2;0)" office:value-type="string" office:string-value="KC_END" calcext:value-type="string">
            <text:p>KC_END</text:p>
          </table:table-cell>
          <table:table-cell table:formula="of:=VLOOKUP([.A13];[$actions.$A$2:.$D$500];3;0)" office:value-type="float" office:value="0" calcext:value-type="float">
            <text:p/>
          </table:table-cell>
          <table:table-cell table:formula="of:=VLOOKUP([.A13];[$actions.$A$2:.$D$500];4;0)" office:value-type="float" office:value="0" calcext:value-type="float">
            <text:p/>
          </table:table-cell>
          <table:table-cell table:formula="of:=VLOOKUP([.B13];[$keys.$A$2:$keys.$C$40];2;0)" office:value-type="string" office:string-value="KC_R" calcext:value-type="string">
            <text:p>KC_R</text:p>
          </table:table-cell>
          <table:table-cell table:formula="of:=VLOOKUP([.C13];[$keys.$A$2:$keys.$C$40];2;0)" office:value-type="string" office:string-value="KC_T" calcext:value-type="string">
            <text:p>KC_T</text:p>
          </table:table-cell>
          <table:table-cell table:formula="of:=VLOOKUP([.D13];[$keys.$A$2:$keys.$C$40];2;0)" office:value-type="string" office:string-value="" calcext:value-type="error">
            <text:p>#N/A</text:p>
          </table:table-cell>
          <table:table-cell table:formula="of:=VLOOKUP([.E13];[$keys.$A$2:$keys.$C$40];2;0)" office:value-type="string" office:string-value="" calcext:value-type="error">
            <text:p>#N/A</text:p>
          </table:table-cell>
          <table:table-cell table:formula="of:=VLOOKUP([.B13];[$keys.$A$2:$keys.$C$40];3;0)" office:value-type="string" office:string-value="KC_RCBR" calcext:value-type="string">
            <text:p>KC_RCBR</text:p>
          </table:table-cell>
          <table:table-cell table:formula="of:=VLOOKUP([.C13];[$keys.$A$3:$keys.$C$40];3;0)" office:value-type="string" office:string-value="KC_RPRN" calcext:value-type="string">
            <text:p>KC_RPRN</text:p>
          </table:table-cell>
          <table:table-cell table:formula="of:=VLOOKUP([.D13];[$keys.$A$3:$keys.$C$40];3;0)" office:value-type="string" office:string-value="" calcext:value-type="error">
            <text:p>#N/A</text:p>
          </table:table-cell>
          <table:table-cell table:formula="of:=VLOOKUP([.E13];[$keys.$A$3:$keys.$C$40];3;0)" office:value-type="string" office:string-value="" calcext:value-type="error">
            <text:p>#N/A</text:p>
          </table:table-cell>
          <table:table-cell table:formula="of:=[.B13]&amp;&quot;_&quot;&amp;[.C13]&amp;IF(ISNA([.Q13]);&quot;&quot;;&quot;_&quot;&amp;[.D13]&amp;IF(ISNA([.R13]);&quot;&quot;;&quot;_&quot;&amp;[.E13]))" office:value-type="string" office:string-value="r_t" calcext:value-type="string">
            <text:p>r_t</text:p>
          </table:table-cell>
          <table:table-cell table:formula="of:=[.W13]&amp;&quot;_2&quot;" office:value-type="string" office:string-value="r_t_2" calcext:value-type="string">
            <text:p>r_t_2</text:p>
          </table:table-cell>
          <table:table-cell table:formula="of:=[.O13]&amp;&quot;, &quot;&amp;[.P13]&amp;IF(ISNA([.Q13]);&quot;&quot;;&quot;, &quot;&amp;[.Q13]&amp;IF(ISNA([.R13]);&quot;&quot;;&quot;, &quot;&amp;[.R13]))" office:value-type="string" office:string-value="KC_R, KC_T" calcext:value-type="string">
            <text:p>KC_R, KC_T</text:p>
          </table:table-cell>
          <table:table-cell table:formula="of:=[.S13]&amp;&quot;, &quot;&amp;[.T13]&amp;IF(ISNA([.U13]);&quot;&quot;;&quot;, &quot;&amp;[.U13]&amp;IF(ISNA([.V13]);&quot;&quot;;&quot;, &quot;&amp;[.V13]))" office:value-type="string" office:string-value="KC_RCBR, KC_RPRN" calcext:value-type="string">
            <text:p>KC_RCBR, KC_R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formula="of:=&quot;const uint16_t PROGMEM &quot;&amp;[.W14]&amp;&quot;_combo[] = {&quot;&amp;[.Y14]&amp;&quot;, COMBO_END};&quot;&amp;CHAR(10)&amp;&quot;const uint16_t PROGMEM &quot;&amp;[.X14]&amp;&quot;_combo[] = {&quot;&amp;[.Z14]&amp;&quot;, COMBO_END};&quot;" office:value-type="string" office:string-value="const uint16_t PROGMEM e_o_combo[] = {KC_E, KC_O, COMBO_END};&#10;const uint16_t PROGMEM e_o_2_combo[] = {KC_EQL, KC_PLUS, COMBO_END};" calcext:value-type="string">
            <text:p>const uint16_t PROGMEM e_o_combo[] = {KC_E, KC_O, COMBO_END};</text:p>
            <text:p>const uint16_t PROGMEM e_o_2_combo[] = {KC_EQL, KC_PLUS, COMBO_END};</text:p>
          </table:table-cell>
          <table:table-cell table:formula="of:=&quot;  C_&quot;&amp;[.W14]&amp;&quot;,&quot;&amp;CHAR(10)&amp;&quot;  C_&quot;&amp;[.X14]&amp;&quot;,&quot;" office:value-type="string" office:string-value="  C_e_o,&#10;  C_e_o_2," calcext:value-type="string">
            <text:p>  C_e_o,</text:p>
            <text:p>  C_e_o_2,</text:p>
          </table:table-cell>
          <table:table-cell table:formula="of:=&quot;  [C_&quot;&amp;[.W14]&amp;&quot;] = COMBO&quot;&amp;IF([.K14]=&quot;key&quot;;&quot;&quot;;&quot;_ACTION&quot;)&amp;&quot;(&quot;&amp;[.W14]&amp;&quot;_combo&quot;&amp;IF([.K14]=&quot;key&quot;;&quot;, &quot;&amp;[.L14];&quot;&quot;)&amp;&quot;),&quot;&amp;CHAR(10)&amp;&quot;  [C_&quot;&amp;[.X14]&amp;&quot;] = COMBO&quot;&amp;IF([.K14]=&quot;key&quot;;&quot;&quot;;&quot;_ACTION&quot;)&amp;&quot;(&quot;&amp;[.X14]&amp;&quot;_combo&quot;&amp;IF([.K14]=&quot;key&quot;;&quot;, &quot;&amp;[.L14];&quot;&quot;)&amp;&quot;),&quot;" office:value-type="string" office:string-value="  [C_e_o] = COMBO(e_o_combo, KC_END),&#10;  [C_e_o_2] = COMBO(e_o_2_combo, KC_END)," calcext:value-type="string">
            <text:p>  [C_e_o] = COMBO(e_o_combo, KC_END),</text:p>
            <text:p>  [C_e_o_2] = COMBO(e_o_2_combo, KC_END),</text:p>
          </table:table-cell>
          <table:table-cell table:style-name="ce5" table:formula="of:=IF([.K14]=&quot;macro&quot;;&quot;    case &quot;&amp;&quot;C_&quot;&amp;[.W14]&amp;&quot;: if (p) {&quot;&amp;[.M14]&amp;&quot;} &quot;&amp;IF([.N14]=&quot;&quot;;&quot;&quot;;&quot;else {&quot;&amp;[.N14]&amp;&quot;}&quot;)&amp;&quot; break;&quot;&amp;CHAR(10)&amp;&quot;    case &quot;&amp;&quot;C_&quot;&amp;[.X14]&amp;&quot;: if (p) {&quot;&amp;[.M14]&amp;&quot;} &quot;&amp;IF([.N14]=&quot;&quot;;&quot;&quot;;&quot;else {&quot;&amp;[.N14]&amp;&quot;}&quot;)&amp;&quot; break;&quot;;&quot;&quot;)">
            <text:p/>
          </table:table-cell>
          <table:table-cell/>
          <table:table-cell table:style-name="ce8" table:formula="of:=VLOOKUP([.A14];[$actions.$A$2:.$F$500];5;0)" office:value-type="string" office:string-value="key" calcext:value-type="string">
            <text:p>key</text:p>
          </table:table-cell>
          <table:table-cell table:formula="of:=VLOOKUP([.A14];[$actions.$A$2:.$D$500];2;0)" office:value-type="string" office:string-value="KC_END" calcext:value-type="string">
            <text:p>KC_END</text:p>
          </table:table-cell>
          <table:table-cell table:formula="of:=VLOOKUP([.A14];[$actions.$A$2:.$D$500];3;0)" office:value-type="float" office:value="0" calcext:value-type="float">
            <text:p/>
          </table:table-cell>
          <table:table-cell table:formula="of:=VLOOKUP([.A14];[$actions.$A$2:.$D$500];4;0)" office:value-type="float" office:value="0" calcext:value-type="float">
            <text:p/>
          </table:table-cell>
          <table:table-cell table:formula="of:=VLOOKUP([.B14];[$keys.$A$2:$keys.$C$40];2;0)" office:value-type="string" office:string-value="KC_E" calcext:value-type="string">
            <text:p>KC_E</text:p>
          </table:table-cell>
          <table:table-cell table:formula="of:=VLOOKUP([.C14];[$keys.$A$2:$keys.$C$40];2;0)" office:value-type="string" office:string-value="KC_O" calcext:value-type="string">
            <text:p>KC_O</text:p>
          </table:table-cell>
          <table:table-cell table:formula="of:=VLOOKUP([.D14];[$keys.$A$2:$keys.$C$40];2;0)" office:value-type="string" office:string-value="" calcext:value-type="error">
            <text:p>#N/A</text:p>
          </table:table-cell>
          <table:table-cell table:formula="of:=VLOOKUP([.E14];[$keys.$A$2:$keys.$C$40];2;0)" office:value-type="string" office:string-value="" calcext:value-type="error">
            <text:p>#N/A</text:p>
          </table:table-cell>
          <table:table-cell table:formula="of:=VLOOKUP([.B14];[$keys.$A$2:$keys.$C$40];3;0)" office:value-type="string" office:string-value="KC_EQL" calcext:value-type="string">
            <text:p>KC_EQL</text:p>
          </table:table-cell>
          <table:table-cell table:formula="of:=VLOOKUP([.C14];[$keys.$A$3:$keys.$C$40];3;0)" office:value-type="string" office:string-value="KC_PLUS" calcext:value-type="string">
            <text:p>KC_PLUS</text:p>
          </table:table-cell>
          <table:table-cell table:formula="of:=VLOOKUP([.D14];[$keys.$A$3:$keys.$C$40];3;0)" office:value-type="string" office:string-value="" calcext:value-type="error">
            <text:p>#N/A</text:p>
          </table:table-cell>
          <table:table-cell table:formula="of:=VLOOKUP([.E14];[$keys.$A$3:$keys.$C$40];3;0)" office:value-type="string" office:string-value="" calcext:value-type="error">
            <text:p>#N/A</text:p>
          </table:table-cell>
          <table:table-cell table:formula="of:=[.B14]&amp;&quot;_&quot;&amp;[.C14]&amp;IF(ISNA([.Q14]);&quot;&quot;;&quot;_&quot;&amp;[.D14]&amp;IF(ISNA([.R14]);&quot;&quot;;&quot;_&quot;&amp;[.E14]))" office:value-type="string" office:string-value="e_o" calcext:value-type="string">
            <text:p>e_o</text:p>
          </table:table-cell>
          <table:table-cell table:formula="of:=[.W14]&amp;&quot;_2&quot;" office:value-type="string" office:string-value="e_o_2" calcext:value-type="string">
            <text:p>e_o_2</text:p>
          </table:table-cell>
          <table:table-cell table:formula="of:=[.O14]&amp;&quot;, &quot;&amp;[.P14]&amp;IF(ISNA([.Q14]);&quot;&quot;;&quot;, &quot;&amp;[.Q14]&amp;IF(ISNA([.R14]);&quot;&quot;;&quot;, &quot;&amp;[.R14]))" office:value-type="string" office:string-value="KC_E, KC_O" calcext:value-type="string">
            <text:p>KC_E, KC_O</text:p>
          </table:table-cell>
          <table:table-cell table:formula="of:=[.S14]&amp;&quot;, &quot;&amp;[.T14]&amp;IF(ISNA([.U14]);&quot;&quot;;&quot;, &quot;&amp;[.U14]&amp;IF(ISNA([.V14]);&quot;&quot;;&quot;, &quot;&amp;[.V14]))" office:value-type="string" office:string-value="KC_EQL, KC_PLUS" calcext:value-type="string">
            <text:p>KC_EQL, KC_PL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nt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&quot;const uint16_t PROGMEM &quot;&amp;[.W15]&amp;&quot;_combo[] = {&quot;&amp;[.Y15]&amp;&quot;, COMBO_END};&quot;&amp;CHAR(10)&amp;&quot;const uint16_t PROGMEM &quot;&amp;[.X15]&amp;&quot;_combo[] = {&quot;&amp;[.Z15]&amp;&quot;, COMBO_END};&quot;" office:value-type="string" office:string-value="const uint16_t PROGMEM s_v_combo[] = {KC_S, KC_V, COMBO_END};&#10;const uint16_t PROGMEM s_v_2_combo[] = {KC_LPRN, KC_RBRC, COMBO_END};" calcext:value-type="string">
            <text:p>const uint16_t PROGMEM s_v_combo[] = {KC_S, KC_V, COMBO_END};</text:p>
            <text:p>const uint16_t PROGMEM s_v_2_combo[] = {KC_LPRN, KC_RBRC, COMBO_END};</text:p>
          </table:table-cell>
          <table:table-cell table:formula="of:=&quot;  C_&quot;&amp;[.W15]&amp;&quot;,&quot;&amp;CHAR(10)&amp;&quot;  C_&quot;&amp;[.X15]&amp;&quot;,&quot;" office:value-type="string" office:string-value="  C_s_v,&#10;  C_s_v_2," calcext:value-type="string">
            <text:p>  C_s_v,</text:p>
            <text:p>  C_s_v_2,</text:p>
          </table:table-cell>
          <table:table-cell table:formula="of:=&quot;  [C_&quot;&amp;[.W15]&amp;&quot;] = COMBO&quot;&amp;IF([.K15]=&quot;key&quot;;&quot;&quot;;&quot;_ACTION&quot;)&amp;&quot;(&quot;&amp;[.W15]&amp;&quot;_combo&quot;&amp;IF([.K15]=&quot;key&quot;;&quot;, &quot;&amp;[.L15];&quot;&quot;)&amp;&quot;),&quot;&amp;CHAR(10)&amp;&quot;  [C_&quot;&amp;[.X15]&amp;&quot;] = COMBO&quot;&amp;IF([.K15]=&quot;key&quot;;&quot;&quot;;&quot;_ACTION&quot;)&amp;&quot;(&quot;&amp;[.X15]&amp;&quot;_combo&quot;&amp;IF([.K15]=&quot;key&quot;;&quot;, &quot;&amp;[.L15];&quot;&quot;)&amp;&quot;),&quot;" office:value-type="string" office:string-value="  [C_s_v] = COMBO(s_v_combo, KC_ENT),&#10;  [C_s_v_2] = COMBO(s_v_2_combo, KC_ENT)," calcext:value-type="string">
            <text:p>  [C_s_v] = COMBO(s_v_combo, KC_ENT),</text:p>
            <text:p>  [C_s_v_2] = COMBO(s_v_2_combo, KC_ENT),</text:p>
          </table:table-cell>
          <table:table-cell table:style-name="ce5" table:formula="of:=IF([.K15]=&quot;macro&quot;;&quot;    case &quot;&amp;&quot;C_&quot;&amp;[.W15]&amp;&quot;: if (p) {&quot;&amp;[.M15]&amp;&quot;} &quot;&amp;IF([.N15]=&quot;&quot;;&quot;&quot;;&quot;else {&quot;&amp;[.N15]&amp;&quot;}&quot;)&amp;&quot; break;&quot;&amp;CHAR(10)&amp;&quot;    case &quot;&amp;&quot;C_&quot;&amp;[.X15]&amp;&quot;: if (p) {&quot;&amp;[.M15]&amp;&quot;} &quot;&amp;IF([.N15]=&quot;&quot;;&quot;&quot;;&quot;else {&quot;&amp;[.N15]&amp;&quot;}&quot;)&amp;&quot; break;&quot;;&quot;&quot;)">
            <text:p/>
          </table:table-cell>
          <table:table-cell/>
          <table:table-cell table:style-name="ce8" table:formula="of:=VLOOKUP([.A15];[$actions.$A$2:.$F$500];5;0)" office:value-type="string" office:string-value="key" calcext:value-type="string">
            <text:p>key</text:p>
          </table:table-cell>
          <table:table-cell table:formula="of:=VLOOKUP([.A15];[$actions.$A$2:.$D$500];2;0)" office:value-type="string" office:string-value="KC_ENT" calcext:value-type="string">
            <text:p>KC_ENT</text:p>
          </table:table-cell>
          <table:table-cell table:formula="of:=VLOOKUP([.A15];[$actions.$A$2:.$D$500];3;0)" office:value-type="float" office:value="0" calcext:value-type="float">
            <text:p/>
          </table:table-cell>
          <table:table-cell table:formula="of:=VLOOKUP([.A15];[$actions.$A$2:.$D$500];4;0)" office:value-type="float" office:value="0" calcext:value-type="float">
            <text:p/>
          </table:table-cell>
          <table:table-cell table:formula="of:=VLOOKUP([.B15];[$keys.$A$2:$keys.$C$40];2;0)" office:value-type="string" office:string-value="KC_S" calcext:value-type="string">
            <text:p>KC_S</text:p>
          </table:table-cell>
          <table:table-cell table:formula="of:=VLOOKUP([.C15];[$keys.$A$2:$keys.$C$40];2;0)" office:value-type="string" office:string-value="KC_V" calcext:value-type="string">
            <text:p>KC_V</text:p>
          </table:table-cell>
          <table:table-cell table:formula="of:=VLOOKUP([.D15];[$keys.$A$2:$keys.$C$40];2;0)" office:value-type="string" office:string-value="" calcext:value-type="error">
            <text:p>#N/A</text:p>
          </table:table-cell>
          <table:table-cell table:formula="of:=VLOOKUP([.E15];[$keys.$A$2:$keys.$C$40];2;0)" office:value-type="string" office:string-value="" calcext:value-type="error">
            <text:p>#N/A</text:p>
          </table:table-cell>
          <table:table-cell table:formula="of:=VLOOKUP([.B15];[$keys.$A$2:$keys.$C$40];3;0)" office:value-type="string" office:string-value="KC_LPRN" calcext:value-type="string">
            <text:p>KC_LPRN</text:p>
          </table:table-cell>
          <table:table-cell table:formula="of:=VLOOKUP([.C15];[$keys.$A$3:$keys.$C$40];3;0)" office:value-type="string" office:string-value="KC_RBRC" calcext:value-type="string">
            <text:p>KC_RBRC</text:p>
          </table:table-cell>
          <table:table-cell table:formula="of:=VLOOKUP([.D15];[$keys.$A$3:$keys.$C$40];3;0)" office:value-type="string" office:string-value="" calcext:value-type="error">
            <text:p>#N/A</text:p>
          </table:table-cell>
          <table:table-cell table:formula="of:=VLOOKUP([.E15];[$keys.$A$3:$keys.$C$40];3;0)" office:value-type="string" office:string-value="" calcext:value-type="error">
            <text:p>#N/A</text:p>
          </table:table-cell>
          <table:table-cell table:formula="of:=[.B15]&amp;&quot;_&quot;&amp;[.C15]&amp;IF(ISNA([.Q15]);&quot;&quot;;&quot;_&quot;&amp;[.D15]&amp;IF(ISNA([.R15]);&quot;&quot;;&quot;_&quot;&amp;[.E15]))" office:value-type="string" office:string-value="s_v" calcext:value-type="string">
            <text:p>s_v</text:p>
          </table:table-cell>
          <table:table-cell table:formula="of:=[.W15]&amp;&quot;_2&quot;" office:value-type="string" office:string-value="s_v_2" calcext:value-type="string">
            <text:p>s_v_2</text:p>
          </table:table-cell>
          <table:table-cell table:formula="of:=[.O15]&amp;&quot;, &quot;&amp;[.P15]&amp;IF(ISNA([.Q15]);&quot;&quot;;&quot;, &quot;&amp;[.Q15]&amp;IF(ISNA([.R15]);&quot;&quot;;&quot;, &quot;&amp;[.R15]))" office:value-type="string" office:string-value="KC_S, KC_V" calcext:value-type="string">
            <text:p>KC_S, KC_V</text:p>
          </table:table-cell>
          <table:table-cell table:formula="of:=[.S15]&amp;&quot;, &quot;&amp;[.T15]&amp;IF(ISNA([.U15]);&quot;&quot;;&quot;, &quot;&amp;[.U15]&amp;IF(ISNA([.V15]);&quot;&quot;;&quot;, &quot;&amp;[.V15]))" office:value-type="string" office:string-value="KC_LPRN, KC_RBRC" calcext:value-type="string">
            <text:p>KC_LPRN, KC_RB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s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formula="of:=&quot;const uint16_t PROGMEM &quot;&amp;[.W16]&amp;&quot;_combo[] = {&quot;&amp;[.Y16]&amp;&quot;, COMBO_END};&quot;&amp;CHAR(10)&amp;&quot;const uint16_t PROGMEM &quot;&amp;[.X16]&amp;&quot;_combo[] = {&quot;&amp;[.Z16]&amp;&quot;, COMBO_END};&quot;" office:value-type="string" office:string-value="const uint16_t PROGMEM w_f_combo[] = {KC_W, KC_F, COMBO_END};&#10;const uint16_t PROGMEM w_f_2_combo[] = {KC_1, KC_2, COMBO_END};" calcext:value-type="string">
            <text:p>const uint16_t PROGMEM w_f_combo[] = {KC_W, KC_F, COMBO_END};</text:p>
            <text:p>const uint16_t PROGMEM w_f_2_combo[] = {KC_1, KC_2, COMBO_END};</text:p>
          </table:table-cell>
          <table:table-cell table:formula="of:=&quot;  C_&quot;&amp;[.W16]&amp;&quot;,&quot;&amp;CHAR(10)&amp;&quot;  C_&quot;&amp;[.X16]&amp;&quot;,&quot;" office:value-type="string" office:string-value="  C_w_f,&#10;  C_w_f_2," calcext:value-type="string">
            <text:p>  C_w_f,</text:p>
            <text:p>  C_w_f_2,</text:p>
          </table:table-cell>
          <table:table-cell table:formula="of:=&quot;  [C_&quot;&amp;[.W16]&amp;&quot;] = COMBO&quot;&amp;IF([.K16]=&quot;key&quot;;&quot;&quot;;&quot;_ACTION&quot;)&amp;&quot;(&quot;&amp;[.W16]&amp;&quot;_combo&quot;&amp;IF([.K16]=&quot;key&quot;;&quot;, &quot;&amp;[.L16];&quot;&quot;)&amp;&quot;),&quot;&amp;CHAR(10)&amp;&quot;  [C_&quot;&amp;[.X16]&amp;&quot;] = COMBO&quot;&amp;IF([.K16]=&quot;key&quot;;&quot;&quot;;&quot;_ACTION&quot;)&amp;&quot;(&quot;&amp;[.X16]&amp;&quot;_combo&quot;&amp;IF([.K16]=&quot;key&quot;;&quot;, &quot;&amp;[.L16];&quot;&quot;)&amp;&quot;),&quot;" office:value-type="string" office:string-value="  [C_w_f] = COMBO(w_f_combo, KC_ESC),&#10;  [C_w_f_2] = COMBO(w_f_2_combo, KC_ESC)," calcext:value-type="string">
            <text:p>  [C_w_f] = COMBO(w_f_combo, KC_ESC),</text:p>
            <text:p>  [C_w_f_2] = COMBO(w_f_2_combo, KC_ESC),</text:p>
          </table:table-cell>
          <table:table-cell table:style-name="ce5" table:formula="of:=IF([.K16]=&quot;macro&quot;;&quot;    case &quot;&amp;&quot;C_&quot;&amp;[.W16]&amp;&quot;: if (p) {&quot;&amp;[.M16]&amp;&quot;} &quot;&amp;IF([.N16]=&quot;&quot;;&quot;&quot;;&quot;else {&quot;&amp;[.N16]&amp;&quot;}&quot;)&amp;&quot; break;&quot;&amp;CHAR(10)&amp;&quot;    case &quot;&amp;&quot;C_&quot;&amp;[.X16]&amp;&quot;: if (p) {&quot;&amp;[.M16]&amp;&quot;} &quot;&amp;IF([.N16]=&quot;&quot;;&quot;&quot;;&quot;else {&quot;&amp;[.N16]&amp;&quot;}&quot;)&amp;&quot; break;&quot;;&quot;&quot;)">
            <text:p/>
          </table:table-cell>
          <table:table-cell/>
          <table:table-cell table:style-name="ce8" table:formula="of:=VLOOKUP([.A16];[$actions.$A$2:.$F$500];5;0)" office:value-type="string" office:string-value="key" calcext:value-type="string">
            <text:p>key</text:p>
          </table:table-cell>
          <table:table-cell table:formula="of:=VLOOKUP([.A16];[$actions.$A$2:.$D$500];2;0)" office:value-type="string" office:string-value="KC_ESC" calcext:value-type="string">
            <text:p>KC_ESC</text:p>
          </table:table-cell>
          <table:table-cell table:formula="of:=VLOOKUP([.A16];[$actions.$A$2:.$D$500];3;0)" office:value-type="float" office:value="0" calcext:value-type="float">
            <text:p/>
          </table:table-cell>
          <table:table-cell table:formula="of:=VLOOKUP([.A16];[$actions.$A$2:.$D$500];4;0)" office:value-type="float" office:value="0" calcext:value-type="float">
            <text:p/>
          </table:table-cell>
          <table:table-cell table:formula="of:=VLOOKUP([.B16];[$keys.$A$2:$keys.$C$40];2;0)" office:value-type="string" office:string-value="KC_W" calcext:value-type="string">
            <text:p>KC_W</text:p>
          </table:table-cell>
          <table:table-cell table:formula="of:=VLOOKUP([.C16];[$keys.$A$2:$keys.$C$40];2;0)" office:value-type="string" office:string-value="KC_F" calcext:value-type="string">
            <text:p>KC_F</text:p>
          </table:table-cell>
          <table:table-cell table:formula="of:=VLOOKUP([.D16];[$keys.$A$2:$keys.$C$40];2;0)" office:value-type="string" office:string-value="" calcext:value-type="error">
            <text:p>#N/A</text:p>
          </table:table-cell>
          <table:table-cell table:formula="of:=VLOOKUP([.E16];[$keys.$A$2:$keys.$C$40];2;0)" office:value-type="string" office:string-value="" calcext:value-type="error">
            <text:p>#N/A</text:p>
          </table:table-cell>
          <table:table-cell table:formula="of:=VLOOKUP([.B16];[$keys.$A$2:$keys.$C$40];3;0)" office:value-type="string" office:string-value="KC_1" calcext:value-type="string">
            <text:p>KC_1</text:p>
          </table:table-cell>
          <table:table-cell table:formula="of:=VLOOKUP([.C16];[$keys.$A$3:$keys.$C$40];3;0)" office:value-type="string" office:string-value="KC_2" calcext:value-type="string">
            <text:p>KC_2</text:p>
          </table:table-cell>
          <table:table-cell table:formula="of:=VLOOKUP([.D16];[$keys.$A$3:$keys.$C$40];3;0)" office:value-type="string" office:string-value="" calcext:value-type="error">
            <text:p>#N/A</text:p>
          </table:table-cell>
          <table:table-cell table:formula="of:=VLOOKUP([.E16];[$keys.$A$3:$keys.$C$40];3;0)" office:value-type="string" office:string-value="" calcext:value-type="error">
            <text:p>#N/A</text:p>
          </table:table-cell>
          <table:table-cell table:formula="of:=[.B16]&amp;&quot;_&quot;&amp;[.C16]&amp;IF(ISNA([.Q16]);&quot;&quot;;&quot;_&quot;&amp;[.D16]&amp;IF(ISNA([.R16]);&quot;&quot;;&quot;_&quot;&amp;[.E16]))" office:value-type="string" office:string-value="w_f" calcext:value-type="string">
            <text:p>w_f</text:p>
          </table:table-cell>
          <table:table-cell table:formula="of:=[.W16]&amp;&quot;_2&quot;" office:value-type="string" office:string-value="w_f_2" calcext:value-type="string">
            <text:p>w_f_2</text:p>
          </table:table-cell>
          <table:table-cell table:formula="of:=[.O16]&amp;&quot;, &quot;&amp;[.P16]&amp;IF(ISNA([.Q16]);&quot;&quot;;&quot;, &quot;&amp;[.Q16]&amp;IF(ISNA([.R16]);&quot;&quot;;&quot;, &quot;&amp;[.R16]))" office:value-type="string" office:string-value="KC_W, KC_F" calcext:value-type="string">
            <text:p>KC_W, KC_F</text:p>
          </table:table-cell>
          <table:table-cell table:formula="of:=[.S16]&amp;&quot;, &quot;&amp;[.T16]&amp;IF(ISNA([.U16]);&quot;&quot;;&quot;, &quot;&amp;[.U16]&amp;IF(ISNA([.V16]);&quot;&quot;;&quot;, &quot;&amp;[.V16]))" office:value-type="string" office:string-value="KC_1, KC_2" calcext:value-type="string">
            <text:p>KC_1, KC_2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&quot;const uint16_t PROGMEM &quot;&amp;[.W17]&amp;&quot;_combo[] = {&quot;&amp;[.Y17]&amp;&quot;, COMBO_END};&quot;&amp;CHAR(10)&amp;&quot;const uint16_t PROGMEM &quot;&amp;[.X17]&amp;&quot;_combo[] = {&quot;&amp;[.Z17]&amp;&quot;, COMBO_END};&quot;" office:value-type="string" office:string-value="const uint16_t PROGMEM w_a_combo[] = {KC_W, KC_A, COMBO_END};&#10;const uint16_t PROGMEM w_a_2_combo[] = {KC_1, KC_LCBR, COMBO_END};" calcext:value-type="string">
            <text:p>const uint16_t PROGMEM w_a_combo[] = {KC_W, KC_A, COMBO_END};</text:p>
            <text:p>const uint16_t PROGMEM w_a_2_combo[] = {KC_1, KC_LCBR, COMBO_END};</text:p>
          </table:table-cell>
          <table:table-cell table:formula="of:=&quot;  C_&quot;&amp;[.W17]&amp;&quot;,&quot;&amp;CHAR(10)&amp;&quot;  C_&quot;&amp;[.X17]&amp;&quot;,&quot;" office:value-type="string" office:string-value="  C_w_a,&#10;  C_w_a_2," calcext:value-type="string">
            <text:p>  C_w_a,</text:p>
            <text:p>  C_w_a_2,</text:p>
          </table:table-cell>
          <table:table-cell table:formula="of:=&quot;  [C_&quot;&amp;[.W17]&amp;&quot;] = COMBO&quot;&amp;IF([.K17]=&quot;key&quot;;&quot;&quot;;&quot;_ACTION&quot;)&amp;&quot;(&quot;&amp;[.W17]&amp;&quot;_combo&quot;&amp;IF([.K17]=&quot;key&quot;;&quot;, &quot;&amp;[.L17];&quot;&quot;)&amp;&quot;),&quot;&amp;CHAR(10)&amp;&quot;  [C_&quot;&amp;[.X17]&amp;&quot;] = COMBO&quot;&amp;IF([.K17]=&quot;key&quot;;&quot;&quot;;&quot;_ACTION&quot;)&amp;&quot;(&quot;&amp;[.X17]&amp;&quot;_combo&quot;&amp;IF([.K17]=&quot;key&quot;;&quot;, &quot;&amp;[.L17];&quot;&quot;)&amp;&quot;),&quot;" office:value-type="string" office:string-value="  [C_w_a] = COMBO(w_a_combo, KC_F1),&#10;  [C_w_a_2] = COMBO(w_a_2_combo, KC_F1)," calcext:value-type="string">
            <text:p>  [C_w_a] = COMBO(w_a_combo, KC_F1),</text:p>
            <text:p>  [C_w_a_2] = COMBO(w_a_2_combo, KC_F1),</text:p>
          </table:table-cell>
          <table:table-cell table:style-name="ce5" table:formula="of:=IF([.K17]=&quot;macro&quot;;&quot;    case &quot;&amp;&quot;C_&quot;&amp;[.W17]&amp;&quot;: if (p) {&quot;&amp;[.M17]&amp;&quot;} &quot;&amp;IF([.N17]=&quot;&quot;;&quot;&quot;;&quot;else {&quot;&amp;[.N17]&amp;&quot;}&quot;)&amp;&quot; break;&quot;&amp;CHAR(10)&amp;&quot;    case &quot;&amp;&quot;C_&quot;&amp;[.X17]&amp;&quot;: if (p) {&quot;&amp;[.M17]&amp;&quot;} &quot;&amp;IF([.N17]=&quot;&quot;;&quot;&quot;;&quot;else {&quot;&amp;[.N17]&amp;&quot;}&quot;)&amp;&quot; break;&quot;;&quot;&quot;)">
            <text:p/>
          </table:table-cell>
          <table:table-cell/>
          <table:table-cell table:style-name="ce8" table:formula="of:=VLOOKUP([.A17];[$actions.$A$2:.$F$500];5;0)" office:value-type="string" office:string-value="key" calcext:value-type="string">
            <text:p>key</text:p>
          </table:table-cell>
          <table:table-cell table:formula="of:=VLOOKUP([.A17];[$actions.$A$2:.$D$500];2;0)" office:value-type="string" office:string-value="KC_F1" calcext:value-type="string">
            <text:p>KC_F1</text:p>
          </table:table-cell>
          <table:table-cell table:formula="of:=VLOOKUP([.A17];[$actions.$A$2:.$D$500];3;0)" office:value-type="float" office:value="0" calcext:value-type="float">
            <text:p/>
          </table:table-cell>
          <table:table-cell table:formula="of:=VLOOKUP([.A17];[$actions.$A$2:.$D$500];4;0)" office:value-type="float" office:value="0" calcext:value-type="float">
            <text:p/>
          </table:table-cell>
          <table:table-cell table:formula="of:=VLOOKUP([.B17];[$keys.$A$2:$keys.$C$40];2;0)" office:value-type="string" office:string-value="KC_W" calcext:value-type="string">
            <text:p>KC_W</text:p>
          </table:table-cell>
          <table:table-cell table:formula="of:=VLOOKUP([.C17];[$keys.$A$2:$keys.$C$40];2;0)" office:value-type="string" office:string-value="KC_A" calcext:value-type="string">
            <text:p>KC_A</text:p>
          </table:table-cell>
          <table:table-cell table:formula="of:=VLOOKUP([.D17];[$keys.$A$2:$keys.$C$40];2;0)" office:value-type="string" office:string-value="" calcext:value-type="error">
            <text:p>#N/A</text:p>
          </table:table-cell>
          <table:table-cell table:formula="of:=VLOOKUP([.E17];[$keys.$A$2:$keys.$C$40];2;0)" office:value-type="string" office:string-value="" calcext:value-type="error">
            <text:p>#N/A</text:p>
          </table:table-cell>
          <table:table-cell table:formula="of:=VLOOKUP([.B17];[$keys.$A$2:$keys.$C$40];3;0)" office:value-type="string" office:string-value="KC_1" calcext:value-type="string">
            <text:p>KC_1</text:p>
          </table:table-cell>
          <table:table-cell table:formula="of:=VLOOKUP([.C17];[$keys.$A$3:$keys.$C$40];3;0)" office:value-type="string" office:string-value="KC_LCBR" calcext:value-type="string">
            <text:p>KC_LCBR</text:p>
          </table:table-cell>
          <table:table-cell table:formula="of:=VLOOKUP([.D17];[$keys.$A$3:$keys.$C$40];3;0)" office:value-type="string" office:string-value="" calcext:value-type="error">
            <text:p>#N/A</text:p>
          </table:table-cell>
          <table:table-cell table:formula="of:=VLOOKUP([.E17];[$keys.$A$3:$keys.$C$40];3;0)" office:value-type="string" office:string-value="" calcext:value-type="error">
            <text:p>#N/A</text:p>
          </table:table-cell>
          <table:table-cell table:formula="of:=[.B17]&amp;&quot;_&quot;&amp;[.C17]&amp;IF(ISNA([.Q17]);&quot;&quot;;&quot;_&quot;&amp;[.D17]&amp;IF(ISNA([.R17]);&quot;&quot;;&quot;_&quot;&amp;[.E17]))" office:value-type="string" office:string-value="w_a" calcext:value-type="string">
            <text:p>w_a</text:p>
          </table:table-cell>
          <table:table-cell table:formula="of:=[.W17]&amp;&quot;_2&quot;" office:value-type="string" office:string-value="w_a_2" calcext:value-type="string">
            <text:p>w_a_2</text:p>
          </table:table-cell>
          <table:table-cell table:formula="of:=[.O17]&amp;&quot;, &quot;&amp;[.P17]&amp;IF(ISNA([.Q17]);&quot;&quot;;&quot;, &quot;&amp;[.Q17]&amp;IF(ISNA([.R17]);&quot;&quot;;&quot;, &quot;&amp;[.R17]))" office:value-type="string" office:string-value="KC_W, KC_A" calcext:value-type="string">
            <text:p>KC_W, KC_A</text:p>
          </table:table-cell>
          <table:table-cell table:formula="of:=[.S17]&amp;&quot;, &quot;&amp;[.T17]&amp;IF(ISNA([.U17]);&quot;&quot;;&quot;, &quot;&amp;[.U17]&amp;IF(ISNA([.V17]);&quot;&quot;;&quot;, &quot;&amp;[.V17]))" office:value-type="string" office:string-value="KC_1, KC_LCBR" calcext:value-type="string">
            <text:p>KC_1, KC_LCB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&quot;const uint16_t PROGMEM &quot;&amp;[.W18]&amp;&quot;_combo[] = {&quot;&amp;[.Y18]&amp;&quot;, COMBO_END};&quot;&amp;CHAR(10)&amp;&quot;const uint16_t PROGMEM &quot;&amp;[.X18]&amp;&quot;_combo[] = {&quot;&amp;[.Z18]&amp;&quot;, COMBO_END};&quot;" office:value-type="string" office:string-value="const uint16_t PROGMEM q_r_combo[] = {KC_Q, KC_R, COMBO_END};&#10;const uint16_t PROGMEM q_r_2_combo[] = {KC_0, KC_RCBR, COMBO_END};" calcext:value-type="string">
            <text:p>const uint16_t PROGMEM q_r_combo[] = {KC_Q, KC_R, COMBO_END};</text:p>
            <text:p>const uint16_t PROGMEM q_r_2_combo[] = {KC_0, KC_RCBR, COMBO_END};</text:p>
          </table:table-cell>
          <table:table-cell table:formula="of:=&quot;  C_&quot;&amp;[.W18]&amp;&quot;,&quot;&amp;CHAR(10)&amp;&quot;  C_&quot;&amp;[.X18]&amp;&quot;,&quot;" office:value-type="string" office:string-value="  C_q_r,&#10;  C_q_r_2," calcext:value-type="string">
            <text:p>  C_q_r,</text:p>
            <text:p>  C_q_r_2,</text:p>
          </table:table-cell>
          <table:table-cell table:formula="of:=&quot;  [C_&quot;&amp;[.W18]&amp;&quot;] = COMBO&quot;&amp;IF([.K18]=&quot;key&quot;;&quot;&quot;;&quot;_ACTION&quot;)&amp;&quot;(&quot;&amp;[.W18]&amp;&quot;_combo&quot;&amp;IF([.K18]=&quot;key&quot;;&quot;, &quot;&amp;[.L18];&quot;&quot;)&amp;&quot;),&quot;&amp;CHAR(10)&amp;&quot;  [C_&quot;&amp;[.X18]&amp;&quot;] = COMBO&quot;&amp;IF([.K18]=&quot;key&quot;;&quot;&quot;;&quot;_ACTION&quot;)&amp;&quot;(&quot;&amp;[.X18]&amp;&quot;_combo&quot;&amp;IF([.K18]=&quot;key&quot;;&quot;, &quot;&amp;[.L18];&quot;&quot;)&amp;&quot;),&quot;" office:value-type="string" office:string-value="  [C_q_r] = COMBO(q_r_combo, KC_F10),&#10;  [C_q_r_2] = COMBO(q_r_2_combo, KC_F10)," calcext:value-type="string">
            <text:p>  [C_q_r] = COMBO(q_r_combo, KC_F10),</text:p>
            <text:p>  [C_q_r_2] = COMBO(q_r_2_combo, KC_F10),</text:p>
          </table:table-cell>
          <table:table-cell table:style-name="ce5" table:formula="of:=IF([.K18]=&quot;macro&quot;;&quot;    case &quot;&amp;&quot;C_&quot;&amp;[.W18]&amp;&quot;: if (p) {&quot;&amp;[.M18]&amp;&quot;} &quot;&amp;IF([.N18]=&quot;&quot;;&quot;&quot;;&quot;else {&quot;&amp;[.N18]&amp;&quot;}&quot;)&amp;&quot; break;&quot;&amp;CHAR(10)&amp;&quot;    case &quot;&amp;&quot;C_&quot;&amp;[.X18]&amp;&quot;: if (p) {&quot;&amp;[.M18]&amp;&quot;} &quot;&amp;IF([.N18]=&quot;&quot;;&quot;&quot;;&quot;else {&quot;&amp;[.N18]&amp;&quot;}&quot;)&amp;&quot; break;&quot;;&quot;&quot;)">
            <text:p/>
          </table:table-cell>
          <table:table-cell/>
          <table:table-cell table:style-name="ce8" table:formula="of:=VLOOKUP([.A18];[$actions.$A$2:.$F$500];5;0)" office:value-type="string" office:string-value="key" calcext:value-type="string">
            <text:p>key</text:p>
          </table:table-cell>
          <table:table-cell table:formula="of:=VLOOKUP([.A18];[$actions.$A$2:.$D$500];2;0)" office:value-type="string" office:string-value="KC_F10" calcext:value-type="string">
            <text:p>KC_F10</text:p>
          </table:table-cell>
          <table:table-cell table:formula="of:=VLOOKUP([.A18];[$actions.$A$2:.$D$500];3;0)" office:value-type="float" office:value="0" calcext:value-type="float">
            <text:p/>
          </table:table-cell>
          <table:table-cell table:formula="of:=VLOOKUP([.A18];[$actions.$A$2:.$D$500];4;0)" office:value-type="float" office:value="0" calcext:value-type="float">
            <text:p/>
          </table:table-cell>
          <table:table-cell table:formula="of:=VLOOKUP([.B18];[$keys.$A$2:$keys.$C$40];2;0)" office:value-type="string" office:string-value="KC_Q" calcext:value-type="string">
            <text:p>KC_Q</text:p>
          </table:table-cell>
          <table:table-cell table:formula="of:=VLOOKUP([.C18];[$keys.$A$2:$keys.$C$40];2;0)" office:value-type="string" office:string-value="KC_R" calcext:value-type="string">
            <text:p>KC_R</text:p>
          </table:table-cell>
          <table:table-cell table:formula="of:=VLOOKUP([.D18];[$keys.$A$2:$keys.$C$40];2;0)" office:value-type="string" office:string-value="" calcext:value-type="error">
            <text:p>#N/A</text:p>
          </table:table-cell>
          <table:table-cell table:formula="of:=VLOOKUP([.E18];[$keys.$A$2:$keys.$C$40];2;0)" office:value-type="string" office:string-value="" calcext:value-type="error">
            <text:p>#N/A</text:p>
          </table:table-cell>
          <table:table-cell table:formula="of:=VLOOKUP([.B18];[$keys.$A$2:$keys.$C$40];3;0)" office:value-type="string" office:string-value="KC_0" calcext:value-type="string">
            <text:p>KC_0</text:p>
          </table:table-cell>
          <table:table-cell table:formula="of:=VLOOKUP([.C18];[$keys.$A$3:$keys.$C$40];3;0)" office:value-type="string" office:string-value="KC_RCBR" calcext:value-type="string">
            <text:p>KC_RCBR</text:p>
          </table:table-cell>
          <table:table-cell table:formula="of:=VLOOKUP([.D18];[$keys.$A$3:$keys.$C$40];3;0)" office:value-type="string" office:string-value="" calcext:value-type="error">
            <text:p>#N/A</text:p>
          </table:table-cell>
          <table:table-cell table:formula="of:=VLOOKUP([.E18];[$keys.$A$3:$keys.$C$40];3;0)" office:value-type="string" office:string-value="" calcext:value-type="error">
            <text:p>#N/A</text:p>
          </table:table-cell>
          <table:table-cell table:formula="of:=[.B18]&amp;&quot;_&quot;&amp;[.C18]&amp;IF(ISNA([.Q18]);&quot;&quot;;&quot;_&quot;&amp;[.D18]&amp;IF(ISNA([.R18]);&quot;&quot;;&quot;_&quot;&amp;[.E18]))" office:value-type="string" office:string-value="q_r" calcext:value-type="string">
            <text:p>q_r</text:p>
          </table:table-cell>
          <table:table-cell table:formula="of:=[.W18]&amp;&quot;_2&quot;" office:value-type="string" office:string-value="q_r_2" calcext:value-type="string">
            <text:p>q_r_2</text:p>
          </table:table-cell>
          <table:table-cell table:formula="of:=[.O18]&amp;&quot;, &quot;&amp;[.P18]&amp;IF(ISNA([.Q18]);&quot;&quot;;&quot;, &quot;&amp;[.Q18]&amp;IF(ISNA([.R18]);&quot;&quot;;&quot;, &quot;&amp;[.R18]))" office:value-type="string" office:string-value="KC_Q, KC_R" calcext:value-type="string">
            <text:p>KC_Q, KC_R</text:p>
          </table:table-cell>
          <table:table-cell table:formula="of:=[.S18]&amp;&quot;, &quot;&amp;[.T18]&amp;IF(ISNA([.U18]);&quot;&quot;;&quot;, &quot;&amp;[.U18]&amp;IF(ISNA([.V18]);&quot;&quot;;&quot;, &quot;&amp;[.V18]))" office:value-type="string" office:string-value="KC_0, KC_RCBR" calcext:value-type="string">
            <text:p>KC_0, KC_RCB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&quot;const uint16_t PROGMEM &quot;&amp;[.W19]&amp;&quot;_combo[] = {&quot;&amp;[.Y19]&amp;&quot;, COMBO_END};&quot;&amp;CHAR(10)&amp;&quot;const uint16_t PROGMEM &quot;&amp;[.X19]&amp;&quot;_combo[] = {&quot;&amp;[.Z19]&amp;&quot;, COMBO_END};&quot;" office:value-type="string" office:string-value="const uint16_t PROGMEM w_s_combo[] = {KC_W, KC_S, COMBO_END};&#10;const uint16_t PROGMEM w_s_2_combo[] = {KC_1, KC_LPRN, COMBO_END};" calcext:value-type="string">
            <text:p>const uint16_t PROGMEM w_s_combo[] = {KC_W, KC_S, COMBO_END};</text:p>
            <text:p>const uint16_t PROGMEM w_s_2_combo[] = {KC_1, KC_LPRN, COMBO_END};</text:p>
          </table:table-cell>
          <table:table-cell table:formula="of:=&quot;  C_&quot;&amp;[.W19]&amp;&quot;,&quot;&amp;CHAR(10)&amp;&quot;  C_&quot;&amp;[.X19]&amp;&quot;,&quot;" office:value-type="string" office:string-value="  C_w_s,&#10;  C_w_s_2," calcext:value-type="string">
            <text:p>  C_w_s,</text:p>
            <text:p>  C_w_s_2,</text:p>
          </table:table-cell>
          <table:table-cell table:formula="of:=&quot;  [C_&quot;&amp;[.W19]&amp;&quot;] = COMBO&quot;&amp;IF([.K19]=&quot;key&quot;;&quot;&quot;;&quot;_ACTION&quot;)&amp;&quot;(&quot;&amp;[.W19]&amp;&quot;_combo&quot;&amp;IF([.K19]=&quot;key&quot;;&quot;, &quot;&amp;[.L19];&quot;&quot;)&amp;&quot;),&quot;&amp;CHAR(10)&amp;&quot;  [C_&quot;&amp;[.X19]&amp;&quot;] = COMBO&quot;&amp;IF([.K19]=&quot;key&quot;;&quot;&quot;;&quot;_ACTION&quot;)&amp;&quot;(&quot;&amp;[.X19]&amp;&quot;_combo&quot;&amp;IF([.K19]=&quot;key&quot;;&quot;, &quot;&amp;[.L19];&quot;&quot;)&amp;&quot;),&quot;" office:value-type="string" office:string-value="  [C_w_s] = COMBO(w_s_combo, KC_F11),&#10;  [C_w_s_2] = COMBO(w_s_2_combo, KC_F11)," calcext:value-type="string">
            <text:p>  [C_w_s] = COMBO(w_s_combo, KC_F11),</text:p>
            <text:p>  [C_w_s_2] = COMBO(w_s_2_combo, KC_F11),</text:p>
          </table:table-cell>
          <table:table-cell table:style-name="ce5" table:formula="of:=IF([.K19]=&quot;macro&quot;;&quot;    case &quot;&amp;&quot;C_&quot;&amp;[.W19]&amp;&quot;: if (p) {&quot;&amp;[.M19]&amp;&quot;} &quot;&amp;IF([.N19]=&quot;&quot;;&quot;&quot;;&quot;else {&quot;&amp;[.N19]&amp;&quot;}&quot;)&amp;&quot; break;&quot;&amp;CHAR(10)&amp;&quot;    case &quot;&amp;&quot;C_&quot;&amp;[.X19]&amp;&quot;: if (p) {&quot;&amp;[.M19]&amp;&quot;} &quot;&amp;IF([.N19]=&quot;&quot;;&quot;&quot;;&quot;else {&quot;&amp;[.N19]&amp;&quot;}&quot;)&amp;&quot; break;&quot;;&quot;&quot;)">
            <text:p/>
          </table:table-cell>
          <table:table-cell/>
          <table:table-cell table:style-name="ce8" table:formula="of:=VLOOKUP([.A19];[$actions.$A$2:.$F$500];5;0)" office:value-type="string" office:string-value="key" calcext:value-type="string">
            <text:p>key</text:p>
          </table:table-cell>
          <table:table-cell table:formula="of:=VLOOKUP([.A19];[$actions.$A$2:.$D$500];2;0)" office:value-type="string" office:string-value="KC_F11" calcext:value-type="string">
            <text:p>KC_F11</text:p>
          </table:table-cell>
          <table:table-cell table:formula="of:=VLOOKUP([.A19];[$actions.$A$2:.$D$500];3;0)" office:value-type="float" office:value="0" calcext:value-type="float">
            <text:p/>
          </table:table-cell>
          <table:table-cell table:formula="of:=VLOOKUP([.A19];[$actions.$A$2:.$D$500];4;0)" office:value-type="float" office:value="0" calcext:value-type="float">
            <text:p/>
          </table:table-cell>
          <table:table-cell table:formula="of:=VLOOKUP([.B19];[$keys.$A$2:$keys.$C$40];2;0)" office:value-type="string" office:string-value="KC_W" calcext:value-type="string">
            <text:p>KC_W</text:p>
          </table:table-cell>
          <table:table-cell table:formula="of:=VLOOKUP([.C19];[$keys.$A$2:$keys.$C$40];2;0)" office:value-type="string" office:string-value="KC_S" calcext:value-type="string">
            <text:p>KC_S</text:p>
          </table:table-cell>
          <table:table-cell table:formula="of:=VLOOKUP([.D19];[$keys.$A$2:$keys.$C$40];2;0)" office:value-type="string" office:string-value="" calcext:value-type="error">
            <text:p>#N/A</text:p>
          </table:table-cell>
          <table:table-cell table:formula="of:=VLOOKUP([.E19];[$keys.$A$2:$keys.$C$40];2;0)" office:value-type="string" office:string-value="" calcext:value-type="error">
            <text:p>#N/A</text:p>
          </table:table-cell>
          <table:table-cell table:formula="of:=VLOOKUP([.B19];[$keys.$A$2:$keys.$C$40];3;0)" office:value-type="string" office:string-value="KC_1" calcext:value-type="string">
            <text:p>KC_1</text:p>
          </table:table-cell>
          <table:table-cell table:formula="of:=VLOOKUP([.C19];[$keys.$A$3:$keys.$C$40];3;0)" office:value-type="string" office:string-value="KC_LPRN" calcext:value-type="string">
            <text:p>KC_LPRN</text:p>
          </table:table-cell>
          <table:table-cell table:formula="of:=VLOOKUP([.D19];[$keys.$A$3:$keys.$C$40];3;0)" office:value-type="string" office:string-value="" calcext:value-type="error">
            <text:p>#N/A</text:p>
          </table:table-cell>
          <table:table-cell table:formula="of:=VLOOKUP([.E19];[$keys.$A$3:$keys.$C$40];3;0)" office:value-type="string" office:string-value="" calcext:value-type="error">
            <text:p>#N/A</text:p>
          </table:table-cell>
          <table:table-cell table:formula="of:=[.B19]&amp;&quot;_&quot;&amp;[.C19]&amp;IF(ISNA([.Q19]);&quot;&quot;;&quot;_&quot;&amp;[.D19]&amp;IF(ISNA([.R19]);&quot;&quot;;&quot;_&quot;&amp;[.E19]))" office:value-type="string" office:string-value="w_s" calcext:value-type="string">
            <text:p>w_s</text:p>
          </table:table-cell>
          <table:table-cell table:formula="of:=[.W19]&amp;&quot;_2&quot;" office:value-type="string" office:string-value="w_s_2" calcext:value-type="string">
            <text:p>w_s_2</text:p>
          </table:table-cell>
          <table:table-cell table:formula="of:=[.O19]&amp;&quot;, &quot;&amp;[.P19]&amp;IF(ISNA([.Q19]);&quot;&quot;;&quot;, &quot;&amp;[.Q19]&amp;IF(ISNA([.R19]);&quot;&quot;;&quot;, &quot;&amp;[.R19]))" office:value-type="string" office:string-value="KC_W, KC_S" calcext:value-type="string">
            <text:p>KC_W, KC_S</text:p>
          </table:table-cell>
          <table:table-cell table:formula="of:=[.S19]&amp;&quot;, &quot;&amp;[.T19]&amp;IF(ISNA([.U19]);&quot;&quot;;&quot;, &quot;&amp;[.U19]&amp;IF(ISNA([.V19]);&quot;&quot;;&quot;, &quot;&amp;[.V19]))" office:value-type="string" office:string-value="KC_1, KC_LPRN" calcext:value-type="string">
            <text:p>KC_1, KC_L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&quot;const uint16_t PROGMEM &quot;&amp;[.W20]&amp;&quot;_combo[] = {&quot;&amp;[.Y20]&amp;&quot;, COMBO_END};&quot;&amp;CHAR(10)&amp;&quot;const uint16_t PROGMEM &quot;&amp;[.X20]&amp;&quot;_combo[] = {&quot;&amp;[.Z20]&amp;&quot;, COMBO_END};&quot;" office:value-type="string" office:string-value="const uint16_t PROGMEM f_t_combo[] = {KC_F, KC_T, COMBO_END};&#10;const uint16_t PROGMEM f_t_2_combo[] = {KC_2, KC_RPRN, COMBO_END};" calcext:value-type="string">
            <text:p>const uint16_t PROGMEM f_t_combo[] = {KC_F, KC_T, COMBO_END};</text:p>
            <text:p>const uint16_t PROGMEM f_t_2_combo[] = {KC_2, KC_RPRN, COMBO_END};</text:p>
          </table:table-cell>
          <table:table-cell table:formula="of:=&quot;  C_&quot;&amp;[.W20]&amp;&quot;,&quot;&amp;CHAR(10)&amp;&quot;  C_&quot;&amp;[.X20]&amp;&quot;,&quot;" office:value-type="string" office:string-value="  C_f_t,&#10;  C_f_t_2," calcext:value-type="string">
            <text:p>  C_f_t,</text:p>
            <text:p>  C_f_t_2,</text:p>
          </table:table-cell>
          <table:table-cell table:formula="of:=&quot;  [C_&quot;&amp;[.W20]&amp;&quot;] = COMBO&quot;&amp;IF([.K20]=&quot;key&quot;;&quot;&quot;;&quot;_ACTION&quot;)&amp;&quot;(&quot;&amp;[.W20]&amp;&quot;_combo&quot;&amp;IF([.K20]=&quot;key&quot;;&quot;, &quot;&amp;[.L20];&quot;&quot;)&amp;&quot;),&quot;&amp;CHAR(10)&amp;&quot;  [C_&quot;&amp;[.X20]&amp;&quot;] = COMBO&quot;&amp;IF([.K20]=&quot;key&quot;;&quot;&quot;;&quot;_ACTION&quot;)&amp;&quot;(&quot;&amp;[.X20]&amp;&quot;_combo&quot;&amp;IF([.K20]=&quot;key&quot;;&quot;, &quot;&amp;[.L20];&quot;&quot;)&amp;&quot;),&quot;" office:value-type="string" office:string-value="  [C_f_t] = COMBO(f_t_combo, KC_F12),&#10;  [C_f_t_2] = COMBO(f_t_2_combo, KC_F12)," calcext:value-type="string">
            <text:p>  [C_f_t] = COMBO(f_t_combo, KC_F12),</text:p>
            <text:p>  [C_f_t_2] = COMBO(f_t_2_combo, KC_F12),</text:p>
          </table:table-cell>
          <table:table-cell table:style-name="ce5" table:formula="of:=IF([.K20]=&quot;macro&quot;;&quot;    case &quot;&amp;&quot;C_&quot;&amp;[.W20]&amp;&quot;: if (p) {&quot;&amp;[.M20]&amp;&quot;} &quot;&amp;IF([.N20]=&quot;&quot;;&quot;&quot;;&quot;else {&quot;&amp;[.N20]&amp;&quot;}&quot;)&amp;&quot; break;&quot;&amp;CHAR(10)&amp;&quot;    case &quot;&amp;&quot;C_&quot;&amp;[.X20]&amp;&quot;: if (p) {&quot;&amp;[.M20]&amp;&quot;} &quot;&amp;IF([.N20]=&quot;&quot;;&quot;&quot;;&quot;else {&quot;&amp;[.N20]&amp;&quot;}&quot;)&amp;&quot; break;&quot;;&quot;&quot;)">
            <text:p/>
          </table:table-cell>
          <table:table-cell/>
          <table:table-cell table:style-name="ce8" table:formula="of:=VLOOKUP([.A20];[$actions.$A$2:.$F$500];5;0)" office:value-type="string" office:string-value="key" calcext:value-type="string">
            <text:p>key</text:p>
          </table:table-cell>
          <table:table-cell table:formula="of:=VLOOKUP([.A20];[$actions.$A$2:.$D$500];2;0)" office:value-type="string" office:string-value="KC_F12" calcext:value-type="string">
            <text:p>KC_F12</text:p>
          </table:table-cell>
          <table:table-cell table:formula="of:=VLOOKUP([.A20];[$actions.$A$2:.$D$500];3;0)" office:value-type="float" office:value="0" calcext:value-type="float">
            <text:p/>
          </table:table-cell>
          <table:table-cell table:formula="of:=VLOOKUP([.A20];[$actions.$A$2:.$D$500];4;0)" office:value-type="float" office:value="0" calcext:value-type="float">
            <text:p/>
          </table:table-cell>
          <table:table-cell table:formula="of:=VLOOKUP([.B20];[$keys.$A$2:$keys.$C$40];2;0)" office:value-type="string" office:string-value="KC_F" calcext:value-type="string">
            <text:p>KC_F</text:p>
          </table:table-cell>
          <table:table-cell table:formula="of:=VLOOKUP([.C20];[$keys.$A$2:$keys.$C$40];2;0)" office:value-type="string" office:string-value="KC_T" calcext:value-type="string">
            <text:p>KC_T</text:p>
          </table:table-cell>
          <table:table-cell table:formula="of:=VLOOKUP([.D20];[$keys.$A$2:$keys.$C$40];2;0)" office:value-type="string" office:string-value="" calcext:value-type="error">
            <text:p>#N/A</text:p>
          </table:table-cell>
          <table:table-cell table:formula="of:=VLOOKUP([.E20];[$keys.$A$2:$keys.$C$40];2;0)" office:value-type="string" office:string-value="" calcext:value-type="error">
            <text:p>#N/A</text:p>
          </table:table-cell>
          <table:table-cell table:formula="of:=VLOOKUP([.B20];[$keys.$A$2:$keys.$C$40];3;0)" office:value-type="string" office:string-value="KC_2" calcext:value-type="string">
            <text:p>KC_2</text:p>
          </table:table-cell>
          <table:table-cell table:formula="of:=VLOOKUP([.C20];[$keys.$A$3:$keys.$C$40];3;0)" office:value-type="string" office:string-value="KC_RPRN" calcext:value-type="string">
            <text:p>KC_RPRN</text:p>
          </table:table-cell>
          <table:table-cell table:formula="of:=VLOOKUP([.D20];[$keys.$A$3:$keys.$C$40];3;0)" office:value-type="string" office:string-value="" calcext:value-type="error">
            <text:p>#N/A</text:p>
          </table:table-cell>
          <table:table-cell table:formula="of:=VLOOKUP([.E20];[$keys.$A$3:$keys.$C$40];3;0)" office:value-type="string" office:string-value="" calcext:value-type="error">
            <text:p>#N/A</text:p>
          </table:table-cell>
          <table:table-cell table:formula="of:=[.B20]&amp;&quot;_&quot;&amp;[.C20]&amp;IF(ISNA([.Q20]);&quot;&quot;;&quot;_&quot;&amp;[.D20]&amp;IF(ISNA([.R20]);&quot;&quot;;&quot;_&quot;&amp;[.E20]))" office:value-type="string" office:string-value="f_t" calcext:value-type="string">
            <text:p>f_t</text:p>
          </table:table-cell>
          <table:table-cell table:formula="of:=[.W20]&amp;&quot;_2&quot;" office:value-type="string" office:string-value="f_t_2" calcext:value-type="string">
            <text:p>f_t_2</text:p>
          </table:table-cell>
          <table:table-cell table:formula="of:=[.O20]&amp;&quot;, &quot;&amp;[.P20]&amp;IF(ISNA([.Q20]);&quot;&quot;;&quot;, &quot;&amp;[.Q20]&amp;IF(ISNA([.R20]);&quot;&quot;;&quot;, &quot;&amp;[.R20]))" office:value-type="string" office:string-value="KC_F, KC_T" calcext:value-type="string">
            <text:p>KC_F, KC_T</text:p>
          </table:table-cell>
          <table:table-cell table:formula="of:=[.S20]&amp;&quot;, &quot;&amp;[.T20]&amp;IF(ISNA([.U20]);&quot;&quot;;&quot;, &quot;&amp;[.U20]&amp;IF(ISNA([.V20]);&quot;&quot;;&quot;, &quot;&amp;[.V20]))" office:value-type="string" office:string-value="KC_2, KC_RPRN" calcext:value-type="string">
            <text:p>KC_2, KC_R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&quot;const uint16_t PROGMEM &quot;&amp;[.W21]&amp;&quot;_combo[] = {&quot;&amp;[.Y21]&amp;&quot;, COMBO_END};&quot;&amp;CHAR(10)&amp;&quot;const uint16_t PROGMEM &quot;&amp;[.X21]&amp;&quot;_combo[] = {&quot;&amp;[.Z21]&amp;&quot;, COMBO_END};&quot;" office:value-type="string" office:string-value="const uint16_t PROGMEM f_r_combo[] = {KC_F, KC_R, COMBO_END};&#10;const uint16_t PROGMEM f_r_2_combo[] = {KC_2, KC_RCBR, COMBO_END};" calcext:value-type="string">
            <text:p>const uint16_t PROGMEM f_r_combo[] = {KC_F, KC_R, COMBO_END};</text:p>
            <text:p>const uint16_t PROGMEM f_r_2_combo[] = {KC_2, KC_RCBR, COMBO_END};</text:p>
          </table:table-cell>
          <table:table-cell table:formula="of:=&quot;  C_&quot;&amp;[.W21]&amp;&quot;,&quot;&amp;CHAR(10)&amp;&quot;  C_&quot;&amp;[.X21]&amp;&quot;,&quot;" office:value-type="string" office:string-value="  C_f_r,&#10;  C_f_r_2," calcext:value-type="string">
            <text:p>  C_f_r,</text:p>
            <text:p>  C_f_r_2,</text:p>
          </table:table-cell>
          <table:table-cell table:formula="of:=&quot;  [C_&quot;&amp;[.W21]&amp;&quot;] = COMBO&quot;&amp;IF([.K21]=&quot;key&quot;;&quot;&quot;;&quot;_ACTION&quot;)&amp;&quot;(&quot;&amp;[.W21]&amp;&quot;_combo&quot;&amp;IF([.K21]=&quot;key&quot;;&quot;, &quot;&amp;[.L21];&quot;&quot;)&amp;&quot;),&quot;&amp;CHAR(10)&amp;&quot;  [C_&quot;&amp;[.X21]&amp;&quot;] = COMBO&quot;&amp;IF([.K21]=&quot;key&quot;;&quot;&quot;;&quot;_ACTION&quot;)&amp;&quot;(&quot;&amp;[.X21]&amp;&quot;_combo&quot;&amp;IF([.K21]=&quot;key&quot;;&quot;, &quot;&amp;[.L21];&quot;&quot;)&amp;&quot;),&quot;" office:value-type="string" office:string-value="  [C_f_r] = COMBO(f_r_combo, KC_F2),&#10;  [C_f_r_2] = COMBO(f_r_2_combo, KC_F2)," calcext:value-type="string">
            <text:p>  [C_f_r] = COMBO(f_r_combo, KC_F2),</text:p>
            <text:p>  [C_f_r_2] = COMBO(f_r_2_combo, KC_F2),</text:p>
          </table:table-cell>
          <table:table-cell table:style-name="ce5" table:formula="of:=IF([.K21]=&quot;macro&quot;;&quot;    case &quot;&amp;&quot;C_&quot;&amp;[.W21]&amp;&quot;: if (p) {&quot;&amp;[.M21]&amp;&quot;} &quot;&amp;IF([.N21]=&quot;&quot;;&quot;&quot;;&quot;else {&quot;&amp;[.N21]&amp;&quot;}&quot;)&amp;&quot; break;&quot;&amp;CHAR(10)&amp;&quot;    case &quot;&amp;&quot;C_&quot;&amp;[.X21]&amp;&quot;: if (p) {&quot;&amp;[.M21]&amp;&quot;} &quot;&amp;IF([.N21]=&quot;&quot;;&quot;&quot;;&quot;else {&quot;&amp;[.N21]&amp;&quot;}&quot;)&amp;&quot; break;&quot;;&quot;&quot;)">
            <text:p/>
          </table:table-cell>
          <table:table-cell/>
          <table:table-cell table:style-name="ce8" table:formula="of:=VLOOKUP([.A21];[$actions.$A$2:.$F$500];5;0)" office:value-type="string" office:string-value="key" calcext:value-type="string">
            <text:p>key</text:p>
          </table:table-cell>
          <table:table-cell table:formula="of:=VLOOKUP([.A21];[$actions.$A$2:.$D$500];2;0)" office:value-type="string" office:string-value="KC_F2" calcext:value-type="string">
            <text:p>KC_F2</text:p>
          </table:table-cell>
          <table:table-cell table:formula="of:=VLOOKUP([.A21];[$actions.$A$2:.$D$500];3;0)" office:value-type="float" office:value="0" calcext:value-type="float">
            <text:p/>
          </table:table-cell>
          <table:table-cell table:formula="of:=VLOOKUP([.A21];[$actions.$A$2:.$D$500];4;0)" office:value-type="float" office:value="0" calcext:value-type="float">
            <text:p/>
          </table:table-cell>
          <table:table-cell table:formula="of:=VLOOKUP([.B21];[$keys.$A$2:$keys.$C$40];2;0)" office:value-type="string" office:string-value="KC_F" calcext:value-type="string">
            <text:p>KC_F</text:p>
          </table:table-cell>
          <table:table-cell table:formula="of:=VLOOKUP([.C21];[$keys.$A$2:$keys.$C$40];2;0)" office:value-type="string" office:string-value="KC_R" calcext:value-type="string">
            <text:p>KC_R</text:p>
          </table:table-cell>
          <table:table-cell table:formula="of:=VLOOKUP([.D21];[$keys.$A$2:$keys.$C$40];2;0)" office:value-type="string" office:string-value="" calcext:value-type="error">
            <text:p>#N/A</text:p>
          </table:table-cell>
          <table:table-cell table:formula="of:=VLOOKUP([.E21];[$keys.$A$2:$keys.$C$40];2;0)" office:value-type="string" office:string-value="" calcext:value-type="error">
            <text:p>#N/A</text:p>
          </table:table-cell>
          <table:table-cell table:formula="of:=VLOOKUP([.B21];[$keys.$A$2:$keys.$C$40];3;0)" office:value-type="string" office:string-value="KC_2" calcext:value-type="string">
            <text:p>KC_2</text:p>
          </table:table-cell>
          <table:table-cell table:formula="of:=VLOOKUP([.C21];[$keys.$A$3:$keys.$C$40];3;0)" office:value-type="string" office:string-value="KC_RCBR" calcext:value-type="string">
            <text:p>KC_RCBR</text:p>
          </table:table-cell>
          <table:table-cell table:formula="of:=VLOOKUP([.D21];[$keys.$A$3:$keys.$C$40];3;0)" office:value-type="string" office:string-value="" calcext:value-type="error">
            <text:p>#N/A</text:p>
          </table:table-cell>
          <table:table-cell table:formula="of:=VLOOKUP([.E21];[$keys.$A$3:$keys.$C$40];3;0)" office:value-type="string" office:string-value="" calcext:value-type="error">
            <text:p>#N/A</text:p>
          </table:table-cell>
          <table:table-cell table:formula="of:=[.B21]&amp;&quot;_&quot;&amp;[.C21]&amp;IF(ISNA([.Q21]);&quot;&quot;;&quot;_&quot;&amp;[.D21]&amp;IF(ISNA([.R21]);&quot;&quot;;&quot;_&quot;&amp;[.E21]))" office:value-type="string" office:string-value="f_r" calcext:value-type="string">
            <text:p>f_r</text:p>
          </table:table-cell>
          <table:table-cell table:formula="of:=[.W21]&amp;&quot;_2&quot;" office:value-type="string" office:string-value="f_r_2" calcext:value-type="string">
            <text:p>f_r_2</text:p>
          </table:table-cell>
          <table:table-cell table:formula="of:=[.O21]&amp;&quot;, &quot;&amp;[.P21]&amp;IF(ISNA([.Q21]);&quot;&quot;;&quot;, &quot;&amp;[.Q21]&amp;IF(ISNA([.R21]);&quot;&quot;;&quot;, &quot;&amp;[.R21]))" office:value-type="string" office:string-value="KC_F, KC_R" calcext:value-type="string">
            <text:p>KC_F, KC_R</text:p>
          </table:table-cell>
          <table:table-cell table:formula="of:=[.S21]&amp;&quot;, &quot;&amp;[.T21]&amp;IF(ISNA([.U21]);&quot;&quot;;&quot;, &quot;&amp;[.U21]&amp;IF(ISNA([.V21]);&quot;&quot;;&quot;, &quot;&amp;[.V21]))" office:value-type="string" office:string-value="KC_2, KC_RCBR" calcext:value-type="string">
            <text:p>KC_2, KC_RCB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&quot;const uint16_t PROGMEM &quot;&amp;[.W22]&amp;&quot;_combo[] = {&quot;&amp;[.Y22]&amp;&quot;, COMBO_END};&quot;&amp;CHAR(10)&amp;&quot;const uint16_t PROGMEM &quot;&amp;[.X22]&amp;&quot;_combo[] = {&quot;&amp;[.Z22]&amp;&quot;, COMBO_END};&quot;" office:value-type="string" office:string-value="const uint16_t PROGMEM p_s_combo[] = {KC_P, KC_S, COMBO_END};&#10;const uint16_t PROGMEM p_s_2_combo[] = {KC_3, KC_LPRN, COMBO_END};" calcext:value-type="string">
            <text:p>const uint16_t PROGMEM p_s_combo[] = {KC_P, KC_S, COMBO_END};</text:p>
            <text:p>const uint16_t PROGMEM p_s_2_combo[] = {KC_3, KC_LPRN, COMBO_END};</text:p>
          </table:table-cell>
          <table:table-cell table:formula="of:=&quot;  C_&quot;&amp;[.W22]&amp;&quot;,&quot;&amp;CHAR(10)&amp;&quot;  C_&quot;&amp;[.X22]&amp;&quot;,&quot;" office:value-type="string" office:string-value="  C_p_s,&#10;  C_p_s_2," calcext:value-type="string">
            <text:p>  C_p_s,</text:p>
            <text:p>  C_p_s_2,</text:p>
          </table:table-cell>
          <table:table-cell table:formula="of:=&quot;  [C_&quot;&amp;[.W22]&amp;&quot;] = COMBO&quot;&amp;IF([.K22]=&quot;key&quot;;&quot;&quot;;&quot;_ACTION&quot;)&amp;&quot;(&quot;&amp;[.W22]&amp;&quot;_combo&quot;&amp;IF([.K22]=&quot;key&quot;;&quot;, &quot;&amp;[.L22];&quot;&quot;)&amp;&quot;),&quot;&amp;CHAR(10)&amp;&quot;  [C_&quot;&amp;[.X22]&amp;&quot;] = COMBO&quot;&amp;IF([.K22]=&quot;key&quot;;&quot;&quot;;&quot;_ACTION&quot;)&amp;&quot;(&quot;&amp;[.X22]&amp;&quot;_combo&quot;&amp;IF([.K22]=&quot;key&quot;;&quot;, &quot;&amp;[.L22];&quot;&quot;)&amp;&quot;),&quot;" office:value-type="string" office:string-value="  [C_p_s] = COMBO(p_s_combo, KC_F3),&#10;  [C_p_s_2] = COMBO(p_s_2_combo, KC_F3)," calcext:value-type="string">
            <text:p>  [C_p_s] = COMBO(p_s_combo, KC_F3),</text:p>
            <text:p>  [C_p_s_2] = COMBO(p_s_2_combo, KC_F3),</text:p>
          </table:table-cell>
          <table:table-cell table:style-name="ce5" table:formula="of:=IF([.K22]=&quot;macro&quot;;&quot;    case &quot;&amp;&quot;C_&quot;&amp;[.W22]&amp;&quot;: if (p) {&quot;&amp;[.M22]&amp;&quot;} &quot;&amp;IF([.N22]=&quot;&quot;;&quot;&quot;;&quot;else {&quot;&amp;[.N22]&amp;&quot;}&quot;)&amp;&quot; break;&quot;&amp;CHAR(10)&amp;&quot;    case &quot;&amp;&quot;C_&quot;&amp;[.X22]&amp;&quot;: if (p) {&quot;&amp;[.M22]&amp;&quot;} &quot;&amp;IF([.N22]=&quot;&quot;;&quot;&quot;;&quot;else {&quot;&amp;[.N22]&amp;&quot;}&quot;)&amp;&quot; break;&quot;;&quot;&quot;)">
            <text:p/>
          </table:table-cell>
          <table:table-cell/>
          <table:table-cell table:style-name="ce8" table:formula="of:=VLOOKUP([.A22];[$actions.$A$2:.$F$500];5;0)" office:value-type="string" office:string-value="key" calcext:value-type="string">
            <text:p>key</text:p>
          </table:table-cell>
          <table:table-cell table:formula="of:=VLOOKUP([.A22];[$actions.$A$2:.$D$500];2;0)" office:value-type="string" office:string-value="KC_F3" calcext:value-type="string">
            <text:p>KC_F3</text:p>
          </table:table-cell>
          <table:table-cell table:formula="of:=VLOOKUP([.A22];[$actions.$A$2:.$D$500];3;0)" office:value-type="float" office:value="0" calcext:value-type="float">
            <text:p/>
          </table:table-cell>
          <table:table-cell table:formula="of:=VLOOKUP([.A22];[$actions.$A$2:.$D$500];4;0)" office:value-type="float" office:value="0" calcext:value-type="float">
            <text:p/>
          </table:table-cell>
          <table:table-cell table:formula="of:=VLOOKUP([.B22];[$keys.$A$2:$keys.$C$40];2;0)" office:value-type="string" office:string-value="KC_P" calcext:value-type="string">
            <text:p>KC_P</text:p>
          </table:table-cell>
          <table:table-cell table:formula="of:=VLOOKUP([.C22];[$keys.$A$2:$keys.$C$40];2;0)" office:value-type="string" office:string-value="KC_S" calcext:value-type="string">
            <text:p>KC_S</text:p>
          </table:table-cell>
          <table:table-cell table:formula="of:=VLOOKUP([.D22];[$keys.$A$2:$keys.$C$40];2;0)" office:value-type="string" office:string-value="" calcext:value-type="error">
            <text:p>#N/A</text:p>
          </table:table-cell>
          <table:table-cell table:formula="of:=VLOOKUP([.E22];[$keys.$A$2:$keys.$C$40];2;0)" office:value-type="string" office:string-value="" calcext:value-type="error">
            <text:p>#N/A</text:p>
          </table:table-cell>
          <table:table-cell table:formula="of:=VLOOKUP([.B22];[$keys.$A$2:$keys.$C$40];3;0)" office:value-type="string" office:string-value="KC_3" calcext:value-type="string">
            <text:p>KC_3</text:p>
          </table:table-cell>
          <table:table-cell table:formula="of:=VLOOKUP([.C22];[$keys.$A$3:$keys.$C$40];3;0)" office:value-type="string" office:string-value="KC_LPRN" calcext:value-type="string">
            <text:p>KC_LPRN</text:p>
          </table:table-cell>
          <table:table-cell table:formula="of:=VLOOKUP([.D22];[$keys.$A$3:$keys.$C$40];3;0)" office:value-type="string" office:string-value="" calcext:value-type="error">
            <text:p>#N/A</text:p>
          </table:table-cell>
          <table:table-cell table:formula="of:=VLOOKUP([.E22];[$keys.$A$3:$keys.$C$40];3;0)" office:value-type="string" office:string-value="" calcext:value-type="error">
            <text:p>#N/A</text:p>
          </table:table-cell>
          <table:table-cell table:formula="of:=[.B22]&amp;&quot;_&quot;&amp;[.C22]&amp;IF(ISNA([.Q22]);&quot;&quot;;&quot;_&quot;&amp;[.D22]&amp;IF(ISNA([.R22]);&quot;&quot;;&quot;_&quot;&amp;[.E22]))" office:value-type="string" office:string-value="p_s" calcext:value-type="string">
            <text:p>p_s</text:p>
          </table:table-cell>
          <table:table-cell table:formula="of:=[.W22]&amp;&quot;_2&quot;" office:value-type="string" office:string-value="p_s_2" calcext:value-type="string">
            <text:p>p_s_2</text:p>
          </table:table-cell>
          <table:table-cell table:formula="of:=[.O22]&amp;&quot;, &quot;&amp;[.P22]&amp;IF(ISNA([.Q22]);&quot;&quot;;&quot;, &quot;&amp;[.Q22]&amp;IF(ISNA([.R22]);&quot;&quot;;&quot;, &quot;&amp;[.R22]))" office:value-type="string" office:string-value="KC_P, KC_S" calcext:value-type="string">
            <text:p>KC_P, KC_S</text:p>
          </table:table-cell>
          <table:table-cell table:formula="of:=[.S22]&amp;&quot;, &quot;&amp;[.T22]&amp;IF(ISNA([.U22]);&quot;&quot;;&quot;, &quot;&amp;[.U22]&amp;IF(ISNA([.V22]);&quot;&quot;;&quot;, &quot;&amp;[.V22]))" office:value-type="string" office:string-value="KC_3, KC_LPRN" calcext:value-type="string">
            <text:p>KC_3, KC_L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&quot;const uint16_t PROGMEM &quot;&amp;[.W23]&amp;&quot;_combo[] = {&quot;&amp;[.Y23]&amp;&quot;, COMBO_END};&quot;&amp;CHAR(10)&amp;&quot;const uint16_t PROGMEM &quot;&amp;[.X23]&amp;&quot;_combo[] = {&quot;&amp;[.Z23]&amp;&quot;, COMBO_END};&quot;" office:value-type="string" office:string-value="const uint16_t PROGMEM g_t_combo[] = {KC_G, KC_T, COMBO_END};&#10;const uint16_t PROGMEM g_t_2_combo[] = {KC_4, KC_RPRN, COMBO_END};" calcext:value-type="string">
            <text:p>const uint16_t PROGMEM g_t_combo[] = {KC_G, KC_T, COMBO_END};</text:p>
            <text:p>const uint16_t PROGMEM g_t_2_combo[] = {KC_4, KC_RPRN, COMBO_END};</text:p>
          </table:table-cell>
          <table:table-cell table:formula="of:=&quot;  C_&quot;&amp;[.W23]&amp;&quot;,&quot;&amp;CHAR(10)&amp;&quot;  C_&quot;&amp;[.X23]&amp;&quot;,&quot;" office:value-type="string" office:string-value="  C_g_t,&#10;  C_g_t_2," calcext:value-type="string">
            <text:p>  C_g_t,</text:p>
            <text:p>  C_g_t_2,</text:p>
          </table:table-cell>
          <table:table-cell table:formula="of:=&quot;  [C_&quot;&amp;[.W23]&amp;&quot;] = COMBO&quot;&amp;IF([.K23]=&quot;key&quot;;&quot;&quot;;&quot;_ACTION&quot;)&amp;&quot;(&quot;&amp;[.W23]&amp;&quot;_combo&quot;&amp;IF([.K23]=&quot;key&quot;;&quot;, &quot;&amp;[.L23];&quot;&quot;)&amp;&quot;),&quot;&amp;CHAR(10)&amp;&quot;  [C_&quot;&amp;[.X23]&amp;&quot;] = COMBO&quot;&amp;IF([.K23]=&quot;key&quot;;&quot;&quot;;&quot;_ACTION&quot;)&amp;&quot;(&quot;&amp;[.X23]&amp;&quot;_combo&quot;&amp;IF([.K23]=&quot;key&quot;;&quot;, &quot;&amp;[.L23];&quot;&quot;)&amp;&quot;),&quot;" office:value-type="string" office:string-value="  [C_g_t] = COMBO(g_t_combo, KC_F4),&#10;  [C_g_t_2] = COMBO(g_t_2_combo, KC_F4)," calcext:value-type="string">
            <text:p>  [C_g_t] = COMBO(g_t_combo, KC_F4),</text:p>
            <text:p>  [C_g_t_2] = COMBO(g_t_2_combo, KC_F4),</text:p>
          </table:table-cell>
          <table:table-cell table:style-name="ce5" table:formula="of:=IF([.K23]=&quot;macro&quot;;&quot;    case &quot;&amp;&quot;C_&quot;&amp;[.W23]&amp;&quot;: if (p) {&quot;&amp;[.M23]&amp;&quot;} &quot;&amp;IF([.N23]=&quot;&quot;;&quot;&quot;;&quot;else {&quot;&amp;[.N23]&amp;&quot;}&quot;)&amp;&quot; break;&quot;&amp;CHAR(10)&amp;&quot;    case &quot;&amp;&quot;C_&quot;&amp;[.X23]&amp;&quot;: if (p) {&quot;&amp;[.M23]&amp;&quot;} &quot;&amp;IF([.N23]=&quot;&quot;;&quot;&quot;;&quot;else {&quot;&amp;[.N23]&amp;&quot;}&quot;)&amp;&quot; break;&quot;;&quot;&quot;)">
            <text:p/>
          </table:table-cell>
          <table:table-cell/>
          <table:table-cell table:style-name="ce8" table:formula="of:=VLOOKUP([.A23];[$actions.$A$2:.$F$500];5;0)" office:value-type="string" office:string-value="key" calcext:value-type="string">
            <text:p>key</text:p>
          </table:table-cell>
          <table:table-cell table:formula="of:=VLOOKUP([.A23];[$actions.$A$2:.$D$500];2;0)" office:value-type="string" office:string-value="KC_F4" calcext:value-type="string">
            <text:p>KC_F4</text:p>
          </table:table-cell>
          <table:table-cell table:formula="of:=VLOOKUP([.A23];[$actions.$A$2:.$D$500];3;0)" office:value-type="float" office:value="0" calcext:value-type="float">
            <text:p/>
          </table:table-cell>
          <table:table-cell table:formula="of:=VLOOKUP([.A23];[$actions.$A$2:.$D$500];4;0)" office:value-type="float" office:value="0" calcext:value-type="float">
            <text:p/>
          </table:table-cell>
          <table:table-cell table:formula="of:=VLOOKUP([.B23];[$keys.$A$2:$keys.$C$40];2;0)" office:value-type="string" office:string-value="KC_G" calcext:value-type="string">
            <text:p>KC_G</text:p>
          </table:table-cell>
          <table:table-cell table:formula="of:=VLOOKUP([.C23];[$keys.$A$2:$keys.$C$40];2;0)" office:value-type="string" office:string-value="KC_T" calcext:value-type="string">
            <text:p>KC_T</text:p>
          </table:table-cell>
          <table:table-cell table:formula="of:=VLOOKUP([.D23];[$keys.$A$2:$keys.$C$40];2;0)" office:value-type="string" office:string-value="" calcext:value-type="error">
            <text:p>#N/A</text:p>
          </table:table-cell>
          <table:table-cell table:formula="of:=VLOOKUP([.E23];[$keys.$A$2:$keys.$C$40];2;0)" office:value-type="string" office:string-value="" calcext:value-type="error">
            <text:p>#N/A</text:p>
          </table:table-cell>
          <table:table-cell table:formula="of:=VLOOKUP([.B23];[$keys.$A$2:$keys.$C$40];3;0)" office:value-type="string" office:string-value="KC_4" calcext:value-type="string">
            <text:p>KC_4</text:p>
          </table:table-cell>
          <table:table-cell table:formula="of:=VLOOKUP([.C23];[$keys.$A$3:$keys.$C$40];3;0)" office:value-type="string" office:string-value="KC_RPRN" calcext:value-type="string">
            <text:p>KC_RPRN</text:p>
          </table:table-cell>
          <table:table-cell table:formula="of:=VLOOKUP([.D23];[$keys.$A$3:$keys.$C$40];3;0)" office:value-type="string" office:string-value="" calcext:value-type="error">
            <text:p>#N/A</text:p>
          </table:table-cell>
          <table:table-cell table:formula="of:=VLOOKUP([.E23];[$keys.$A$3:$keys.$C$40];3;0)" office:value-type="string" office:string-value="" calcext:value-type="error">
            <text:p>#N/A</text:p>
          </table:table-cell>
          <table:table-cell table:formula="of:=[.B23]&amp;&quot;_&quot;&amp;[.C23]&amp;IF(ISNA([.Q23]);&quot;&quot;;&quot;_&quot;&amp;[.D23]&amp;IF(ISNA([.R23]);&quot;&quot;;&quot;_&quot;&amp;[.E23]))" office:value-type="string" office:string-value="g_t" calcext:value-type="string">
            <text:p>g_t</text:p>
          </table:table-cell>
          <table:table-cell table:formula="of:=[.W23]&amp;&quot;_2&quot;" office:value-type="string" office:string-value="g_t_2" calcext:value-type="string">
            <text:p>g_t_2</text:p>
          </table:table-cell>
          <table:table-cell table:formula="of:=[.O23]&amp;&quot;, &quot;&amp;[.P23]&amp;IF(ISNA([.Q23]);&quot;&quot;;&quot;, &quot;&amp;[.Q23]&amp;IF(ISNA([.R23]);&quot;&quot;;&quot;, &quot;&amp;[.R23]))" office:value-type="string" office:string-value="KC_G, KC_T" calcext:value-type="string">
            <text:p>KC_G, KC_T</text:p>
          </table:table-cell>
          <table:table-cell table:formula="of:=[.S23]&amp;&quot;, &quot;&amp;[.T23]&amp;IF(ISNA([.U23]);&quot;&quot;;&quot;, &quot;&amp;[.U23]&amp;IF(ISNA([.V23]);&quot;&quot;;&quot;, &quot;&amp;[.V23]))" office:value-type="string" office:string-value="KC_4, KC_RPRN" calcext:value-type="string">
            <text:p>KC_4, KC_R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formula="of:=&quot;const uint16_t PROGMEM &quot;&amp;[.W24]&amp;&quot;_combo[] = {&quot;&amp;[.Y24]&amp;&quot;, COMBO_END};&quot;&amp;CHAR(10)&amp;&quot;const uint16_t PROGMEM &quot;&amp;[.X24]&amp;&quot;_combo[] = {&quot;&amp;[.Z24]&amp;&quot;, COMBO_END};&quot;" office:value-type="string" office:string-value="const uint16_t PROGMEM j_l_combo[] = {KC_J, KC_L, COMBO_END};&#10;const uint16_t PROGMEM j_l_2_combo[] = {KC_5, KC_6, COMBO_END};" calcext:value-type="string">
            <text:p>const uint16_t PROGMEM j_l_combo[] = {KC_J, KC_L, COMBO_END};</text:p>
            <text:p>const uint16_t PROGMEM j_l_2_combo[] = {KC_5, KC_6, COMBO_END};</text:p>
          </table:table-cell>
          <table:table-cell table:formula="of:=&quot;  C_&quot;&amp;[.W24]&amp;&quot;,&quot;&amp;CHAR(10)&amp;&quot;  C_&quot;&amp;[.X24]&amp;&quot;,&quot;" office:value-type="string" office:string-value="  C_j_l,&#10;  C_j_l_2," calcext:value-type="string">
            <text:p>  C_j_l,</text:p>
            <text:p>  C_j_l_2,</text:p>
          </table:table-cell>
          <table:table-cell table:formula="of:=&quot;  [C_&quot;&amp;[.W24]&amp;&quot;] = COMBO&quot;&amp;IF([.K24]=&quot;key&quot;;&quot;&quot;;&quot;_ACTION&quot;)&amp;&quot;(&quot;&amp;[.W24]&amp;&quot;_combo&quot;&amp;IF([.K24]=&quot;key&quot;;&quot;, &quot;&amp;[.L24];&quot;&quot;)&amp;&quot;),&quot;&amp;CHAR(10)&amp;&quot;  [C_&quot;&amp;[.X24]&amp;&quot;] = COMBO&quot;&amp;IF([.K24]=&quot;key&quot;;&quot;&quot;;&quot;_ACTION&quot;)&amp;&quot;(&quot;&amp;[.X24]&amp;&quot;_combo&quot;&amp;IF([.K24]=&quot;key&quot;;&quot;, &quot;&amp;[.L24];&quot;&quot;)&amp;&quot;),&quot;" office:value-type="string" office:string-value="  [C_j_l] = COMBO(j_l_combo, KC_F5),&#10;  [C_j_l_2] = COMBO(j_l_2_combo, KC_F5)," calcext:value-type="string">
            <text:p>  [C_j_l] = COMBO(j_l_combo, KC_F5),</text:p>
            <text:p>  [C_j_l_2] = COMBO(j_l_2_combo, KC_F5),</text:p>
          </table:table-cell>
          <table:table-cell table:style-name="ce5" table:formula="of:=IF([.K24]=&quot;macro&quot;;&quot;    case &quot;&amp;&quot;C_&quot;&amp;[.W24]&amp;&quot;: if (p) {&quot;&amp;[.M24]&amp;&quot;} &quot;&amp;IF([.N24]=&quot;&quot;;&quot;&quot;;&quot;else {&quot;&amp;[.N24]&amp;&quot;}&quot;)&amp;&quot; break;&quot;&amp;CHAR(10)&amp;&quot;    case &quot;&amp;&quot;C_&quot;&amp;[.X24]&amp;&quot;: if (p) {&quot;&amp;[.M24]&amp;&quot;} &quot;&amp;IF([.N24]=&quot;&quot;;&quot;&quot;;&quot;else {&quot;&amp;[.N24]&amp;&quot;}&quot;)&amp;&quot; break;&quot;;&quot;&quot;)">
            <text:p/>
          </table:table-cell>
          <table:table-cell/>
          <table:table-cell table:style-name="ce8" table:formula="of:=VLOOKUP([.A24];[$actions.$A$2:.$F$500];5;0)" office:value-type="string" office:string-value="key" calcext:value-type="string">
            <text:p>key</text:p>
          </table:table-cell>
          <table:table-cell table:formula="of:=VLOOKUP([.A24];[$actions.$A$2:.$D$500];2;0)" office:value-type="string" office:string-value="KC_F5" calcext:value-type="string">
            <text:p>KC_F5</text:p>
          </table:table-cell>
          <table:table-cell table:formula="of:=VLOOKUP([.A24];[$actions.$A$2:.$D$500];3;0)" office:value-type="float" office:value="0" calcext:value-type="float">
            <text:p/>
          </table:table-cell>
          <table:table-cell table:formula="of:=VLOOKUP([.A24];[$actions.$A$2:.$D$500];4;0)" office:value-type="float" office:value="0" calcext:value-type="float">
            <text:p/>
          </table:table-cell>
          <table:table-cell table:formula="of:=VLOOKUP([.B24];[$keys.$A$2:$keys.$C$40];2;0)" office:value-type="string" office:string-value="KC_J" calcext:value-type="string">
            <text:p>KC_J</text:p>
          </table:table-cell>
          <table:table-cell table:formula="of:=VLOOKUP([.C24];[$keys.$A$2:$keys.$C$40];2;0)" office:value-type="string" office:string-value="KC_L" calcext:value-type="string">
            <text:p>KC_L</text:p>
          </table:table-cell>
          <table:table-cell table:formula="of:=VLOOKUP([.D24];[$keys.$A$2:$keys.$C$40];2;0)" office:value-type="string" office:string-value="" calcext:value-type="error">
            <text:p>#N/A</text:p>
          </table:table-cell>
          <table:table-cell table:formula="of:=VLOOKUP([.E24];[$keys.$A$2:$keys.$C$40];2;0)" office:value-type="string" office:string-value="" calcext:value-type="error">
            <text:p>#N/A</text:p>
          </table:table-cell>
          <table:table-cell table:formula="of:=VLOOKUP([.B24];[$keys.$A$2:$keys.$C$40];3;0)" office:value-type="string" office:string-value="KC_5" calcext:value-type="string">
            <text:p>KC_5</text:p>
          </table:table-cell>
          <table:table-cell table:formula="of:=VLOOKUP([.C24];[$keys.$A$3:$keys.$C$40];3;0)" office:value-type="string" office:string-value="KC_6" calcext:value-type="string">
            <text:p>KC_6</text:p>
          </table:table-cell>
          <table:table-cell table:formula="of:=VLOOKUP([.D24];[$keys.$A$3:$keys.$C$40];3;0)" office:value-type="string" office:string-value="" calcext:value-type="error">
            <text:p>#N/A</text:p>
          </table:table-cell>
          <table:table-cell table:formula="of:=VLOOKUP([.E24];[$keys.$A$3:$keys.$C$40];3;0)" office:value-type="string" office:string-value="" calcext:value-type="error">
            <text:p>#N/A</text:p>
          </table:table-cell>
          <table:table-cell table:formula="of:=[.B24]&amp;&quot;_&quot;&amp;[.C24]&amp;IF(ISNA([.Q24]);&quot;&quot;;&quot;_&quot;&amp;[.D24]&amp;IF(ISNA([.R24]);&quot;&quot;;&quot;_&quot;&amp;[.E24]))" office:value-type="string" office:string-value="j_l" calcext:value-type="string">
            <text:p>j_l</text:p>
          </table:table-cell>
          <table:table-cell table:formula="of:=[.W24]&amp;&quot;_2&quot;" office:value-type="string" office:string-value="j_l_2" calcext:value-type="string">
            <text:p>j_l_2</text:p>
          </table:table-cell>
          <table:table-cell table:formula="of:=[.O24]&amp;&quot;, &quot;&amp;[.P24]&amp;IF(ISNA([.Q24]);&quot;&quot;;&quot;, &quot;&amp;[.Q24]&amp;IF(ISNA([.R24]);&quot;&quot;;&quot;, &quot;&amp;[.R24]))" office:value-type="string" office:string-value="KC_J, KC_L" calcext:value-type="string">
            <text:p>KC_J, KC_L</text:p>
          </table:table-cell>
          <table:table-cell table:formula="of:=[.S24]&amp;&quot;, &quot;&amp;[.T24]&amp;IF(ISNA([.U24]);&quot;&quot;;&quot;, &quot;&amp;[.U24]&amp;IF(ISNA([.V24]);&quot;&quot;;&quot;, &quot;&amp;[.V24]))" office:value-type="string" office:string-value="KC_5, KC_6" calcext:value-type="string">
            <text:p>KC_5, KC_6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formula="of:=&quot;const uint16_t PROGMEM &quot;&amp;[.W25]&amp;&quot;_combo[] = {&quot;&amp;[.Y25]&amp;&quot;, COMBO_END};&quot;&amp;CHAR(10)&amp;&quot;const uint16_t PROGMEM &quot;&amp;[.X25]&amp;&quot;_combo[] = {&quot;&amp;[.Z25]&amp;&quot;, COMBO_END};&quot;" office:value-type="string" office:string-value="const uint16_t PROGMEM l_h_combo[] = {KC_L, KC_H, COMBO_END};&#10;const uint16_t PROGMEM l_h_2_combo[] = {KC_6, KC_HASH, COMBO_END};" calcext:value-type="string">
            <text:p>const uint16_t PROGMEM l_h_combo[] = {KC_L, KC_H, COMBO_END};</text:p>
            <text:p>const uint16_t PROGMEM l_h_2_combo[] = {KC_6, KC_HASH, COMBO_END};</text:p>
          </table:table-cell>
          <table:table-cell table:formula="of:=&quot;  C_&quot;&amp;[.W25]&amp;&quot;,&quot;&amp;CHAR(10)&amp;&quot;  C_&quot;&amp;[.X25]&amp;&quot;,&quot;" office:value-type="string" office:string-value="  C_l_h,&#10;  C_l_h_2," calcext:value-type="string">
            <text:p>  C_l_h,</text:p>
            <text:p>  C_l_h_2,</text:p>
          </table:table-cell>
          <table:table-cell table:formula="of:=&quot;  [C_&quot;&amp;[.W25]&amp;&quot;] = COMBO&quot;&amp;IF([.K25]=&quot;key&quot;;&quot;&quot;;&quot;_ACTION&quot;)&amp;&quot;(&quot;&amp;[.W25]&amp;&quot;_combo&quot;&amp;IF([.K25]=&quot;key&quot;;&quot;, &quot;&amp;[.L25];&quot;&quot;)&amp;&quot;),&quot;&amp;CHAR(10)&amp;&quot;  [C_&quot;&amp;[.X25]&amp;&quot;] = COMBO&quot;&amp;IF([.K25]=&quot;key&quot;;&quot;&quot;;&quot;_ACTION&quot;)&amp;&quot;(&quot;&amp;[.X25]&amp;&quot;_combo&quot;&amp;IF([.K25]=&quot;key&quot;;&quot;, &quot;&amp;[.L25];&quot;&quot;)&amp;&quot;),&quot;" office:value-type="string" office:string-value="  [C_l_h] = COMBO(l_h_combo, KC_F6),&#10;  [C_l_h_2] = COMBO(l_h_2_combo, KC_F6)," calcext:value-type="string">
            <text:p>  [C_l_h] = COMBO(l_h_combo, KC_F6),</text:p>
            <text:p>  [C_l_h_2] = COMBO(l_h_2_combo, KC_F6),</text:p>
          </table:table-cell>
          <table:table-cell table:style-name="ce5" table:formula="of:=IF([.K25]=&quot;macro&quot;;&quot;    case &quot;&amp;&quot;C_&quot;&amp;[.W25]&amp;&quot;: if (p) {&quot;&amp;[.M25]&amp;&quot;} &quot;&amp;IF([.N25]=&quot;&quot;;&quot;&quot;;&quot;else {&quot;&amp;[.N25]&amp;&quot;}&quot;)&amp;&quot; break;&quot;&amp;CHAR(10)&amp;&quot;    case &quot;&amp;&quot;C_&quot;&amp;[.X25]&amp;&quot;: if (p) {&quot;&amp;[.M25]&amp;&quot;} &quot;&amp;IF([.N25]=&quot;&quot;;&quot;&quot;;&quot;else {&quot;&amp;[.N25]&amp;&quot;}&quot;)&amp;&quot; break;&quot;;&quot;&quot;)">
            <text:p/>
          </table:table-cell>
          <table:table-cell/>
          <table:table-cell table:style-name="ce8" table:formula="of:=VLOOKUP([.A25];[$actions.$A$2:.$F$500];5;0)" office:value-type="string" office:string-value="key" calcext:value-type="string">
            <text:p>key</text:p>
          </table:table-cell>
          <table:table-cell table:formula="of:=VLOOKUP([.A25];[$actions.$A$2:.$D$500];2;0)" office:value-type="string" office:string-value="KC_F6" calcext:value-type="string">
            <text:p>KC_F6</text:p>
          </table:table-cell>
          <table:table-cell table:formula="of:=VLOOKUP([.A25];[$actions.$A$2:.$D$500];3;0)" office:value-type="float" office:value="0" calcext:value-type="float">
            <text:p/>
          </table:table-cell>
          <table:table-cell table:formula="of:=VLOOKUP([.A25];[$actions.$A$2:.$D$500];4;0)" office:value-type="float" office:value="0" calcext:value-type="float">
            <text:p/>
          </table:table-cell>
          <table:table-cell table:formula="of:=VLOOKUP([.B25];[$keys.$A$2:$keys.$C$40];2;0)" office:value-type="string" office:string-value="KC_L" calcext:value-type="string">
            <text:p>KC_L</text:p>
          </table:table-cell>
          <table:table-cell table:formula="of:=VLOOKUP([.C25];[$keys.$A$2:$keys.$C$40];2;0)" office:value-type="string" office:string-value="KC_H" calcext:value-type="string">
            <text:p>KC_H</text:p>
          </table:table-cell>
          <table:table-cell table:formula="of:=VLOOKUP([.D25];[$keys.$A$2:$keys.$C$40];2;0)" office:value-type="string" office:string-value="" calcext:value-type="error">
            <text:p>#N/A</text:p>
          </table:table-cell>
          <table:table-cell table:formula="of:=VLOOKUP([.E25];[$keys.$A$2:$keys.$C$40];2;0)" office:value-type="string" office:string-value="" calcext:value-type="error">
            <text:p>#N/A</text:p>
          </table:table-cell>
          <table:table-cell table:formula="of:=VLOOKUP([.B25];[$keys.$A$2:$keys.$C$40];3;0)" office:value-type="string" office:string-value="KC_6" calcext:value-type="string">
            <text:p>KC_6</text:p>
          </table:table-cell>
          <table:table-cell table:formula="of:=VLOOKUP([.C25];[$keys.$A$3:$keys.$C$40];3;0)" office:value-type="string" office:string-value="KC_HASH" calcext:value-type="string">
            <text:p>KC_HASH</text:p>
          </table:table-cell>
          <table:table-cell table:formula="of:=VLOOKUP([.D25];[$keys.$A$3:$keys.$C$40];3;0)" office:value-type="string" office:string-value="" calcext:value-type="error">
            <text:p>#N/A</text:p>
          </table:table-cell>
          <table:table-cell table:formula="of:=VLOOKUP([.E25];[$keys.$A$3:$keys.$C$40];3;0)" office:value-type="string" office:string-value="" calcext:value-type="error">
            <text:p>#N/A</text:p>
          </table:table-cell>
          <table:table-cell table:formula="of:=[.B25]&amp;&quot;_&quot;&amp;[.C25]&amp;IF(ISNA([.Q25]);&quot;&quot;;&quot;_&quot;&amp;[.D25]&amp;IF(ISNA([.R25]);&quot;&quot;;&quot;_&quot;&amp;[.E25]))" office:value-type="string" office:string-value="l_h" calcext:value-type="string">
            <text:p>l_h</text:p>
          </table:table-cell>
          <table:table-cell table:formula="of:=[.W25]&amp;&quot;_2&quot;" office:value-type="string" office:string-value="l_h_2" calcext:value-type="string">
            <text:p>l_h_2</text:p>
          </table:table-cell>
          <table:table-cell table:formula="of:=[.O25]&amp;&quot;, &quot;&amp;[.P25]&amp;IF(ISNA([.Q25]);&quot;&quot;;&quot;, &quot;&amp;[.Q25]&amp;IF(ISNA([.R25]);&quot;&quot;;&quot;, &quot;&amp;[.R25]))" office:value-type="string" office:string-value="KC_L, KC_H" calcext:value-type="string">
            <text:p>KC_L, KC_H</text:p>
          </table:table-cell>
          <table:table-cell table:formula="of:=[.S25]&amp;&quot;, &quot;&amp;[.T25]&amp;IF(ISNA([.U25]);&quot;&quot;;&quot;, &quot;&amp;[.U25]&amp;IF(ISNA([.V25]);&quot;&quot;;&quot;, &quot;&amp;[.V25]))" office:value-type="string" office:string-value="KC_6, KC_HASH" calcext:value-type="string">
            <text:p>KC_6, KC_HASH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formula="of:=&quot;const uint16_t PROGMEM &quot;&amp;[.W26]&amp;&quot;_combo[] = {&quot;&amp;[.Y26]&amp;&quot;, COMBO_END};&quot;&amp;CHAR(10)&amp;&quot;const uint16_t PROGMEM &quot;&amp;[.X26]&amp;&quot;_combo[] = {&quot;&amp;[.Z26]&amp;&quot;, COMBO_END};&quot;" office:value-type="string" office:string-value="const uint16_t PROGMEM u_n_combo[] = {KC_U, KC_N, COMBO_END};&#10;const uint16_t PROGMEM u_n_2_combo[] = {KC_7, KC_MINS, COMBO_END};" calcext:value-type="string">
            <text:p>const uint16_t PROGMEM u_n_combo[] = {KC_U, KC_N, COMBO_END};</text:p>
            <text:p>const uint16_t PROGMEM u_n_2_combo[] = {KC_7, KC_MINS, COMBO_END};</text:p>
          </table:table-cell>
          <table:table-cell table:formula="of:=&quot;  C_&quot;&amp;[.W26]&amp;&quot;,&quot;&amp;CHAR(10)&amp;&quot;  C_&quot;&amp;[.X26]&amp;&quot;,&quot;" office:value-type="string" office:string-value="  C_u_n,&#10;  C_u_n_2," calcext:value-type="string">
            <text:p>  C_u_n,</text:p>
            <text:p>  C_u_n_2,</text:p>
          </table:table-cell>
          <table:table-cell table:formula="of:=&quot;  [C_&quot;&amp;[.W26]&amp;&quot;] = COMBO&quot;&amp;IF([.K26]=&quot;key&quot;;&quot;&quot;;&quot;_ACTION&quot;)&amp;&quot;(&quot;&amp;[.W26]&amp;&quot;_combo&quot;&amp;IF([.K26]=&quot;key&quot;;&quot;, &quot;&amp;[.L26];&quot;&quot;)&amp;&quot;),&quot;&amp;CHAR(10)&amp;&quot;  [C_&quot;&amp;[.X26]&amp;&quot;] = COMBO&quot;&amp;IF([.K26]=&quot;key&quot;;&quot;&quot;;&quot;_ACTION&quot;)&amp;&quot;(&quot;&amp;[.X26]&amp;&quot;_combo&quot;&amp;IF([.K26]=&quot;key&quot;;&quot;, &quot;&amp;[.L26];&quot;&quot;)&amp;&quot;),&quot;" office:value-type="string" office:string-value="  [C_u_n] = COMBO(u_n_combo, KC_F7),&#10;  [C_u_n_2] = COMBO(u_n_2_combo, KC_F7)," calcext:value-type="string">
            <text:p>  [C_u_n] = COMBO(u_n_combo, KC_F7),</text:p>
            <text:p>  [C_u_n_2] = COMBO(u_n_2_combo, KC_F7),</text:p>
          </table:table-cell>
          <table:table-cell table:style-name="ce5" table:formula="of:=IF([.K26]=&quot;macro&quot;;&quot;    case &quot;&amp;&quot;C_&quot;&amp;[.W26]&amp;&quot;: if (p) {&quot;&amp;[.M26]&amp;&quot;} &quot;&amp;IF([.N26]=&quot;&quot;;&quot;&quot;;&quot;else {&quot;&amp;[.N26]&amp;&quot;}&quot;)&amp;&quot; break;&quot;&amp;CHAR(10)&amp;&quot;    case &quot;&amp;&quot;C_&quot;&amp;[.X26]&amp;&quot;: if (p) {&quot;&amp;[.M26]&amp;&quot;} &quot;&amp;IF([.N26]=&quot;&quot;;&quot;&quot;;&quot;else {&quot;&amp;[.N26]&amp;&quot;}&quot;)&amp;&quot; break;&quot;;&quot;&quot;)">
            <text:p/>
          </table:table-cell>
          <table:table-cell/>
          <table:table-cell table:style-name="ce8" table:formula="of:=VLOOKUP([.A26];[$actions.$A$2:.$F$500];5;0)" office:value-type="string" office:string-value="key" calcext:value-type="string">
            <text:p>key</text:p>
          </table:table-cell>
          <table:table-cell table:formula="of:=VLOOKUP([.A26];[$actions.$A$2:.$D$500];2;0)" office:value-type="string" office:string-value="KC_F7" calcext:value-type="string">
            <text:p>KC_F7</text:p>
          </table:table-cell>
          <table:table-cell table:formula="of:=VLOOKUP([.A26];[$actions.$A$2:.$D$500];3;0)" office:value-type="float" office:value="0" calcext:value-type="float">
            <text:p/>
          </table:table-cell>
          <table:table-cell table:formula="of:=VLOOKUP([.A26];[$actions.$A$2:.$D$500];4;0)" office:value-type="float" office:value="0" calcext:value-type="float">
            <text:p/>
          </table:table-cell>
          <table:table-cell table:formula="of:=VLOOKUP([.B26];[$keys.$A$2:$keys.$C$40];2;0)" office:value-type="string" office:string-value="KC_U" calcext:value-type="string">
            <text:p>KC_U</text:p>
          </table:table-cell>
          <table:table-cell table:formula="of:=VLOOKUP([.C26];[$keys.$A$2:$keys.$C$40];2;0)" office:value-type="string" office:string-value="KC_N" calcext:value-type="string">
            <text:p>KC_N</text:p>
          </table:table-cell>
          <table:table-cell table:formula="of:=VLOOKUP([.D26];[$keys.$A$2:$keys.$C$40];2;0)" office:value-type="string" office:string-value="" calcext:value-type="error">
            <text:p>#N/A</text:p>
          </table:table-cell>
          <table:table-cell table:formula="of:=VLOOKUP([.E26];[$keys.$A$2:$keys.$C$40];2;0)" office:value-type="string" office:string-value="" calcext:value-type="error">
            <text:p>#N/A</text:p>
          </table:table-cell>
          <table:table-cell table:formula="of:=VLOOKUP([.B26];[$keys.$A$2:$keys.$C$40];3;0)" office:value-type="string" office:string-value="KC_7" calcext:value-type="string">
            <text:p>KC_7</text:p>
          </table:table-cell>
          <table:table-cell table:formula="of:=VLOOKUP([.C26];[$keys.$A$3:$keys.$C$40];3;0)" office:value-type="string" office:string-value="KC_MINS" calcext:value-type="string">
            <text:p>KC_MINS</text:p>
          </table:table-cell>
          <table:table-cell table:formula="of:=VLOOKUP([.D26];[$keys.$A$3:$keys.$C$40];3;0)" office:value-type="string" office:string-value="" calcext:value-type="error">
            <text:p>#N/A</text:p>
          </table:table-cell>
          <table:table-cell table:formula="of:=VLOOKUP([.E26];[$keys.$A$3:$keys.$C$40];3;0)" office:value-type="string" office:string-value="" calcext:value-type="error">
            <text:p>#N/A</text:p>
          </table:table-cell>
          <table:table-cell table:formula="of:=[.B26]&amp;&quot;_&quot;&amp;[.C26]&amp;IF(ISNA([.Q26]);&quot;&quot;;&quot;_&quot;&amp;[.D26]&amp;IF(ISNA([.R26]);&quot;&quot;;&quot;_&quot;&amp;[.E26]))" office:value-type="string" office:string-value="u_n" calcext:value-type="string">
            <text:p>u_n</text:p>
          </table:table-cell>
          <table:table-cell table:formula="of:=[.W26]&amp;&quot;_2&quot;" office:value-type="string" office:string-value="u_n_2" calcext:value-type="string">
            <text:p>u_n_2</text:p>
          </table:table-cell>
          <table:table-cell table:formula="of:=[.O26]&amp;&quot;, &quot;&amp;[.P26]&amp;IF(ISNA([.Q26]);&quot;&quot;;&quot;, &quot;&amp;[.Q26]&amp;IF(ISNA([.R26]);&quot;&quot;;&quot;, &quot;&amp;[.R26]))" office:value-type="string" office:string-value="KC_U, KC_N" calcext:value-type="string">
            <text:p>KC_U, KC_N</text:p>
          </table:table-cell>
          <table:table-cell table:formula="of:=[.S26]&amp;&quot;, &quot;&amp;[.T26]&amp;IF(ISNA([.U26]);&quot;&quot;;&quot;, &quot;&amp;[.U26]&amp;IF(ISNA([.V26]);&quot;&quot;;&quot;, &quot;&amp;[.V26]))" office:value-type="string" office:string-value="KC_7, KC_MINS" calcext:value-type="string">
            <text:p>KC_7, KC_MIN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formula="of:=&quot;const uint16_t PROGMEM &quot;&amp;[.W27]&amp;&quot;_combo[] = {&quot;&amp;[.Y27]&amp;&quot;, COMBO_END};&quot;&amp;CHAR(10)&amp;&quot;const uint16_t PROGMEM &quot;&amp;[.X27]&amp;&quot;_combo[] = {&quot;&amp;[.Z27]&amp;&quot;, COMBO_END};&quot;" office:value-type="string" office:string-value="const uint16_t PROGMEM y_e_combo[] = {KC_Y, KC_E, COMBO_END};&#10;const uint16_t PROGMEM y_e_2_combo[] = {KC_8, KC_EQL, COMBO_END};" calcext:value-type="string">
            <text:p>const uint16_t PROGMEM y_e_combo[] = {KC_Y, KC_E, COMBO_END};</text:p>
            <text:p>const uint16_t PROGMEM y_e_2_combo[] = {KC_8, KC_EQL, COMBO_END};</text:p>
          </table:table-cell>
          <table:table-cell table:formula="of:=&quot;  C_&quot;&amp;[.W27]&amp;&quot;,&quot;&amp;CHAR(10)&amp;&quot;  C_&quot;&amp;[.X27]&amp;&quot;,&quot;" office:value-type="string" office:string-value="  C_y_e,&#10;  C_y_e_2," calcext:value-type="string">
            <text:p>  C_y_e,</text:p>
            <text:p>  C_y_e_2,</text:p>
          </table:table-cell>
          <table:table-cell table:formula="of:=&quot;  [C_&quot;&amp;[.W27]&amp;&quot;] = COMBO&quot;&amp;IF([.K27]=&quot;key&quot;;&quot;&quot;;&quot;_ACTION&quot;)&amp;&quot;(&quot;&amp;[.W27]&amp;&quot;_combo&quot;&amp;IF([.K27]=&quot;key&quot;;&quot;, &quot;&amp;[.L27];&quot;&quot;)&amp;&quot;),&quot;&amp;CHAR(10)&amp;&quot;  [C_&quot;&amp;[.X27]&amp;&quot;] = COMBO&quot;&amp;IF([.K27]=&quot;key&quot;;&quot;&quot;;&quot;_ACTION&quot;)&amp;&quot;(&quot;&amp;[.X27]&amp;&quot;_combo&quot;&amp;IF([.K27]=&quot;key&quot;;&quot;, &quot;&amp;[.L27];&quot;&quot;)&amp;&quot;),&quot;" office:value-type="string" office:string-value="  [C_y_e] = COMBO(y_e_combo, KC_F8),&#10;  [C_y_e_2] = COMBO(y_e_2_combo, KC_F8)," calcext:value-type="string">
            <text:p>  [C_y_e] = COMBO(y_e_combo, KC_F8),</text:p>
            <text:p>  [C_y_e_2] = COMBO(y_e_2_combo, KC_F8),</text:p>
          </table:table-cell>
          <table:table-cell table:style-name="ce5" table:formula="of:=IF([.K27]=&quot;macro&quot;;&quot;    case &quot;&amp;&quot;C_&quot;&amp;[.W27]&amp;&quot;: if (p) {&quot;&amp;[.M27]&amp;&quot;} &quot;&amp;IF([.N27]=&quot;&quot;;&quot;&quot;;&quot;else {&quot;&amp;[.N27]&amp;&quot;}&quot;)&amp;&quot; break;&quot;&amp;CHAR(10)&amp;&quot;    case &quot;&amp;&quot;C_&quot;&amp;[.X27]&amp;&quot;: if (p) {&quot;&amp;[.M27]&amp;&quot;} &quot;&amp;IF([.N27]=&quot;&quot;;&quot;&quot;;&quot;else {&quot;&amp;[.N27]&amp;&quot;}&quot;)&amp;&quot; break;&quot;;&quot;&quot;)">
            <text:p/>
          </table:table-cell>
          <table:table-cell/>
          <table:table-cell table:style-name="ce8" table:formula="of:=VLOOKUP([.A27];[$actions.$A$2:.$F$500];5;0)" office:value-type="string" office:string-value="key" calcext:value-type="string">
            <text:p>key</text:p>
          </table:table-cell>
          <table:table-cell table:formula="of:=VLOOKUP([.A27];[$actions.$A$2:.$D$500];2;0)" office:value-type="string" office:string-value="KC_F8" calcext:value-type="string">
            <text:p>KC_F8</text:p>
          </table:table-cell>
          <table:table-cell table:formula="of:=VLOOKUP([.A27];[$actions.$A$2:.$D$500];3;0)" office:value-type="float" office:value="0" calcext:value-type="float">
            <text:p/>
          </table:table-cell>
          <table:table-cell table:formula="of:=VLOOKUP([.A27];[$actions.$A$2:.$D$500];4;0)" office:value-type="float" office:value="0" calcext:value-type="float">
            <text:p/>
          </table:table-cell>
          <table:table-cell table:formula="of:=VLOOKUP([.B27];[$keys.$A$2:$keys.$C$40];2;0)" office:value-type="string" office:string-value="KC_Y" calcext:value-type="string">
            <text:p>KC_Y</text:p>
          </table:table-cell>
          <table:table-cell table:formula="of:=VLOOKUP([.C27];[$keys.$A$2:$keys.$C$40];2;0)" office:value-type="string" office:string-value="KC_E" calcext:value-type="string">
            <text:p>KC_E</text:p>
          </table:table-cell>
          <table:table-cell table:formula="of:=VLOOKUP([.D27];[$keys.$A$2:$keys.$C$40];2;0)" office:value-type="string" office:string-value="" calcext:value-type="error">
            <text:p>#N/A</text:p>
          </table:table-cell>
          <table:table-cell table:formula="of:=VLOOKUP([.E27];[$keys.$A$2:$keys.$C$40];2;0)" office:value-type="string" office:string-value="" calcext:value-type="error">
            <text:p>#N/A</text:p>
          </table:table-cell>
          <table:table-cell table:formula="of:=VLOOKUP([.B27];[$keys.$A$2:$keys.$C$40];3;0)" office:value-type="string" office:string-value="KC_8" calcext:value-type="string">
            <text:p>KC_8</text:p>
          </table:table-cell>
          <table:table-cell table:formula="of:=VLOOKUP([.C27];[$keys.$A$3:$keys.$C$40];3;0)" office:value-type="string" office:string-value="KC_EQL" calcext:value-type="string">
            <text:p>KC_EQL</text:p>
          </table:table-cell>
          <table:table-cell table:formula="of:=VLOOKUP([.D27];[$keys.$A$3:$keys.$C$40];3;0)" office:value-type="string" office:string-value="" calcext:value-type="error">
            <text:p>#N/A</text:p>
          </table:table-cell>
          <table:table-cell table:formula="of:=VLOOKUP([.E27];[$keys.$A$3:$keys.$C$40];3;0)" office:value-type="string" office:string-value="" calcext:value-type="error">
            <text:p>#N/A</text:p>
          </table:table-cell>
          <table:table-cell table:formula="of:=[.B27]&amp;&quot;_&quot;&amp;[.C27]&amp;IF(ISNA([.Q27]);&quot;&quot;;&quot;_&quot;&amp;[.D27]&amp;IF(ISNA([.R27]);&quot;&quot;;&quot;_&quot;&amp;[.E27]))" office:value-type="string" office:string-value="y_e" calcext:value-type="string">
            <text:p>y_e</text:p>
          </table:table-cell>
          <table:table-cell table:formula="of:=[.W27]&amp;&quot;_2&quot;" office:value-type="string" office:string-value="y_e_2" calcext:value-type="string">
            <text:p>y_e_2</text:p>
          </table:table-cell>
          <table:table-cell table:formula="of:=[.O27]&amp;&quot;, &quot;&amp;[.P27]&amp;IF(ISNA([.Q27]);&quot;&quot;;&quot;, &quot;&amp;[.Q27]&amp;IF(ISNA([.R27]);&quot;&quot;;&quot;, &quot;&amp;[.R27]))" office:value-type="string" office:string-value="KC_Y, KC_E" calcext:value-type="string">
            <text:p>KC_Y, KC_E</text:p>
          </table:table-cell>
          <table:table-cell table:formula="of:=[.S27]&amp;&quot;, &quot;&amp;[.T27]&amp;IF(ISNA([.U27]);&quot;&quot;;&quot;, &quot;&amp;[.U27]&amp;IF(ISNA([.V27]);&quot;&quot;;&quot;, &quot;&amp;[.V27]))" office:value-type="string" office:string-value="KC_8, KC_EQL" calcext:value-type="string">
            <text:p>KC_8, KC_EQL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f9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formula="of:=&quot;const uint16_t PROGMEM &quot;&amp;[.W28]&amp;&quot;_combo[] = {&quot;&amp;[.Y28]&amp;&quot;, COMBO_END};&quot;&amp;CHAR(10)&amp;&quot;const uint16_t PROGMEM &quot;&amp;[.X28]&amp;&quot;_combo[] = {&quot;&amp;[.Z28]&amp;&quot;, COMBO_END};&quot;" office:value-type="string" office:string-value="const uint16_t PROGMEM excl_i_combo[] = {CC_EMQM, KC_I, COMBO_END};&#10;const uint16_t PROGMEM excl_i_2_combo[] = {KC_9, KC_ASTR, COMBO_END};" calcext:value-type="string">
            <text:p>const uint16_t PROGMEM excl_i_combo[] = {CC_EMQM, KC_I, COMBO_END};</text:p>
            <text:p>const uint16_t PROGMEM excl_i_2_combo[] = {KC_9, KC_ASTR, COMBO_END};</text:p>
          </table:table-cell>
          <table:table-cell table:formula="of:=&quot;  C_&quot;&amp;[.W28]&amp;&quot;,&quot;&amp;CHAR(10)&amp;&quot;  C_&quot;&amp;[.X28]&amp;&quot;,&quot;" office:value-type="string" office:string-value="  C_excl_i,&#10;  C_excl_i_2," calcext:value-type="string">
            <text:p>  C_excl_i,</text:p>
            <text:p>  C_excl_i_2,</text:p>
          </table:table-cell>
          <table:table-cell table:formula="of:=&quot;  [C_&quot;&amp;[.W28]&amp;&quot;] = COMBO&quot;&amp;IF([.K28]=&quot;key&quot;;&quot;&quot;;&quot;_ACTION&quot;)&amp;&quot;(&quot;&amp;[.W28]&amp;&quot;_combo&quot;&amp;IF([.K28]=&quot;key&quot;;&quot;, &quot;&amp;[.L28];&quot;&quot;)&amp;&quot;),&quot;&amp;CHAR(10)&amp;&quot;  [C_&quot;&amp;[.X28]&amp;&quot;] = COMBO&quot;&amp;IF([.K28]=&quot;key&quot;;&quot;&quot;;&quot;_ACTION&quot;)&amp;&quot;(&quot;&amp;[.X28]&amp;&quot;_combo&quot;&amp;IF([.K28]=&quot;key&quot;;&quot;, &quot;&amp;[.L28];&quot;&quot;)&amp;&quot;),&quot;" office:value-type="string" office:string-value="  [C_excl_i] = COMBO(excl_i_combo, KC_F9),&#10;  [C_excl_i_2] = COMBO(excl_i_2_combo, KC_F9)," calcext:value-type="string">
            <text:p>  [C_excl_i] = COMBO(excl_i_combo, KC_F9),</text:p>
            <text:p>  [C_excl_i_2] = COMBO(excl_i_2_combo, KC_F9),</text:p>
          </table:table-cell>
          <table:table-cell table:style-name="ce5" table:formula="of:=IF([.K28]=&quot;macro&quot;;&quot;    case &quot;&amp;&quot;C_&quot;&amp;[.W28]&amp;&quot;: if (p) {&quot;&amp;[.M28]&amp;&quot;} &quot;&amp;IF([.N28]=&quot;&quot;;&quot;&quot;;&quot;else {&quot;&amp;[.N28]&amp;&quot;}&quot;)&amp;&quot; break;&quot;&amp;CHAR(10)&amp;&quot;    case &quot;&amp;&quot;C_&quot;&amp;[.X28]&amp;&quot;: if (p) {&quot;&amp;[.M28]&amp;&quot;} &quot;&amp;IF([.N28]=&quot;&quot;;&quot;&quot;;&quot;else {&quot;&amp;[.N28]&amp;&quot;}&quot;)&amp;&quot; break;&quot;;&quot;&quot;)">
            <text:p/>
          </table:table-cell>
          <table:table-cell/>
          <table:table-cell table:style-name="ce8" table:formula="of:=VLOOKUP([.A28];[$actions.$A$2:.$F$500];5;0)" office:value-type="string" office:string-value="key" calcext:value-type="string">
            <text:p>key</text:p>
          </table:table-cell>
          <table:table-cell table:formula="of:=VLOOKUP([.A28];[$actions.$A$2:.$D$500];2;0)" office:value-type="string" office:string-value="KC_F9" calcext:value-type="string">
            <text:p>KC_F9</text:p>
          </table:table-cell>
          <table:table-cell table:formula="of:=VLOOKUP([.A28];[$actions.$A$2:.$D$500];3;0)" office:value-type="float" office:value="0" calcext:value-type="float">
            <text:p/>
          </table:table-cell>
          <table:table-cell table:formula="of:=VLOOKUP([.A28];[$actions.$A$2:.$D$500];4;0)" office:value-type="float" office:value="0" calcext:value-type="float">
            <text:p/>
          </table:table-cell>
          <table:table-cell table:formula="of:=VLOOKUP([.B28];[$keys.$A$2:$keys.$C$40];2;0)" office:value-type="string" office:string-value="CC_EMQM" calcext:value-type="string">
            <text:p>CC_EMQM</text:p>
          </table:table-cell>
          <table:table-cell table:formula="of:=VLOOKUP([.C28];[$keys.$A$2:$keys.$C$40];2;0)" office:value-type="string" office:string-value="KC_I" calcext:value-type="string">
            <text:p>KC_I</text:p>
          </table:table-cell>
          <table:table-cell table:formula="of:=VLOOKUP([.D28];[$keys.$A$2:$keys.$C$40];2;0)" office:value-type="string" office:string-value="" calcext:value-type="error">
            <text:p>#N/A</text:p>
          </table:table-cell>
          <table:table-cell table:formula="of:=VLOOKUP([.E28];[$keys.$A$2:$keys.$C$40];2;0)" office:value-type="string" office:string-value="" calcext:value-type="error">
            <text:p>#N/A</text:p>
          </table:table-cell>
          <table:table-cell table:formula="of:=VLOOKUP([.B28];[$keys.$A$2:$keys.$C$40];3;0)" office:value-type="string" office:string-value="KC_9" calcext:value-type="string">
            <text:p>KC_9</text:p>
          </table:table-cell>
          <table:table-cell table:formula="of:=VLOOKUP([.C28];[$keys.$A$3:$keys.$C$40];3;0)" office:value-type="string" office:string-value="KC_ASTR" calcext:value-type="string">
            <text:p>KC_ASTR</text:p>
          </table:table-cell>
          <table:table-cell table:formula="of:=VLOOKUP([.D28];[$keys.$A$3:$keys.$C$40];3;0)" office:value-type="string" office:string-value="" calcext:value-type="error">
            <text:p>#N/A</text:p>
          </table:table-cell>
          <table:table-cell table:formula="of:=VLOOKUP([.E28];[$keys.$A$3:$keys.$C$40];3;0)" office:value-type="string" office:string-value="" calcext:value-type="error">
            <text:p>#N/A</text:p>
          </table:table-cell>
          <table:table-cell table:formula="of:=[.B28]&amp;&quot;_&quot;&amp;[.C28]&amp;IF(ISNA([.Q28]);&quot;&quot;;&quot;_&quot;&amp;[.D28]&amp;IF(ISNA([.R28]);&quot;&quot;;&quot;_&quot;&amp;[.E28]))" office:value-type="string" office:string-value="excl_i" calcext:value-type="string">
            <text:p>excl_i</text:p>
          </table:table-cell>
          <table:table-cell table:formula="of:=[.W28]&amp;&quot;_2&quot;" office:value-type="string" office:string-value="excl_i_2" calcext:value-type="string">
            <text:p>excl_i_2</text:p>
          </table:table-cell>
          <table:table-cell table:formula="of:=[.O28]&amp;&quot;, &quot;&amp;[.P28]&amp;IF(ISNA([.Q28]);&quot;&quot;;&quot;, &quot;&amp;[.Q28]&amp;IF(ISNA([.R28]);&quot;&quot;;&quot;, &quot;&amp;[.R28]))" office:value-type="string" office:string-value="CC_EMQM, KC_I" calcext:value-type="string">
            <text:p>CC_EMQM, KC_I</text:p>
          </table:table-cell>
          <table:table-cell table:formula="of:=[.S28]&amp;&quot;, &quot;&amp;[.T28]&amp;IF(ISNA([.U28]);&quot;&quot;;&quot;, &quot;&amp;[.U28]&amp;IF(ISNA([.V28]);&quot;&quot;;&quot;, &quot;&amp;[.V28]))" office:value-type="string" office:string-value="KC_9, KC_ASTR" calcext:value-type="string">
            <text:p>KC_9, KC_AST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ho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&quot;const uint16_t PROGMEM &quot;&amp;[.W29]&amp;&quot;_combo[] = {&quot;&amp;[.Y29]&amp;&quot;, COMBO_END};&quot;&amp;CHAR(10)&amp;&quot;const uint16_t PROGMEM &quot;&amp;[.X29]&amp;&quot;_combo[] = {&quot;&amp;[.Z29]&amp;&quot;, COMBO_END};&quot;" office:value-type="string" office:string-value="const uint16_t PROGMEM a_s_combo[] = {KC_A, KC_S, COMBO_END};&#10;const uint16_t PROGMEM a_s_2_combo[] = {KC_LCBR, KC_LPRN, COMBO_END};" calcext:value-type="string">
            <text:p>const uint16_t PROGMEM a_s_combo[] = {KC_A, KC_S, COMBO_END};</text:p>
            <text:p>const uint16_t PROGMEM a_s_2_combo[] = {KC_LCBR, KC_LPRN, COMBO_END};</text:p>
          </table:table-cell>
          <table:table-cell table:formula="of:=&quot;  C_&quot;&amp;[.W29]&amp;&quot;,&quot;&amp;CHAR(10)&amp;&quot;  C_&quot;&amp;[.X29]&amp;&quot;,&quot;" office:value-type="string" office:string-value="  C_a_s,&#10;  C_a_s_2," calcext:value-type="string">
            <text:p>  C_a_s,</text:p>
            <text:p>  C_a_s_2,</text:p>
          </table:table-cell>
          <table:table-cell table:formula="of:=&quot;  [C_&quot;&amp;[.W29]&amp;&quot;] = COMBO&quot;&amp;IF([.K29]=&quot;key&quot;;&quot;&quot;;&quot;_ACTION&quot;)&amp;&quot;(&quot;&amp;[.W29]&amp;&quot;_combo&quot;&amp;IF([.K29]=&quot;key&quot;;&quot;, &quot;&amp;[.L29];&quot;&quot;)&amp;&quot;),&quot;&amp;CHAR(10)&amp;&quot;  [C_&quot;&amp;[.X29]&amp;&quot;] = COMBO&quot;&amp;IF([.K29]=&quot;key&quot;;&quot;&quot;;&quot;_ACTION&quot;)&amp;&quot;(&quot;&amp;[.X29]&amp;&quot;_combo&quot;&amp;IF([.K29]=&quot;key&quot;;&quot;, &quot;&amp;[.L29];&quot;&quot;)&amp;&quot;),&quot;" office:value-type="string" office:string-value="  [C_a_s] = COMBO(a_s_combo, KC_HOME),&#10;  [C_a_s_2] = COMBO(a_s_2_combo, KC_HOME)," calcext:value-type="string">
            <text:p>  [C_a_s] = COMBO(a_s_combo, KC_HOME),</text:p>
            <text:p>  [C_a_s_2] = COMBO(a_s_2_combo, KC_HOME),</text:p>
          </table:table-cell>
          <table:table-cell table:style-name="ce5" table:formula="of:=IF([.K29]=&quot;macro&quot;;&quot;    case &quot;&amp;&quot;C_&quot;&amp;[.W29]&amp;&quot;: if (p) {&quot;&amp;[.M29]&amp;&quot;} &quot;&amp;IF([.N29]=&quot;&quot;;&quot;&quot;;&quot;else {&quot;&amp;[.N29]&amp;&quot;}&quot;)&amp;&quot; break;&quot;&amp;CHAR(10)&amp;&quot;    case &quot;&amp;&quot;C_&quot;&amp;[.X29]&amp;&quot;: if (p) {&quot;&amp;[.M29]&amp;&quot;} &quot;&amp;IF([.N29]=&quot;&quot;;&quot;&quot;;&quot;else {&quot;&amp;[.N29]&amp;&quot;}&quot;)&amp;&quot; break;&quot;;&quot;&quot;)">
            <text:p/>
          </table:table-cell>
          <table:table-cell/>
          <table:table-cell table:style-name="ce8" table:formula="of:=VLOOKUP([.A29];[$actions.$A$2:.$F$500];5;0)" office:value-type="string" office:string-value="key" calcext:value-type="string">
            <text:p>key</text:p>
          </table:table-cell>
          <table:table-cell table:formula="of:=VLOOKUP([.A29];[$actions.$A$2:.$D$500];2;0)" office:value-type="string" office:string-value="KC_HOME" calcext:value-type="string">
            <text:p>KC_HOME</text:p>
          </table:table-cell>
          <table:table-cell table:formula="of:=VLOOKUP([.A29];[$actions.$A$2:.$D$500];3;0)" office:value-type="float" office:value="0" calcext:value-type="float">
            <text:p/>
          </table:table-cell>
          <table:table-cell table:formula="of:=VLOOKUP([.A29];[$actions.$A$2:.$D$500];4;0)" office:value-type="float" office:value="0" calcext:value-type="float">
            <text:p/>
          </table:table-cell>
          <table:table-cell table:formula="of:=VLOOKUP([.B29];[$keys.$A$2:$keys.$C$40];2;0)" office:value-type="string" office:string-value="KC_A" calcext:value-type="string">
            <text:p>KC_A</text:p>
          </table:table-cell>
          <table:table-cell table:formula="of:=VLOOKUP([.C29];[$keys.$A$2:$keys.$C$40];2;0)" office:value-type="string" office:string-value="KC_S" calcext:value-type="string">
            <text:p>KC_S</text:p>
          </table:table-cell>
          <table:table-cell table:formula="of:=VLOOKUP([.D29];[$keys.$A$2:$keys.$C$40];2;0)" office:value-type="string" office:string-value="" calcext:value-type="error">
            <text:p>#N/A</text:p>
          </table:table-cell>
          <table:table-cell table:formula="of:=VLOOKUP([.E29];[$keys.$A$2:$keys.$C$40];2;0)" office:value-type="string" office:string-value="" calcext:value-type="error">
            <text:p>#N/A</text:p>
          </table:table-cell>
          <table:table-cell table:formula="of:=VLOOKUP([.B29];[$keys.$A$2:$keys.$C$40];3;0)" office:value-type="string" office:string-value="KC_LCBR" calcext:value-type="string">
            <text:p>KC_LCBR</text:p>
          </table:table-cell>
          <table:table-cell table:formula="of:=VLOOKUP([.C29];[$keys.$A$3:$keys.$C$40];3;0)" office:value-type="string" office:string-value="KC_LPRN" calcext:value-type="string">
            <text:p>KC_LPRN</text:p>
          </table:table-cell>
          <table:table-cell table:formula="of:=VLOOKUP([.D29];[$keys.$A$3:$keys.$C$40];3;0)" office:value-type="string" office:string-value="" calcext:value-type="error">
            <text:p>#N/A</text:p>
          </table:table-cell>
          <table:table-cell table:formula="of:=VLOOKUP([.E29];[$keys.$A$3:$keys.$C$40];3;0)" office:value-type="string" office:string-value="" calcext:value-type="error">
            <text:p>#N/A</text:p>
          </table:table-cell>
          <table:table-cell table:formula="of:=[.B29]&amp;&quot;_&quot;&amp;[.C29]&amp;IF(ISNA([.Q29]);&quot;&quot;;&quot;_&quot;&amp;[.D29]&amp;IF(ISNA([.R29]);&quot;&quot;;&quot;_&quot;&amp;[.E29]))" office:value-type="string" office:string-value="a_s" calcext:value-type="string">
            <text:p>a_s</text:p>
          </table:table-cell>
          <table:table-cell table:formula="of:=[.W29]&amp;&quot;_2&quot;" office:value-type="string" office:string-value="a_s_2" calcext:value-type="string">
            <text:p>a_s_2</text:p>
          </table:table-cell>
          <table:table-cell table:formula="of:=[.O29]&amp;&quot;, &quot;&amp;[.P29]&amp;IF(ISNA([.Q29]);&quot;&quot;;&quot;, &quot;&amp;[.Q29]&amp;IF(ISNA([.R29]);&quot;&quot;;&quot;, &quot;&amp;[.R29]))" office:value-type="string" office:string-value="KC_A, KC_S" calcext:value-type="string">
            <text:p>KC_A, KC_S</text:p>
          </table:table-cell>
          <table:table-cell table:formula="of:=[.S29]&amp;&quot;, &quot;&amp;[.T29]&amp;IF(ISNA([.U29]);&quot;&quot;;&quot;, &quot;&amp;[.U29]&amp;IF(ISNA([.V29]);&quot;&quot;;&quot;, &quot;&amp;[.V29]))" office:value-type="string" office:string-value="KC_LCBR, KC_LPRN" calcext:value-type="string">
            <text:p>KC_LCBR, KC_L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formula="of:=&quot;const uint16_t PROGMEM &quot;&amp;[.W30]&amp;&quot;_combo[] = {&quot;&amp;[.Y30]&amp;&quot;, COMBO_END};&quot;&amp;CHAR(10)&amp;&quot;const uint16_t PROGMEM &quot;&amp;[.X30]&amp;&quot;_combo[] = {&quot;&amp;[.Z30]&amp;&quot;, COMBO_END};&quot;" office:value-type="string" office:string-value="const uint16_t PROGMEM n_i_combo[] = {KC_N, KC_I, COMBO_END};&#10;const uint16_t PROGMEM n_i_2_combo[] = {KC_MINS, KC_ASTR, COMBO_END};" calcext:value-type="string">
            <text:p>const uint16_t PROGMEM n_i_combo[] = {KC_N, KC_I, COMBO_END};</text:p>
            <text:p>const uint16_t PROGMEM n_i_2_combo[] = {KC_MINS, KC_ASTR, COMBO_END};</text:p>
          </table:table-cell>
          <table:table-cell table:formula="of:=&quot;  C_&quot;&amp;[.W30]&amp;&quot;,&quot;&amp;CHAR(10)&amp;&quot;  C_&quot;&amp;[.X30]&amp;&quot;,&quot;" office:value-type="string" office:string-value="  C_n_i,&#10;  C_n_i_2," calcext:value-type="string">
            <text:p>  C_n_i,</text:p>
            <text:p>  C_n_i_2,</text:p>
          </table:table-cell>
          <table:table-cell table:formula="of:=&quot;  [C_&quot;&amp;[.W30]&amp;&quot;] = COMBO&quot;&amp;IF([.K30]=&quot;key&quot;;&quot;&quot;;&quot;_ACTION&quot;)&amp;&quot;(&quot;&amp;[.W30]&amp;&quot;_combo&quot;&amp;IF([.K30]=&quot;key&quot;;&quot;, &quot;&amp;[.L30];&quot;&quot;)&amp;&quot;),&quot;&amp;CHAR(10)&amp;&quot;  [C_&quot;&amp;[.X30]&amp;&quot;] = COMBO&quot;&amp;IF([.K30]=&quot;key&quot;;&quot;&quot;;&quot;_ACTION&quot;)&amp;&quot;(&quot;&amp;[.X30]&amp;&quot;_combo&quot;&amp;IF([.K30]=&quot;key&quot;;&quot;, &quot;&amp;[.L30];&quot;&quot;)&amp;&quot;),&quot;" office:value-type="string" office:string-value="  [C_n_i] = COMBO(n_i_combo, KC_HOME),&#10;  [C_n_i_2] = COMBO(n_i_2_combo, KC_HOME)," calcext:value-type="string">
            <text:p>  [C_n_i] = COMBO(n_i_combo, KC_HOME),</text:p>
            <text:p>  [C_n_i_2] = COMBO(n_i_2_combo, KC_HOME),</text:p>
          </table:table-cell>
          <table:table-cell table:style-name="ce5" table:formula="of:=IF([.K30]=&quot;macro&quot;;&quot;    case &quot;&amp;&quot;C_&quot;&amp;[.W30]&amp;&quot;: if (p) {&quot;&amp;[.M30]&amp;&quot;} &quot;&amp;IF([.N30]=&quot;&quot;;&quot;&quot;;&quot;else {&quot;&amp;[.N30]&amp;&quot;}&quot;)&amp;&quot; break;&quot;&amp;CHAR(10)&amp;&quot;    case &quot;&amp;&quot;C_&quot;&amp;[.X30]&amp;&quot;: if (p) {&quot;&amp;[.M30]&amp;&quot;} &quot;&amp;IF([.N30]=&quot;&quot;;&quot;&quot;;&quot;else {&quot;&amp;[.N30]&amp;&quot;}&quot;)&amp;&quot; break;&quot;;&quot;&quot;)">
            <text:p/>
          </table:table-cell>
          <table:table-cell/>
          <table:table-cell table:style-name="ce8" table:formula="of:=VLOOKUP([.A30];[$actions.$A$2:.$F$500];5;0)" office:value-type="string" office:string-value="key" calcext:value-type="string">
            <text:p>key</text:p>
          </table:table-cell>
          <table:table-cell table:formula="of:=VLOOKUP([.A30];[$actions.$A$2:.$D$500];2;0)" office:value-type="string" office:string-value="KC_HOME" calcext:value-type="string">
            <text:p>KC_HOME</text:p>
          </table:table-cell>
          <table:table-cell table:formula="of:=VLOOKUP([.A30];[$actions.$A$2:.$D$500];3;0)" office:value-type="float" office:value="0" calcext:value-type="float">
            <text:p/>
          </table:table-cell>
          <table:table-cell table:formula="of:=VLOOKUP([.A30];[$actions.$A$2:.$D$500];4;0)" office:value-type="float" office:value="0" calcext:value-type="float">
            <text:p/>
          </table:table-cell>
          <table:table-cell table:formula="of:=VLOOKUP([.B30];[$keys.$A$2:$keys.$C$40];2;0)" office:value-type="string" office:string-value="KC_N" calcext:value-type="string">
            <text:p>KC_N</text:p>
          </table:table-cell>
          <table:table-cell table:formula="of:=VLOOKUP([.C30];[$keys.$A$2:$keys.$C$40];2;0)" office:value-type="string" office:string-value="KC_I" calcext:value-type="string">
            <text:p>KC_I</text:p>
          </table:table-cell>
          <table:table-cell table:formula="of:=VLOOKUP([.D30];[$keys.$A$2:$keys.$C$40];2;0)" office:value-type="string" office:string-value="" calcext:value-type="error">
            <text:p>#N/A</text:p>
          </table:table-cell>
          <table:table-cell table:formula="of:=VLOOKUP([.E30];[$keys.$A$2:$keys.$C$40];2;0)" office:value-type="string" office:string-value="" calcext:value-type="error">
            <text:p>#N/A</text:p>
          </table:table-cell>
          <table:table-cell table:formula="of:=VLOOKUP([.B30];[$keys.$A$2:$keys.$C$40];3;0)" office:value-type="string" office:string-value="KC_MINS" calcext:value-type="string">
            <text:p>KC_MINS</text:p>
          </table:table-cell>
          <table:table-cell table:formula="of:=VLOOKUP([.C30];[$keys.$A$3:$keys.$C$40];3;0)" office:value-type="string" office:string-value="KC_ASTR" calcext:value-type="string">
            <text:p>KC_ASTR</text:p>
          </table:table-cell>
          <table:table-cell table:formula="of:=VLOOKUP([.D30];[$keys.$A$3:$keys.$C$40];3;0)" office:value-type="string" office:string-value="" calcext:value-type="error">
            <text:p>#N/A</text:p>
          </table:table-cell>
          <table:table-cell table:formula="of:=VLOOKUP([.E30];[$keys.$A$3:$keys.$C$40];3;0)" office:value-type="string" office:string-value="" calcext:value-type="error">
            <text:p>#N/A</text:p>
          </table:table-cell>
          <table:table-cell table:formula="of:=[.B30]&amp;&quot;_&quot;&amp;[.C30]&amp;IF(ISNA([.Q30]);&quot;&quot;;&quot;_&quot;&amp;[.D30]&amp;IF(ISNA([.R30]);&quot;&quot;;&quot;_&quot;&amp;[.E30]))" office:value-type="string" office:string-value="n_i" calcext:value-type="string">
            <text:p>n_i</text:p>
          </table:table-cell>
          <table:table-cell table:formula="of:=[.W30]&amp;&quot;_2&quot;" office:value-type="string" office:string-value="n_i_2" calcext:value-type="string">
            <text:p>n_i_2</text:p>
          </table:table-cell>
          <table:table-cell table:formula="of:=[.O30]&amp;&quot;, &quot;&amp;[.P30]&amp;IF(ISNA([.Q30]);&quot;&quot;;&quot;, &quot;&amp;[.Q30]&amp;IF(ISNA([.R30]);&quot;&quot;;&quot;, &quot;&amp;[.R30]))" office:value-type="string" office:string-value="KC_N, KC_I" calcext:value-type="string">
            <text:p>KC_N, KC_I</text:p>
          </table:table-cell>
          <table:table-cell table:formula="of:=[.S30]&amp;&quot;, &quot;&amp;[.T30]&amp;IF(ISNA([.U30]);&quot;&quot;;&quot;, &quot;&amp;[.U30]&amp;IF(ISNA([.V30]);&quot;&quot;;&quot;, &quot;&amp;[.V30]))" office:value-type="string" office:string-value="KC_MINS, KC_ASTR" calcext:value-type="string">
            <text:p>KC_MINS, KC_AST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ins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formula="of:=&quot;const uint16_t PROGMEM &quot;&amp;[.W31]&amp;&quot;_combo[] = {&quot;&amp;[.Y31]&amp;&quot;, COMBO_END};&quot;&amp;CHAR(10)&amp;&quot;const uint16_t PROGMEM &quot;&amp;[.X31]&amp;&quot;_combo[] = {&quot;&amp;[.Z31]&amp;&quot;, COMBO_END};&quot;" office:value-type="string" office:string-value="const uint16_t PROGMEM f_p_combo[] = {KC_F, KC_P, COMBO_END};&#10;const uint16_t PROGMEM f_p_2_combo[] = {KC_2, KC_3, COMBO_END};" calcext:value-type="string">
            <text:p>const uint16_t PROGMEM f_p_combo[] = {KC_F, KC_P, COMBO_END};</text:p>
            <text:p>const uint16_t PROGMEM f_p_2_combo[] = {KC_2, KC_3, COMBO_END};</text:p>
          </table:table-cell>
          <table:table-cell table:formula="of:=&quot;  C_&quot;&amp;[.W31]&amp;&quot;,&quot;&amp;CHAR(10)&amp;&quot;  C_&quot;&amp;[.X31]&amp;&quot;,&quot;" office:value-type="string" office:string-value="  C_f_p,&#10;  C_f_p_2," calcext:value-type="string">
            <text:p>  C_f_p,</text:p>
            <text:p>  C_f_p_2,</text:p>
          </table:table-cell>
          <table:table-cell table:formula="of:=&quot;  [C_&quot;&amp;[.W31]&amp;&quot;] = COMBO&quot;&amp;IF([.K31]=&quot;key&quot;;&quot;&quot;;&quot;_ACTION&quot;)&amp;&quot;(&quot;&amp;[.W31]&amp;&quot;_combo&quot;&amp;IF([.K31]=&quot;key&quot;;&quot;, &quot;&amp;[.L31];&quot;&quot;)&amp;&quot;),&quot;&amp;CHAR(10)&amp;&quot;  [C_&quot;&amp;[.X31]&amp;&quot;] = COMBO&quot;&amp;IF([.K31]=&quot;key&quot;;&quot;&quot;;&quot;_ACTION&quot;)&amp;&quot;(&quot;&amp;[.X31]&amp;&quot;_combo&quot;&amp;IF([.K31]=&quot;key&quot;;&quot;, &quot;&amp;[.L31];&quot;&quot;)&amp;&quot;),&quot;" office:value-type="string" office:string-value="  [C_f_p] = COMBO(f_p_combo, KC_INS),&#10;  [C_f_p_2] = COMBO(f_p_2_combo, KC_INS)," calcext:value-type="string">
            <text:p>  [C_f_p] = COMBO(f_p_combo, KC_INS),</text:p>
            <text:p>  [C_f_p_2] = COMBO(f_p_2_combo, KC_INS),</text:p>
          </table:table-cell>
          <table:table-cell table:style-name="ce5" table:formula="of:=IF([.K31]=&quot;macro&quot;;&quot;    case &quot;&amp;&quot;C_&quot;&amp;[.W31]&amp;&quot;: if (p) {&quot;&amp;[.M31]&amp;&quot;} &quot;&amp;IF([.N31]=&quot;&quot;;&quot;&quot;;&quot;else {&quot;&amp;[.N31]&amp;&quot;}&quot;)&amp;&quot; break;&quot;&amp;CHAR(10)&amp;&quot;    case &quot;&amp;&quot;C_&quot;&amp;[.X31]&amp;&quot;: if (p) {&quot;&amp;[.M31]&amp;&quot;} &quot;&amp;IF([.N31]=&quot;&quot;;&quot;&quot;;&quot;else {&quot;&amp;[.N31]&amp;&quot;}&quot;)&amp;&quot; break;&quot;;&quot;&quot;)">
            <text:p/>
          </table:table-cell>
          <table:table-cell/>
          <table:table-cell table:style-name="ce8" table:formula="of:=VLOOKUP([.A31];[$actions.$A$2:.$F$500];5;0)" office:value-type="string" office:string-value="key" calcext:value-type="string">
            <text:p>key</text:p>
          </table:table-cell>
          <table:table-cell table:formula="of:=VLOOKUP([.A31];[$actions.$A$2:.$D$500];2;0)" office:value-type="string" office:string-value="KC_INS" calcext:value-type="string">
            <text:p>KC_INS</text:p>
          </table:table-cell>
          <table:table-cell table:formula="of:=VLOOKUP([.A31];[$actions.$A$2:.$D$500];3;0)" office:value-type="float" office:value="0" calcext:value-type="float">
            <text:p/>
          </table:table-cell>
          <table:table-cell table:formula="of:=VLOOKUP([.A31];[$actions.$A$2:.$D$500];4;0)" office:value-type="float" office:value="0" calcext:value-type="float">
            <text:p/>
          </table:table-cell>
          <table:table-cell table:formula="of:=VLOOKUP([.B31];[$keys.$A$2:$keys.$C$40];2;0)" office:value-type="string" office:string-value="KC_F" calcext:value-type="string">
            <text:p>KC_F</text:p>
          </table:table-cell>
          <table:table-cell table:formula="of:=VLOOKUP([.C31];[$keys.$A$2:$keys.$C$40];2;0)" office:value-type="string" office:string-value="KC_P" calcext:value-type="string">
            <text:p>KC_P</text:p>
          </table:table-cell>
          <table:table-cell table:formula="of:=VLOOKUP([.D31];[$keys.$A$2:$keys.$C$40];2;0)" office:value-type="string" office:string-value="" calcext:value-type="error">
            <text:p>#N/A</text:p>
          </table:table-cell>
          <table:table-cell table:formula="of:=VLOOKUP([.E31];[$keys.$A$2:$keys.$C$40];2;0)" office:value-type="string" office:string-value="" calcext:value-type="error">
            <text:p>#N/A</text:p>
          </table:table-cell>
          <table:table-cell table:formula="of:=VLOOKUP([.B31];[$keys.$A$2:$keys.$C$40];3;0)" office:value-type="string" office:string-value="KC_2" calcext:value-type="string">
            <text:p>KC_2</text:p>
          </table:table-cell>
          <table:table-cell table:formula="of:=VLOOKUP([.C31];[$keys.$A$3:$keys.$C$40];3;0)" office:value-type="string" office:string-value="KC_3" calcext:value-type="string">
            <text:p>KC_3</text:p>
          </table:table-cell>
          <table:table-cell table:formula="of:=VLOOKUP([.D31];[$keys.$A$3:$keys.$C$40];3;0)" office:value-type="string" office:string-value="" calcext:value-type="error">
            <text:p>#N/A</text:p>
          </table:table-cell>
          <table:table-cell table:formula="of:=VLOOKUP([.E31];[$keys.$A$3:$keys.$C$40];3;0)" office:value-type="string" office:string-value="" calcext:value-type="error">
            <text:p>#N/A</text:p>
          </table:table-cell>
          <table:table-cell table:formula="of:=[.B31]&amp;&quot;_&quot;&amp;[.C31]&amp;IF(ISNA([.Q31]);&quot;&quot;;&quot;_&quot;&amp;[.D31]&amp;IF(ISNA([.R31]);&quot;&quot;;&quot;_&quot;&amp;[.E31]))" office:value-type="string" office:string-value="f_p" calcext:value-type="string">
            <text:p>f_p</text:p>
          </table:table-cell>
          <table:table-cell table:formula="of:=[.W31]&amp;&quot;_2&quot;" office:value-type="string" office:string-value="f_p_2" calcext:value-type="string">
            <text:p>f_p_2</text:p>
          </table:table-cell>
          <table:table-cell table:formula="of:=[.O31]&amp;&quot;, &quot;&amp;[.P31]&amp;IF(ISNA([.Q31]);&quot;&quot;;&quot;, &quot;&amp;[.Q31]&amp;IF(ISNA([.R31]);&quot;&quot;;&quot;, &quot;&amp;[.R31]))" office:value-type="string" office:string-value="KC_F, KC_P" calcext:value-type="string">
            <text:p>KC_F, KC_P</text:p>
          </table:table-cell>
          <table:table-cell table:formula="of:=[.S31]&amp;&quot;, &quot;&amp;[.T31]&amp;IF(ISNA([.U31]);&quot;&quot;;&quot;, &quot;&amp;[.U31]&amp;IF(ISNA([.V31]);&quot;&quot;;&quot;, &quot;&amp;[.V31]))" office:value-type="string" office:string-value="KC_2, KC_3" calcext:value-type="string">
            <text:p>KC_2, KC_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lef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formula="of:=&quot;const uint16_t PROGMEM &quot;&amp;[.W32]&amp;&quot;_combo[] = {&quot;&amp;[.Y32]&amp;&quot;, COMBO_END};&quot;&amp;CHAR(10)&amp;&quot;const uint16_t PROGMEM &quot;&amp;[.X32]&amp;&quot;_combo[] = {&quot;&amp;[.Z32]&amp;&quot;, COMBO_END};&quot;" office:value-type="string" office:string-value="const uint16_t PROGMEM r_s_combo[] = {KC_R, KC_S, COMBO_END};&#10;const uint16_t PROGMEM r_s_2_combo[] = {KC_RCBR, KC_LPRN, COMBO_END};" calcext:value-type="string">
            <text:p>const uint16_t PROGMEM r_s_combo[] = {KC_R, KC_S, COMBO_END};</text:p>
            <text:p>const uint16_t PROGMEM r_s_2_combo[] = {KC_RCBR, KC_LPRN, COMBO_END};</text:p>
          </table:table-cell>
          <table:table-cell table:formula="of:=&quot;  C_&quot;&amp;[.W32]&amp;&quot;,&quot;&amp;CHAR(10)&amp;&quot;  C_&quot;&amp;[.X32]&amp;&quot;,&quot;" office:value-type="string" office:string-value="  C_r_s,&#10;  C_r_s_2," calcext:value-type="string">
            <text:p>  C_r_s,</text:p>
            <text:p>  C_r_s_2,</text:p>
          </table:table-cell>
          <table:table-cell table:formula="of:=&quot;  [C_&quot;&amp;[.W32]&amp;&quot;] = COMBO&quot;&amp;IF([.K32]=&quot;key&quot;;&quot;&quot;;&quot;_ACTION&quot;)&amp;&quot;(&quot;&amp;[.W32]&amp;&quot;_combo&quot;&amp;IF([.K32]=&quot;key&quot;;&quot;, &quot;&amp;[.L32];&quot;&quot;)&amp;&quot;),&quot;&amp;CHAR(10)&amp;&quot;  [C_&quot;&amp;[.X32]&amp;&quot;] = COMBO&quot;&amp;IF([.K32]=&quot;key&quot;;&quot;&quot;;&quot;_ACTION&quot;)&amp;&quot;(&quot;&amp;[.X32]&amp;&quot;_combo&quot;&amp;IF([.K32]=&quot;key&quot;;&quot;, &quot;&amp;[.L32];&quot;&quot;)&amp;&quot;),&quot;" office:value-type="string" office:string-value="  [C_r_s] = COMBO(r_s_combo, KC_LEFT),&#10;  [C_r_s_2] = COMBO(r_s_2_combo, KC_LEFT)," calcext:value-type="string">
            <text:p>  [C_r_s] = COMBO(r_s_combo, KC_LEFT),</text:p>
            <text:p>  [C_r_s_2] = COMBO(r_s_2_combo, KC_LEFT),</text:p>
          </table:table-cell>
          <table:table-cell table:style-name="ce5" table:formula="of:=IF([.K32]=&quot;macro&quot;;&quot;    case &quot;&amp;&quot;C_&quot;&amp;[.W32]&amp;&quot;: if (p) {&quot;&amp;[.M32]&amp;&quot;} &quot;&amp;IF([.N32]=&quot;&quot;;&quot;&quot;;&quot;else {&quot;&amp;[.N32]&amp;&quot;}&quot;)&amp;&quot; break;&quot;&amp;CHAR(10)&amp;&quot;    case &quot;&amp;&quot;C_&quot;&amp;[.X32]&amp;&quot;: if (p) {&quot;&amp;[.M32]&amp;&quot;} &quot;&amp;IF([.N32]=&quot;&quot;;&quot;&quot;;&quot;else {&quot;&amp;[.N32]&amp;&quot;}&quot;)&amp;&quot; break;&quot;;&quot;&quot;)">
            <text:p/>
          </table:table-cell>
          <table:table-cell/>
          <table:table-cell table:style-name="ce8" table:formula="of:=VLOOKUP([.A32];[$actions.$A$2:.$F$500];5;0)" office:value-type="string" office:string-value="key" calcext:value-type="string">
            <text:p>key</text:p>
          </table:table-cell>
          <table:table-cell table:formula="of:=VLOOKUP([.A32];[$actions.$A$2:.$D$500];2;0)" office:value-type="string" office:string-value="KC_LEFT" calcext:value-type="string">
            <text:p>KC_LEFT</text:p>
          </table:table-cell>
          <table:table-cell table:formula="of:=VLOOKUP([.A32];[$actions.$A$2:.$D$500];3;0)" office:value-type="float" office:value="0" calcext:value-type="float">
            <text:p/>
          </table:table-cell>
          <table:table-cell table:formula="of:=VLOOKUP([.A32];[$actions.$A$2:.$D$500];4;0)" office:value-type="float" office:value="0" calcext:value-type="float">
            <text:p/>
          </table:table-cell>
          <table:table-cell table:formula="of:=VLOOKUP([.B32];[$keys.$A$2:$keys.$C$40];2;0)" office:value-type="string" office:string-value="KC_R" calcext:value-type="string">
            <text:p>KC_R</text:p>
          </table:table-cell>
          <table:table-cell table:formula="of:=VLOOKUP([.C32];[$keys.$A$2:$keys.$C$40];2;0)" office:value-type="string" office:string-value="KC_S" calcext:value-type="string">
            <text:p>KC_S</text:p>
          </table:table-cell>
          <table:table-cell table:formula="of:=VLOOKUP([.D32];[$keys.$A$2:$keys.$C$40];2;0)" office:value-type="string" office:string-value="" calcext:value-type="error">
            <text:p>#N/A</text:p>
          </table:table-cell>
          <table:table-cell table:formula="of:=VLOOKUP([.E32];[$keys.$A$2:$keys.$C$40];2;0)" office:value-type="string" office:string-value="" calcext:value-type="error">
            <text:p>#N/A</text:p>
          </table:table-cell>
          <table:table-cell table:formula="of:=VLOOKUP([.B32];[$keys.$A$2:$keys.$C$40];3;0)" office:value-type="string" office:string-value="KC_RCBR" calcext:value-type="string">
            <text:p>KC_RCBR</text:p>
          </table:table-cell>
          <table:table-cell table:formula="of:=VLOOKUP([.C32];[$keys.$A$3:$keys.$C$40];3;0)" office:value-type="string" office:string-value="KC_LPRN" calcext:value-type="string">
            <text:p>KC_LPRN</text:p>
          </table:table-cell>
          <table:table-cell table:formula="of:=VLOOKUP([.D32];[$keys.$A$3:$keys.$C$40];3;0)" office:value-type="string" office:string-value="" calcext:value-type="error">
            <text:p>#N/A</text:p>
          </table:table-cell>
          <table:table-cell table:formula="of:=VLOOKUP([.E32];[$keys.$A$3:$keys.$C$40];3;0)" office:value-type="string" office:string-value="" calcext:value-type="error">
            <text:p>#N/A</text:p>
          </table:table-cell>
          <table:table-cell table:formula="of:=[.B32]&amp;&quot;_&quot;&amp;[.C32]&amp;IF(ISNA([.Q32]);&quot;&quot;;&quot;_&quot;&amp;[.D32]&amp;IF(ISNA([.R32]);&quot;&quot;;&quot;_&quot;&amp;[.E32]))" office:value-type="string" office:string-value="r_s" calcext:value-type="string">
            <text:p>r_s</text:p>
          </table:table-cell>
          <table:table-cell table:formula="of:=[.W32]&amp;&quot;_2&quot;" office:value-type="string" office:string-value="r_s_2" calcext:value-type="string">
            <text:p>r_s_2</text:p>
          </table:table-cell>
          <table:table-cell table:formula="of:=[.O32]&amp;&quot;, &quot;&amp;[.P32]&amp;IF(ISNA([.Q32]);&quot;&quot;;&quot;, &quot;&amp;[.Q32]&amp;IF(ISNA([.R32]);&quot;&quot;;&quot;, &quot;&amp;[.R32]))" office:value-type="string" office:string-value="KC_R, KC_S" calcext:value-type="string">
            <text:p>KC_R, KC_S</text:p>
          </table:table-cell>
          <table:table-cell table:formula="of:=[.S32]&amp;&quot;, &quot;&amp;[.T32]&amp;IF(ISNA([.U32]);&quot;&quot;;&quot;, &quot;&amp;[.U32]&amp;IF(ISNA([.V32]);&quot;&quot;;&quot;, &quot;&amp;[.V32]))" office:value-type="string" office:string-value="KC_RCBR, KC_LPRN" calcext:value-type="string">
            <text:p>KC_RCBR, KC_L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formula="of:=&quot;const uint16_t PROGMEM &quot;&amp;[.W33]&amp;&quot;_combo[] = {&quot;&amp;[.Y33]&amp;&quot;, COMBO_END};&quot;&amp;CHAR(10)&amp;&quot;const uint16_t PROGMEM &quot;&amp;[.X33]&amp;&quot;_combo[] = {&quot;&amp;[.Z33]&amp;&quot;, COMBO_END};&quot;" office:value-type="string" office:string-value="const uint16_t PROGMEM n_e_combo[] = {KC_N, KC_E, COMBO_END};&#10;const uint16_t PROGMEM n_e_2_combo[] = {KC_MINS, KC_EQL, COMBO_END};" calcext:value-type="string">
            <text:p>const uint16_t PROGMEM n_e_combo[] = {KC_N, KC_E, COMBO_END};</text:p>
            <text:p>const uint16_t PROGMEM n_e_2_combo[] = {KC_MINS, KC_EQL, COMBO_END};</text:p>
          </table:table-cell>
          <table:table-cell table:formula="of:=&quot;  C_&quot;&amp;[.W33]&amp;&quot;,&quot;&amp;CHAR(10)&amp;&quot;  C_&quot;&amp;[.X33]&amp;&quot;,&quot;" office:value-type="string" office:string-value="  C_n_e,&#10;  C_n_e_2," calcext:value-type="string">
            <text:p>  C_n_e,</text:p>
            <text:p>  C_n_e_2,</text:p>
          </table:table-cell>
          <table:table-cell table:formula="of:=&quot;  [C_&quot;&amp;[.W33]&amp;&quot;] = COMBO&quot;&amp;IF([.K33]=&quot;key&quot;;&quot;&quot;;&quot;_ACTION&quot;)&amp;&quot;(&quot;&amp;[.W33]&amp;&quot;_combo&quot;&amp;IF([.K33]=&quot;key&quot;;&quot;, &quot;&amp;[.L33];&quot;&quot;)&amp;&quot;),&quot;&amp;CHAR(10)&amp;&quot;  [C_&quot;&amp;[.X33]&amp;&quot;] = COMBO&quot;&amp;IF([.K33]=&quot;key&quot;;&quot;&quot;;&quot;_ACTION&quot;)&amp;&quot;(&quot;&amp;[.X33]&amp;&quot;_combo&quot;&amp;IF([.K33]=&quot;key&quot;;&quot;, &quot;&amp;[.L33];&quot;&quot;)&amp;&quot;),&quot;" office:value-type="string" office:string-value="  [C_n_e] = COMBO(n_e_combo, KC_LEFT),&#10;  [C_n_e_2] = COMBO(n_e_2_combo, KC_LEFT)," calcext:value-type="string">
            <text:p>  [C_n_e] = COMBO(n_e_combo, KC_LEFT),</text:p>
            <text:p>  [C_n_e_2] = COMBO(n_e_2_combo, KC_LEFT),</text:p>
          </table:table-cell>
          <table:table-cell table:style-name="ce5" table:formula="of:=IF([.K33]=&quot;macro&quot;;&quot;    case &quot;&amp;&quot;C_&quot;&amp;[.W33]&amp;&quot;: if (p) {&quot;&amp;[.M33]&amp;&quot;} &quot;&amp;IF([.N33]=&quot;&quot;;&quot;&quot;;&quot;else {&quot;&amp;[.N33]&amp;&quot;}&quot;)&amp;&quot; break;&quot;&amp;CHAR(10)&amp;&quot;    case &quot;&amp;&quot;C_&quot;&amp;[.X33]&amp;&quot;: if (p) {&quot;&amp;[.M33]&amp;&quot;} &quot;&amp;IF([.N33]=&quot;&quot;;&quot;&quot;;&quot;else {&quot;&amp;[.N33]&amp;&quot;}&quot;)&amp;&quot; break;&quot;;&quot;&quot;)">
            <text:p/>
          </table:table-cell>
          <table:table-cell/>
          <table:table-cell table:style-name="ce8" table:formula="of:=VLOOKUP([.A33];[$actions.$A$2:.$F$500];5;0)" office:value-type="string" office:string-value="key" calcext:value-type="string">
            <text:p>key</text:p>
          </table:table-cell>
          <table:table-cell table:formula="of:=VLOOKUP([.A33];[$actions.$A$2:.$D$500];2;0)" office:value-type="string" office:string-value="KC_LEFT" calcext:value-type="string">
            <text:p>KC_LEFT</text:p>
          </table:table-cell>
          <table:table-cell table:formula="of:=VLOOKUP([.A33];[$actions.$A$2:.$D$500];3;0)" office:value-type="float" office:value="0" calcext:value-type="float">
            <text:p/>
          </table:table-cell>
          <table:table-cell table:formula="of:=VLOOKUP([.A33];[$actions.$A$2:.$D$500];4;0)" office:value-type="float" office:value="0" calcext:value-type="float">
            <text:p/>
          </table:table-cell>
          <table:table-cell table:formula="of:=VLOOKUP([.B33];[$keys.$A$2:$keys.$C$40];2;0)" office:value-type="string" office:string-value="KC_N" calcext:value-type="string">
            <text:p>KC_N</text:p>
          </table:table-cell>
          <table:table-cell table:formula="of:=VLOOKUP([.C33];[$keys.$A$2:$keys.$C$40];2;0)" office:value-type="string" office:string-value="KC_E" calcext:value-type="string">
            <text:p>KC_E</text:p>
          </table:table-cell>
          <table:table-cell table:formula="of:=VLOOKUP([.D33];[$keys.$A$2:$keys.$C$40];2;0)" office:value-type="string" office:string-value="" calcext:value-type="error">
            <text:p>#N/A</text:p>
          </table:table-cell>
          <table:table-cell table:formula="of:=VLOOKUP([.E33];[$keys.$A$2:$keys.$C$40];2;0)" office:value-type="string" office:string-value="" calcext:value-type="error">
            <text:p>#N/A</text:p>
          </table:table-cell>
          <table:table-cell table:formula="of:=VLOOKUP([.B33];[$keys.$A$2:$keys.$C$40];3;0)" office:value-type="string" office:string-value="KC_MINS" calcext:value-type="string">
            <text:p>KC_MINS</text:p>
          </table:table-cell>
          <table:table-cell table:formula="of:=VLOOKUP([.C33];[$keys.$A$3:$keys.$C$40];3;0)" office:value-type="string" office:string-value="KC_EQL" calcext:value-type="string">
            <text:p>KC_EQL</text:p>
          </table:table-cell>
          <table:table-cell table:formula="of:=VLOOKUP([.D33];[$keys.$A$3:$keys.$C$40];3;0)" office:value-type="string" office:string-value="" calcext:value-type="error">
            <text:p>#N/A</text:p>
          </table:table-cell>
          <table:table-cell table:formula="of:=VLOOKUP([.E33];[$keys.$A$3:$keys.$C$40];3;0)" office:value-type="string" office:string-value="" calcext:value-type="error">
            <text:p>#N/A</text:p>
          </table:table-cell>
          <table:table-cell table:formula="of:=[.B33]&amp;&quot;_&quot;&amp;[.C33]&amp;IF(ISNA([.Q33]);&quot;&quot;;&quot;_&quot;&amp;[.D33]&amp;IF(ISNA([.R33]);&quot;&quot;;&quot;_&quot;&amp;[.E33]))" office:value-type="string" office:string-value="n_e" calcext:value-type="string">
            <text:p>n_e</text:p>
          </table:table-cell>
          <table:table-cell table:formula="of:=[.W33]&amp;&quot;_2&quot;" office:value-type="string" office:string-value="n_e_2" calcext:value-type="string">
            <text:p>n_e_2</text:p>
          </table:table-cell>
          <table:table-cell table:formula="of:=[.O33]&amp;&quot;, &quot;&amp;[.P33]&amp;IF(ISNA([.Q33]);&quot;&quot;;&quot;, &quot;&amp;[.Q33]&amp;IF(ISNA([.R33]);&quot;&quot;;&quot;, &quot;&amp;[.R33]))" office:value-type="string" office:string-value="KC_N, KC_E" calcext:value-type="string">
            <text:p>KC_N, KC_E</text:p>
          </table:table-cell>
          <table:table-cell table:formula="of:=[.S33]&amp;&quot;, &quot;&amp;[.T33]&amp;IF(ISNA([.U33]);&quot;&quot;;&quot;, &quot;&amp;[.U33]&amp;IF(ISNA([.V33]);&quot;&quot;;&quot;, &quot;&amp;[.V33]))" office:value-type="string" office:string-value="KC_MINS, KC_EQL" calcext:value-type="string">
            <text:p>KC_MINS, KC_EQL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&quot;const uint16_t PROGMEM &quot;&amp;[.W34]&amp;&quot;_combo[] = {&quot;&amp;[.Y34]&amp;&quot;, COMBO_END};&quot;&amp;CHAR(10)&amp;&quot;const uint16_t PROGMEM &quot;&amp;[.X34]&amp;&quot;_combo[] = {&quot;&amp;[.Z34]&amp;&quot;, COMBO_END};&quot;" office:value-type="string" office:string-value="const uint16_t PROGMEM e_m_combo[] = {KC_E, KC_M, COMBO_END};&#10;const uint16_t PROGMEM e_m_2_combo[] = {KC_EQL, KC_BSLS, COMBO_END};" calcext:value-type="string">
            <text:p>const uint16_t PROGMEM e_m_combo[] = {KC_E, KC_M, COMBO_END};</text:p>
            <text:p>const uint16_t PROGMEM e_m_2_combo[] = {KC_EQL, KC_BSLS, COMBO_END};</text:p>
          </table:table-cell>
          <table:table-cell table:formula="of:=&quot;  C_&quot;&amp;[.W34]&amp;&quot;,&quot;&amp;CHAR(10)&amp;&quot;  C_&quot;&amp;[.X34]&amp;&quot;,&quot;" office:value-type="string" office:string-value="  C_e_m,&#10;  C_e_m_2," calcext:value-type="string">
            <text:p>  C_e_m,</text:p>
            <text:p>  C_e_m_2,</text:p>
          </table:table-cell>
          <table:table-cell table:formula="of:=&quot;  [C_&quot;&amp;[.W34]&amp;&quot;] = COMBO&quot;&amp;IF([.K34]=&quot;key&quot;;&quot;&quot;;&quot;_ACTION&quot;)&amp;&quot;(&quot;&amp;[.W34]&amp;&quot;_combo&quot;&amp;IF([.K34]=&quot;key&quot;;&quot;, &quot;&amp;[.L34];&quot;&quot;)&amp;&quot;),&quot;&amp;CHAR(10)&amp;&quot;  [C_&quot;&amp;[.X34]&amp;&quot;] = COMBO&quot;&amp;IF([.K34]=&quot;key&quot;;&quot;&quot;;&quot;_ACTION&quot;)&amp;&quot;(&quot;&amp;[.X34]&amp;&quot;_combo&quot;&amp;IF([.K34]=&quot;key&quot;;&quot;, &quot;&amp;[.L34];&quot;&quot;)&amp;&quot;),&quot;" office:value-type="string" office:string-value="  [C_e_m] = COMBO(e_m_combo, KC_MINS),&#10;  [C_e_m_2] = COMBO(e_m_2_combo, KC_MINS)," calcext:value-type="string">
            <text:p>  [C_e_m] = COMBO(e_m_combo, KC_MINS),</text:p>
            <text:p>  [C_e_m_2] = COMBO(e_m_2_combo, KC_MINS),</text:p>
          </table:table-cell>
          <table:table-cell table:style-name="ce5" table:formula="of:=IF([.K34]=&quot;macro&quot;;&quot;    case &quot;&amp;&quot;C_&quot;&amp;[.W34]&amp;&quot;: if (p) {&quot;&amp;[.M34]&amp;&quot;} &quot;&amp;IF([.N34]=&quot;&quot;;&quot;&quot;;&quot;else {&quot;&amp;[.N34]&amp;&quot;}&quot;)&amp;&quot; break;&quot;&amp;CHAR(10)&amp;&quot;    case &quot;&amp;&quot;C_&quot;&amp;[.X34]&amp;&quot;: if (p) {&quot;&amp;[.M34]&amp;&quot;} &quot;&amp;IF([.N34]=&quot;&quot;;&quot;&quot;;&quot;else {&quot;&amp;[.N34]&amp;&quot;}&quot;)&amp;&quot; break;&quot;;&quot;&quot;)">
            <text:p/>
          </table:table-cell>
          <table:table-cell/>
          <table:table-cell table:style-name="ce8" table:formula="of:=VLOOKUP([.A34];[$actions.$A$2:.$F$500];5;0)" office:value-type="string" office:string-value="key" calcext:value-type="string">
            <text:p>key</text:p>
          </table:table-cell>
          <table:table-cell table:formula="of:=VLOOKUP([.A34];[$actions.$A$2:.$D$500];2;0)" office:value-type="string" office:string-value="KC_MINS" calcext:value-type="string">
            <text:p>KC_MINS</text:p>
          </table:table-cell>
          <table:table-cell table:formula="of:=VLOOKUP([.A34];[$actions.$A$2:.$D$500];3;0)" office:value-type="float" office:value="0" calcext:value-type="float">
            <text:p/>
          </table:table-cell>
          <table:table-cell table:formula="of:=VLOOKUP([.A34];[$actions.$A$2:.$D$500];4;0)" office:value-type="float" office:value="0" calcext:value-type="float">
            <text:p/>
          </table:table-cell>
          <table:table-cell table:formula="of:=VLOOKUP([.B34];[$keys.$A$2:$keys.$C$40];2;0)" office:value-type="string" office:string-value="KC_E" calcext:value-type="string">
            <text:p>KC_E</text:p>
          </table:table-cell>
          <table:table-cell table:formula="of:=VLOOKUP([.C34];[$keys.$A$2:$keys.$C$40];2;0)" office:value-type="string" office:string-value="KC_M" calcext:value-type="string">
            <text:p>KC_M</text:p>
          </table:table-cell>
          <table:table-cell table:formula="of:=VLOOKUP([.D34];[$keys.$A$2:$keys.$C$40];2;0)" office:value-type="string" office:string-value="" calcext:value-type="error">
            <text:p>#N/A</text:p>
          </table:table-cell>
          <table:table-cell table:formula="of:=VLOOKUP([.E34];[$keys.$A$2:$keys.$C$40];2;0)" office:value-type="string" office:string-value="" calcext:value-type="error">
            <text:p>#N/A</text:p>
          </table:table-cell>
          <table:table-cell table:formula="of:=VLOOKUP([.B34];[$keys.$A$2:$keys.$C$40];3;0)" office:value-type="string" office:string-value="KC_EQL" calcext:value-type="string">
            <text:p>KC_EQL</text:p>
          </table:table-cell>
          <table:table-cell table:formula="of:=VLOOKUP([.C34];[$keys.$A$3:$keys.$C$40];3;0)" office:value-type="string" office:string-value="KC_BSLS" calcext:value-type="string">
            <text:p>KC_BSLS</text:p>
          </table:table-cell>
          <table:table-cell table:formula="of:=VLOOKUP([.D34];[$keys.$A$3:$keys.$C$40];3;0)" office:value-type="string" office:string-value="" calcext:value-type="error">
            <text:p>#N/A</text:p>
          </table:table-cell>
          <table:table-cell table:formula="of:=VLOOKUP([.E34];[$keys.$A$3:$keys.$C$40];3;0)" office:value-type="string" office:string-value="" calcext:value-type="error">
            <text:p>#N/A</text:p>
          </table:table-cell>
          <table:table-cell table:formula="of:=[.B34]&amp;&quot;_&quot;&amp;[.C34]&amp;IF(ISNA([.Q34]);&quot;&quot;;&quot;_&quot;&amp;[.D34]&amp;IF(ISNA([.R34]);&quot;&quot;;&quot;_&quot;&amp;[.E34]))" office:value-type="string" office:string-value="e_m" calcext:value-type="string">
            <text:p>e_m</text:p>
          </table:table-cell>
          <table:table-cell table:formula="of:=[.W34]&amp;&quot;_2&quot;" office:value-type="string" office:string-value="e_m_2" calcext:value-type="string">
            <text:p>e_m_2</text:p>
          </table:table-cell>
          <table:table-cell table:formula="of:=[.O34]&amp;&quot;, &quot;&amp;[.P34]&amp;IF(ISNA([.Q34]);&quot;&quot;;&quot;, &quot;&amp;[.Q34]&amp;IF(ISNA([.R34]);&quot;&quot;;&quot;, &quot;&amp;[.R34]))" office:value-type="string" office:string-value="KC_E, KC_M" calcext:value-type="string">
            <text:p>KC_E, KC_M</text:p>
          </table:table-cell>
          <table:table-cell table:formula="of:=[.S34]&amp;&quot;, &quot;&amp;[.T34]&amp;IF(ISNA([.U34]);&quot;&quot;;&quot;, &quot;&amp;[.U34]&amp;IF(ISNA([.V34]);&quot;&quot;;&quot;, &quot;&amp;[.V34]))" office:value-type="string" office:string-value="KC_EQL, KC_BSLS" calcext:value-type="string">
            <text:p>KC_EQL, KC_BSL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lay_pau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table:formula="of:=&quot;const uint16_t PROGMEM &quot;&amp;[.W35]&amp;&quot;_combo[] = {&quot;&amp;[.Y35]&amp;&quot;, COMBO_END};&quot;&amp;CHAR(10)&amp;&quot;const uint16_t PROGMEM &quot;&amp;[.X35]&amp;&quot;_combo[] = {&quot;&amp;[.Z35]&amp;&quot;, COMBO_END};&quot;" office:value-type="string" office:string-value="const uint16_t PROGMEM s_t_d_combo[] = {KC_S, KC_T, KC_D, COMBO_END};&#10;const uint16_t PROGMEM s_t_d_2_combo[] = {KC_LPRN, KC_RPRN, KC_DLR, COMBO_END};" calcext:value-type="string">
            <text:p>const uint16_t PROGMEM s_t_d_combo[] = {KC_S, KC_T, KC_D, COMBO_END};</text:p>
            <text:p>const uint16_t PROGMEM s_t_d_2_combo[] = {KC_LPRN, KC_RPRN, KC_DLR, COMBO_END};</text:p>
          </table:table-cell>
          <table:table-cell table:formula="of:=&quot;  C_&quot;&amp;[.W35]&amp;&quot;,&quot;&amp;CHAR(10)&amp;&quot;  C_&quot;&amp;[.X35]&amp;&quot;,&quot;" office:value-type="string" office:string-value="  C_s_t_d,&#10;  C_s_t_d_2," calcext:value-type="string">
            <text:p>  C_s_t_d,</text:p>
            <text:p>  C_s_t_d_2,</text:p>
          </table:table-cell>
          <table:table-cell table:formula="of:=&quot;  [C_&quot;&amp;[.W35]&amp;&quot;] = COMBO&quot;&amp;IF([.K35]=&quot;key&quot;;&quot;&quot;;&quot;_ACTION&quot;)&amp;&quot;(&quot;&amp;[.W35]&amp;&quot;_combo&quot;&amp;IF([.K35]=&quot;key&quot;;&quot;, &quot;&amp;[.L35];&quot;&quot;)&amp;&quot;),&quot;&amp;CHAR(10)&amp;&quot;  [C_&quot;&amp;[.X35]&amp;&quot;] = COMBO&quot;&amp;IF([.K35]=&quot;key&quot;;&quot;&quot;;&quot;_ACTION&quot;)&amp;&quot;(&quot;&amp;[.X35]&amp;&quot;_combo&quot;&amp;IF([.K35]=&quot;key&quot;;&quot;, &quot;&amp;[.L35];&quot;&quot;)&amp;&quot;),&quot;" office:value-type="string" office:string-value="  [C_s_t_d] = COMBO(s_t_d_combo, KC_MPLY),&#10;  [C_s_t_d_2] = COMBO(s_t_d_2_combo, KC_MPLY)," calcext:value-type="string">
            <text:p>  [C_s_t_d] = COMBO(s_t_d_combo, KC_MPLY),</text:p>
            <text:p>  [C_s_t_d_2] = COMBO(s_t_d_2_combo, KC_MPLY),</text:p>
          </table:table-cell>
          <table:table-cell table:style-name="ce5" table:formula="of:=IF([.K35]=&quot;macro&quot;;&quot;    case &quot;&amp;&quot;C_&quot;&amp;[.W35]&amp;&quot;: if (p) {&quot;&amp;[.M35]&amp;&quot;} &quot;&amp;IF([.N35]=&quot;&quot;;&quot;&quot;;&quot;else {&quot;&amp;[.N35]&amp;&quot;}&quot;)&amp;&quot; break;&quot;&amp;CHAR(10)&amp;&quot;    case &quot;&amp;&quot;C_&quot;&amp;[.X35]&amp;&quot;: if (p) {&quot;&amp;[.M35]&amp;&quot;} &quot;&amp;IF([.N35]=&quot;&quot;;&quot;&quot;;&quot;else {&quot;&amp;[.N35]&amp;&quot;}&quot;)&amp;&quot; break;&quot;;&quot;&quot;)">
            <text:p/>
          </table:table-cell>
          <table:table-cell/>
          <table:table-cell table:style-name="ce8" table:formula="of:=VLOOKUP([.A35];[$actions.$A$2:.$F$500];5;0)" office:value-type="string" office:string-value="key" calcext:value-type="string">
            <text:p>key</text:p>
          </table:table-cell>
          <table:table-cell table:formula="of:=VLOOKUP([.A35];[$actions.$A$2:.$D$500];2;0)" office:value-type="string" office:string-value="KC_MPLY" calcext:value-type="string">
            <text:p>KC_MPLY</text:p>
          </table:table-cell>
          <table:table-cell table:formula="of:=VLOOKUP([.A35];[$actions.$A$2:.$D$500];3;0)" office:value-type="float" office:value="0" calcext:value-type="float">
            <text:p/>
          </table:table-cell>
          <table:table-cell table:formula="of:=VLOOKUP([.A35];[$actions.$A$2:.$D$500];4;0)" office:value-type="float" office:value="0" calcext:value-type="float">
            <text:p/>
          </table:table-cell>
          <table:table-cell table:formula="of:=VLOOKUP([.B35];[$keys.$A$2:$keys.$C$40];2;0)" office:value-type="string" office:string-value="KC_S" calcext:value-type="string">
            <text:p>KC_S</text:p>
          </table:table-cell>
          <table:table-cell table:formula="of:=VLOOKUP([.C35];[$keys.$A$2:$keys.$C$40];2;0)" office:value-type="string" office:string-value="KC_T" calcext:value-type="string">
            <text:p>KC_T</text:p>
          </table:table-cell>
          <table:table-cell table:formula="of:=VLOOKUP([.D35];[$keys.$A$2:$keys.$C$40];2;0)" office:value-type="string" office:string-value="KC_D" calcext:value-type="string">
            <text:p>KC_D</text:p>
          </table:table-cell>
          <table:table-cell table:formula="of:=VLOOKUP([.E35];[$keys.$A$2:$keys.$C$40];2;0)" office:value-type="string" office:string-value="" calcext:value-type="error">
            <text:p>#N/A</text:p>
          </table:table-cell>
          <table:table-cell table:formula="of:=VLOOKUP([.B35];[$keys.$A$2:$keys.$C$40];3;0)" office:value-type="string" office:string-value="KC_LPRN" calcext:value-type="string">
            <text:p>KC_LPRN</text:p>
          </table:table-cell>
          <table:table-cell table:formula="of:=VLOOKUP([.C35];[$keys.$A$3:$keys.$C$40];3;0)" office:value-type="string" office:string-value="KC_RPRN" calcext:value-type="string">
            <text:p>KC_RPRN</text:p>
          </table:table-cell>
          <table:table-cell table:formula="of:=VLOOKUP([.D35];[$keys.$A$3:$keys.$C$40];3;0)" office:value-type="string" office:string-value="KC_DLR" calcext:value-type="string">
            <text:p>KC_DLR</text:p>
          </table:table-cell>
          <table:table-cell table:formula="of:=VLOOKUP([.E35];[$keys.$A$3:$keys.$C$40];3;0)" office:value-type="string" office:string-value="" calcext:value-type="error">
            <text:p>#N/A</text:p>
          </table:table-cell>
          <table:table-cell table:formula="of:=[.B35]&amp;&quot;_&quot;&amp;[.C35]&amp;IF(ISNA([.Q35]);&quot;&quot;;&quot;_&quot;&amp;[.D35]&amp;IF(ISNA([.R35]);&quot;&quot;;&quot;_&quot;&amp;[.E35]))" office:value-type="string" office:string-value="s_t_d" calcext:value-type="string">
            <text:p>s_t_d</text:p>
          </table:table-cell>
          <table:table-cell table:formula="of:=[.W35]&amp;&quot;_2&quot;" office:value-type="string" office:string-value="s_t_d_2" calcext:value-type="string">
            <text:p>s_t_d_2</text:p>
          </table:table-cell>
          <table:table-cell table:formula="of:=[.O35]&amp;&quot;, &quot;&amp;[.P35]&amp;IF(ISNA([.Q35]);&quot;&quot;;&quot;, &quot;&amp;[.Q35]&amp;IF(ISNA([.R35]);&quot;&quot;;&quot;, &quot;&amp;[.R35]))" office:value-type="string" office:string-value="KC_S, KC_T, KC_D" calcext:value-type="string">
            <text:p>KC_S, KC_T, KC_D</text:p>
          </table:table-cell>
          <table:table-cell table:formula="of:=[.S35]&amp;&quot;, &quot;&amp;[.T35]&amp;IF(ISNA([.U35]);&quot;&quot;;&quot;, &quot;&amp;[.U35]&amp;IF(ISNA([.V35]);&quot;&quot;;&quot;, &quot;&amp;[.V35]))" office:value-type="string" office:string-value="KC_LPRN, KC_RPRN, KC_DLR" calcext:value-type="string">
            <text:p>KC_LPRN, KC_RPRN, KC_DL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age_dow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/>
          <table:table-cell table:formula="of:=&quot;const uint16_t PROGMEM &quot;&amp;[.W36]&amp;&quot;_combo[] = {&quot;&amp;[.Y36]&amp;&quot;, COMBO_END};&quot;&amp;CHAR(10)&amp;&quot;const uint16_t PROGMEM &quot;&amp;[.X36]&amp;&quot;_combo[] = {&quot;&amp;[.Z36]&amp;&quot;, COMBO_END};&quot;" office:value-type="string" office:string-value="const uint16_t PROGMEM x_c_v_combo[] = {KC_X, KC_C, KC_V, COMBO_END};&#10;const uint16_t PROGMEM x_c_v_2_combo[] = {KC_GT, KC_LBRC, KC_RBRC, COMBO_END};" calcext:value-type="string">
            <text:p>const uint16_t PROGMEM x_c_v_combo[] = {KC_X, KC_C, KC_V, COMBO_END};</text:p>
            <text:p>const uint16_t PROGMEM x_c_v_2_combo[] = {KC_GT, KC_LBRC, KC_RBRC, COMBO_END};</text:p>
          </table:table-cell>
          <table:table-cell table:formula="of:=&quot;  C_&quot;&amp;[.W36]&amp;&quot;,&quot;&amp;CHAR(10)&amp;&quot;  C_&quot;&amp;[.X36]&amp;&quot;,&quot;" office:value-type="string" office:string-value="  C_x_c_v,&#10;  C_x_c_v_2," calcext:value-type="string">
            <text:p>  C_x_c_v,</text:p>
            <text:p>  C_x_c_v_2,</text:p>
          </table:table-cell>
          <table:table-cell table:formula="of:=&quot;  [C_&quot;&amp;[.W36]&amp;&quot;] = COMBO&quot;&amp;IF([.K36]=&quot;key&quot;;&quot;&quot;;&quot;_ACTION&quot;)&amp;&quot;(&quot;&amp;[.W36]&amp;&quot;_combo&quot;&amp;IF([.K36]=&quot;key&quot;;&quot;, &quot;&amp;[.L36];&quot;&quot;)&amp;&quot;),&quot;&amp;CHAR(10)&amp;&quot;  [C_&quot;&amp;[.X36]&amp;&quot;] = COMBO&quot;&amp;IF([.K36]=&quot;key&quot;;&quot;&quot;;&quot;_ACTION&quot;)&amp;&quot;(&quot;&amp;[.X36]&amp;&quot;_combo&quot;&amp;IF([.K36]=&quot;key&quot;;&quot;, &quot;&amp;[.L36];&quot;&quot;)&amp;&quot;),&quot;" office:value-type="string" office:string-value="  [C_x_c_v] = COMBO(x_c_v_combo, KC_PGDN),&#10;  [C_x_c_v_2] = COMBO(x_c_v_2_combo, KC_PGDN)," calcext:value-type="string">
            <text:p>  [C_x_c_v] = COMBO(x_c_v_combo, KC_PGDN),</text:p>
            <text:p>  [C_x_c_v_2] = COMBO(x_c_v_2_combo, KC_PGDN),</text:p>
          </table:table-cell>
          <table:table-cell table:style-name="ce5" table:formula="of:=IF([.K36]=&quot;macro&quot;;&quot;    case &quot;&amp;&quot;C_&quot;&amp;[.W36]&amp;&quot;: if (p) {&quot;&amp;[.M36]&amp;&quot;} &quot;&amp;IF([.N36]=&quot;&quot;;&quot;&quot;;&quot;else {&quot;&amp;[.N36]&amp;&quot;}&quot;)&amp;&quot; break;&quot;&amp;CHAR(10)&amp;&quot;    case &quot;&amp;&quot;C_&quot;&amp;[.X36]&amp;&quot;: if (p) {&quot;&amp;[.M36]&amp;&quot;} &quot;&amp;IF([.N36]=&quot;&quot;;&quot;&quot;;&quot;else {&quot;&amp;[.N36]&amp;&quot;}&quot;)&amp;&quot; break;&quot;;&quot;&quot;)">
            <text:p/>
          </table:table-cell>
          <table:table-cell/>
          <table:table-cell table:style-name="ce8" table:formula="of:=VLOOKUP([.A36];[$actions.$A$2:.$F$500];5;0)" office:value-type="string" office:string-value="key" calcext:value-type="string">
            <text:p>key</text:p>
          </table:table-cell>
          <table:table-cell table:formula="of:=VLOOKUP([.A36];[$actions.$A$2:.$D$500];2;0)" office:value-type="string" office:string-value="KC_PGDN" calcext:value-type="string">
            <text:p>KC_PGDN</text:p>
          </table:table-cell>
          <table:table-cell table:formula="of:=VLOOKUP([.A36];[$actions.$A$2:.$D$500];3;0)" office:value-type="float" office:value="0" calcext:value-type="float">
            <text:p/>
          </table:table-cell>
          <table:table-cell table:formula="of:=VLOOKUP([.A36];[$actions.$A$2:.$D$500];4;0)" office:value-type="float" office:value="0" calcext:value-type="float">
            <text:p/>
          </table:table-cell>
          <table:table-cell table:formula="of:=VLOOKUP([.B36];[$keys.$A$2:$keys.$C$40];2;0)" office:value-type="string" office:string-value="KC_X" calcext:value-type="string">
            <text:p>KC_X</text:p>
          </table:table-cell>
          <table:table-cell table:formula="of:=VLOOKUP([.C36];[$keys.$A$2:$keys.$C$40];2;0)" office:value-type="string" office:string-value="KC_C" calcext:value-type="string">
            <text:p>KC_C</text:p>
          </table:table-cell>
          <table:table-cell table:formula="of:=VLOOKUP([.D36];[$keys.$A$2:$keys.$C$40];2;0)" office:value-type="string" office:string-value="KC_V" calcext:value-type="string">
            <text:p>KC_V</text:p>
          </table:table-cell>
          <table:table-cell table:formula="of:=VLOOKUP([.E36];[$keys.$A$2:$keys.$C$40];2;0)" office:value-type="string" office:string-value="" calcext:value-type="error">
            <text:p>#N/A</text:p>
          </table:table-cell>
          <table:table-cell table:formula="of:=VLOOKUP([.B36];[$keys.$A$2:$keys.$C$40];3;0)" office:value-type="string" office:string-value="KC_GT" calcext:value-type="string">
            <text:p>KC_GT</text:p>
          </table:table-cell>
          <table:table-cell table:formula="of:=VLOOKUP([.C36];[$keys.$A$3:$keys.$C$40];3;0)" office:value-type="string" office:string-value="KC_LBRC" calcext:value-type="string">
            <text:p>KC_LBRC</text:p>
          </table:table-cell>
          <table:table-cell table:formula="of:=VLOOKUP([.D36];[$keys.$A$3:$keys.$C$40];3;0)" office:value-type="string" office:string-value="KC_RBRC" calcext:value-type="string">
            <text:p>KC_RBRC</text:p>
          </table:table-cell>
          <table:table-cell table:formula="of:=VLOOKUP([.E36];[$keys.$A$3:$keys.$C$40];3;0)" office:value-type="string" office:string-value="" calcext:value-type="error">
            <text:p>#N/A</text:p>
          </table:table-cell>
          <table:table-cell table:formula="of:=[.B36]&amp;&quot;_&quot;&amp;[.C36]&amp;IF(ISNA([.Q36]);&quot;&quot;;&quot;_&quot;&amp;[.D36]&amp;IF(ISNA([.R36]);&quot;&quot;;&quot;_&quot;&amp;[.E36]))" office:value-type="string" office:string-value="x_c_v" calcext:value-type="string">
            <text:p>x_c_v</text:p>
          </table:table-cell>
          <table:table-cell table:formula="of:=[.W36]&amp;&quot;_2&quot;" office:value-type="string" office:string-value="x_c_v_2" calcext:value-type="string">
            <text:p>x_c_v_2</text:p>
          </table:table-cell>
          <table:table-cell table:formula="of:=[.O36]&amp;&quot;, &quot;&amp;[.P36]&amp;IF(ISNA([.Q36]);&quot;&quot;;&quot;, &quot;&amp;[.Q36]&amp;IF(ISNA([.R36]);&quot;&quot;;&quot;, &quot;&amp;[.R36]))" office:value-type="string" office:string-value="KC_X, KC_C, KC_V" calcext:value-type="string">
            <text:p>KC_X, KC_C, KC_V</text:p>
          </table:table-cell>
          <table:table-cell table:formula="of:=[.S36]&amp;&quot;, &quot;&amp;[.T36]&amp;IF(ISNA([.U36]);&quot;&quot;;&quot;, &quot;&amp;[.U36]&amp;IF(ISNA([.V36]);&quot;&quot;;&quot;, &quot;&amp;[.V36]))" office:value-type="string" office:string-value="KC_GT, KC_LBRC, KC_RBRC" calcext:value-type="string">
            <text:p>KC_GT, KC_LBRC, KC_RB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ag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/>
          <table:table-cell table:formula="of:=&quot;const uint16_t PROGMEM &quot;&amp;[.W37]&amp;&quot;_combo[] = {&quot;&amp;[.Y37]&amp;&quot;, COMBO_END};&quot;&amp;CHAR(10)&amp;&quot;const uint16_t PROGMEM &quot;&amp;[.X37]&amp;&quot;_combo[] = {&quot;&amp;[.Z37]&amp;&quot;, COMBO_END};&quot;" office:value-type="string" office:string-value="const uint16_t PROGMEM m_coma_dot_combo[] = {KC_M, CC_COSC, CC_PDCL, COMBO_END};&#10;const uint16_t PROGMEM m_coma_dot_2_combo[] = {KC_BSLS, KC_SLSH, CC_PDCL, COMBO_END};" calcext:value-type="string">
            <text:p>const uint16_t PROGMEM m_coma_dot_combo[] = {KC_M, CC_COSC, CC_PDCL, COMBO_END};</text:p>
            <text:p>const uint16_t PROGMEM m_coma_dot_2_combo[] = {KC_BSLS, KC_SLSH, CC_PDCL, COMBO_END};</text:p>
          </table:table-cell>
          <table:table-cell table:formula="of:=&quot;  C_&quot;&amp;[.W37]&amp;&quot;,&quot;&amp;CHAR(10)&amp;&quot;  C_&quot;&amp;[.X37]&amp;&quot;,&quot;" office:value-type="string" office:string-value="  C_m_coma_dot,&#10;  C_m_coma_dot_2," calcext:value-type="string">
            <text:p>  C_m_coma_dot,</text:p>
            <text:p>  C_m_coma_dot_2,</text:p>
          </table:table-cell>
          <table:table-cell table:formula="of:=&quot;  [C_&quot;&amp;[.W37]&amp;&quot;] = COMBO&quot;&amp;IF([.K37]=&quot;key&quot;;&quot;&quot;;&quot;_ACTION&quot;)&amp;&quot;(&quot;&amp;[.W37]&amp;&quot;_combo&quot;&amp;IF([.K37]=&quot;key&quot;;&quot;, &quot;&amp;[.L37];&quot;&quot;)&amp;&quot;),&quot;&amp;CHAR(10)&amp;&quot;  [C_&quot;&amp;[.X37]&amp;&quot;] = COMBO&quot;&amp;IF([.K37]=&quot;key&quot;;&quot;&quot;;&quot;_ACTION&quot;)&amp;&quot;(&quot;&amp;[.X37]&amp;&quot;_combo&quot;&amp;IF([.K37]=&quot;key&quot;;&quot;, &quot;&amp;[.L37];&quot;&quot;)&amp;&quot;),&quot;" office:value-type="string" office:string-value="  [C_m_coma_dot] = COMBO(m_coma_dot_combo, KC_PGDN),&#10;  [C_m_coma_dot_2] = COMBO(m_coma_dot_2_combo, KC_PGDN)," calcext:value-type="string">
            <text:p>  [C_m_coma_dot] = COMBO(m_coma_dot_combo, KC_PGDN),</text:p>
            <text:p>  [C_m_coma_dot_2] = COMBO(m_coma_dot_2_combo, KC_PGDN),</text:p>
          </table:table-cell>
          <table:table-cell table:style-name="ce5" table:formula="of:=IF([.K37]=&quot;macro&quot;;&quot;    case &quot;&amp;&quot;C_&quot;&amp;[.W37]&amp;&quot;: if (p) {&quot;&amp;[.M37]&amp;&quot;} &quot;&amp;IF([.N37]=&quot;&quot;;&quot;&quot;;&quot;else {&quot;&amp;[.N37]&amp;&quot;}&quot;)&amp;&quot; break;&quot;&amp;CHAR(10)&amp;&quot;    case &quot;&amp;&quot;C_&quot;&amp;[.X37]&amp;&quot;: if (p) {&quot;&amp;[.M37]&amp;&quot;} &quot;&amp;IF([.N37]=&quot;&quot;;&quot;&quot;;&quot;else {&quot;&amp;[.N37]&amp;&quot;}&quot;)&amp;&quot; break;&quot;;&quot;&quot;)">
            <text:p/>
          </table:table-cell>
          <table:table-cell/>
          <table:table-cell table:style-name="ce8" table:formula="of:=VLOOKUP([.A37];[$actions.$A$2:.$F$500];5;0)" office:value-type="string" office:string-value="key" calcext:value-type="string">
            <text:p>key</text:p>
          </table:table-cell>
          <table:table-cell table:formula="of:=VLOOKUP([.A37];[$actions.$A$2:.$D$500];2;0)" office:value-type="string" office:string-value="KC_PGDN" calcext:value-type="string">
            <text:p>KC_PGDN</text:p>
          </table:table-cell>
          <table:table-cell table:formula="of:=VLOOKUP([.A37];[$actions.$A$2:.$D$500];3;0)" office:value-type="float" office:value="0" calcext:value-type="float">
            <text:p/>
          </table:table-cell>
          <table:table-cell table:formula="of:=VLOOKUP([.A37];[$actions.$A$2:.$D$500];4;0)" office:value-type="float" office:value="0" calcext:value-type="float">
            <text:p/>
          </table:table-cell>
          <table:table-cell table:formula="of:=VLOOKUP([.B37];[$keys.$A$2:$keys.$C$40];2;0)" office:value-type="string" office:string-value="KC_M" calcext:value-type="string">
            <text:p>KC_M</text:p>
          </table:table-cell>
          <table:table-cell table:formula="of:=VLOOKUP([.C37];[$keys.$A$2:$keys.$C$40];2;0)" office:value-type="string" office:string-value="CC_COSC" calcext:value-type="string">
            <text:p>CC_COSC</text:p>
          </table:table-cell>
          <table:table-cell table:formula="of:=VLOOKUP([.D37];[$keys.$A$2:$keys.$C$40];2;0)" office:value-type="string" office:string-value="CC_PDCL" calcext:value-type="string">
            <text:p>CC_PDCL</text:p>
          </table:table-cell>
          <table:table-cell table:formula="of:=VLOOKUP([.E37];[$keys.$A$2:$keys.$C$40];2;0)" office:value-type="string" office:string-value="" calcext:value-type="error">
            <text:p>#N/A</text:p>
          </table:table-cell>
          <table:table-cell table:formula="of:=VLOOKUP([.B37];[$keys.$A$2:$keys.$C$40];3;0)" office:value-type="string" office:string-value="KC_BSLS" calcext:value-type="string">
            <text:p>KC_BSLS</text:p>
          </table:table-cell>
          <table:table-cell table:formula="of:=VLOOKUP([.C37];[$keys.$A$3:$keys.$C$40];3;0)" office:value-type="string" office:string-value="KC_SLSH" calcext:value-type="string">
            <text:p>KC_SLSH</text:p>
          </table:table-cell>
          <table:table-cell table:formula="of:=VLOOKUP([.D37];[$keys.$A$3:$keys.$C$40];3;0)" office:value-type="string" office:string-value="CC_PDCL" calcext:value-type="string">
            <text:p>CC_PDCL</text:p>
          </table:table-cell>
          <table:table-cell table:formula="of:=VLOOKUP([.E37];[$keys.$A$3:$keys.$C$40];3;0)" office:value-type="string" office:string-value="" calcext:value-type="error">
            <text:p>#N/A</text:p>
          </table:table-cell>
          <table:table-cell table:formula="of:=[.B37]&amp;&quot;_&quot;&amp;[.C37]&amp;IF(ISNA([.Q37]);&quot;&quot;;&quot;_&quot;&amp;[.D37]&amp;IF(ISNA([.R37]);&quot;&quot;;&quot;_&quot;&amp;[.E37]))" office:value-type="string" office:string-value="m_coma_dot" calcext:value-type="string">
            <text:p>m_coma_dot</text:p>
          </table:table-cell>
          <table:table-cell table:formula="of:=[.W37]&amp;&quot;_2&quot;" office:value-type="string" office:string-value="m_coma_dot_2" calcext:value-type="string">
            <text:p>m_coma_dot_2</text:p>
          </table:table-cell>
          <table:table-cell table:formula="of:=[.O37]&amp;&quot;, &quot;&amp;[.P37]&amp;IF(ISNA([.Q37]);&quot;&quot;;&quot;, &quot;&amp;[.Q37]&amp;IF(ISNA([.R37]);&quot;&quot;;&quot;, &quot;&amp;[.R37]))" office:value-type="string" office:string-value="KC_M, CC_COSC, CC_PDCL" calcext:value-type="string">
            <text:p>KC_M, CC_COSC, CC_PDCL</text:p>
          </table:table-cell>
          <table:table-cell table:formula="of:=[.S37]&amp;&quot;, &quot;&amp;[.T37]&amp;IF(ISNA([.U37]);&quot;&quot;;&quot;, &quot;&amp;[.U37]&amp;IF(ISNA([.V37]);&quot;&quot;;&quot;, &quot;&amp;[.V37]))" office:value-type="string" office:string-value="KC_BSLS, KC_SLSH, CC_PDCL" calcext:value-type="string">
            <text:p>KC_BSLS, KC_SLSH, CC_PDCL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age_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/>
          <table:table-cell table:formula="of:=&quot;const uint16_t PROGMEM &quot;&amp;[.W38]&amp;&quot;_combo[] = {&quot;&amp;[.Y38]&amp;&quot;, COMBO_END};&quot;&amp;CHAR(10)&amp;&quot;const uint16_t PROGMEM &quot;&amp;[.X38]&amp;&quot;_combo[] = {&quot;&amp;[.Z38]&amp;&quot;, COMBO_END};&quot;" office:value-type="string" office:string-value="const uint16_t PROGMEM w_f_p_combo[] = {KC_W, KC_F, KC_P, COMBO_END};&#10;const uint16_t PROGMEM w_f_p_2_combo[] = {KC_1, KC_2, KC_3, COMBO_END};" calcext:value-type="string">
            <text:p>const uint16_t PROGMEM w_f_p_combo[] = {KC_W, KC_F, KC_P, COMBO_END};</text:p>
            <text:p>const uint16_t PROGMEM w_f_p_2_combo[] = {KC_1, KC_2, KC_3, COMBO_END};</text:p>
          </table:table-cell>
          <table:table-cell table:formula="of:=&quot;  C_&quot;&amp;[.W38]&amp;&quot;,&quot;&amp;CHAR(10)&amp;&quot;  C_&quot;&amp;[.X38]&amp;&quot;,&quot;" office:value-type="string" office:string-value="  C_w_f_p,&#10;  C_w_f_p_2," calcext:value-type="string">
            <text:p>  C_w_f_p,</text:p>
            <text:p>  C_w_f_p_2,</text:p>
          </table:table-cell>
          <table:table-cell table:formula="of:=&quot;  [C_&quot;&amp;[.W38]&amp;&quot;] = COMBO&quot;&amp;IF([.K38]=&quot;key&quot;;&quot;&quot;;&quot;_ACTION&quot;)&amp;&quot;(&quot;&amp;[.W38]&amp;&quot;_combo&quot;&amp;IF([.K38]=&quot;key&quot;;&quot;, &quot;&amp;[.L38];&quot;&quot;)&amp;&quot;),&quot;&amp;CHAR(10)&amp;&quot;  [C_&quot;&amp;[.X38]&amp;&quot;] = COMBO&quot;&amp;IF([.K38]=&quot;key&quot;;&quot;&quot;;&quot;_ACTION&quot;)&amp;&quot;(&quot;&amp;[.X38]&amp;&quot;_combo&quot;&amp;IF([.K38]=&quot;key&quot;;&quot;, &quot;&amp;[.L38];&quot;&quot;)&amp;&quot;),&quot;" office:value-type="string" office:string-value="  [C_w_f_p] = COMBO(w_f_p_combo, KC_PGUP),&#10;  [C_w_f_p_2] = COMBO(w_f_p_2_combo, KC_PGUP)," calcext:value-type="string">
            <text:p>  [C_w_f_p] = COMBO(w_f_p_combo, KC_PGUP),</text:p>
            <text:p>  [C_w_f_p_2] = COMBO(w_f_p_2_combo, KC_PGUP),</text:p>
          </table:table-cell>
          <table:table-cell table:style-name="ce5" table:formula="of:=IF([.K38]=&quot;macro&quot;;&quot;    case &quot;&amp;&quot;C_&quot;&amp;[.W38]&amp;&quot;: if (p) {&quot;&amp;[.M38]&amp;&quot;} &quot;&amp;IF([.N38]=&quot;&quot;;&quot;&quot;;&quot;else {&quot;&amp;[.N38]&amp;&quot;}&quot;)&amp;&quot; break;&quot;&amp;CHAR(10)&amp;&quot;    case &quot;&amp;&quot;C_&quot;&amp;[.X38]&amp;&quot;: if (p) {&quot;&amp;[.M38]&amp;&quot;} &quot;&amp;IF([.N38]=&quot;&quot;;&quot;&quot;;&quot;else {&quot;&amp;[.N38]&amp;&quot;}&quot;)&amp;&quot; break;&quot;;&quot;&quot;)">
            <text:p/>
          </table:table-cell>
          <table:table-cell/>
          <table:table-cell table:style-name="ce8" table:formula="of:=VLOOKUP([.A38];[$actions.$A$2:.$F$500];5;0)" office:value-type="string" office:string-value="key" calcext:value-type="string">
            <text:p>key</text:p>
          </table:table-cell>
          <table:table-cell table:formula="of:=VLOOKUP([.A38];[$actions.$A$2:.$D$500];2;0)" office:value-type="string" office:string-value="KC_PGUP" calcext:value-type="string">
            <text:p>KC_PGUP</text:p>
          </table:table-cell>
          <table:table-cell table:formula="of:=VLOOKUP([.A38];[$actions.$A$2:.$D$500];3;0)" office:value-type="float" office:value="0" calcext:value-type="float">
            <text:p/>
          </table:table-cell>
          <table:table-cell table:formula="of:=VLOOKUP([.A38];[$actions.$A$2:.$D$500];4;0)" office:value-type="float" office:value="0" calcext:value-type="float">
            <text:p/>
          </table:table-cell>
          <table:table-cell table:formula="of:=VLOOKUP([.B38];[$keys.$A$2:$keys.$C$40];2;0)" office:value-type="string" office:string-value="KC_W" calcext:value-type="string">
            <text:p>KC_W</text:p>
          </table:table-cell>
          <table:table-cell table:formula="of:=VLOOKUP([.C38];[$keys.$A$2:$keys.$C$40];2;0)" office:value-type="string" office:string-value="KC_F" calcext:value-type="string">
            <text:p>KC_F</text:p>
          </table:table-cell>
          <table:table-cell table:formula="of:=VLOOKUP([.D38];[$keys.$A$2:$keys.$C$40];2;0)" office:value-type="string" office:string-value="KC_P" calcext:value-type="string">
            <text:p>KC_P</text:p>
          </table:table-cell>
          <table:table-cell table:formula="of:=VLOOKUP([.E38];[$keys.$A$2:$keys.$C$40];2;0)" office:value-type="string" office:string-value="" calcext:value-type="error">
            <text:p>#N/A</text:p>
          </table:table-cell>
          <table:table-cell table:formula="of:=VLOOKUP([.B38];[$keys.$A$2:$keys.$C$40];3;0)" office:value-type="string" office:string-value="KC_1" calcext:value-type="string">
            <text:p>KC_1</text:p>
          </table:table-cell>
          <table:table-cell table:formula="of:=VLOOKUP([.C38];[$keys.$A$3:$keys.$C$40];3;0)" office:value-type="string" office:string-value="KC_2" calcext:value-type="string">
            <text:p>KC_2</text:p>
          </table:table-cell>
          <table:table-cell table:formula="of:=VLOOKUP([.D38];[$keys.$A$3:$keys.$C$40];3;0)" office:value-type="string" office:string-value="KC_3" calcext:value-type="string">
            <text:p>KC_3</text:p>
          </table:table-cell>
          <table:table-cell table:formula="of:=VLOOKUP([.E38];[$keys.$A$3:$keys.$C$40];3;0)" office:value-type="string" office:string-value="" calcext:value-type="error">
            <text:p>#N/A</text:p>
          </table:table-cell>
          <table:table-cell table:formula="of:=[.B38]&amp;&quot;_&quot;&amp;[.C38]&amp;IF(ISNA([.Q38]);&quot;&quot;;&quot;_&quot;&amp;[.D38]&amp;IF(ISNA([.R38]);&quot;&quot;;&quot;_&quot;&amp;[.E38]))" office:value-type="string" office:string-value="w_f_p" calcext:value-type="string">
            <text:p>w_f_p</text:p>
          </table:table-cell>
          <table:table-cell table:formula="of:=[.W38]&amp;&quot;_2&quot;" office:value-type="string" office:string-value="w_f_p_2" calcext:value-type="string">
            <text:p>w_f_p_2</text:p>
          </table:table-cell>
          <table:table-cell table:formula="of:=[.O38]&amp;&quot;, &quot;&amp;[.P38]&amp;IF(ISNA([.Q38]);&quot;&quot;;&quot;, &quot;&amp;[.Q38]&amp;IF(ISNA([.R38]);&quot;&quot;;&quot;, &quot;&amp;[.R38]))" office:value-type="string" office:string-value="KC_W, KC_F, KC_P" calcext:value-type="string">
            <text:p>KC_W, KC_F, KC_P</text:p>
          </table:table-cell>
          <table:table-cell table:formula="of:=[.S38]&amp;&quot;, &quot;&amp;[.T38]&amp;IF(ISNA([.U38]);&quot;&quot;;&quot;, &quot;&amp;[.U38]&amp;IF(ISNA([.V38]);&quot;&quot;;&quot;, &quot;&amp;[.V38]))" office:value-type="string" office:string-value="KC_1, KC_2, KC_3" calcext:value-type="string">
            <text:p>KC_1, KC_2, KC_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/>
          <table:table-cell table:formula="of:=&quot;const uint16_t PROGMEM &quot;&amp;[.W39]&amp;&quot;_combo[] = {&quot;&amp;[.Y39]&amp;&quot;, COMBO_END};&quot;&amp;CHAR(10)&amp;&quot;const uint16_t PROGMEM &quot;&amp;[.X39]&amp;&quot;_combo[] = {&quot;&amp;[.Z39]&amp;&quot;, COMBO_END};&quot;" office:value-type="string" office:string-value="const uint16_t PROGMEM l_u_y_combo[] = {KC_L, KC_U, KC_Y, COMBO_END};&#10;const uint16_t PROGMEM l_u_y_2_combo[] = {KC_6, KC_7, KC_8, COMBO_END};" calcext:value-type="string">
            <text:p>const uint16_t PROGMEM l_u_y_combo[] = {KC_L, KC_U, KC_Y, COMBO_END};</text:p>
            <text:p>const uint16_t PROGMEM l_u_y_2_combo[] = {KC_6, KC_7, KC_8, COMBO_END};</text:p>
          </table:table-cell>
          <table:table-cell table:formula="of:=&quot;  C_&quot;&amp;[.W39]&amp;&quot;,&quot;&amp;CHAR(10)&amp;&quot;  C_&quot;&amp;[.X39]&amp;&quot;,&quot;" office:value-type="string" office:string-value="  C_l_u_y,&#10;  C_l_u_y_2," calcext:value-type="string">
            <text:p>  C_l_u_y,</text:p>
            <text:p>  C_l_u_y_2,</text:p>
          </table:table-cell>
          <table:table-cell table:formula="of:=&quot;  [C_&quot;&amp;[.W39]&amp;&quot;] = COMBO&quot;&amp;IF([.K39]=&quot;key&quot;;&quot;&quot;;&quot;_ACTION&quot;)&amp;&quot;(&quot;&amp;[.W39]&amp;&quot;_combo&quot;&amp;IF([.K39]=&quot;key&quot;;&quot;, &quot;&amp;[.L39];&quot;&quot;)&amp;&quot;),&quot;&amp;CHAR(10)&amp;&quot;  [C_&quot;&amp;[.X39]&amp;&quot;] = COMBO&quot;&amp;IF([.K39]=&quot;key&quot;;&quot;&quot;;&quot;_ACTION&quot;)&amp;&quot;(&quot;&amp;[.X39]&amp;&quot;_combo&quot;&amp;IF([.K39]=&quot;key&quot;;&quot;, &quot;&amp;[.L39];&quot;&quot;)&amp;&quot;),&quot;" office:value-type="string" office:string-value="  [C_l_u_y] = COMBO(l_u_y_combo, KC_PGUP),&#10;  [C_l_u_y_2] = COMBO(l_u_y_2_combo, KC_PGUP)," calcext:value-type="string">
            <text:p>  [C_l_u_y] = COMBO(l_u_y_combo, KC_PGUP),</text:p>
            <text:p>  [C_l_u_y_2] = COMBO(l_u_y_2_combo, KC_PGUP),</text:p>
          </table:table-cell>
          <table:table-cell table:style-name="ce5" table:formula="of:=IF([.K39]=&quot;macro&quot;;&quot;    case &quot;&amp;&quot;C_&quot;&amp;[.W39]&amp;&quot;: if (p) {&quot;&amp;[.M39]&amp;&quot;} &quot;&amp;IF([.N39]=&quot;&quot;;&quot;&quot;;&quot;else {&quot;&amp;[.N39]&amp;&quot;}&quot;)&amp;&quot; break;&quot;&amp;CHAR(10)&amp;&quot;    case &quot;&amp;&quot;C_&quot;&amp;[.X39]&amp;&quot;: if (p) {&quot;&amp;[.M39]&amp;&quot;} &quot;&amp;IF([.N39]=&quot;&quot;;&quot;&quot;;&quot;else {&quot;&amp;[.N39]&amp;&quot;}&quot;)&amp;&quot; break;&quot;;&quot;&quot;)">
            <text:p/>
          </table:table-cell>
          <table:table-cell/>
          <table:table-cell table:style-name="ce8" table:formula="of:=VLOOKUP([.A39];[$actions.$A$2:.$F$500];5;0)" office:value-type="string" office:string-value="key" calcext:value-type="string">
            <text:p>key</text:p>
          </table:table-cell>
          <table:table-cell table:formula="of:=VLOOKUP([.A39];[$actions.$A$2:.$D$500];2;0)" office:value-type="string" office:string-value="KC_PGUP" calcext:value-type="string">
            <text:p>KC_PGUP</text:p>
          </table:table-cell>
          <table:table-cell table:formula="of:=VLOOKUP([.A39];[$actions.$A$2:.$D$500];3;0)" office:value-type="float" office:value="0" calcext:value-type="float">
            <text:p/>
          </table:table-cell>
          <table:table-cell table:formula="of:=VLOOKUP([.A39];[$actions.$A$2:.$D$500];4;0)" office:value-type="float" office:value="0" calcext:value-type="float">
            <text:p/>
          </table:table-cell>
          <table:table-cell table:formula="of:=VLOOKUP([.B39];[$keys.$A$2:$keys.$C$40];2;0)" office:value-type="string" office:string-value="KC_L" calcext:value-type="string">
            <text:p>KC_L</text:p>
          </table:table-cell>
          <table:table-cell table:formula="of:=VLOOKUP([.C39];[$keys.$A$2:$keys.$C$40];2;0)" office:value-type="string" office:string-value="KC_U" calcext:value-type="string">
            <text:p>KC_U</text:p>
          </table:table-cell>
          <table:table-cell table:formula="of:=VLOOKUP([.D39];[$keys.$A$2:$keys.$C$40];2;0)" office:value-type="string" office:string-value="KC_Y" calcext:value-type="string">
            <text:p>KC_Y</text:p>
          </table:table-cell>
          <table:table-cell table:formula="of:=VLOOKUP([.E39];[$keys.$A$2:$keys.$C$40];2;0)" office:value-type="string" office:string-value="" calcext:value-type="error">
            <text:p>#N/A</text:p>
          </table:table-cell>
          <table:table-cell table:formula="of:=VLOOKUP([.B39];[$keys.$A$2:$keys.$C$40];3;0)" office:value-type="string" office:string-value="KC_6" calcext:value-type="string">
            <text:p>KC_6</text:p>
          </table:table-cell>
          <table:table-cell table:formula="of:=VLOOKUP([.C39];[$keys.$A$3:$keys.$C$40];3;0)" office:value-type="string" office:string-value="KC_7" calcext:value-type="string">
            <text:p>KC_7</text:p>
          </table:table-cell>
          <table:table-cell table:formula="of:=VLOOKUP([.D39];[$keys.$A$3:$keys.$C$40];3;0)" office:value-type="string" office:string-value="KC_8" calcext:value-type="string">
            <text:p>KC_8</text:p>
          </table:table-cell>
          <table:table-cell table:formula="of:=VLOOKUP([.E39];[$keys.$A$3:$keys.$C$40];3;0)" office:value-type="string" office:string-value="" calcext:value-type="error">
            <text:p>#N/A</text:p>
          </table:table-cell>
          <table:table-cell table:formula="of:=[.B39]&amp;&quot;_&quot;&amp;[.C39]&amp;IF(ISNA([.Q39]);&quot;&quot;;&quot;_&quot;&amp;[.D39]&amp;IF(ISNA([.R39]);&quot;&quot;;&quot;_&quot;&amp;[.E39]))" office:value-type="string" office:string-value="l_u_y" calcext:value-type="string">
            <text:p>l_u_y</text:p>
          </table:table-cell>
          <table:table-cell table:formula="of:=[.W39]&amp;&quot;_2&quot;" office:value-type="string" office:string-value="l_u_y_2" calcext:value-type="string">
            <text:p>l_u_y_2</text:p>
          </table:table-cell>
          <table:table-cell table:formula="of:=[.O39]&amp;&quot;, &quot;&amp;[.P39]&amp;IF(ISNA([.Q39]);&quot;&quot;;&quot;, &quot;&amp;[.Q39]&amp;IF(ISNA([.R39]);&quot;&quot;;&quot;, &quot;&amp;[.R39]))" office:value-type="string" office:string-value="KC_L, KC_U, KC_Y" calcext:value-type="string">
            <text:p>KC_L, KC_U, KC_Y</text:p>
          </table:table-cell>
          <table:table-cell table:formula="of:=[.S39]&amp;&quot;, &quot;&amp;[.T39]&amp;IF(ISNA([.U39]);&quot;&quot;;&quot;, &quot;&amp;[.U39]&amp;IF(ISNA([.V39]);&quot;&quot;;&quot;, &quot;&amp;[.V39]))" office:value-type="string" office:string-value="KC_6, KC_7, KC_8" calcext:value-type="string">
            <text:p>KC_6, KC_7, KC_8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&quot;const uint16_t PROGMEM &quot;&amp;[.W40]&amp;&quot;_combo[] = {&quot;&amp;[.Y40]&amp;&quot;, COMBO_END};&quot;&amp;CHAR(10)&amp;&quot;const uint16_t PROGMEM &quot;&amp;[.X40]&amp;&quot;_combo[] = {&quot;&amp;[.Z40]&amp;&quot;, COMBO_END};&quot;" office:value-type="string" office:string-value="const uint16_t PROGMEM s_t_combo[] = {KC_S, KC_T, COMBO_END};&#10;const uint16_t PROGMEM s_t_2_combo[] = {KC_LPRN, KC_RPRN, COMBO_END};" calcext:value-type="string">
            <text:p>const uint16_t PROGMEM s_t_combo[] = {KC_S, KC_T, COMBO_END};</text:p>
            <text:p>const uint16_t PROGMEM s_t_2_combo[] = {KC_LPRN, KC_RPRN, COMBO_END};</text:p>
          </table:table-cell>
          <table:table-cell table:formula="of:=&quot;  C_&quot;&amp;[.W40]&amp;&quot;,&quot;&amp;CHAR(10)&amp;&quot;  C_&quot;&amp;[.X40]&amp;&quot;,&quot;" office:value-type="string" office:string-value="  C_s_t,&#10;  C_s_t_2," calcext:value-type="string">
            <text:p>  C_s_t,</text:p>
            <text:p>  C_s_t_2,</text:p>
          </table:table-cell>
          <table:table-cell table:formula="of:=&quot;  [C_&quot;&amp;[.W40]&amp;&quot;] = COMBO&quot;&amp;IF([.K40]=&quot;key&quot;;&quot;&quot;;&quot;_ACTION&quot;)&amp;&quot;(&quot;&amp;[.W40]&amp;&quot;_combo&quot;&amp;IF([.K40]=&quot;key&quot;;&quot;, &quot;&amp;[.L40];&quot;&quot;)&amp;&quot;),&quot;&amp;CHAR(10)&amp;&quot;  [C_&quot;&amp;[.X40]&amp;&quot;] = COMBO&quot;&amp;IF([.K40]=&quot;key&quot;;&quot;&quot;;&quot;_ACTION&quot;)&amp;&quot;(&quot;&amp;[.X40]&amp;&quot;_combo&quot;&amp;IF([.K40]=&quot;key&quot;;&quot;, &quot;&amp;[.L40];&quot;&quot;)&amp;&quot;),&quot;" office:value-type="string" office:string-value="  [C_s_t] = COMBO(s_t_combo, KC_RGHT),&#10;  [C_s_t_2] = COMBO(s_t_2_combo, KC_RGHT)," calcext:value-type="string">
            <text:p>  [C_s_t] = COMBO(s_t_combo, KC_RGHT),</text:p>
            <text:p>  [C_s_t_2] = COMBO(s_t_2_combo, KC_RGHT),</text:p>
          </table:table-cell>
          <table:table-cell table:style-name="ce5" table:formula="of:=IF([.K40]=&quot;macro&quot;;&quot;    case &quot;&amp;&quot;C_&quot;&amp;[.W40]&amp;&quot;: if (p) {&quot;&amp;[.M40]&amp;&quot;} &quot;&amp;IF([.N40]=&quot;&quot;;&quot;&quot;;&quot;else {&quot;&amp;[.N40]&amp;&quot;}&quot;)&amp;&quot; break;&quot;&amp;CHAR(10)&amp;&quot;    case &quot;&amp;&quot;C_&quot;&amp;[.X40]&amp;&quot;: if (p) {&quot;&amp;[.M40]&amp;&quot;} &quot;&amp;IF([.N40]=&quot;&quot;;&quot;&quot;;&quot;else {&quot;&amp;[.N40]&amp;&quot;}&quot;)&amp;&quot; break;&quot;;&quot;&quot;)">
            <text:p/>
          </table:table-cell>
          <table:table-cell/>
          <table:table-cell table:style-name="ce8" table:formula="of:=VLOOKUP([.A40];[$actions.$A$2:.$F$500];5;0)" office:value-type="string" office:string-value="key" calcext:value-type="string">
            <text:p>key</text:p>
          </table:table-cell>
          <table:table-cell table:formula="of:=VLOOKUP([.A40];[$actions.$A$2:.$D$500];2;0)" office:value-type="string" office:string-value="KC_RGHT" calcext:value-type="string">
            <text:p>KC_RGHT</text:p>
          </table:table-cell>
          <table:table-cell table:formula="of:=VLOOKUP([.A40];[$actions.$A$2:.$D$500];3;0)" office:value-type="float" office:value="0" calcext:value-type="float">
            <text:p/>
          </table:table-cell>
          <table:table-cell table:formula="of:=VLOOKUP([.A40];[$actions.$A$2:.$D$500];4;0)" office:value-type="float" office:value="0" calcext:value-type="float">
            <text:p/>
          </table:table-cell>
          <table:table-cell table:formula="of:=VLOOKUP([.B40];[$keys.$A$2:$keys.$C$40];2;0)" office:value-type="string" office:string-value="KC_S" calcext:value-type="string">
            <text:p>KC_S</text:p>
          </table:table-cell>
          <table:table-cell table:formula="of:=VLOOKUP([.C40];[$keys.$A$2:$keys.$C$40];2;0)" office:value-type="string" office:string-value="KC_T" calcext:value-type="string">
            <text:p>KC_T</text:p>
          </table:table-cell>
          <table:table-cell table:formula="of:=VLOOKUP([.D40];[$keys.$A$2:$keys.$C$40];2;0)" office:value-type="string" office:string-value="" calcext:value-type="error">
            <text:p>#N/A</text:p>
          </table:table-cell>
          <table:table-cell table:formula="of:=VLOOKUP([.E40];[$keys.$A$2:$keys.$C$40];2;0)" office:value-type="string" office:string-value="" calcext:value-type="error">
            <text:p>#N/A</text:p>
          </table:table-cell>
          <table:table-cell table:formula="of:=VLOOKUP([.B40];[$keys.$A$2:$keys.$C$40];3;0)" office:value-type="string" office:string-value="KC_LPRN" calcext:value-type="string">
            <text:p>KC_LPRN</text:p>
          </table:table-cell>
          <table:table-cell table:formula="of:=VLOOKUP([.C40];[$keys.$A$3:$keys.$C$40];3;0)" office:value-type="string" office:string-value="KC_RPRN" calcext:value-type="string">
            <text:p>KC_RPRN</text:p>
          </table:table-cell>
          <table:table-cell table:formula="of:=VLOOKUP([.D40];[$keys.$A$3:$keys.$C$40];3;0)" office:value-type="string" office:string-value="" calcext:value-type="error">
            <text:p>#N/A</text:p>
          </table:table-cell>
          <table:table-cell table:formula="of:=VLOOKUP([.E40];[$keys.$A$3:$keys.$C$40];3;0)" office:value-type="string" office:string-value="" calcext:value-type="error">
            <text:p>#N/A</text:p>
          </table:table-cell>
          <table:table-cell table:formula="of:=[.B40]&amp;&quot;_&quot;&amp;[.C40]&amp;IF(ISNA([.Q40]);&quot;&quot;;&quot;_&quot;&amp;[.D40]&amp;IF(ISNA([.R40]);&quot;&quot;;&quot;_&quot;&amp;[.E40]))" office:value-type="string" office:string-value="s_t" calcext:value-type="string">
            <text:p>s_t</text:p>
          </table:table-cell>
          <table:table-cell table:formula="of:=[.W40]&amp;&quot;_2&quot;" office:value-type="string" office:string-value="s_t_2" calcext:value-type="string">
            <text:p>s_t_2</text:p>
          </table:table-cell>
          <table:table-cell table:formula="of:=[.O40]&amp;&quot;, &quot;&amp;[.P40]&amp;IF(ISNA([.Q40]);&quot;&quot;;&quot;, &quot;&amp;[.Q40]&amp;IF(ISNA([.R40]);&quot;&quot;;&quot;, &quot;&amp;[.R40]))" office:value-type="string" office:string-value="KC_S, KC_T" calcext:value-type="string">
            <text:p>KC_S, KC_T</text:p>
          </table:table-cell>
          <table:table-cell table:formula="of:=[.S40]&amp;&quot;, &quot;&amp;[.T40]&amp;IF(ISNA([.U40]);&quot;&quot;;&quot;, &quot;&amp;[.U40]&amp;IF(ISNA([.V40]);&quot;&quot;;&quot;, &quot;&amp;[.V40]))" office:value-type="string" office:string-value="KC_LPRN, KC_RPRN" calcext:value-type="string">
            <text:p>KC_LPRN, KC_R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formula="of:=&quot;const uint16_t PROGMEM &quot;&amp;[.W41]&amp;&quot;_combo[] = {&quot;&amp;[.Y41]&amp;&quot;, COMBO_END};&quot;&amp;CHAR(10)&amp;&quot;const uint16_t PROGMEM &quot;&amp;[.X41]&amp;&quot;_combo[] = {&quot;&amp;[.Z41]&amp;&quot;, COMBO_END};&quot;" office:value-type="string" office:string-value="const uint16_t PROGMEM e_i_combo[] = {KC_E, KC_I, COMBO_END};&#10;const uint16_t PROGMEM e_i_2_combo[] = {KC_EQL, KC_ASTR, COMBO_END};" calcext:value-type="string">
            <text:p>const uint16_t PROGMEM e_i_combo[] = {KC_E, KC_I, COMBO_END};</text:p>
            <text:p>const uint16_t PROGMEM e_i_2_combo[] = {KC_EQL, KC_ASTR, COMBO_END};</text:p>
          </table:table-cell>
          <table:table-cell table:formula="of:=&quot;  C_&quot;&amp;[.W41]&amp;&quot;,&quot;&amp;CHAR(10)&amp;&quot;  C_&quot;&amp;[.X41]&amp;&quot;,&quot;" office:value-type="string" office:string-value="  C_e_i,&#10;  C_e_i_2," calcext:value-type="string">
            <text:p>  C_e_i,</text:p>
            <text:p>  C_e_i_2,</text:p>
          </table:table-cell>
          <table:table-cell table:formula="of:=&quot;  [C_&quot;&amp;[.W41]&amp;&quot;] = COMBO&quot;&amp;IF([.K41]=&quot;key&quot;;&quot;&quot;;&quot;_ACTION&quot;)&amp;&quot;(&quot;&amp;[.W41]&amp;&quot;_combo&quot;&amp;IF([.K41]=&quot;key&quot;;&quot;, &quot;&amp;[.L41];&quot;&quot;)&amp;&quot;),&quot;&amp;CHAR(10)&amp;&quot;  [C_&quot;&amp;[.X41]&amp;&quot;] = COMBO&quot;&amp;IF([.K41]=&quot;key&quot;;&quot;&quot;;&quot;_ACTION&quot;)&amp;&quot;(&quot;&amp;[.X41]&amp;&quot;_combo&quot;&amp;IF([.K41]=&quot;key&quot;;&quot;, &quot;&amp;[.L41];&quot;&quot;)&amp;&quot;),&quot;" office:value-type="string" office:string-value="  [C_e_i] = COMBO(e_i_combo, KC_RGHT),&#10;  [C_e_i_2] = COMBO(e_i_2_combo, KC_RGHT)," calcext:value-type="string">
            <text:p>  [C_e_i] = COMBO(e_i_combo, KC_RGHT),</text:p>
            <text:p>  [C_e_i_2] = COMBO(e_i_2_combo, KC_RGHT),</text:p>
          </table:table-cell>
          <table:table-cell table:style-name="ce5" table:formula="of:=IF([.K41]=&quot;macro&quot;;&quot;    case &quot;&amp;&quot;C_&quot;&amp;[.W41]&amp;&quot;: if (p) {&quot;&amp;[.M41]&amp;&quot;} &quot;&amp;IF([.N41]=&quot;&quot;;&quot;&quot;;&quot;else {&quot;&amp;[.N41]&amp;&quot;}&quot;)&amp;&quot; break;&quot;&amp;CHAR(10)&amp;&quot;    case &quot;&amp;&quot;C_&quot;&amp;[.X41]&amp;&quot;: if (p) {&quot;&amp;[.M41]&amp;&quot;} &quot;&amp;IF([.N41]=&quot;&quot;;&quot;&quot;;&quot;else {&quot;&amp;[.N41]&amp;&quot;}&quot;)&amp;&quot; break;&quot;;&quot;&quot;)">
            <text:p/>
          </table:table-cell>
          <table:table-cell/>
          <table:table-cell table:style-name="ce8" table:formula="of:=VLOOKUP([.A41];[$actions.$A$2:.$F$500];5;0)" office:value-type="string" office:string-value="key" calcext:value-type="string">
            <text:p>key</text:p>
          </table:table-cell>
          <table:table-cell table:formula="of:=VLOOKUP([.A41];[$actions.$A$2:.$D$500];2;0)" office:value-type="string" office:string-value="KC_RGHT" calcext:value-type="string">
            <text:p>KC_RGHT</text:p>
          </table:table-cell>
          <table:table-cell table:formula="of:=VLOOKUP([.A41];[$actions.$A$2:.$D$500];3;0)" office:value-type="float" office:value="0" calcext:value-type="float">
            <text:p/>
          </table:table-cell>
          <table:table-cell table:formula="of:=VLOOKUP([.A41];[$actions.$A$2:.$D$500];4;0)" office:value-type="float" office:value="0" calcext:value-type="float">
            <text:p/>
          </table:table-cell>
          <table:table-cell table:formula="of:=VLOOKUP([.B41];[$keys.$A$2:$keys.$C$40];2;0)" office:value-type="string" office:string-value="KC_E" calcext:value-type="string">
            <text:p>KC_E</text:p>
          </table:table-cell>
          <table:table-cell table:formula="of:=VLOOKUP([.C41];[$keys.$A$2:$keys.$C$40];2;0)" office:value-type="string" office:string-value="KC_I" calcext:value-type="string">
            <text:p>KC_I</text:p>
          </table:table-cell>
          <table:table-cell table:formula="of:=VLOOKUP([.D41];[$keys.$A$2:$keys.$C$40];2;0)" office:value-type="string" office:string-value="" calcext:value-type="error">
            <text:p>#N/A</text:p>
          </table:table-cell>
          <table:table-cell table:formula="of:=VLOOKUP([.E41];[$keys.$A$2:$keys.$C$40];2;0)" office:value-type="string" office:string-value="" calcext:value-type="error">
            <text:p>#N/A</text:p>
          </table:table-cell>
          <table:table-cell table:formula="of:=VLOOKUP([.B41];[$keys.$A$2:$keys.$C$40];3;0)" office:value-type="string" office:string-value="KC_EQL" calcext:value-type="string">
            <text:p>KC_EQL</text:p>
          </table:table-cell>
          <table:table-cell table:formula="of:=VLOOKUP([.C41];[$keys.$A$3:$keys.$C$40];3;0)" office:value-type="string" office:string-value="KC_ASTR" calcext:value-type="string">
            <text:p>KC_ASTR</text:p>
          </table:table-cell>
          <table:table-cell table:formula="of:=VLOOKUP([.D41];[$keys.$A$3:$keys.$C$40];3;0)" office:value-type="string" office:string-value="" calcext:value-type="error">
            <text:p>#N/A</text:p>
          </table:table-cell>
          <table:table-cell table:formula="of:=VLOOKUP([.E41];[$keys.$A$3:$keys.$C$40];3;0)" office:value-type="string" office:string-value="" calcext:value-type="error">
            <text:p>#N/A</text:p>
          </table:table-cell>
          <table:table-cell table:formula="of:=[.B41]&amp;&quot;_&quot;&amp;[.C41]&amp;IF(ISNA([.Q41]);&quot;&quot;;&quot;_&quot;&amp;[.D41]&amp;IF(ISNA([.R41]);&quot;&quot;;&quot;_&quot;&amp;[.E41]))" office:value-type="string" office:string-value="e_i" calcext:value-type="string">
            <text:p>e_i</text:p>
          </table:table-cell>
          <table:table-cell table:formula="of:=[.W41]&amp;&quot;_2&quot;" office:value-type="string" office:string-value="e_i_2" calcext:value-type="string">
            <text:p>e_i_2</text:p>
          </table:table-cell>
          <table:table-cell table:formula="of:=[.O41]&amp;&quot;, &quot;&amp;[.P41]&amp;IF(ISNA([.Q41]);&quot;&quot;;&quot;, &quot;&amp;[.Q41]&amp;IF(ISNA([.R41]);&quot;&quot;;&quot;, &quot;&amp;[.R41]))" office:value-type="string" office:string-value="KC_E, KC_I" calcext:value-type="string">
            <text:p>KC_E, KC_I</text:p>
          </table:table-cell>
          <table:table-cell table:formula="of:=[.S41]&amp;&quot;, &quot;&amp;[.T41]&amp;IF(ISNA([.U41]);&quot;&quot;;&quot;, &quot;&amp;[.U41]&amp;IF(ISNA([.V41]);&quot;&quot;;&quot;, &quot;&amp;[.V41]))" office:value-type="string" office:string-value="KC_EQL, KC_ASTR" calcext:value-type="string">
            <text:p>KC_EQL, KC_AST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l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table:formula="of:=&quot;const uint16_t PROGMEM &quot;&amp;[.W42]&amp;&quot;_combo[] = {&quot;&amp;[.Y42]&amp;&quot;, COMBO_END};&quot;&amp;CHAR(10)&amp;&quot;const uint16_t PROGMEM &quot;&amp;[.X42]&amp;&quot;_combo[] = {&quot;&amp;[.Z42]&amp;&quot;, COMBO_END};&quot;" office:value-type="string" office:string-value="const uint16_t PROGMEM i_coma_combo[] = {KC_I, CC_COSC, COMBO_END};&#10;const uint16_t PROGMEM i_coma_2_combo[] = {KC_ASTR, KC_SLSH, COMBO_END};" calcext:value-type="string">
            <text:p>const uint16_t PROGMEM i_coma_combo[] = {KC_I, CC_COSC, COMBO_END};</text:p>
            <text:p>const uint16_t PROGMEM i_coma_2_combo[] = {KC_ASTR, KC_SLSH, COMBO_END};</text:p>
          </table:table-cell>
          <table:table-cell table:formula="of:=&quot;  C_&quot;&amp;[.W42]&amp;&quot;,&quot;&amp;CHAR(10)&amp;&quot;  C_&quot;&amp;[.X42]&amp;&quot;,&quot;" office:value-type="string" office:string-value="  C_i_coma,&#10;  C_i_coma_2," calcext:value-type="string">
            <text:p>  C_i_coma,</text:p>
            <text:p>  C_i_coma_2,</text:p>
          </table:table-cell>
          <table:table-cell table:formula="of:=&quot;  [C_&quot;&amp;[.W42]&amp;&quot;] = COMBO&quot;&amp;IF([.K42]=&quot;key&quot;;&quot;&quot;;&quot;_ACTION&quot;)&amp;&quot;(&quot;&amp;[.W42]&amp;&quot;_combo&quot;&amp;IF([.K42]=&quot;key&quot;;&quot;, &quot;&amp;[.L42];&quot;&quot;)&amp;&quot;),&quot;&amp;CHAR(10)&amp;&quot;  [C_&quot;&amp;[.X42]&amp;&quot;] = COMBO&quot;&amp;IF([.K42]=&quot;key&quot;;&quot;&quot;;&quot;_ACTION&quot;)&amp;&quot;(&quot;&amp;[.X42]&amp;&quot;_combo&quot;&amp;IF([.K42]=&quot;key&quot;;&quot;, &quot;&amp;[.L42];&quot;&quot;)&amp;&quot;),&quot;" office:value-type="string" office:string-value="  [C_i_coma] = COMBO(i_coma_combo, KC_SLASH),&#10;  [C_i_coma_2] = COMBO(i_coma_2_combo, KC_SLASH)," calcext:value-type="string">
            <text:p>  [C_i_coma] = COMBO(i_coma_combo, KC_SLASH),</text:p>
            <text:p>  [C_i_coma_2] = COMBO(i_coma_2_combo, KC_SLASH),</text:p>
          </table:table-cell>
          <table:table-cell table:style-name="ce5" table:formula="of:=IF([.K42]=&quot;macro&quot;;&quot;    case &quot;&amp;&quot;C_&quot;&amp;[.W42]&amp;&quot;: if (p) {&quot;&amp;[.M42]&amp;&quot;} &quot;&amp;IF([.N42]=&quot;&quot;;&quot;&quot;;&quot;else {&quot;&amp;[.N42]&amp;&quot;}&quot;)&amp;&quot; break;&quot;&amp;CHAR(10)&amp;&quot;    case &quot;&amp;&quot;C_&quot;&amp;[.X42]&amp;&quot;: if (p) {&quot;&amp;[.M42]&amp;&quot;} &quot;&amp;IF([.N42]=&quot;&quot;;&quot;&quot;;&quot;else {&quot;&amp;[.N42]&amp;&quot;}&quot;)&amp;&quot; break;&quot;;&quot;&quot;)">
            <text:p/>
          </table:table-cell>
          <table:table-cell/>
          <table:table-cell table:style-name="ce8" table:formula="of:=VLOOKUP([.A42];[$actions.$A$2:.$F$500];5;0)" office:value-type="string" office:string-value="key" calcext:value-type="string">
            <text:p>key</text:p>
          </table:table-cell>
          <table:table-cell table:formula="of:=VLOOKUP([.A42];[$actions.$A$2:.$D$500];2;0)" office:value-type="string" office:string-value="KC_SLASH" calcext:value-type="string">
            <text:p>KC_SLASH</text:p>
          </table:table-cell>
          <table:table-cell table:formula="of:=VLOOKUP([.A42];[$actions.$A$2:.$D$500];3;0)" office:value-type="float" office:value="0" calcext:value-type="float">
            <text:p/>
          </table:table-cell>
          <table:table-cell table:formula="of:=VLOOKUP([.A42];[$actions.$A$2:.$D$500];4;0)" office:value-type="float" office:value="0" calcext:value-type="float">
            <text:p/>
          </table:table-cell>
          <table:table-cell table:formula="of:=VLOOKUP([.B42];[$keys.$A$2:$keys.$C$40];2;0)" office:value-type="string" office:string-value="KC_I" calcext:value-type="string">
            <text:p>KC_I</text:p>
          </table:table-cell>
          <table:table-cell table:formula="of:=VLOOKUP([.C42];[$keys.$A$2:$keys.$C$40];2;0)" office:value-type="string" office:string-value="CC_COSC" calcext:value-type="string">
            <text:p>CC_COSC</text:p>
          </table:table-cell>
          <table:table-cell table:formula="of:=VLOOKUP([.D42];[$keys.$A$2:$keys.$C$40];2;0)" office:value-type="string" office:string-value="" calcext:value-type="error">
            <text:p>#N/A</text:p>
          </table:table-cell>
          <table:table-cell table:formula="of:=VLOOKUP([.E42];[$keys.$A$2:$keys.$C$40];2;0)" office:value-type="string" office:string-value="" calcext:value-type="error">
            <text:p>#N/A</text:p>
          </table:table-cell>
          <table:table-cell table:formula="of:=VLOOKUP([.B42];[$keys.$A$2:$keys.$C$40];3;0)" office:value-type="string" office:string-value="KC_ASTR" calcext:value-type="string">
            <text:p>KC_ASTR</text:p>
          </table:table-cell>
          <table:table-cell table:formula="of:=VLOOKUP([.C42];[$keys.$A$3:$keys.$C$40];3;0)" office:value-type="string" office:string-value="KC_SLSH" calcext:value-type="string">
            <text:p>KC_SLSH</text:p>
          </table:table-cell>
          <table:table-cell table:formula="of:=VLOOKUP([.D42];[$keys.$A$3:$keys.$C$40];3;0)" office:value-type="string" office:string-value="" calcext:value-type="error">
            <text:p>#N/A</text:p>
          </table:table-cell>
          <table:table-cell table:formula="of:=VLOOKUP([.E42];[$keys.$A$3:$keys.$C$40];3;0)" office:value-type="string" office:string-value="" calcext:value-type="error">
            <text:p>#N/A</text:p>
          </table:table-cell>
          <table:table-cell table:formula="of:=[.B42]&amp;&quot;_&quot;&amp;[.C42]&amp;IF(ISNA([.Q42]);&quot;&quot;;&quot;_&quot;&amp;[.D42]&amp;IF(ISNA([.R42]);&quot;&quot;;&quot;_&quot;&amp;[.E42]))" office:value-type="string" office:string-value="i_coma" calcext:value-type="string">
            <text:p>i_coma</text:p>
          </table:table-cell>
          <table:table-cell table:formula="of:=[.W42]&amp;&quot;_2&quot;" office:value-type="string" office:string-value="i_coma_2" calcext:value-type="string">
            <text:p>i_coma_2</text:p>
          </table:table-cell>
          <table:table-cell table:formula="of:=[.O42]&amp;&quot;, &quot;&amp;[.P42]&amp;IF(ISNA([.Q42]);&quot;&quot;;&quot;, &quot;&amp;[.Q42]&amp;IF(ISNA([.R42]);&quot;&quot;;&quot;, &quot;&amp;[.R42]))" office:value-type="string" office:string-value="KC_I, CC_COSC" calcext:value-type="string">
            <text:p>KC_I, CC_COSC</text:p>
          </table:table-cell>
          <table:table-cell table:formula="of:=[.S42]&amp;&quot;, &quot;&amp;[.T42]&amp;IF(ISNA([.U42]);&quot;&quot;;&quot;, &quot;&amp;[.U42]&amp;IF(ISNA([.V42]);&quot;&quot;;&quot;, &quot;&amp;[.V42]))" office:value-type="string" office:string-value="KC_ASTR, KC_SLSH" calcext:value-type="string">
            <text:p>KC_ASTR, KC_SLSH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t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&quot;const uint16_t PROGMEM &quot;&amp;[.W43]&amp;&quot;_combo[] = {&quot;&amp;[.Y43]&amp;&quot;, COMBO_END};&quot;&amp;CHAR(10)&amp;&quot;const uint16_t PROGMEM &quot;&amp;[.X43]&amp;&quot;_combo[] = {&quot;&amp;[.Z43]&amp;&quot;, COMBO_END};&quot;" office:value-type="string" office:string-value="const uint16_t PROGMEM d_b_combo[] = {KC_D, KC_B, COMBO_END};&#10;const uint16_t PROGMEM d_b_2_combo[] = {KC_DLR, KC_PERC, COMBO_END};" calcext:value-type="string">
            <text:p>const uint16_t PROGMEM d_b_combo[] = {KC_D, KC_B, COMBO_END};</text:p>
            <text:p>const uint16_t PROGMEM d_b_2_combo[] = {KC_DLR, KC_PERC, COMBO_END};</text:p>
          </table:table-cell>
          <table:table-cell table:formula="of:=&quot;  C_&quot;&amp;[.W43]&amp;&quot;,&quot;&amp;CHAR(10)&amp;&quot;  C_&quot;&amp;[.X43]&amp;&quot;,&quot;" office:value-type="string" office:string-value="  C_d_b,&#10;  C_d_b_2," calcext:value-type="string">
            <text:p>  C_d_b,</text:p>
            <text:p>  C_d_b_2,</text:p>
          </table:table-cell>
          <table:table-cell table:formula="of:=&quot;  [C_&quot;&amp;[.W43]&amp;&quot;] = COMBO&quot;&amp;IF([.K43]=&quot;key&quot;;&quot;&quot;;&quot;_ACTION&quot;)&amp;&quot;(&quot;&amp;[.W43]&amp;&quot;_combo&quot;&amp;IF([.K43]=&quot;key&quot;;&quot;, &quot;&amp;[.L43];&quot;&quot;)&amp;&quot;),&quot;&amp;CHAR(10)&amp;&quot;  [C_&quot;&amp;[.X43]&amp;&quot;] = COMBO&quot;&amp;IF([.K43]=&quot;key&quot;;&quot;&quot;;&quot;_ACTION&quot;)&amp;&quot;(&quot;&amp;[.X43]&amp;&quot;_combo&quot;&amp;IF([.K43]=&quot;key&quot;;&quot;, &quot;&amp;[.L43];&quot;&quot;)&amp;&quot;),&quot;" office:value-type="string" office:string-value="  [C_d_b] = COMBO(d_b_combo, KC_TAB),&#10;  [C_d_b_2] = COMBO(d_b_2_combo, KC_TAB)," calcext:value-type="string">
            <text:p>  [C_d_b] = COMBO(d_b_combo, KC_TAB),</text:p>
            <text:p>  [C_d_b_2] = COMBO(d_b_2_combo, KC_TAB),</text:p>
          </table:table-cell>
          <table:table-cell table:style-name="ce5" table:formula="of:=IF([.K43]=&quot;macro&quot;;&quot;    case &quot;&amp;&quot;C_&quot;&amp;[.W43]&amp;&quot;: if (p) {&quot;&amp;[.M43]&amp;&quot;} &quot;&amp;IF([.N43]=&quot;&quot;;&quot;&quot;;&quot;else {&quot;&amp;[.N43]&amp;&quot;}&quot;)&amp;&quot; break;&quot;&amp;CHAR(10)&amp;&quot;    case &quot;&amp;&quot;C_&quot;&amp;[.X43]&amp;&quot;: if (p) {&quot;&amp;[.M43]&amp;&quot;} &quot;&amp;IF([.N43]=&quot;&quot;;&quot;&quot;;&quot;else {&quot;&amp;[.N43]&amp;&quot;}&quot;)&amp;&quot; break;&quot;;&quot;&quot;)">
            <text:p/>
          </table:table-cell>
          <table:table-cell/>
          <table:table-cell table:style-name="ce8" table:formula="of:=VLOOKUP([.A43];[$actions.$A$2:.$F$500];5;0)" office:value-type="string" office:string-value="key" calcext:value-type="string">
            <text:p>key</text:p>
          </table:table-cell>
          <table:table-cell table:formula="of:=VLOOKUP([.A43];[$actions.$A$2:.$D$500];2;0)" office:value-type="string" office:string-value="KC_TAB" calcext:value-type="string">
            <text:p>KC_TAB</text:p>
          </table:table-cell>
          <table:table-cell table:formula="of:=VLOOKUP([.A43];[$actions.$A$2:.$D$500];3;0)" office:value-type="float" office:value="0" calcext:value-type="float">
            <text:p/>
          </table:table-cell>
          <table:table-cell table:formula="of:=VLOOKUP([.A43];[$actions.$A$2:.$D$500];4;0)" office:value-type="float" office:value="0" calcext:value-type="float">
            <text:p/>
          </table:table-cell>
          <table:table-cell table:formula="of:=VLOOKUP([.B43];[$keys.$A$2:$keys.$C$40];2;0)" office:value-type="string" office:string-value="KC_D" calcext:value-type="string">
            <text:p>KC_D</text:p>
          </table:table-cell>
          <table:table-cell table:formula="of:=VLOOKUP([.C43];[$keys.$A$2:$keys.$C$40];2;0)" office:value-type="string" office:string-value="KC_B" calcext:value-type="string">
            <text:p>KC_B</text:p>
          </table:table-cell>
          <table:table-cell table:formula="of:=VLOOKUP([.D43];[$keys.$A$2:$keys.$C$40];2;0)" office:value-type="string" office:string-value="" calcext:value-type="error">
            <text:p>#N/A</text:p>
          </table:table-cell>
          <table:table-cell table:formula="of:=VLOOKUP([.E43];[$keys.$A$2:$keys.$C$40];2;0)" office:value-type="string" office:string-value="" calcext:value-type="error">
            <text:p>#N/A</text:p>
          </table:table-cell>
          <table:table-cell table:formula="of:=VLOOKUP([.B43];[$keys.$A$2:$keys.$C$40];3;0)" office:value-type="string" office:string-value="KC_DLR" calcext:value-type="string">
            <text:p>KC_DLR</text:p>
          </table:table-cell>
          <table:table-cell table:formula="of:=VLOOKUP([.C43];[$keys.$A$3:$keys.$C$40];3;0)" office:value-type="string" office:string-value="KC_PERC" calcext:value-type="string">
            <text:p>KC_PERC</text:p>
          </table:table-cell>
          <table:table-cell table:formula="of:=VLOOKUP([.D43];[$keys.$A$3:$keys.$C$40];3;0)" office:value-type="string" office:string-value="" calcext:value-type="error">
            <text:p>#N/A</text:p>
          </table:table-cell>
          <table:table-cell table:formula="of:=VLOOKUP([.E43];[$keys.$A$3:$keys.$C$40];3;0)" office:value-type="string" office:string-value="" calcext:value-type="error">
            <text:p>#N/A</text:p>
          </table:table-cell>
          <table:table-cell table:formula="of:=[.B43]&amp;&quot;_&quot;&amp;[.C43]&amp;IF(ISNA([.Q43]);&quot;&quot;;&quot;_&quot;&amp;[.D43]&amp;IF(ISNA([.R43]);&quot;&quot;;&quot;_&quot;&amp;[.E43]))" office:value-type="string" office:string-value="d_b" calcext:value-type="string">
            <text:p>d_b</text:p>
          </table:table-cell>
          <table:table-cell table:formula="of:=[.W43]&amp;&quot;_2&quot;" office:value-type="string" office:string-value="d_b_2" calcext:value-type="string">
            <text:p>d_b_2</text:p>
          </table:table-cell>
          <table:table-cell table:formula="of:=[.O43]&amp;&quot;, &quot;&amp;[.P43]&amp;IF(ISNA([.Q43]);&quot;&quot;;&quot;, &quot;&amp;[.Q43]&amp;IF(ISNA([.R43]);&quot;&quot;;&quot;, &quot;&amp;[.R43]))" office:value-type="string" office:string-value="KC_D, KC_B" calcext:value-type="string">
            <text:p>KC_D, KC_B</text:p>
          </table:table-cell>
          <table:table-cell table:formula="of:=[.S43]&amp;&quot;, &quot;&amp;[.T43]&amp;IF(ISNA([.U43]);&quot;&quot;;&quot;, &quot;&amp;[.U43]&amp;IF(ISNA([.V43]);&quot;&quot;;&quot;, &quot;&amp;[.V43]))" office:value-type="string" office:string-value="KC_DLR, KC_PERC" calcext:value-type="string">
            <text:p>KC_DLR, KC_PE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t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formula="of:=&quot;const uint16_t PROGMEM &quot;&amp;[.W44]&amp;&quot;_combo[] = {&quot;&amp;[.Y44]&amp;&quot;, COMBO_END};&quot;&amp;CHAR(10)&amp;&quot;const uint16_t PROGMEM &quot;&amp;[.X44]&amp;&quot;_combo[] = {&quot;&amp;[.Z44]&amp;&quot;, COMBO_END};&quot;" office:value-type="string" office:string-value="const uint16_t PROGMEM n_m_combo[] = {KC_N, KC_M, COMBO_END};&#10;const uint16_t PROGMEM n_m_2_combo[] = {KC_MINS, KC_BSLS, COMBO_END};" calcext:value-type="string">
            <text:p>const uint16_t PROGMEM n_m_combo[] = {KC_N, KC_M, COMBO_END};</text:p>
            <text:p>const uint16_t PROGMEM n_m_2_combo[] = {KC_MINS, KC_BSLS, COMBO_END};</text:p>
          </table:table-cell>
          <table:table-cell table:formula="of:=&quot;  C_&quot;&amp;[.W44]&amp;&quot;,&quot;&amp;CHAR(10)&amp;&quot;  C_&quot;&amp;[.X44]&amp;&quot;,&quot;" office:value-type="string" office:string-value="  C_n_m,&#10;  C_n_m_2," calcext:value-type="string">
            <text:p>  C_n_m,</text:p>
            <text:p>  C_n_m_2,</text:p>
          </table:table-cell>
          <table:table-cell table:formula="of:=&quot;  [C_&quot;&amp;[.W44]&amp;&quot;] = COMBO&quot;&amp;IF([.K44]=&quot;key&quot;;&quot;&quot;;&quot;_ACTION&quot;)&amp;&quot;(&quot;&amp;[.W44]&amp;&quot;_combo&quot;&amp;IF([.K44]=&quot;key&quot;;&quot;, &quot;&amp;[.L44];&quot;&quot;)&amp;&quot;),&quot;&amp;CHAR(10)&amp;&quot;  [C_&quot;&amp;[.X44]&amp;&quot;] = COMBO&quot;&amp;IF([.K44]=&quot;key&quot;;&quot;&quot;;&quot;_ACTION&quot;)&amp;&quot;(&quot;&amp;[.X44]&amp;&quot;_combo&quot;&amp;IF([.K44]=&quot;key&quot;;&quot;, &quot;&amp;[.L44];&quot;&quot;)&amp;&quot;),&quot;" office:value-type="string" office:string-value="  [C_n_m] = COMBO(n_m_combo, KC_TAB),&#10;  [C_n_m_2] = COMBO(n_m_2_combo, KC_TAB)," calcext:value-type="string">
            <text:p>  [C_n_m] = COMBO(n_m_combo, KC_TAB),</text:p>
            <text:p>  [C_n_m_2] = COMBO(n_m_2_combo, KC_TAB),</text:p>
          </table:table-cell>
          <table:table-cell table:style-name="ce5" table:formula="of:=IF([.K44]=&quot;macro&quot;;&quot;    case &quot;&amp;&quot;C_&quot;&amp;[.W44]&amp;&quot;: if (p) {&quot;&amp;[.M44]&amp;&quot;} &quot;&amp;IF([.N44]=&quot;&quot;;&quot;&quot;;&quot;else {&quot;&amp;[.N44]&amp;&quot;}&quot;)&amp;&quot; break;&quot;&amp;CHAR(10)&amp;&quot;    case &quot;&amp;&quot;C_&quot;&amp;[.X44]&amp;&quot;: if (p) {&quot;&amp;[.M44]&amp;&quot;} &quot;&amp;IF([.N44]=&quot;&quot;;&quot;&quot;;&quot;else {&quot;&amp;[.N44]&amp;&quot;}&quot;)&amp;&quot; break;&quot;;&quot;&quot;)">
            <text:p/>
          </table:table-cell>
          <table:table-cell/>
          <table:table-cell table:style-name="ce8" table:formula="of:=VLOOKUP([.A44];[$actions.$A$2:.$F$500];5;0)" office:value-type="string" office:string-value="key" calcext:value-type="string">
            <text:p>key</text:p>
          </table:table-cell>
          <table:table-cell table:formula="of:=VLOOKUP([.A44];[$actions.$A$2:.$D$500];2;0)" office:value-type="string" office:string-value="KC_TAB" calcext:value-type="string">
            <text:p>KC_TAB</text:p>
          </table:table-cell>
          <table:table-cell table:formula="of:=VLOOKUP([.A44];[$actions.$A$2:.$D$500];3;0)" office:value-type="float" office:value="0" calcext:value-type="float">
            <text:p/>
          </table:table-cell>
          <table:table-cell table:formula="of:=VLOOKUP([.A44];[$actions.$A$2:.$D$500];4;0)" office:value-type="float" office:value="0" calcext:value-type="float">
            <text:p/>
          </table:table-cell>
          <table:table-cell table:formula="of:=VLOOKUP([.B44];[$keys.$A$2:$keys.$C$40];2;0)" office:value-type="string" office:string-value="KC_N" calcext:value-type="string">
            <text:p>KC_N</text:p>
          </table:table-cell>
          <table:table-cell table:formula="of:=VLOOKUP([.C44];[$keys.$A$2:$keys.$C$40];2;0)" office:value-type="string" office:string-value="KC_M" calcext:value-type="string">
            <text:p>KC_M</text:p>
          </table:table-cell>
          <table:table-cell table:formula="of:=VLOOKUP([.D44];[$keys.$A$2:$keys.$C$40];2;0)" office:value-type="string" office:string-value="" calcext:value-type="error">
            <text:p>#N/A</text:p>
          </table:table-cell>
          <table:table-cell table:formula="of:=VLOOKUP([.E44];[$keys.$A$2:$keys.$C$40];2;0)" office:value-type="string" office:string-value="" calcext:value-type="error">
            <text:p>#N/A</text:p>
          </table:table-cell>
          <table:table-cell table:formula="of:=VLOOKUP([.B44];[$keys.$A$2:$keys.$C$40];3;0)" office:value-type="string" office:string-value="KC_MINS" calcext:value-type="string">
            <text:p>KC_MINS</text:p>
          </table:table-cell>
          <table:table-cell table:formula="of:=VLOOKUP([.C44];[$keys.$A$3:$keys.$C$40];3;0)" office:value-type="string" office:string-value="KC_BSLS" calcext:value-type="string">
            <text:p>KC_BSLS</text:p>
          </table:table-cell>
          <table:table-cell table:formula="of:=VLOOKUP([.D44];[$keys.$A$3:$keys.$C$40];3;0)" office:value-type="string" office:string-value="" calcext:value-type="error">
            <text:p>#N/A</text:p>
          </table:table-cell>
          <table:table-cell table:formula="of:=VLOOKUP([.E44];[$keys.$A$3:$keys.$C$40];3;0)" office:value-type="string" office:string-value="" calcext:value-type="error">
            <text:p>#N/A</text:p>
          </table:table-cell>
          <table:table-cell table:formula="of:=[.B44]&amp;&quot;_&quot;&amp;[.C44]&amp;IF(ISNA([.Q44]);&quot;&quot;;&quot;_&quot;&amp;[.D44]&amp;IF(ISNA([.R44]);&quot;&quot;;&quot;_&quot;&amp;[.E44]))" office:value-type="string" office:string-value="n_m" calcext:value-type="string">
            <text:p>n_m</text:p>
          </table:table-cell>
          <table:table-cell table:formula="of:=[.W44]&amp;&quot;_2&quot;" office:value-type="string" office:string-value="n_m_2" calcext:value-type="string">
            <text:p>n_m_2</text:p>
          </table:table-cell>
          <table:table-cell table:formula="of:=[.O44]&amp;&quot;, &quot;&amp;[.P44]&amp;IF(ISNA([.Q44]);&quot;&quot;;&quot;, &quot;&amp;[.Q44]&amp;IF(ISNA([.R44]);&quot;&quot;;&quot;, &quot;&amp;[.R44]))" office:value-type="string" office:string-value="KC_N, KC_M" calcext:value-type="string">
            <text:p>KC_N, KC_M</text:p>
          </table:table-cell>
          <table:table-cell table:formula="of:=[.S44]&amp;&quot;, &quot;&amp;[.T44]&amp;IF(ISNA([.U44]);&quot;&quot;;&quot;, &quot;&amp;[.U44]&amp;IF(ISNA([.V44]);&quot;&quot;;&quot;, &quot;&amp;[.V44]))" office:value-type="string" office:string-value="KC_MINS, KC_BSLS" calcext:value-type="string">
            <text:p>KC_MINS, KC_BSL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u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table:formula="of:=&quot;const uint16_t PROGMEM &quot;&amp;[.W45]&amp;&quot;_combo[] = {&quot;&amp;[.Y45]&amp;&quot;, COMBO_END};&quot;&amp;CHAR(10)&amp;&quot;const uint16_t PROGMEM &quot;&amp;[.X45]&amp;&quot;_combo[] = {&quot;&amp;[.Z45]&amp;&quot;, COMBO_END};&quot;" office:value-type="string" office:string-value="const uint16_t PROGMEM r_f_t_combo[] = {KC_R, KC_F, KC_T, COMBO_END};&#10;const uint16_t PROGMEM r_f_t_2_combo[] = {KC_RCBR, KC_2, KC_RPRN, COMBO_END};" calcext:value-type="string">
            <text:p>const uint16_t PROGMEM r_f_t_combo[] = {KC_R, KC_F, KC_T, COMBO_END};</text:p>
            <text:p>const uint16_t PROGMEM r_f_t_2_combo[] = {KC_RCBR, KC_2, KC_RPRN, COMBO_END};</text:p>
          </table:table-cell>
          <table:table-cell table:formula="of:=&quot;  C_&quot;&amp;[.W45]&amp;&quot;,&quot;&amp;CHAR(10)&amp;&quot;  C_&quot;&amp;[.X45]&amp;&quot;,&quot;" office:value-type="string" office:string-value="  C_r_f_t,&#10;  C_r_f_t_2," calcext:value-type="string">
            <text:p>  C_r_f_t,</text:p>
            <text:p>  C_r_f_t_2,</text:p>
          </table:table-cell>
          <table:table-cell table:formula="of:=&quot;  [C_&quot;&amp;[.W45]&amp;&quot;] = COMBO&quot;&amp;IF([.K45]=&quot;key&quot;;&quot;&quot;;&quot;_ACTION&quot;)&amp;&quot;(&quot;&amp;[.W45]&amp;&quot;_combo&quot;&amp;IF([.K45]=&quot;key&quot;;&quot;, &quot;&amp;[.L45];&quot;&quot;)&amp;&quot;),&quot;&amp;CHAR(10)&amp;&quot;  [C_&quot;&amp;[.X45]&amp;&quot;] = COMBO&quot;&amp;IF([.K45]=&quot;key&quot;;&quot;&quot;;&quot;_ACTION&quot;)&amp;&quot;(&quot;&amp;[.X45]&amp;&quot;_combo&quot;&amp;IF([.K45]=&quot;key&quot;;&quot;, &quot;&amp;[.L45];&quot;&quot;)&amp;&quot;),&quot;" office:value-type="string" office:string-value="  [C_r_f_t] = COMBO(r_f_t_combo, KC_UP),&#10;  [C_r_f_t_2] = COMBO(r_f_t_2_combo, KC_UP)," calcext:value-type="string">
            <text:p>  [C_r_f_t] = COMBO(r_f_t_combo, KC_UP),</text:p>
            <text:p>  [C_r_f_t_2] = COMBO(r_f_t_2_combo, KC_UP),</text:p>
          </table:table-cell>
          <table:table-cell table:style-name="ce5" table:formula="of:=IF([.K45]=&quot;macro&quot;;&quot;    case &quot;&amp;&quot;C_&quot;&amp;[.W45]&amp;&quot;: if (p) {&quot;&amp;[.M45]&amp;&quot;} &quot;&amp;IF([.N45]=&quot;&quot;;&quot;&quot;;&quot;else {&quot;&amp;[.N45]&amp;&quot;}&quot;)&amp;&quot; break;&quot;&amp;CHAR(10)&amp;&quot;    case &quot;&amp;&quot;C_&quot;&amp;[.X45]&amp;&quot;: if (p) {&quot;&amp;[.M45]&amp;&quot;} &quot;&amp;IF([.N45]=&quot;&quot;;&quot;&quot;;&quot;else {&quot;&amp;[.N45]&amp;&quot;}&quot;)&amp;&quot; break;&quot;;&quot;&quot;)">
            <text:p/>
          </table:table-cell>
          <table:table-cell/>
          <table:table-cell table:style-name="ce8" table:formula="of:=VLOOKUP([.A45];[$actions.$A$2:.$F$500];5;0)" office:value-type="string" office:string-value="key" calcext:value-type="string">
            <text:p>key</text:p>
          </table:table-cell>
          <table:table-cell table:formula="of:=VLOOKUP([.A45];[$actions.$A$2:.$D$500];2;0)" office:value-type="string" office:string-value="KC_UP" calcext:value-type="string">
            <text:p>KC_UP</text:p>
          </table:table-cell>
          <table:table-cell table:formula="of:=VLOOKUP([.A45];[$actions.$A$2:.$D$500];3;0)" office:value-type="float" office:value="0" calcext:value-type="float">
            <text:p/>
          </table:table-cell>
          <table:table-cell table:formula="of:=VLOOKUP([.A45];[$actions.$A$2:.$D$500];4;0)" office:value-type="float" office:value="0" calcext:value-type="float">
            <text:p/>
          </table:table-cell>
          <table:table-cell table:formula="of:=VLOOKUP([.B45];[$keys.$A$2:$keys.$C$40];2;0)" office:value-type="string" office:string-value="KC_R" calcext:value-type="string">
            <text:p>KC_R</text:p>
          </table:table-cell>
          <table:table-cell table:formula="of:=VLOOKUP([.C45];[$keys.$A$2:$keys.$C$40];2;0)" office:value-type="string" office:string-value="KC_F" calcext:value-type="string">
            <text:p>KC_F</text:p>
          </table:table-cell>
          <table:table-cell table:formula="of:=VLOOKUP([.D45];[$keys.$A$2:$keys.$C$40];2;0)" office:value-type="string" office:string-value="KC_T" calcext:value-type="string">
            <text:p>KC_T</text:p>
          </table:table-cell>
          <table:table-cell table:formula="of:=VLOOKUP([.E45];[$keys.$A$2:$keys.$C$40];2;0)" office:value-type="string" office:string-value="" calcext:value-type="error">
            <text:p>#N/A</text:p>
          </table:table-cell>
          <table:table-cell table:formula="of:=VLOOKUP([.B45];[$keys.$A$2:$keys.$C$40];3;0)" office:value-type="string" office:string-value="KC_RCBR" calcext:value-type="string">
            <text:p>KC_RCBR</text:p>
          </table:table-cell>
          <table:table-cell table:formula="of:=VLOOKUP([.C45];[$keys.$A$3:$keys.$C$40];3;0)" office:value-type="string" office:string-value="KC_2" calcext:value-type="string">
            <text:p>KC_2</text:p>
          </table:table-cell>
          <table:table-cell table:formula="of:=VLOOKUP([.D45];[$keys.$A$3:$keys.$C$40];3;0)" office:value-type="string" office:string-value="KC_RPRN" calcext:value-type="string">
            <text:p>KC_RPRN</text:p>
          </table:table-cell>
          <table:table-cell table:formula="of:=VLOOKUP([.E45];[$keys.$A$3:$keys.$C$40];3;0)" office:value-type="string" office:string-value="" calcext:value-type="error">
            <text:p>#N/A</text:p>
          </table:table-cell>
          <table:table-cell table:formula="of:=[.B45]&amp;&quot;_&quot;&amp;[.C45]&amp;IF(ISNA([.Q45]);&quot;&quot;;&quot;_&quot;&amp;[.D45]&amp;IF(ISNA([.R45]);&quot;&quot;;&quot;_&quot;&amp;[.E45]))" office:value-type="string" office:string-value="r_f_t" calcext:value-type="string">
            <text:p>r_f_t</text:p>
          </table:table-cell>
          <table:table-cell table:formula="of:=[.W45]&amp;&quot;_2&quot;" office:value-type="string" office:string-value="r_f_t_2" calcext:value-type="string">
            <text:p>r_f_t_2</text:p>
          </table:table-cell>
          <table:table-cell table:formula="of:=[.O45]&amp;&quot;, &quot;&amp;[.P45]&amp;IF(ISNA([.Q45]);&quot;&quot;;&quot;, &quot;&amp;[.Q45]&amp;IF(ISNA([.R45]);&quot;&quot;;&quot;, &quot;&amp;[.R45]))" office:value-type="string" office:string-value="KC_R, KC_F, KC_T" calcext:value-type="string">
            <text:p>KC_R, KC_F, KC_T</text:p>
          </table:table-cell>
          <table:table-cell table:formula="of:=[.S45]&amp;&quot;, &quot;&amp;[.T45]&amp;IF(ISNA([.U45]);&quot;&quot;;&quot;, &quot;&amp;[.U45]&amp;IF(ISNA([.V45]);&quot;&quot;;&quot;, &quot;&amp;[.V45]))" office:value-type="string" office:string-value="KC_RCBR, KC_2, KC_RPRN" calcext:value-type="string">
            <text:p>KC_RCBR, KC_2, KC_RPR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table:formula="of:=&quot;const uint16_t PROGMEM &quot;&amp;[.W46]&amp;&quot;_combo[] = {&quot;&amp;[.Y46]&amp;&quot;, COMBO_END};&quot;&amp;CHAR(10)&amp;&quot;const uint16_t PROGMEM &quot;&amp;[.X46]&amp;&quot;_combo[] = {&quot;&amp;[.Z46]&amp;&quot;, COMBO_END};&quot;" office:value-type="string" office:string-value="const uint16_t PROGMEM n_u_i_combo[] = {KC_N, KC_U, KC_I, COMBO_END};&#10;const uint16_t PROGMEM n_u_i_2_combo[] = {KC_MINS, KC_7, KC_ASTR, COMBO_END};" calcext:value-type="string">
            <text:p>const uint16_t PROGMEM n_u_i_combo[] = {KC_N, KC_U, KC_I, COMBO_END};</text:p>
            <text:p>const uint16_t PROGMEM n_u_i_2_combo[] = {KC_MINS, KC_7, KC_ASTR, COMBO_END};</text:p>
          </table:table-cell>
          <table:table-cell table:formula="of:=&quot;  C_&quot;&amp;[.W46]&amp;&quot;,&quot;&amp;CHAR(10)&amp;&quot;  C_&quot;&amp;[.X46]&amp;&quot;,&quot;" office:value-type="string" office:string-value="  C_n_u_i,&#10;  C_n_u_i_2," calcext:value-type="string">
            <text:p>  C_n_u_i,</text:p>
            <text:p>  C_n_u_i_2,</text:p>
          </table:table-cell>
          <table:table-cell table:formula="of:=&quot;  [C_&quot;&amp;[.W46]&amp;&quot;] = COMBO&quot;&amp;IF([.K46]=&quot;key&quot;;&quot;&quot;;&quot;_ACTION&quot;)&amp;&quot;(&quot;&amp;[.W46]&amp;&quot;_combo&quot;&amp;IF([.K46]=&quot;key&quot;;&quot;, &quot;&amp;[.L46];&quot;&quot;)&amp;&quot;),&quot;&amp;CHAR(10)&amp;&quot;  [C_&quot;&amp;[.X46]&amp;&quot;] = COMBO&quot;&amp;IF([.K46]=&quot;key&quot;;&quot;&quot;;&quot;_ACTION&quot;)&amp;&quot;(&quot;&amp;[.X46]&amp;&quot;_combo&quot;&amp;IF([.K46]=&quot;key&quot;;&quot;, &quot;&amp;[.L46];&quot;&quot;)&amp;&quot;),&quot;" office:value-type="string" office:string-value="  [C_n_u_i] = COMBO(n_u_i_combo, KC_UP),&#10;  [C_n_u_i_2] = COMBO(n_u_i_2_combo, KC_UP)," calcext:value-type="string">
            <text:p>  [C_n_u_i] = COMBO(n_u_i_combo, KC_UP),</text:p>
            <text:p>  [C_n_u_i_2] = COMBO(n_u_i_2_combo, KC_UP),</text:p>
          </table:table-cell>
          <table:table-cell table:style-name="ce5" table:formula="of:=IF([.K46]=&quot;macro&quot;;&quot;    case &quot;&amp;&quot;C_&quot;&amp;[.W46]&amp;&quot;: if (p) {&quot;&amp;[.M46]&amp;&quot;} &quot;&amp;IF([.N46]=&quot;&quot;;&quot;&quot;;&quot;else {&quot;&amp;[.N46]&amp;&quot;}&quot;)&amp;&quot; break;&quot;&amp;CHAR(10)&amp;&quot;    case &quot;&amp;&quot;C_&quot;&amp;[.X46]&amp;&quot;: if (p) {&quot;&amp;[.M46]&amp;&quot;} &quot;&amp;IF([.N46]=&quot;&quot;;&quot;&quot;;&quot;else {&quot;&amp;[.N46]&amp;&quot;}&quot;)&amp;&quot; break;&quot;;&quot;&quot;)">
            <text:p/>
          </table:table-cell>
          <table:table-cell/>
          <table:table-cell table:style-name="ce8" table:formula="of:=VLOOKUP([.A46];[$actions.$A$2:.$F$500];5;0)" office:value-type="string" office:string-value="key" calcext:value-type="string">
            <text:p>key</text:p>
          </table:table-cell>
          <table:table-cell table:formula="of:=VLOOKUP([.A46];[$actions.$A$2:.$D$500];2;0)" office:value-type="string" office:string-value="KC_UP" calcext:value-type="string">
            <text:p>KC_UP</text:p>
          </table:table-cell>
          <table:table-cell table:formula="of:=VLOOKUP([.A46];[$actions.$A$2:.$D$500];3;0)" office:value-type="float" office:value="0" calcext:value-type="float">
            <text:p/>
          </table:table-cell>
          <table:table-cell table:formula="of:=VLOOKUP([.A46];[$actions.$A$2:.$D$500];4;0)" office:value-type="float" office:value="0" calcext:value-type="float">
            <text:p/>
          </table:table-cell>
          <table:table-cell table:formula="of:=VLOOKUP([.B46];[$keys.$A$2:$keys.$C$40];2;0)" office:value-type="string" office:string-value="KC_N" calcext:value-type="string">
            <text:p>KC_N</text:p>
          </table:table-cell>
          <table:table-cell table:formula="of:=VLOOKUP([.C46];[$keys.$A$2:$keys.$C$40];2;0)" office:value-type="string" office:string-value="KC_U" calcext:value-type="string">
            <text:p>KC_U</text:p>
          </table:table-cell>
          <table:table-cell table:formula="of:=VLOOKUP([.D46];[$keys.$A$2:$keys.$C$40];2;0)" office:value-type="string" office:string-value="KC_I" calcext:value-type="string">
            <text:p>KC_I</text:p>
          </table:table-cell>
          <table:table-cell table:formula="of:=VLOOKUP([.E46];[$keys.$A$2:$keys.$C$40];2;0)" office:value-type="string" office:string-value="" calcext:value-type="error">
            <text:p>#N/A</text:p>
          </table:table-cell>
          <table:table-cell table:formula="of:=VLOOKUP([.B46];[$keys.$A$2:$keys.$C$40];3;0)" office:value-type="string" office:string-value="KC_MINS" calcext:value-type="string">
            <text:p>KC_MINS</text:p>
          </table:table-cell>
          <table:table-cell table:formula="of:=VLOOKUP([.C46];[$keys.$A$3:$keys.$C$40];3;0)" office:value-type="string" office:string-value="KC_7" calcext:value-type="string">
            <text:p>KC_7</text:p>
          </table:table-cell>
          <table:table-cell table:formula="of:=VLOOKUP([.D46];[$keys.$A$3:$keys.$C$40];3;0)" office:value-type="string" office:string-value="KC_ASTR" calcext:value-type="string">
            <text:p>KC_ASTR</text:p>
          </table:table-cell>
          <table:table-cell table:formula="of:=VLOOKUP([.E46];[$keys.$A$3:$keys.$C$40];3;0)" office:value-type="string" office:string-value="" calcext:value-type="error">
            <text:p>#N/A</text:p>
          </table:table-cell>
          <table:table-cell table:formula="of:=[.B46]&amp;&quot;_&quot;&amp;[.C46]&amp;IF(ISNA([.Q46]);&quot;&quot;;&quot;_&quot;&amp;[.D46]&amp;IF(ISNA([.R46]);&quot;&quot;;&quot;_&quot;&amp;[.E46]))" office:value-type="string" office:string-value="n_u_i" calcext:value-type="string">
            <text:p>n_u_i</text:p>
          </table:table-cell>
          <table:table-cell table:formula="of:=[.W46]&amp;&quot;_2&quot;" office:value-type="string" office:string-value="n_u_i_2" calcext:value-type="string">
            <text:p>n_u_i_2</text:p>
          </table:table-cell>
          <table:table-cell table:formula="of:=[.O46]&amp;&quot;, &quot;&amp;[.P46]&amp;IF(ISNA([.Q46]);&quot;&quot;;&quot;, &quot;&amp;[.Q46]&amp;IF(ISNA([.R46]);&quot;&quot;;&quot;, &quot;&amp;[.R46]))" office:value-type="string" office:string-value="KC_N, KC_U, KC_I" calcext:value-type="string">
            <text:p>KC_N, KC_U, KC_I</text:p>
          </table:table-cell>
          <table:table-cell table:formula="of:=[.S46]&amp;&quot;, &quot;&amp;[.T46]&amp;IF(ISNA([.U46]);&quot;&quot;;&quot;, &quot;&amp;[.U46]&amp;IF(ISNA([.V46]);&quot;&quot;;&quot;, &quot;&amp;[.V46]))" office:value-type="string" office:string-value="KC_MINS, KC_7, KC_ASTR" calcext:value-type="string">
            <text:p>KC_MINS, KC_7, KC_AST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vol_dow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&quot;const uint16_t PROGMEM &quot;&amp;[.W47]&amp;&quot;_combo[] = {&quot;&amp;[.Y47]&amp;&quot;, COMBO_END};&quot;&amp;CHAR(10)&amp;&quot;const uint16_t PROGMEM &quot;&amp;[.X47]&amp;&quot;_combo[] = {&quot;&amp;[.Z47]&amp;&quot;, COMBO_END};&quot;" office:value-type="string" office:string-value="const uint16_t PROGMEM v_b_combo[] = {KC_V, KC_B, COMBO_END};&#10;const uint16_t PROGMEM v_b_2_combo[] = {KC_RBRC, KC_PERC, COMBO_END};" calcext:value-type="string">
            <text:p>const uint16_t PROGMEM v_b_combo[] = {KC_V, KC_B, COMBO_END};</text:p>
            <text:p>const uint16_t PROGMEM v_b_2_combo[] = {KC_RBRC, KC_PERC, COMBO_END};</text:p>
          </table:table-cell>
          <table:table-cell table:formula="of:=&quot;  C_&quot;&amp;[.W47]&amp;&quot;,&quot;&amp;CHAR(10)&amp;&quot;  C_&quot;&amp;[.X47]&amp;&quot;,&quot;" office:value-type="string" office:string-value="  C_v_b,&#10;  C_v_b_2," calcext:value-type="string">
            <text:p>  C_v_b,</text:p>
            <text:p>  C_v_b_2,</text:p>
          </table:table-cell>
          <table:table-cell table:formula="of:=&quot;  [C_&quot;&amp;[.W47]&amp;&quot;] = COMBO&quot;&amp;IF([.K47]=&quot;key&quot;;&quot;&quot;;&quot;_ACTION&quot;)&amp;&quot;(&quot;&amp;[.W47]&amp;&quot;_combo&quot;&amp;IF([.K47]=&quot;key&quot;;&quot;, &quot;&amp;[.L47];&quot;&quot;)&amp;&quot;),&quot;&amp;CHAR(10)&amp;&quot;  [C_&quot;&amp;[.X47]&amp;&quot;] = COMBO&quot;&amp;IF([.K47]=&quot;key&quot;;&quot;&quot;;&quot;_ACTION&quot;)&amp;&quot;(&quot;&amp;[.X47]&amp;&quot;_combo&quot;&amp;IF([.K47]=&quot;key&quot;;&quot;, &quot;&amp;[.L47];&quot;&quot;)&amp;&quot;),&quot;" office:value-type="string" office:string-value="  [C_v_b] = COMBO(v_b_combo, KC_VOLD),&#10;  [C_v_b_2] = COMBO(v_b_2_combo, KC_VOLD)," calcext:value-type="string">
            <text:p>  [C_v_b] = COMBO(v_b_combo, KC_VOLD),</text:p>
            <text:p>  [C_v_b_2] = COMBO(v_b_2_combo, KC_VOLD),</text:p>
          </table:table-cell>
          <table:table-cell table:style-name="ce5" table:formula="of:=IF([.K47]=&quot;macro&quot;;&quot;    case &quot;&amp;&quot;C_&quot;&amp;[.W47]&amp;&quot;: if (p) {&quot;&amp;[.M47]&amp;&quot;} &quot;&amp;IF([.N47]=&quot;&quot;;&quot;&quot;;&quot;else {&quot;&amp;[.N47]&amp;&quot;}&quot;)&amp;&quot; break;&quot;&amp;CHAR(10)&amp;&quot;    case &quot;&amp;&quot;C_&quot;&amp;[.X47]&amp;&quot;: if (p) {&quot;&amp;[.M47]&amp;&quot;} &quot;&amp;IF([.N47]=&quot;&quot;;&quot;&quot;;&quot;else {&quot;&amp;[.N47]&amp;&quot;}&quot;)&amp;&quot; break;&quot;;&quot;&quot;)">
            <text:p/>
          </table:table-cell>
          <table:table-cell/>
          <table:table-cell table:style-name="ce8" table:formula="of:=VLOOKUP([.A47];[$actions.$A$2:.$F$500];5;0)" office:value-type="string" office:string-value="key" calcext:value-type="string">
            <text:p>key</text:p>
          </table:table-cell>
          <table:table-cell table:formula="of:=VLOOKUP([.A47];[$actions.$A$2:.$D$500];2;0)" office:value-type="string" office:string-value="KC_VOLD" calcext:value-type="string">
            <text:p>KC_VOLD</text:p>
          </table:table-cell>
          <table:table-cell table:formula="of:=VLOOKUP([.A47];[$actions.$A$2:.$D$500];3;0)" office:value-type="float" office:value="0" calcext:value-type="float">
            <text:p/>
          </table:table-cell>
          <table:table-cell table:formula="of:=VLOOKUP([.A47];[$actions.$A$2:.$D$500];4;0)" office:value-type="float" office:value="0" calcext:value-type="float">
            <text:p/>
          </table:table-cell>
          <table:table-cell table:formula="of:=VLOOKUP([.B47];[$keys.$A$2:$keys.$C$40];2;0)" office:value-type="string" office:string-value="KC_V" calcext:value-type="string">
            <text:p>KC_V</text:p>
          </table:table-cell>
          <table:table-cell table:formula="of:=VLOOKUP([.C47];[$keys.$A$2:$keys.$C$40];2;0)" office:value-type="string" office:string-value="KC_B" calcext:value-type="string">
            <text:p>KC_B</text:p>
          </table:table-cell>
          <table:table-cell table:formula="of:=VLOOKUP([.D47];[$keys.$A$2:$keys.$C$40];2;0)" office:value-type="string" office:string-value="" calcext:value-type="error">
            <text:p>#N/A</text:p>
          </table:table-cell>
          <table:table-cell table:formula="of:=VLOOKUP([.E47];[$keys.$A$2:$keys.$C$40];2;0)" office:value-type="string" office:string-value="" calcext:value-type="error">
            <text:p>#N/A</text:p>
          </table:table-cell>
          <table:table-cell table:formula="of:=VLOOKUP([.B47];[$keys.$A$2:$keys.$C$40];3;0)" office:value-type="string" office:string-value="KC_RBRC" calcext:value-type="string">
            <text:p>KC_RBRC</text:p>
          </table:table-cell>
          <table:table-cell table:formula="of:=VLOOKUP([.C47];[$keys.$A$3:$keys.$C$40];3;0)" office:value-type="string" office:string-value="KC_PERC" calcext:value-type="string">
            <text:p>KC_PERC</text:p>
          </table:table-cell>
          <table:table-cell table:formula="of:=VLOOKUP([.D47];[$keys.$A$3:$keys.$C$40];3;0)" office:value-type="string" office:string-value="" calcext:value-type="error">
            <text:p>#N/A</text:p>
          </table:table-cell>
          <table:table-cell table:formula="of:=VLOOKUP([.E47];[$keys.$A$3:$keys.$C$40];3;0)" office:value-type="string" office:string-value="" calcext:value-type="error">
            <text:p>#N/A</text:p>
          </table:table-cell>
          <table:table-cell table:formula="of:=[.B47]&amp;&quot;_&quot;&amp;[.C47]&amp;IF(ISNA([.Q47]);&quot;&quot;;&quot;_&quot;&amp;[.D47]&amp;IF(ISNA([.R47]);&quot;&quot;;&quot;_&quot;&amp;[.E47]))" office:value-type="string" office:string-value="v_b" calcext:value-type="string">
            <text:p>v_b</text:p>
          </table:table-cell>
          <table:table-cell table:formula="of:=[.W47]&amp;&quot;_2&quot;" office:value-type="string" office:string-value="v_b_2" calcext:value-type="string">
            <text:p>v_b_2</text:p>
          </table:table-cell>
          <table:table-cell table:formula="of:=[.O47]&amp;&quot;, &quot;&amp;[.P47]&amp;IF(ISNA([.Q47]);&quot;&quot;;&quot;, &quot;&amp;[.Q47]&amp;IF(ISNA([.R47]);&quot;&quot;;&quot;, &quot;&amp;[.R47]))" office:value-type="string" office:string-value="KC_V, KC_B" calcext:value-type="string">
            <text:p>KC_V, KC_B</text:p>
          </table:table-cell>
          <table:table-cell table:formula="of:=[.S47]&amp;&quot;, &quot;&amp;[.T47]&amp;IF(ISNA([.U47]);&quot;&quot;;&quot;, &quot;&amp;[.U47]&amp;IF(ISNA([.V47]);&quot;&quot;;&quot;, &quot;&amp;[.V47]))" office:value-type="string" office:string-value="KC_RBRC, KC_PERC" calcext:value-type="string">
            <text:p>KC_RBRC, KC_PE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vol_u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formula="of:=&quot;const uint16_t PROGMEM &quot;&amp;[.W48]&amp;&quot;_combo[] = {&quot;&amp;[.Y48]&amp;&quot;, COMBO_END};&quot;&amp;CHAR(10)&amp;&quot;const uint16_t PROGMEM &quot;&amp;[.X48]&amp;&quot;_combo[] = {&quot;&amp;[.Z48]&amp;&quot;, COMBO_END};&quot;" office:value-type="string" office:string-value="const uint16_t PROGMEM p_g_combo[] = {KC_P, KC_G, COMBO_END};&#10;const uint16_t PROGMEM p_g_2_combo[] = {KC_3, KC_4, COMBO_END};" calcext:value-type="string">
            <text:p>const uint16_t PROGMEM p_g_combo[] = {KC_P, KC_G, COMBO_END};</text:p>
            <text:p>const uint16_t PROGMEM p_g_2_combo[] = {KC_3, KC_4, COMBO_END};</text:p>
          </table:table-cell>
          <table:table-cell table:formula="of:=&quot;  C_&quot;&amp;[.W48]&amp;&quot;,&quot;&amp;CHAR(10)&amp;&quot;  C_&quot;&amp;[.X48]&amp;&quot;,&quot;" office:value-type="string" office:string-value="  C_p_g,&#10;  C_p_g_2," calcext:value-type="string">
            <text:p>  C_p_g,</text:p>
            <text:p>  C_p_g_2,</text:p>
          </table:table-cell>
          <table:table-cell table:formula="of:=&quot;  [C_&quot;&amp;[.W48]&amp;&quot;] = COMBO&quot;&amp;IF([.K48]=&quot;key&quot;;&quot;&quot;;&quot;_ACTION&quot;)&amp;&quot;(&quot;&amp;[.W48]&amp;&quot;_combo&quot;&amp;IF([.K48]=&quot;key&quot;;&quot;, &quot;&amp;[.L48];&quot;&quot;)&amp;&quot;),&quot;&amp;CHAR(10)&amp;&quot;  [C_&quot;&amp;[.X48]&amp;&quot;] = COMBO&quot;&amp;IF([.K48]=&quot;key&quot;;&quot;&quot;;&quot;_ACTION&quot;)&amp;&quot;(&quot;&amp;[.X48]&amp;&quot;_combo&quot;&amp;IF([.K48]=&quot;key&quot;;&quot;, &quot;&amp;[.L48];&quot;&quot;)&amp;&quot;),&quot;" office:value-type="string" office:string-value="  [C_p_g] = COMBO(p_g_combo, KC_VOLU),&#10;  [C_p_g_2] = COMBO(p_g_2_combo, KC_VOLU)," calcext:value-type="string">
            <text:p>  [C_p_g] = COMBO(p_g_combo, KC_VOLU),</text:p>
            <text:p>  [C_p_g_2] = COMBO(p_g_2_combo, KC_VOLU),</text:p>
          </table:table-cell>
          <table:table-cell table:style-name="ce5" table:formula="of:=IF([.K48]=&quot;macro&quot;;&quot;    case &quot;&amp;&quot;C_&quot;&amp;[.W48]&amp;&quot;: if (p) {&quot;&amp;[.M48]&amp;&quot;} &quot;&amp;IF([.N48]=&quot;&quot;;&quot;&quot;;&quot;else {&quot;&amp;[.N48]&amp;&quot;}&quot;)&amp;&quot; break;&quot;&amp;CHAR(10)&amp;&quot;    case &quot;&amp;&quot;C_&quot;&amp;[.X48]&amp;&quot;: if (p) {&quot;&amp;[.M48]&amp;&quot;} &quot;&amp;IF([.N48]=&quot;&quot;;&quot;&quot;;&quot;else {&quot;&amp;[.N48]&amp;&quot;}&quot;)&amp;&quot; break;&quot;;&quot;&quot;)">
            <text:p/>
          </table:table-cell>
          <table:table-cell/>
          <table:table-cell table:style-name="ce8" table:formula="of:=VLOOKUP([.A48];[$actions.$A$2:.$F$500];5;0)" office:value-type="string" office:string-value="key" calcext:value-type="string">
            <text:p>key</text:p>
          </table:table-cell>
          <table:table-cell table:formula="of:=VLOOKUP([.A48];[$actions.$A$2:.$D$500];2;0)" office:value-type="string" office:string-value="KC_VOLU" calcext:value-type="string">
            <text:p>KC_VOLU</text:p>
          </table:table-cell>
          <table:table-cell table:formula="of:=VLOOKUP([.A48];[$actions.$A$2:.$D$500];3;0)" office:value-type="float" office:value="0" calcext:value-type="float">
            <text:p/>
          </table:table-cell>
          <table:table-cell table:formula="of:=VLOOKUP([.A48];[$actions.$A$2:.$D$500];4;0)" office:value-type="float" office:value="0" calcext:value-type="float">
            <text:p/>
          </table:table-cell>
          <table:table-cell table:formula="of:=VLOOKUP([.B48];[$keys.$A$2:$keys.$C$40];2;0)" office:value-type="string" office:string-value="KC_P" calcext:value-type="string">
            <text:p>KC_P</text:p>
          </table:table-cell>
          <table:table-cell table:formula="of:=VLOOKUP([.C48];[$keys.$A$2:$keys.$C$40];2;0)" office:value-type="string" office:string-value="KC_G" calcext:value-type="string">
            <text:p>KC_G</text:p>
          </table:table-cell>
          <table:table-cell table:formula="of:=VLOOKUP([.D48];[$keys.$A$2:$keys.$C$40];2;0)" office:value-type="string" office:string-value="" calcext:value-type="error">
            <text:p>#N/A</text:p>
          </table:table-cell>
          <table:table-cell table:formula="of:=VLOOKUP([.E48];[$keys.$A$2:$keys.$C$40];2;0)" office:value-type="string" office:string-value="" calcext:value-type="error">
            <text:p>#N/A</text:p>
          </table:table-cell>
          <table:table-cell table:formula="of:=VLOOKUP([.B48];[$keys.$A$2:$keys.$C$40];3;0)" office:value-type="string" office:string-value="KC_3" calcext:value-type="string">
            <text:p>KC_3</text:p>
          </table:table-cell>
          <table:table-cell table:formula="of:=VLOOKUP([.C48];[$keys.$A$3:$keys.$C$40];3;0)" office:value-type="string" office:string-value="KC_4" calcext:value-type="string">
            <text:p>KC_4</text:p>
          </table:table-cell>
          <table:table-cell table:formula="of:=VLOOKUP([.D48];[$keys.$A$3:$keys.$C$40];3;0)" office:value-type="string" office:string-value="" calcext:value-type="error">
            <text:p>#N/A</text:p>
          </table:table-cell>
          <table:table-cell table:formula="of:=VLOOKUP([.E48];[$keys.$A$3:$keys.$C$40];3;0)" office:value-type="string" office:string-value="" calcext:value-type="error">
            <text:p>#N/A</text:p>
          </table:table-cell>
          <table:table-cell table:formula="of:=[.B48]&amp;&quot;_&quot;&amp;[.C48]&amp;IF(ISNA([.Q48]);&quot;&quot;;&quot;_&quot;&amp;[.D48]&amp;IF(ISNA([.R48]);&quot;&quot;;&quot;_&quot;&amp;[.E48]))" office:value-type="string" office:string-value="p_g" calcext:value-type="string">
            <text:p>p_g</text:p>
          </table:table-cell>
          <table:table-cell table:formula="of:=[.W48]&amp;&quot;_2&quot;" office:value-type="string" office:string-value="p_g_2" calcext:value-type="string">
            <text:p>p_g_2</text:p>
          </table:table-cell>
          <table:table-cell table:formula="of:=[.O48]&amp;&quot;, &quot;&amp;[.P48]&amp;IF(ISNA([.Q48]);&quot;&quot;;&quot;, &quot;&amp;[.Q48]&amp;IF(ISNA([.R48]);&quot;&quot;;&quot;, &quot;&amp;[.R48]))" office:value-type="string" office:string-value="KC_P, KC_G" calcext:value-type="string">
            <text:p>KC_P, KC_G</text:p>
          </table:table-cell>
          <table:table-cell table:formula="of:=[.S48]&amp;&quot;, &quot;&amp;[.T48]&amp;IF(ISNA([.U48]);&quot;&quot;;&quot;, &quot;&amp;[.U48]&amp;IF(ISNA([.V48]);&quot;&quot;;&quot;, &quot;&amp;[.V48]))" office:value-type="string" office:string-value="KC_3, KC_4" calcext:value-type="string">
            <text:p>KC_3, KC_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ack_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&quot;const uint16_t PROGMEM &quot;&amp;[.W49]&amp;&quot;_combo[] = {&quot;&amp;[.Y49]&amp;&quot;, COMBO_END};&quot;&amp;CHAR(10)&amp;&quot;const uint16_t PROGMEM &quot;&amp;[.X49]&amp;&quot;_combo[] = {&quot;&amp;[.Z49]&amp;&quot;, COMBO_END};&quot;" office:value-type="string" office:string-value="const uint16_t PROGMEM t_v_combo[] = {KC_T, KC_V, COMBO_END};&#10;const uint16_t PROGMEM t_v_2_combo[] = {KC_RPRN, KC_RBRC, COMBO_END};" calcext:value-type="string">
            <text:p>const uint16_t PROGMEM t_v_combo[] = {KC_T, KC_V, COMBO_END};</text:p>
            <text:p>const uint16_t PROGMEM t_v_2_combo[] = {KC_RPRN, KC_RBRC, COMBO_END};</text:p>
          </table:table-cell>
          <table:table-cell table:formula="of:=&quot;  C_&quot;&amp;[.W49]&amp;&quot;,&quot;&amp;CHAR(10)&amp;&quot;  C_&quot;&amp;[.X49]&amp;&quot;,&quot;" office:value-type="string" office:string-value="  C_t_v,&#10;  C_t_v_2," calcext:value-type="string">
            <text:p>  C_t_v,</text:p>
            <text:p>  C_t_v_2,</text:p>
          </table:table-cell>
          <table:table-cell table:formula="of:=&quot;  [C_&quot;&amp;[.W49]&amp;&quot;] = COMBO&quot;&amp;IF([.K49]=&quot;key&quot;;&quot;&quot;;&quot;_ACTION&quot;)&amp;&quot;(&quot;&amp;[.W49]&amp;&quot;_combo&quot;&amp;IF([.K49]=&quot;key&quot;;&quot;, &quot;&amp;[.L49];&quot;&quot;)&amp;&quot;),&quot;&amp;CHAR(10)&amp;&quot;  [C_&quot;&amp;[.X49]&amp;&quot;] = COMBO&quot;&amp;IF([.K49]=&quot;key&quot;;&quot;&quot;;&quot;_ACTION&quot;)&amp;&quot;(&quot;&amp;[.X49]&amp;&quot;_combo&quot;&amp;IF([.K49]=&quot;key&quot;;&quot;, &quot;&amp;[.L49];&quot;&quot;)&amp;&quot;),&quot;" office:value-type="string" office:string-value="  [C_t_v] = COMBO_ACTION(t_v_combo),&#10;  [C_t_v_2] = COMBO_ACTION(t_v_2_combo)," calcext:value-type="string">
            <text:p>  [C_t_v] = COMBO_ACTION(t_v_combo),</text:p>
            <text:p>  [C_t_v_2] = COMBO_ACTION(t_v_2_combo),</text:p>
          </table:table-cell>
          <table:table-cell table:style-name="ce5" table:formula="of:=IF([.K49]=&quot;macro&quot;;&quot;    case &quot;&amp;&quot;C_&quot;&amp;[.W49]&amp;&quot;: if (p) {&quot;&amp;[.M49]&amp;&quot;} &quot;&amp;IF([.N49]=&quot;&quot;;&quot;&quot;;&quot;else {&quot;&amp;[.N49]&amp;&quot;}&quot;)&amp;&quot; break;&quot;&amp;CHAR(10)&amp;&quot;    case &quot;&amp;&quot;C_&quot;&amp;[.X49]&amp;&quot;: if (p) {&quot;&amp;[.M49]&amp;&quot;} &quot;&amp;IF([.N49]=&quot;&quot;;&quot;&quot;;&quot;else {&quot;&amp;[.N49]&amp;&quot;}&quot;)&amp;&quot; break;&quot;;&quot;&quot;)" office:value-type="string" office:string-value="    case C_t_v: if (p) {SEND_STRING(SS_DOWN(X_LSFT)SS_DOWN(X_TAB));} else {SEND_STRING(SS_UP(X_TAB)SS_UP(X_LSFT));} break;&#10;    case C_t_v_2: if (p) {SEND_STRING(SS_DOWN(X_LSFT)SS_DOWN(X_TAB));} else {SEND_STRING(SS_UP(X_TAB)SS_UP(X_LSFT));} break;" calcext:value-type="string">
            <text:p>    case C_t_v: if (p) {SEND_STRING(SS_DOWN(X_LSFT)SS_DOWN(X_TAB));} else {SEND_STRING(SS_UP(X_TAB)SS_UP(X_LSFT));} break;</text:p>
            <text:p>    case C_t_v_2: if (p) {SEND_STRING(SS_DOWN(X_LSFT)SS_DOWN(X_TAB));} else {SEND_STRING(SS_UP(X_TAB)SS_UP(X_LSFT));} break;</text:p>
          </table:table-cell>
          <table:table-cell/>
          <table:table-cell table:style-name="ce8" table:formula="of:=VLOOKUP([.A49];[$actions.$A$2:.$F$500];5;0)" office:value-type="string" office:string-value="macro" calcext:value-type="string">
            <text:p>macro</text:p>
          </table:table-cell>
          <table:table-cell table:formula="of:=VLOOKUP([.A49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VLOOKUP([.B49];[$keys.$A$2:$keys.$C$40];2;0)" office:value-type="string" office:string-value="KC_T" calcext:value-type="string">
            <text:p>KC_T</text:p>
          </table:table-cell>
          <table:table-cell table:formula="of:=VLOOKUP([.C49];[$keys.$A$2:$keys.$C$40];2;0)" office:value-type="string" office:string-value="KC_V" calcext:value-type="string">
            <text:p>KC_V</text:p>
          </table:table-cell>
          <table:table-cell table:formula="of:=VLOOKUP([.D49];[$keys.$A$2:$keys.$C$40];2;0)" office:value-type="string" office:string-value="" calcext:value-type="error">
            <text:p>#N/A</text:p>
          </table:table-cell>
          <table:table-cell table:formula="of:=VLOOKUP([.E49];[$keys.$A$2:$keys.$C$40];2;0)" office:value-type="string" office:string-value="" calcext:value-type="error">
            <text:p>#N/A</text:p>
          </table:table-cell>
          <table:table-cell table:formula="of:=VLOOKUP([.B49];[$keys.$A$2:$keys.$C$40];3;0)" office:value-type="string" office:string-value="KC_RPRN" calcext:value-type="string">
            <text:p>KC_RPRN</text:p>
          </table:table-cell>
          <table:table-cell table:formula="of:=VLOOKUP([.C49];[$keys.$A$3:$keys.$C$40];3;0)" office:value-type="string" office:string-value="KC_RBRC" calcext:value-type="string">
            <text:p>KC_RBRC</text:p>
          </table:table-cell>
          <table:table-cell table:formula="of:=VLOOKUP([.D49];[$keys.$A$3:$keys.$C$40];3;0)" office:value-type="string" office:string-value="" calcext:value-type="error">
            <text:p>#N/A</text:p>
          </table:table-cell>
          <table:table-cell table:formula="of:=VLOOKUP([.E49];[$keys.$A$3:$keys.$C$40];3;0)" office:value-type="string" office:string-value="" calcext:value-type="error">
            <text:p>#N/A</text:p>
          </table:table-cell>
          <table:table-cell table:formula="of:=[.B49]&amp;&quot;_&quot;&amp;[.C49]&amp;IF(ISNA([.Q49]);&quot;&quot;;&quot;_&quot;&amp;[.D49]&amp;IF(ISNA([.R49]);&quot;&quot;;&quot;_&quot;&amp;[.E49]))" office:value-type="string" office:string-value="t_v" calcext:value-type="string">
            <text:p>t_v</text:p>
          </table:table-cell>
          <table:table-cell table:formula="of:=[.W49]&amp;&quot;_2&quot;" office:value-type="string" office:string-value="t_v_2" calcext:value-type="string">
            <text:p>t_v_2</text:p>
          </table:table-cell>
          <table:table-cell table:formula="of:=[.O49]&amp;&quot;, &quot;&amp;[.P49]&amp;IF(ISNA([.Q49]);&quot;&quot;;&quot;, &quot;&amp;[.Q49]&amp;IF(ISNA([.R49]);&quot;&quot;;&quot;, &quot;&amp;[.R49]))" office:value-type="string" office:string-value="KC_T, KC_V" calcext:value-type="string">
            <text:p>KC_T, KC_V</text:p>
          </table:table-cell>
          <table:table-cell table:formula="of:=[.S49]&amp;&quot;, &quot;&amp;[.T49]&amp;IF(ISNA([.U49]);&quot;&quot;;&quot;, &quot;&amp;[.U49]&amp;IF(ISNA([.V49]);&quot;&quot;;&quot;, &quot;&amp;[.V49]))" office:value-type="string" office:string-value="KC_RPRN, KC_RBRC" calcext:value-type="string">
            <text:p>KC_RPRN, KC_RB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back_ta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formula="of:=&quot;const uint16_t PROGMEM &quot;&amp;[.W50]&amp;&quot;_combo[] = {&quot;&amp;[.Y50]&amp;&quot;, COMBO_END};&quot;&amp;CHAR(10)&amp;&quot;const uint16_t PROGMEM &quot;&amp;[.X50]&amp;&quot;_combo[] = {&quot;&amp;[.Z50]&amp;&quot;, COMBO_END};&quot;" office:value-type="string" office:string-value="const uint16_t PROGMEM h_k_combo[] = {KC_H, KC_K, COMBO_END};&#10;const uint16_t PROGMEM h_k_2_combo[] = {KC_HASH, KC_CIRC, COMBO_END};" calcext:value-type="string">
            <text:p>const uint16_t PROGMEM h_k_combo[] = {KC_H, KC_K, COMBO_END};</text:p>
            <text:p>const uint16_t PROGMEM h_k_2_combo[] = {KC_HASH, KC_CIRC, COMBO_END};</text:p>
          </table:table-cell>
          <table:table-cell table:formula="of:=&quot;  C_&quot;&amp;[.W50]&amp;&quot;,&quot;&amp;CHAR(10)&amp;&quot;  C_&quot;&amp;[.X50]&amp;&quot;,&quot;" office:value-type="string" office:string-value="  C_h_k,&#10;  C_h_k_2," calcext:value-type="string">
            <text:p>  C_h_k,</text:p>
            <text:p>  C_h_k_2,</text:p>
          </table:table-cell>
          <table:table-cell table:formula="of:=&quot;  [C_&quot;&amp;[.W50]&amp;&quot;] = COMBO&quot;&amp;IF([.K50]=&quot;key&quot;;&quot;&quot;;&quot;_ACTION&quot;)&amp;&quot;(&quot;&amp;[.W50]&amp;&quot;_combo&quot;&amp;IF([.K50]=&quot;key&quot;;&quot;, &quot;&amp;[.L50];&quot;&quot;)&amp;&quot;),&quot;&amp;CHAR(10)&amp;&quot;  [C_&quot;&amp;[.X50]&amp;&quot;] = COMBO&quot;&amp;IF([.K50]=&quot;key&quot;;&quot;&quot;;&quot;_ACTION&quot;)&amp;&quot;(&quot;&amp;[.X50]&amp;&quot;_combo&quot;&amp;IF([.K50]=&quot;key&quot;;&quot;, &quot;&amp;[.L50];&quot;&quot;)&amp;&quot;),&quot;" office:value-type="string" office:string-value="  [C_h_k] = COMBO_ACTION(h_k_combo),&#10;  [C_h_k_2] = COMBO_ACTION(h_k_2_combo)," calcext:value-type="string">
            <text:p>  [C_h_k] = COMBO_ACTION(h_k_combo),</text:p>
            <text:p>  [C_h_k_2] = COMBO_ACTION(h_k_2_combo),</text:p>
          </table:table-cell>
          <table:table-cell table:style-name="ce5" table:formula="of:=IF([.K50]=&quot;macro&quot;;&quot;    case &quot;&amp;&quot;C_&quot;&amp;[.W50]&amp;&quot;: if (p) {&quot;&amp;[.M50]&amp;&quot;} &quot;&amp;IF([.N50]=&quot;&quot;;&quot;&quot;;&quot;else {&quot;&amp;[.N50]&amp;&quot;}&quot;)&amp;&quot; break;&quot;&amp;CHAR(10)&amp;&quot;    case &quot;&amp;&quot;C_&quot;&amp;[.X50]&amp;&quot;: if (p) {&quot;&amp;[.M50]&amp;&quot;} &quot;&amp;IF([.N50]=&quot;&quot;;&quot;&quot;;&quot;else {&quot;&amp;[.N50]&amp;&quot;}&quot;)&amp;&quot; break;&quot;;&quot;&quot;)" office:value-type="string" office:string-value="    case C_h_k: if (p) {SEND_STRING(SS_DOWN(X_LSFT)SS_DOWN(X_TAB));} else {SEND_STRING(SS_UP(X_TAB)SS_UP(X_LSFT));} break;&#10;    case C_h_k_2: if (p) {SEND_STRING(SS_DOWN(X_LSFT)SS_DOWN(X_TAB));} else {SEND_STRING(SS_UP(X_TAB)SS_UP(X_LSFT));} break;" calcext:value-type="string">
            <text:p>    case C_h_k: if (p) {SEND_STRING(SS_DOWN(X_LSFT)SS_DOWN(X_TAB));} else {SEND_STRING(SS_UP(X_TAB)SS_UP(X_LSFT));} break;</text:p>
            <text:p>    case C_h_k_2: if (p) {SEND_STRING(SS_DOWN(X_LSFT)SS_DOWN(X_TAB));} else {SEND_STRING(SS_UP(X_TAB)SS_UP(X_LSFT));} break;</text:p>
          </table:table-cell>
          <table:table-cell/>
          <table:table-cell table:style-name="ce8" table:formula="of:=VLOOKUP([.A50];[$actions.$A$2:.$F$500];5;0)" office:value-type="string" office:string-value="macro" calcext:value-type="string">
            <text:p>macro</text:p>
          </table:table-cell>
          <table:table-cell table:formula="of:=VLOOKUP([.A50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VLOOKUP([.B50];[$keys.$A$2:$keys.$C$40];2;0)" office:value-type="string" office:string-value="KC_H" calcext:value-type="string">
            <text:p>KC_H</text:p>
          </table:table-cell>
          <table:table-cell table:formula="of:=VLOOKUP([.C50];[$keys.$A$2:$keys.$C$40];2;0)" office:value-type="string" office:string-value="KC_K" calcext:value-type="string">
            <text:p>KC_K</text:p>
          </table:table-cell>
          <table:table-cell table:formula="of:=VLOOKUP([.D50];[$keys.$A$2:$keys.$C$40];2;0)" office:value-type="string" office:string-value="" calcext:value-type="error">
            <text:p>#N/A</text:p>
          </table:table-cell>
          <table:table-cell table:formula="of:=VLOOKUP([.E50];[$keys.$A$2:$keys.$C$40];2;0)" office:value-type="string" office:string-value="" calcext:value-type="error">
            <text:p>#N/A</text:p>
          </table:table-cell>
          <table:table-cell table:formula="of:=VLOOKUP([.B50];[$keys.$A$2:$keys.$C$40];3;0)" office:value-type="string" office:string-value="KC_HASH" calcext:value-type="string">
            <text:p>KC_HASH</text:p>
          </table:table-cell>
          <table:table-cell table:formula="of:=VLOOKUP([.C50];[$keys.$A$3:$keys.$C$40];3;0)" office:value-type="string" office:string-value="KC_CIRC" calcext:value-type="string">
            <text:p>KC_CIRC</text:p>
          </table:table-cell>
          <table:table-cell table:formula="of:=VLOOKUP([.D50];[$keys.$A$3:$keys.$C$40];3;0)" office:value-type="string" office:string-value="" calcext:value-type="error">
            <text:p>#N/A</text:p>
          </table:table-cell>
          <table:table-cell table:formula="of:=VLOOKUP([.E50];[$keys.$A$3:$keys.$C$40];3;0)" office:value-type="string" office:string-value="" calcext:value-type="error">
            <text:p>#N/A</text:p>
          </table:table-cell>
          <table:table-cell table:formula="of:=[.B50]&amp;&quot;_&quot;&amp;[.C50]&amp;IF(ISNA([.Q50]);&quot;&quot;;&quot;_&quot;&amp;[.D50]&amp;IF(ISNA([.R50]);&quot;&quot;;&quot;_&quot;&amp;[.E50]))" office:value-type="string" office:string-value="h_k" calcext:value-type="string">
            <text:p>h_k</text:p>
          </table:table-cell>
          <table:table-cell table:formula="of:=[.W50]&amp;&quot;_2&quot;" office:value-type="string" office:string-value="h_k_2" calcext:value-type="string">
            <text:p>h_k_2</text:p>
          </table:table-cell>
          <table:table-cell table:formula="of:=[.O50]&amp;&quot;, &quot;&amp;[.P50]&amp;IF(ISNA([.Q50]);&quot;&quot;;&quot;, &quot;&amp;[.Q50]&amp;IF(ISNA([.R50]);&quot;&quot;;&quot;, &quot;&amp;[.R50]))" office:value-type="string" office:string-value="KC_H, KC_K" calcext:value-type="string">
            <text:p>KC_H, KC_K</text:p>
          </table:table-cell>
          <table:table-cell table:formula="of:=[.S50]&amp;&quot;, &quot;&amp;[.T50]&amp;IF(ISNA([.U50]);&quot;&quot;;&quot;, &quot;&amp;[.U50]&amp;IF(ISNA([.V50]);&quot;&quot;;&quot;, &quot;&amp;[.V50]))" office:value-type="string" office:string-value="KC_HASH, KC_CIRC" calcext:value-type="string">
            <text:p>KC_HASH, KC_CI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lear_l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formula="of:=&quot;const uint16_t PROGMEM &quot;&amp;[.W51]&amp;&quot;_combo[] = {&quot;&amp;[.Y51]&amp;&quot;, COMBO_END};&quot;&amp;CHAR(10)&amp;&quot;const uint16_t PROGMEM &quot;&amp;[.X51]&amp;&quot;_combo[] = {&quot;&amp;[.Z51]&amp;&quot;, COMBO_END};&quot;" office:value-type="string" office:string-value="const uint16_t PROGMEM h_o_combo[] = {KC_H, KC_O, COMBO_END};&#10;const uint16_t PROGMEM h_o_2_combo[] = {KC_HASH, KC_PLUS, COMBO_END};" calcext:value-type="string">
            <text:p>const uint16_t PROGMEM h_o_combo[] = {KC_H, KC_O, COMBO_END};</text:p>
            <text:p>const uint16_t PROGMEM h_o_2_combo[] = {KC_HASH, KC_PLUS, COMBO_END};</text:p>
          </table:table-cell>
          <table:table-cell table:formula="of:=&quot;  C_&quot;&amp;[.W51]&amp;&quot;,&quot;&amp;CHAR(10)&amp;&quot;  C_&quot;&amp;[.X51]&amp;&quot;,&quot;" office:value-type="string" office:string-value="  C_h_o,&#10;  C_h_o_2," calcext:value-type="string">
            <text:p>  C_h_o,</text:p>
            <text:p>  C_h_o_2,</text:p>
          </table:table-cell>
          <table:table-cell table:formula="of:=&quot;  [C_&quot;&amp;[.W51]&amp;&quot;] = COMBO&quot;&amp;IF([.K51]=&quot;key&quot;;&quot;&quot;;&quot;_ACTION&quot;)&amp;&quot;(&quot;&amp;[.W51]&amp;&quot;_combo&quot;&amp;IF([.K51]=&quot;key&quot;;&quot;, &quot;&amp;[.L51];&quot;&quot;)&amp;&quot;),&quot;&amp;CHAR(10)&amp;&quot;  [C_&quot;&amp;[.X51]&amp;&quot;] = COMBO&quot;&amp;IF([.K51]=&quot;key&quot;;&quot;&quot;;&quot;_ACTION&quot;)&amp;&quot;(&quot;&amp;[.X51]&amp;&quot;_combo&quot;&amp;IF([.K51]=&quot;key&quot;;&quot;, &quot;&amp;[.L51];&quot;&quot;)&amp;&quot;),&quot;" office:value-type="string" office:string-value="  [C_h_o] = COMBO_ACTION(h_o_combo),&#10;  [C_h_o_2] = COMBO_ACTION(h_o_2_combo)," calcext:value-type="string">
            <text:p>  [C_h_o] = COMBO_ACTION(h_o_combo),</text:p>
            <text:p>  [C_h_o_2] = COMBO_ACTION(h_o_2_combo),</text:p>
          </table:table-cell>
          <table:table-cell table:style-name="ce5" table:formula="of:=IF([.K51]=&quot;macro&quot;;&quot;    case &quot;&amp;&quot;C_&quot;&amp;[.W51]&amp;&quot;: if (p) {&quot;&amp;[.M51]&amp;&quot;} &quot;&amp;IF([.N51]=&quot;&quot;;&quot;&quot;;&quot;else {&quot;&amp;[.N51]&amp;&quot;}&quot;)&amp;&quot; break;&quot;&amp;CHAR(10)&amp;&quot;    case &quot;&amp;&quot;C_&quot;&amp;[.X51]&amp;&quot;: if (p) {&quot;&amp;[.M51]&amp;&quot;} &quot;&amp;IF([.N51]=&quot;&quot;;&quot;&quot;;&quot;else {&quot;&amp;[.N51]&amp;&quot;}&quot;)&amp;&quot; break;&quot;;&quot;&quot;)" office:value-type="string" office:string-value="    case C_h_o: if (p) {SEND_STRING(SS_TAP(X_END) SS_DOWN(X_LSFT)SS_TAP(X_HOME)SS_UP(X_LSFT) SS_TAP(X_DEL));}  break;&#10;    case C_h_o_2: if (p) {SEND_STRING(SS_TAP(X_END) SS_DOWN(X_LSFT)SS_TAP(X_HOME)SS_UP(X_LSFT) SS_TAP(X_DEL));}  break;" calcext:value-type="string">
            <text:p>    case C_h_o: if (p) {SEND_STRING(SS_TAP(X_END) SS_DOWN(X_LSFT)SS_TAP(X_HOME)SS_UP(X_LSFT) SS_TAP(X_DEL));}  break;</text:p>
            <text:p>    case C_h_o_2: if (p) {SEND_STRING(SS_TAP(X_END) SS_DOWN(X_LSFT)SS_TAP(X_HOME)SS_UP(X_LSFT) SS_TAP(X_DEL));}  break;</text:p>
          </table:table-cell>
          <table:table-cell/>
          <table:table-cell table:style-name="ce8" table:formula="of:=VLOOKUP([.A51];[$actions.$A$2:.$F$500];5;0)" office:value-type="string" office:string-value="macro" calcext:value-type="string">
            <text:p>macro</text:p>
          </table:table-cell>
          <table:table-cell table:formula="of:=VLOOKUP([.A51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 SS_DOWN(X_LSFT)SS_TAP(X_HOME)SS_UP(X_LSFT) SS_TAP(X_DEL));</text:p>
          </table:table-cell>
          <table:table-cell table:formula="of:=VLOOKUP([.A51];[$actions.$A$2:.$D$500];4;0)" office:value-type="float" office:value="0" calcext:value-type="float">
            <text:p/>
          </table:table-cell>
          <table:table-cell table:formula="of:=VLOOKUP([.B51];[$keys.$A$2:$keys.$C$40];2;0)" office:value-type="string" office:string-value="KC_H" calcext:value-type="string">
            <text:p>KC_H</text:p>
          </table:table-cell>
          <table:table-cell table:formula="of:=VLOOKUP([.C51];[$keys.$A$2:$keys.$C$40];2;0)" office:value-type="string" office:string-value="KC_O" calcext:value-type="string">
            <text:p>KC_O</text:p>
          </table:table-cell>
          <table:table-cell table:formula="of:=VLOOKUP([.D51];[$keys.$A$2:$keys.$C$40];2;0)" office:value-type="string" office:string-value="" calcext:value-type="error">
            <text:p>#N/A</text:p>
          </table:table-cell>
          <table:table-cell table:formula="of:=VLOOKUP([.E51];[$keys.$A$2:$keys.$C$40];2;0)" office:value-type="string" office:string-value="" calcext:value-type="error">
            <text:p>#N/A</text:p>
          </table:table-cell>
          <table:table-cell table:formula="of:=VLOOKUP([.B51];[$keys.$A$2:$keys.$C$40];3;0)" office:value-type="string" office:string-value="KC_HASH" calcext:value-type="string">
            <text:p>KC_HASH</text:p>
          </table:table-cell>
          <table:table-cell table:formula="of:=VLOOKUP([.C51];[$keys.$A$3:$keys.$C$40];3;0)" office:value-type="string" office:string-value="KC_PLUS" calcext:value-type="string">
            <text:p>KC_PLUS</text:p>
          </table:table-cell>
          <table:table-cell table:formula="of:=VLOOKUP([.D51];[$keys.$A$3:$keys.$C$40];3;0)" office:value-type="string" office:string-value="" calcext:value-type="error">
            <text:p>#N/A</text:p>
          </table:table-cell>
          <table:table-cell table:formula="of:=VLOOKUP([.E51];[$keys.$A$3:$keys.$C$40];3;0)" office:value-type="string" office:string-value="" calcext:value-type="error">
            <text:p>#N/A</text:p>
          </table:table-cell>
          <table:table-cell table:formula="of:=[.B51]&amp;&quot;_&quot;&amp;[.C51]&amp;IF(ISNA([.Q51]);&quot;&quot;;&quot;_&quot;&amp;[.D51]&amp;IF(ISNA([.R51]);&quot;&quot;;&quot;_&quot;&amp;[.E51]))" office:value-type="string" office:string-value="h_o" calcext:value-type="string">
            <text:p>h_o</text:p>
          </table:table-cell>
          <table:table-cell table:formula="of:=[.W51]&amp;&quot;_2&quot;" office:value-type="string" office:string-value="h_o_2" calcext:value-type="string">
            <text:p>h_o_2</text:p>
          </table:table-cell>
          <table:table-cell table:formula="of:=[.O51]&amp;&quot;, &quot;&amp;[.P51]&amp;IF(ISNA([.Q51]);&quot;&quot;;&quot;, &quot;&amp;[.Q51]&amp;IF(ISNA([.R51]);&quot;&quot;;&quot;, &quot;&amp;[.R51]))" office:value-type="string" office:string-value="KC_H, KC_O" calcext:value-type="string">
            <text:p>KC_H, KC_O</text:p>
          </table:table-cell>
          <table:table-cell table:formula="of:=[.S51]&amp;&quot;, &quot;&amp;[.T51]&amp;IF(ISNA([.U51]);&quot;&quot;;&quot;, &quot;&amp;[.U51]&amp;IF(ISNA([.V51]);&quot;&quot;;&quot;, &quot;&amp;[.V51]))" office:value-type="string" office:string-value="KC_HASH, KC_PLUS" calcext:value-type="string">
            <text:p>KC_HASH, KC_PL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formula="of:=&quot;const uint16_t PROGMEM &quot;&amp;[.W52]&amp;&quot;_combo[] = {&quot;&amp;[.Y52]&amp;&quot;, COMBO_END};&quot;&amp;CHAR(10)&amp;&quot;const uint16_t PROGMEM &quot;&amp;[.X52]&amp;&quot;_combo[] = {&quot;&amp;[.Z52]&amp;&quot;, COMBO_END};&quot;" office:value-type="string" office:string-value="const uint16_t PROGMEM x_c_combo[] = {KC_X, KC_C, COMBO_END};&#10;const uint16_t PROGMEM x_c_2_combo[] = {KC_GT, KC_LBRC, COMBO_END};" calcext:value-type="string">
            <text:p>const uint16_t PROGMEM x_c_combo[] = {KC_X, KC_C, COMBO_END};</text:p>
            <text:p>const uint16_t PROGMEM x_c_2_combo[] = {KC_GT, KC_LBRC, COMBO_END};</text:p>
          </table:table-cell>
          <table:table-cell table:formula="of:=&quot;  C_&quot;&amp;[.W52]&amp;&quot;,&quot;&amp;CHAR(10)&amp;&quot;  C_&quot;&amp;[.X52]&amp;&quot;,&quot;" office:value-type="string" office:string-value="  C_x_c,&#10;  C_x_c_2," calcext:value-type="string">
            <text:p>  C_x_c,</text:p>
            <text:p>  C_x_c_2,</text:p>
          </table:table-cell>
          <table:table-cell table:formula="of:=&quot;  [C_&quot;&amp;[.W52]&amp;&quot;] = COMBO&quot;&amp;IF([.K52]=&quot;key&quot;;&quot;&quot;;&quot;_ACTION&quot;)&amp;&quot;(&quot;&amp;[.W52]&amp;&quot;_combo&quot;&amp;IF([.K52]=&quot;key&quot;;&quot;, &quot;&amp;[.L52];&quot;&quot;)&amp;&quot;),&quot;&amp;CHAR(10)&amp;&quot;  [C_&quot;&amp;[.X52]&amp;&quot;] = COMBO&quot;&amp;IF([.K52]=&quot;key&quot;;&quot;&quot;;&quot;_ACTION&quot;)&amp;&quot;(&quot;&amp;[.X52]&amp;&quot;_combo&quot;&amp;IF([.K52]=&quot;key&quot;;&quot;, &quot;&amp;[.L52];&quot;&quot;)&amp;&quot;),&quot;" office:value-type="string" office:string-value="  [C_x_c] = COMBO_ACTION(x_c_combo),&#10;  [C_x_c_2] = COMBO_ACTION(x_c_2_combo)," calcext:value-type="string">
            <text:p>  [C_x_c] = COMBO_ACTION(x_c_combo),</text:p>
            <text:p>  [C_x_c_2] = COMBO_ACTION(x_c_2_combo),</text:p>
          </table:table-cell>
          <table:table-cell table:style-name="ce5" table:formula="of:=IF([.K52]=&quot;macro&quot;;&quot;    case &quot;&amp;&quot;C_&quot;&amp;[.W52]&amp;&quot;: if (p) {&quot;&amp;[.M52]&amp;&quot;} &quot;&amp;IF([.N52]=&quot;&quot;;&quot;&quot;;&quot;else {&quot;&amp;[.N52]&amp;&quot;}&quot;)&amp;&quot; break;&quot;&amp;CHAR(10)&amp;&quot;    case &quot;&amp;&quot;C_&quot;&amp;[.X52]&amp;&quot;: if (p) {&quot;&amp;[.M52]&amp;&quot;} &quot;&amp;IF([.N52]=&quot;&quot;;&quot;&quot;;&quot;else {&quot;&amp;[.N52]&amp;&quot;}&quot;)&amp;&quot; break;&quot;;&quot;&quot;)" office:value-type="string" office:string-value="    case C_x_c: if (p) {SEND_STRING(SS_LCTL(&quot;c&quot;));}  break;&#10;    case C_x_c_2: if (p) {SEND_STRING(SS_LCTL(&quot;c&quot;));}  break;" calcext:value-type="string">
            <text:p>    case C_x_c: if (p) {SEND_STRING(SS_LCTL("c"));}  break;</text:p>
            <text:p>    case C_x_c_2: if (p) {SEND_STRING(SS_LCTL("c"));}  break;</text:p>
          </table:table-cell>
          <table:table-cell/>
          <table:table-cell table:style-name="ce8" table:formula="of:=VLOOKUP([.A52];[$actions.$A$2:.$F$500];5;0)" office:value-type="string" office:string-value="macro" calcext:value-type="string">
            <text:p>macro</text:p>
          </table:table-cell>
          <table:table-cell table:formula="of:=VLOOKUP([.A52];[$actions.$A$2:.$D$500];2;0)" office:value-type="float" office:value="0" calcext:value-type="float">
            <text:p/>
          </table:table-cell>
          <table:table-cell office:value-type="string" calcext:value-type="string">
            <text:p>SEND_STRING(SS_LCTL("c"));</text:p>
          </table:table-cell>
          <table:table-cell table:formula="of:=VLOOKUP([.A52];[$actions.$A$2:.$D$500];4;0)" office:value-type="float" office:value="0" calcext:value-type="float">
            <text:p/>
          </table:table-cell>
          <table:table-cell table:formula="of:=VLOOKUP([.B52];[$keys.$A$2:$keys.$C$40];2;0)" office:value-type="string" office:string-value="KC_X" calcext:value-type="string">
            <text:p>KC_X</text:p>
          </table:table-cell>
          <table:table-cell table:formula="of:=VLOOKUP([.C52];[$keys.$A$2:$keys.$C$40];2;0)" office:value-type="string" office:string-value="KC_C" calcext:value-type="string">
            <text:p>KC_C</text:p>
          </table:table-cell>
          <table:table-cell table:formula="of:=VLOOKUP([.D52];[$keys.$A$2:$keys.$C$40];2;0)" office:value-type="string" office:string-value="" calcext:value-type="error">
            <text:p>#N/A</text:p>
          </table:table-cell>
          <table:table-cell table:formula="of:=VLOOKUP([.E52];[$keys.$A$2:$keys.$C$40];2;0)" office:value-type="string" office:string-value="" calcext:value-type="error">
            <text:p>#N/A</text:p>
          </table:table-cell>
          <table:table-cell table:formula="of:=VLOOKUP([.B52];[$keys.$A$2:$keys.$C$40];3;0)" office:value-type="string" office:string-value="KC_GT" calcext:value-type="string">
            <text:p>KC_GT</text:p>
          </table:table-cell>
          <table:table-cell table:formula="of:=VLOOKUP([.C52];[$keys.$A$3:$keys.$C$40];3;0)" office:value-type="string" office:string-value="KC_LBRC" calcext:value-type="string">
            <text:p>KC_LBRC</text:p>
          </table:table-cell>
          <table:table-cell table:formula="of:=VLOOKUP([.D52];[$keys.$A$3:$keys.$C$40];3;0)" office:value-type="string" office:string-value="" calcext:value-type="error">
            <text:p>#N/A</text:p>
          </table:table-cell>
          <table:table-cell table:formula="of:=VLOOKUP([.E52];[$keys.$A$3:$keys.$C$40];3;0)" office:value-type="string" office:string-value="" calcext:value-type="error">
            <text:p>#N/A</text:p>
          </table:table-cell>
          <table:table-cell table:formula="of:=[.B52]&amp;&quot;_&quot;&amp;[.C52]&amp;IF(ISNA([.Q52]);&quot;&quot;;&quot;_&quot;&amp;[.D52]&amp;IF(ISNA([.R52]);&quot;&quot;;&quot;_&quot;&amp;[.E52]))" office:value-type="string" office:string-value="x_c" calcext:value-type="string">
            <text:p>x_c</text:p>
          </table:table-cell>
          <table:table-cell table:formula="of:=[.W52]&amp;&quot;_2&quot;" office:value-type="string" office:string-value="x_c_2" calcext:value-type="string">
            <text:p>x_c_2</text:p>
          </table:table-cell>
          <table:table-cell table:formula="of:=[.O52]&amp;&quot;, &quot;&amp;[.P52]&amp;IF(ISNA([.Q52]);&quot;&quot;;&quot;, &quot;&amp;[.Q52]&amp;IF(ISNA([.R52]);&quot;&quot;;&quot;, &quot;&amp;[.R52]))" office:value-type="string" office:string-value="KC_X, KC_C" calcext:value-type="string">
            <text:p>KC_X, KC_C</text:p>
          </table:table-cell>
          <table:table-cell table:formula="of:=[.S52]&amp;&quot;, &quot;&amp;[.T52]&amp;IF(ISNA([.U52]);&quot;&quot;;&quot;, &quot;&amp;[.U52]&amp;IF(ISNA([.V52]);&quot;&quot;;&quot;, &quot;&amp;[.V52]))" office:value-type="string" office:string-value="KC_GT, KC_LBRC" calcext:value-type="string">
            <text:p>KC_GT, KC_LB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&quot;const uint16_t PROGMEM &quot;&amp;[.W53]&amp;&quot;_combo[] = {&quot;&amp;[.Y53]&amp;&quot;, COMBO_END};&quot;&amp;CHAR(10)&amp;&quot;const uint16_t PROGMEM &quot;&amp;[.X53]&amp;&quot;_combo[] = {&quot;&amp;[.Z53]&amp;&quot;, COMBO_END};&quot;" office:value-type="string" office:string-value="const uint16_t PROGMEM z_x_combo[] = {KC_Z, KC_X, COMBO_END};&#10;const uint16_t PROGMEM z_x_2_combo[] = {KC_LT, KC_GT, COMBO_END};" calcext:value-type="string">
            <text:p>const uint16_t PROGMEM z_x_combo[] = {KC_Z, KC_X, COMBO_END};</text:p>
            <text:p>const uint16_t PROGMEM z_x_2_combo[] = {KC_LT, KC_GT, COMBO_END};</text:p>
          </table:table-cell>
          <table:table-cell table:formula="of:=&quot;  C_&quot;&amp;[.W53]&amp;&quot;,&quot;&amp;CHAR(10)&amp;&quot;  C_&quot;&amp;[.X53]&amp;&quot;,&quot;" office:value-type="string" office:string-value="  C_z_x,&#10;  C_z_x_2," calcext:value-type="string">
            <text:p>  C_z_x,</text:p>
            <text:p>  C_z_x_2,</text:p>
          </table:table-cell>
          <table:table-cell table:formula="of:=&quot;  [C_&quot;&amp;[.W53]&amp;&quot;] = COMBO&quot;&amp;IF([.K53]=&quot;key&quot;;&quot;&quot;;&quot;_ACTION&quot;)&amp;&quot;(&quot;&amp;[.W53]&amp;&quot;_combo&quot;&amp;IF([.K53]=&quot;key&quot;;&quot;, &quot;&amp;[.L53];&quot;&quot;)&amp;&quot;),&quot;&amp;CHAR(10)&amp;&quot;  [C_&quot;&amp;[.X53]&amp;&quot;] = COMBO&quot;&amp;IF([.K53]=&quot;key&quot;;&quot;&quot;;&quot;_ACTION&quot;)&amp;&quot;(&quot;&amp;[.X53]&amp;&quot;_combo&quot;&amp;IF([.K53]=&quot;key&quot;;&quot;, &quot;&amp;[.L53];&quot;&quot;)&amp;&quot;),&quot;" office:value-type="string" office:string-value="  [C_z_x] = COMBO_ACTION(z_x_combo),&#10;  [C_z_x_2] = COMBO_ACTION(z_x_2_combo)," calcext:value-type="string">
            <text:p>  [C_z_x] = COMBO_ACTION(z_x_combo),</text:p>
            <text:p>  [C_z_x_2] = COMBO_ACTION(z_x_2_combo),</text:p>
          </table:table-cell>
          <table:table-cell table:style-name="ce5" table:formula="of:=IF([.K53]=&quot;macro&quot;;&quot;    case &quot;&amp;&quot;C_&quot;&amp;[.W53]&amp;&quot;: if (p) {&quot;&amp;[.M53]&amp;&quot;} &quot;&amp;IF([.N53]=&quot;&quot;;&quot;&quot;;&quot;else {&quot;&amp;[.N53]&amp;&quot;}&quot;)&amp;&quot; break;&quot;&amp;CHAR(10)&amp;&quot;    case &quot;&amp;&quot;C_&quot;&amp;[.X53]&amp;&quot;: if (p) {&quot;&amp;[.M53]&amp;&quot;} &quot;&amp;IF([.N53]=&quot;&quot;;&quot;&quot;;&quot;else {&quot;&amp;[.N53]&amp;&quot;}&quot;)&amp;&quot; break;&quot;;&quot;&quot;)" office:value-type="string" office:string-value="    case C_z_x: if (p) {SEND_STRING(SS_LCTL(&quot;x&quot;));}  break;&#10;    case C_z_x_2: if (p) {SEND_STRING(SS_LCTL(&quot;x&quot;));}  break;" calcext:value-type="string">
            <text:p>    case C_z_x: if (p) {SEND_STRING(SS_LCTL("x"));}  break;</text:p>
            <text:p>    case C_z_x_2: if (p) {SEND_STRING(SS_LCTL("x"));}  break;</text:p>
          </table:table-cell>
          <table:table-cell/>
          <table:table-cell table:style-name="ce8" table:formula="of:=VLOOKUP([.A53];[$actions.$A$2:.$F$500];5;0)" office:value-type="string" office:string-value="macro" calcext:value-type="string">
            <text:p>macro</text:p>
          </table:table-cell>
          <table:table-cell table:formula="of:=VLOOKUP([.A53];[$actions.$A$2:.$D$500];2;0)" office:value-type="float" office:value="0" calcext:value-type="float">
            <text:p/>
          </table:table-cell>
          <table:table-cell office:value-type="string" calcext:value-type="string">
            <text:p>SEND_STRING(SS_LCTL("x"));</text:p>
          </table:table-cell>
          <table:table-cell table:formula="of:=VLOOKUP([.A53];[$actions.$A$2:.$D$500];4;0)" office:value-type="float" office:value="0" calcext:value-type="float">
            <text:p/>
          </table:table-cell>
          <table:table-cell table:formula="of:=VLOOKUP([.B53];[$keys.$A$2:$keys.$C$40];2;0)" office:value-type="string" office:string-value="KC_Z" calcext:value-type="string">
            <text:p>KC_Z</text:p>
          </table:table-cell>
          <table:table-cell table:formula="of:=VLOOKUP([.C53];[$keys.$A$2:$keys.$C$40];2;0)" office:value-type="string" office:string-value="KC_X" calcext:value-type="string">
            <text:p>KC_X</text:p>
          </table:table-cell>
          <table:table-cell table:formula="of:=VLOOKUP([.D53];[$keys.$A$2:$keys.$C$40];2;0)" office:value-type="string" office:string-value="" calcext:value-type="error">
            <text:p>#N/A</text:p>
          </table:table-cell>
          <table:table-cell table:formula="of:=VLOOKUP([.E53];[$keys.$A$2:$keys.$C$40];2;0)" office:value-type="string" office:string-value="" calcext:value-type="error">
            <text:p>#N/A</text:p>
          </table:table-cell>
          <table:table-cell table:formula="of:=VLOOKUP([.B53];[$keys.$A$2:$keys.$C$40];3;0)" office:value-type="string" office:string-value="KC_LT" calcext:value-type="string">
            <text:p>KC_LT</text:p>
          </table:table-cell>
          <table:table-cell table:formula="of:=VLOOKUP([.C53];[$keys.$A$3:$keys.$C$40];3;0)" office:value-type="string" office:string-value="KC_GT" calcext:value-type="string">
            <text:p>KC_GT</text:p>
          </table:table-cell>
          <table:table-cell table:formula="of:=VLOOKUP([.D53];[$keys.$A$3:$keys.$C$40];3;0)" office:value-type="string" office:string-value="" calcext:value-type="error">
            <text:p>#N/A</text:p>
          </table:table-cell>
          <table:table-cell table:formula="of:=VLOOKUP([.E53];[$keys.$A$3:$keys.$C$40];3;0)" office:value-type="string" office:string-value="" calcext:value-type="error">
            <text:p>#N/A</text:p>
          </table:table-cell>
          <table:table-cell table:formula="of:=[.B53]&amp;&quot;_&quot;&amp;[.C53]&amp;IF(ISNA([.Q53]);&quot;&quot;;&quot;_&quot;&amp;[.D53]&amp;IF(ISNA([.R53]);&quot;&quot;;&quot;_&quot;&amp;[.E53]))" office:value-type="string" office:string-value="z_x" calcext:value-type="string">
            <text:p>z_x</text:p>
          </table:table-cell>
          <table:table-cell table:formula="of:=[.W53]&amp;&quot;_2&quot;" office:value-type="string" office:string-value="z_x_2" calcext:value-type="string">
            <text:p>z_x_2</text:p>
          </table:table-cell>
          <table:table-cell table:formula="of:=[.O53]&amp;&quot;, &quot;&amp;[.P53]&amp;IF(ISNA([.Q53]);&quot;&quot;;&quot;, &quot;&amp;[.Q53]&amp;IF(ISNA([.R53]);&quot;&quot;;&quot;, &quot;&amp;[.R53]))" office:value-type="string" office:string-value="KC_Z, KC_X" calcext:value-type="string">
            <text:p>KC_Z, KC_X</text:p>
          </table:table-cell>
          <table:table-cell table:formula="of:=[.S53]&amp;&quot;, &quot;&amp;[.T53]&amp;IF(ISNA([.U53]);&quot;&quot;;&quot;, &quot;&amp;[.U53]&amp;IF(ISNA([.V53]);&quot;&quot;;&quot;, &quot;&amp;[.V53]))" office:value-type="string" office:string-value="KC_LT, KC_GT" calcext:value-type="string">
            <text:p>KC_LT, KC_G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lin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2"/>
          <table:table-cell table:formula="of:=&quot;const uint16_t PROGMEM &quot;&amp;[.W54]&amp;&quot;_combo[] = {&quot;&amp;[.Y54]&amp;&quot;, COMBO_END};&quot;&amp;CHAR(10)&amp;&quot;const uint16_t PROGMEM &quot;&amp;[.X54]&amp;&quot;_combo[] = {&quot;&amp;[.Z54]&amp;&quot;, COMBO_END};&quot;" office:value-type="string" office:string-value="const uint16_t PROGMEM m_coma_combo[] = {KC_M, CC_COSC, COMBO_END};&#10;const uint16_t PROGMEM m_coma_2_combo[] = {KC_BSLS, KC_SLSH, COMBO_END};" calcext:value-type="string">
            <text:p>const uint16_t PROGMEM m_coma_combo[] = {KC_M, CC_COSC, COMBO_END};</text:p>
            <text:p>const uint16_t PROGMEM m_coma_2_combo[] = {KC_BSLS, KC_SLSH, COMBO_END};</text:p>
          </table:table-cell>
          <table:table-cell table:formula="of:=&quot;  C_&quot;&amp;[.W54]&amp;&quot;,&quot;&amp;CHAR(10)&amp;&quot;  C_&quot;&amp;[.X54]&amp;&quot;,&quot;" office:value-type="string" office:string-value="  C_m_coma,&#10;  C_m_coma_2," calcext:value-type="string">
            <text:p>  C_m_coma,</text:p>
            <text:p>  C_m_coma_2,</text:p>
          </table:table-cell>
          <table:table-cell table:formula="of:=&quot;  [C_&quot;&amp;[.W54]&amp;&quot;] = COMBO&quot;&amp;IF([.K54]=&quot;key&quot;;&quot;&quot;;&quot;_ACTION&quot;)&amp;&quot;(&quot;&amp;[.W54]&amp;&quot;_combo&quot;&amp;IF([.K54]=&quot;key&quot;;&quot;, &quot;&amp;[.L54];&quot;&quot;)&amp;&quot;),&quot;&amp;CHAR(10)&amp;&quot;  [C_&quot;&amp;[.X54]&amp;&quot;] = COMBO&quot;&amp;IF([.K54]=&quot;key&quot;;&quot;&quot;;&quot;_ACTION&quot;)&amp;&quot;(&quot;&amp;[.X54]&amp;&quot;_combo&quot;&amp;IF([.K54]=&quot;key&quot;;&quot;, &quot;&amp;[.L54];&quot;&quot;)&amp;&quot;),&quot;" office:value-type="string" office:string-value="  [C_m_coma] = COMBO_ACTION(m_coma_combo),&#10;  [C_m_coma_2] = COMBO_ACTION(m_coma_2_combo)," calcext:value-type="string">
            <text:p>  [C_m_coma] = COMBO_ACTION(m_coma_combo),</text:p>
            <text:p>  [C_m_coma_2] = COMBO_ACTION(m_coma_2_combo),</text:p>
          </table:table-cell>
          <table:table-cell table:style-name="ce5" table:formula="of:=IF([.K54]=&quot;macro&quot;;&quot;    case &quot;&amp;&quot;C_&quot;&amp;[.W54]&amp;&quot;: if (p) {&quot;&amp;[.M54]&amp;&quot;} &quot;&amp;IF([.N54]=&quot;&quot;;&quot;&quot;;&quot;else {&quot;&amp;[.N54]&amp;&quot;}&quot;)&amp;&quot; break;&quot;&amp;CHAR(10)&amp;&quot;    case &quot;&amp;&quot;C_&quot;&amp;[.X54]&amp;&quot;: if (p) {&quot;&amp;[.M54]&amp;&quot;} &quot;&amp;IF([.N54]=&quot;&quot;;&quot;&quot;;&quot;else {&quot;&amp;[.N54]&amp;&quot;}&quot;)&amp;&quot; break;&quot;;&quot;&quot;)" office:value-type="string" office:string-value="    case C_m_coma: if (p) {SEND_STRING(SS_TAP(X_END)SS_DOWN(X_LSFT)SS_TAP(X_HOME)SS_UP(X_LSFT)SS_TAP(X_DEL)SS_TAP(X_DEL));}  break;&#10;    case C_m_coma_2: if (p) {SEND_STRING(SS_TAP(X_END)SS_DOWN(X_LSFT)SS_TAP(X_HOME)SS_UP(X_LSFT)SS_TAP(X_DEL)SS_TAP(X_DEL));}  break;" calcext:value-type="string">
            <text:p>    case C_m_coma: if (p) {SEND_STRING(SS_TAP(X_END)SS_DOWN(X_LSFT)SS_TAP(X_HOME)SS_UP(X_LSFT)SS_TAP(X_DEL)SS_TAP(X_DEL));}  break;</text:p>
            <text:p>    case C_m_coma_2: if (p) {SEND_STRING(SS_TAP(X_END)SS_DOWN(X_LSFT)SS_TAP(X_HOME)SS_UP(X_LSFT)SS_TAP(X_DEL)SS_TAP(X_DEL));}  break;</text:p>
          </table:table-cell>
          <table:table-cell/>
          <table:table-cell table:style-name="ce8" table:formula="of:=VLOOKUP([.A54];[$actions.$A$2:.$F$500];5;0)" office:value-type="string" office:string-value="macro" calcext:value-type="string">
            <text:p>macro</text:p>
          </table:table-cell>
          <table:table-cell table:formula="of:=VLOOKUP([.A54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SS_DOWN(X_LSFT)SS_TAP(X_HOME)SS_UP(X_LSFT)SS_TAP(X_DEL)SS_TAP(X_DEL));</text:p>
          </table:table-cell>
          <table:table-cell table:formula="of:=VLOOKUP([.A54];[$actions.$A$2:.$D$500];4;0)" office:value-type="float" office:value="0" calcext:value-type="float">
            <text:p/>
          </table:table-cell>
          <table:table-cell table:formula="of:=VLOOKUP([.B54];[$keys.$A$2:$keys.$C$40];2;0)" office:value-type="string" office:string-value="KC_M" calcext:value-type="string">
            <text:p>KC_M</text:p>
          </table:table-cell>
          <table:table-cell table:formula="of:=VLOOKUP([.C54];[$keys.$A$2:$keys.$C$40];2;0)" office:value-type="string" office:string-value="CC_COSC" calcext:value-type="string">
            <text:p>CC_COSC</text:p>
          </table:table-cell>
          <table:table-cell table:formula="of:=VLOOKUP([.D54];[$keys.$A$2:$keys.$C$40];2;0)" office:value-type="string" office:string-value="" calcext:value-type="error">
            <text:p>#N/A</text:p>
          </table:table-cell>
          <table:table-cell table:formula="of:=VLOOKUP([.E54];[$keys.$A$2:$keys.$C$40];2;0)" office:value-type="string" office:string-value="" calcext:value-type="error">
            <text:p>#N/A</text:p>
          </table:table-cell>
          <table:table-cell table:formula="of:=VLOOKUP([.B54];[$keys.$A$2:$keys.$C$40];3;0)" office:value-type="string" office:string-value="KC_BSLS" calcext:value-type="string">
            <text:p>KC_BSLS</text:p>
          </table:table-cell>
          <table:table-cell table:formula="of:=VLOOKUP([.C54];[$keys.$A$3:$keys.$C$40];3;0)" office:value-type="string" office:string-value="KC_SLSH" calcext:value-type="string">
            <text:p>KC_SLSH</text:p>
          </table:table-cell>
          <table:table-cell table:formula="of:=VLOOKUP([.D54];[$keys.$A$3:$keys.$C$40];3;0)" office:value-type="string" office:string-value="" calcext:value-type="error">
            <text:p>#N/A</text:p>
          </table:table-cell>
          <table:table-cell table:formula="of:=VLOOKUP([.E54];[$keys.$A$3:$keys.$C$40];3;0)" office:value-type="string" office:string-value="" calcext:value-type="error">
            <text:p>#N/A</text:p>
          </table:table-cell>
          <table:table-cell table:formula="of:=[.B54]&amp;&quot;_&quot;&amp;[.C54]&amp;IF(ISNA([.Q54]);&quot;&quot;;&quot;_&quot;&amp;[.D54]&amp;IF(ISNA([.R54]);&quot;&quot;;&quot;_&quot;&amp;[.E54]))" office:value-type="string" office:string-value="m_coma" calcext:value-type="string">
            <text:p>m_coma</text:p>
          </table:table-cell>
          <table:table-cell table:formula="of:=[.W54]&amp;&quot;_2&quot;" office:value-type="string" office:string-value="m_coma_2" calcext:value-type="string">
            <text:p>m_coma_2</text:p>
          </table:table-cell>
          <table:table-cell table:formula="of:=[.O54]&amp;&quot;, &quot;&amp;[.P54]&amp;IF(ISNA([.Q54]);&quot;&quot;;&quot;, &quot;&amp;[.Q54]&amp;IF(ISNA([.R54]);&quot;&quot;;&quot;, &quot;&amp;[.R54]))" office:value-type="string" office:string-value="KC_M, CC_COSC" calcext:value-type="string">
            <text:p>KC_M, CC_COSC</text:p>
          </table:table-cell>
          <table:table-cell table:formula="of:=[.S54]&amp;&quot;, &quot;&amp;[.T54]&amp;IF(ISNA([.U54]);&quot;&quot;;&quot;, &quot;&amp;[.U54]&amp;IF(ISNA([.V54]);&quot;&quot;;&quot;, &quot;&amp;[.V54]))" office:value-type="string" office:string-value="KC_BSLS, KC_SLSH" calcext:value-type="string">
            <text:p>KC_BSLS, KC_SLSH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formula="of:=&quot;const uint16_t PROGMEM &quot;&amp;[.W55]&amp;&quot;_combo[] = {&quot;&amp;[.Y55]&amp;&quot;, COMBO_END};&quot;&amp;CHAR(10)&amp;&quot;const uint16_t PROGMEM &quot;&amp;[.X55]&amp;&quot;_combo[] = {&quot;&amp;[.Z55]&amp;&quot;, COMBO_END};&quot;" office:value-type="string" office:string-value="const uint16_t PROGMEM l_u_combo[] = {KC_L, KC_U, COMBO_END};&#10;const uint16_t PROGMEM l_u_2_combo[] = {KC_6, KC_7, COMBO_END};" calcext:value-type="string">
            <text:p>const uint16_t PROGMEM l_u_combo[] = {KC_L, KC_U, COMBO_END};</text:p>
            <text:p>const uint16_t PROGMEM l_u_2_combo[] = {KC_6, KC_7, COMBO_END};</text:p>
          </table:table-cell>
          <table:table-cell table:formula="of:=&quot;  C_&quot;&amp;[.W55]&amp;&quot;,&quot;&amp;CHAR(10)&amp;&quot;  C_&quot;&amp;[.X55]&amp;&quot;,&quot;" office:value-type="string" office:string-value="  C_l_u,&#10;  C_l_u_2," calcext:value-type="string">
            <text:p>  C_l_u,</text:p>
            <text:p>  C_l_u_2,</text:p>
          </table:table-cell>
          <table:table-cell table:formula="of:=&quot;  [C_&quot;&amp;[.W55]&amp;&quot;] = COMBO&quot;&amp;IF([.K55]=&quot;key&quot;;&quot;&quot;;&quot;_ACTION&quot;)&amp;&quot;(&quot;&amp;[.W55]&amp;&quot;_combo&quot;&amp;IF([.K55]=&quot;key&quot;;&quot;, &quot;&amp;[.L55];&quot;&quot;)&amp;&quot;),&quot;&amp;CHAR(10)&amp;&quot;  [C_&quot;&amp;[.X55]&amp;&quot;] = COMBO&quot;&amp;IF([.K55]=&quot;key&quot;;&quot;&quot;;&quot;_ACTION&quot;)&amp;&quot;(&quot;&amp;[.X55]&amp;&quot;_combo&quot;&amp;IF([.K55]=&quot;key&quot;;&quot;, &quot;&amp;[.L55];&quot;&quot;)&amp;&quot;),&quot;" office:value-type="string" office:string-value="  [C_l_u] = COMBO_ACTION(l_u_combo),&#10;  [C_l_u_2] = COMBO_ACTION(l_u_2_combo)," calcext:value-type="string">
            <text:p>  [C_l_u] = COMBO_ACTION(l_u_combo),</text:p>
            <text:p>  [C_l_u_2] = COMBO_ACTION(l_u_2_combo),</text:p>
          </table:table-cell>
          <table:table-cell table:style-name="ce5" table:formula="of:=IF([.K55]=&quot;macro&quot;;&quot;    case &quot;&amp;&quot;C_&quot;&amp;[.W55]&amp;&quot;: if (p) {&quot;&amp;[.M55]&amp;&quot;} &quot;&amp;IF([.N55]=&quot;&quot;;&quot;&quot;;&quot;else {&quot;&amp;[.N55]&amp;&quot;}&quot;)&amp;&quot; break;&quot;&amp;CHAR(10)&amp;&quot;    case &quot;&amp;&quot;C_&quot;&amp;[.X55]&amp;&quot;: if (p) {&quot;&amp;[.M55]&amp;&quot;} &quot;&amp;IF([.N55]=&quot;&quot;;&quot;&quot;;&quot;else {&quot;&amp;[.N55]&amp;&quot;}&quot;)&amp;&quot; break;&quot;;&quot;&quot;)" office:value-type="string" office:string-value="    case C_l_u: if (p) {SEND_STRING(SS_TAP(X_END)SS_DOWN(X_LSFT)SS_TAP(X_HOME)SS_UP(X_LSFT)SS_TAP(X_BSPC)SS_TAP(X_BSPC));}  break;&#10;    case C_l_u_2: if (p) {SEND_STRING(SS_TAP(X_END)SS_DOWN(X_LSFT)SS_TAP(X_HOME)SS_UP(X_LSFT)SS_TAP(X_BSPC)SS_TAP(X_BSPC));}  break;" calcext:value-type="string">
            <text:p>    case C_l_u: if (p) {SEND_STRING(SS_TAP(X_END)SS_DOWN(X_LSFT)SS_TAP(X_HOME)SS_UP(X_LSFT)SS_TAP(X_BSPC)SS_TAP(X_BSPC));}  break;</text:p>
            <text:p>    case C_l_u_2: if (p) {SEND_STRING(SS_TAP(X_END)SS_DOWN(X_LSFT)SS_TAP(X_HOME)SS_UP(X_LSFT)SS_TAP(X_BSPC)SS_TAP(X_BSPC));}  break;</text:p>
          </table:table-cell>
          <table:table-cell/>
          <table:table-cell table:style-name="ce8" table:formula="of:=VLOOKUP([.A55];[$actions.$A$2:.$F$500];5;0)" office:value-type="string" office:string-value="macro" calcext:value-type="string">
            <text:p>macro</text:p>
          </table:table-cell>
          <table:table-cell table:formula="of:=VLOOKUP([.A55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SS_DOWN(X_LSFT)SS_TAP(X_HOME)SS_UP(X_LSFT)SS_TAP(X_BSPC)SS_TAP(X_BSPC));</text:p>
          </table:table-cell>
          <table:table-cell table:formula="of:=VLOOKUP([.A55];[$actions.$A$2:.$D$500];4;0)" office:value-type="float" office:value="0" calcext:value-type="float">
            <text:p/>
          </table:table-cell>
          <table:table-cell table:formula="of:=VLOOKUP([.B55];[$keys.$A$2:$keys.$C$40];2;0)" office:value-type="string" office:string-value="KC_L" calcext:value-type="string">
            <text:p>KC_L</text:p>
          </table:table-cell>
          <table:table-cell table:formula="of:=VLOOKUP([.C55];[$keys.$A$2:$keys.$C$40];2;0)" office:value-type="string" office:string-value="KC_U" calcext:value-type="string">
            <text:p>KC_U</text:p>
          </table:table-cell>
          <table:table-cell table:formula="of:=VLOOKUP([.D55];[$keys.$A$2:$keys.$C$40];2;0)" office:value-type="string" office:string-value="" calcext:value-type="error">
            <text:p>#N/A</text:p>
          </table:table-cell>
          <table:table-cell table:formula="of:=VLOOKUP([.E55];[$keys.$A$2:$keys.$C$40];2;0)" office:value-type="string" office:string-value="" calcext:value-type="error">
            <text:p>#N/A</text:p>
          </table:table-cell>
          <table:table-cell table:formula="of:=VLOOKUP([.B55];[$keys.$A$2:$keys.$C$40];3;0)" office:value-type="string" office:string-value="KC_6" calcext:value-type="string">
            <text:p>KC_6</text:p>
          </table:table-cell>
          <table:table-cell table:formula="of:=VLOOKUP([.C55];[$keys.$A$3:$keys.$C$40];3;0)" office:value-type="string" office:string-value="KC_7" calcext:value-type="string">
            <text:p>KC_7</text:p>
          </table:table-cell>
          <table:table-cell table:formula="of:=VLOOKUP([.D55];[$keys.$A$3:$keys.$C$40];3;0)" office:value-type="string" office:string-value="" calcext:value-type="error">
            <text:p>#N/A</text:p>
          </table:table-cell>
          <table:table-cell table:formula="of:=VLOOKUP([.E55];[$keys.$A$3:$keys.$C$40];3;0)" office:value-type="string" office:string-value="" calcext:value-type="error">
            <text:p>#N/A</text:p>
          </table:table-cell>
          <table:table-cell table:formula="of:=[.B55]&amp;&quot;_&quot;&amp;[.C55]&amp;IF(ISNA([.Q55]);&quot;&quot;;&quot;_&quot;&amp;[.D55]&amp;IF(ISNA([.R55]);&quot;&quot;;&quot;_&quot;&amp;[.E55]))" office:value-type="string" office:string-value="l_u" calcext:value-type="string">
            <text:p>l_u</text:p>
          </table:table-cell>
          <table:table-cell table:formula="of:=[.W55]&amp;&quot;_2&quot;" office:value-type="string" office:string-value="l_u_2" calcext:value-type="string">
            <text:p>l_u_2</text:p>
          </table:table-cell>
          <table:table-cell table:formula="of:=[.O55]&amp;&quot;, &quot;&amp;[.P55]&amp;IF(ISNA([.Q55]);&quot;&quot;;&quot;, &quot;&amp;[.Q55]&amp;IF(ISNA([.R55]);&quot;&quot;;&quot;, &quot;&amp;[.R55]))" office:value-type="string" office:string-value="KC_L, KC_U" calcext:value-type="string">
            <text:p>KC_L, KC_U</text:p>
          </table:table-cell>
          <table:table-cell table:formula="of:=[.S55]&amp;&quot;, &quot;&amp;[.T55]&amp;IF(ISNA([.U55]);&quot;&quot;;&quot;, &quot;&amp;[.U55]&amp;IF(ISNA([.V55]);&quot;&quot;;&quot;, &quot;&amp;[.V55]))" office:value-type="string" office:string-value="KC_6, KC_7" calcext:value-type="string">
            <text:p>KC_6, KC_7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word_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&quot;const uint16_t PROGMEM &quot;&amp;[.W56]&amp;&quot;_combo[] = {&quot;&amp;[.Y56]&amp;&quot;, COMBO_END};&quot;&amp;CHAR(10)&amp;&quot;const uint16_t PROGMEM &quot;&amp;[.X56]&amp;&quot;_combo[] = {&quot;&amp;[.Z56]&amp;&quot;, COMBO_END};&quot;" office:value-type="string" office:string-value="const uint16_t PROGMEM w_r_combo[] = {KC_W, KC_R, COMBO_END};&#10;const uint16_t PROGMEM w_r_2_combo[] = {KC_1, KC_RCBR, COMBO_END};" calcext:value-type="string">
            <text:p>const uint16_t PROGMEM w_r_combo[] = {KC_W, KC_R, COMBO_END};</text:p>
            <text:p>const uint16_t PROGMEM w_r_2_combo[] = {KC_1, KC_RCBR, COMBO_END};</text:p>
          </table:table-cell>
          <table:table-cell table:formula="of:=&quot;  C_&quot;&amp;[.W56]&amp;&quot;,&quot;&amp;CHAR(10)&amp;&quot;  C_&quot;&amp;[.X56]&amp;&quot;,&quot;" office:value-type="string" office:string-value="  C_w_r,&#10;  C_w_r_2," calcext:value-type="string">
            <text:p>  C_w_r,</text:p>
            <text:p>  C_w_r_2,</text:p>
          </table:table-cell>
          <table:table-cell table:formula="of:=&quot;  [C_&quot;&amp;[.W56]&amp;&quot;] = COMBO&quot;&amp;IF([.K56]=&quot;key&quot;;&quot;&quot;;&quot;_ACTION&quot;)&amp;&quot;(&quot;&amp;[.W56]&amp;&quot;_combo&quot;&amp;IF([.K56]=&quot;key&quot;;&quot;, &quot;&amp;[.L56];&quot;&quot;)&amp;&quot;),&quot;&amp;CHAR(10)&amp;&quot;  [C_&quot;&amp;[.X56]&amp;&quot;] = COMBO&quot;&amp;IF([.K56]=&quot;key&quot;;&quot;&quot;;&quot;_ACTION&quot;)&amp;&quot;(&quot;&amp;[.X56]&amp;&quot;_combo&quot;&amp;IF([.K56]=&quot;key&quot;;&quot;, &quot;&amp;[.L56];&quot;&quot;)&amp;&quot;),&quot;" office:value-type="string" office:string-value="  [C_w_r] = COMBO_ACTION(w_r_combo),&#10;  [C_w_r_2] = COMBO_ACTION(w_r_2_combo)," calcext:value-type="string">
            <text:p>  [C_w_r] = COMBO_ACTION(w_r_combo),</text:p>
            <text:p>  [C_w_r_2] = COMBO_ACTION(w_r_2_combo),</text:p>
          </table:table-cell>
          <table:table-cell table:style-name="ce5" table:formula="of:=IF([.K56]=&quot;macro&quot;;&quot;    case &quot;&amp;&quot;C_&quot;&amp;[.W56]&amp;&quot;: if (p) {&quot;&amp;[.M56]&amp;&quot;} &quot;&amp;IF([.N56]=&quot;&quot;;&quot;&quot;;&quot;else {&quot;&amp;[.N56]&amp;&quot;}&quot;)&amp;&quot; break;&quot;&amp;CHAR(10)&amp;&quot;    case &quot;&amp;&quot;C_&quot;&amp;[.X56]&amp;&quot;: if (p) {&quot;&amp;[.M56]&amp;&quot;} &quot;&amp;IF([.N56]=&quot;&quot;;&quot;&quot;;&quot;else {&quot;&amp;[.N56]&amp;&quot;}&quot;)&amp;&quot; break;&quot;;&quot;&quot;)" office:value-type="string" office:string-value="    case C_w_r: if (p) {SEND_STRING(SS_DOWN(X_LCTL)SS_DOWN(X_BSPC));} else {SEND_STRING(SS_UP(X_BSPC)SS_UP(X_LCTL));} break;&#10;    case C_w_r_2: if (p) {SEND_STRING(SS_DOWN(X_LCTL)SS_DOWN(X_BSPC));} else {SEND_STRING(SS_UP(X_BSPC)SS_UP(X_LCTL));} break;" calcext:value-type="string">
            <text:p>    case C_w_r: if (p) {SEND_STRING(SS_DOWN(X_LCTL)SS_DOWN(X_BSPC));} else {SEND_STRING(SS_UP(X_BSPC)SS_UP(X_LCTL));} break;</text:p>
            <text:p>    case C_w_r_2: if (p) {SEND_STRING(SS_DOWN(X_LCTL)SS_DOWN(X_BSPC));} else {SEND_STRING(SS_UP(X_BSPC)SS_UP(X_LCTL));} break;</text:p>
          </table:table-cell>
          <table:table-cell/>
          <table:table-cell table:style-name="ce8" table:formula="of:=VLOOKUP([.A56];[$actions.$A$2:.$F$500];5;0)" office:value-type="string" office:string-value="macro" calcext:value-type="string">
            <text:p>macro</text:p>
          </table:table-cell>
          <table:table-cell table:formula="of:=VLOOKUP([.A56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VLOOKUP([.B56];[$keys.$A$2:$keys.$C$40];2;0)" office:value-type="string" office:string-value="KC_W" calcext:value-type="string">
            <text:p>KC_W</text:p>
          </table:table-cell>
          <table:table-cell table:formula="of:=VLOOKUP([.C56];[$keys.$A$2:$keys.$C$40];2;0)" office:value-type="string" office:string-value="KC_R" calcext:value-type="string">
            <text:p>KC_R</text:p>
          </table:table-cell>
          <table:table-cell table:formula="of:=VLOOKUP([.D56];[$keys.$A$2:$keys.$C$40];2;0)" office:value-type="string" office:string-value="" calcext:value-type="error">
            <text:p>#N/A</text:p>
          </table:table-cell>
          <table:table-cell table:formula="of:=VLOOKUP([.E56];[$keys.$A$2:$keys.$C$40];2;0)" office:value-type="string" office:string-value="" calcext:value-type="error">
            <text:p>#N/A</text:p>
          </table:table-cell>
          <table:table-cell table:formula="of:=VLOOKUP([.B56];[$keys.$A$2:$keys.$C$40];3;0)" office:value-type="string" office:string-value="KC_1" calcext:value-type="string">
            <text:p>KC_1</text:p>
          </table:table-cell>
          <table:table-cell table:formula="of:=VLOOKUP([.C56];[$keys.$A$3:$keys.$C$40];3;0)" office:value-type="string" office:string-value="KC_RCBR" calcext:value-type="string">
            <text:p>KC_RCBR</text:p>
          </table:table-cell>
          <table:table-cell table:formula="of:=VLOOKUP([.D56];[$keys.$A$3:$keys.$C$40];3;0)" office:value-type="string" office:string-value="" calcext:value-type="error">
            <text:p>#N/A</text:p>
          </table:table-cell>
          <table:table-cell table:formula="of:=VLOOKUP([.E56];[$keys.$A$3:$keys.$C$40];3;0)" office:value-type="string" office:string-value="" calcext:value-type="error">
            <text:p>#N/A</text:p>
          </table:table-cell>
          <table:table-cell table:formula="of:=[.B56]&amp;&quot;_&quot;&amp;[.C56]&amp;IF(ISNA([.Q56]);&quot;&quot;;&quot;_&quot;&amp;[.D56]&amp;IF(ISNA([.R56]);&quot;&quot;;&quot;_&quot;&amp;[.E56]))" office:value-type="string" office:string-value="w_r" calcext:value-type="string">
            <text:p>w_r</text:p>
          </table:table-cell>
          <table:table-cell table:formula="of:=[.W56]&amp;&quot;_2&quot;" office:value-type="string" office:string-value="w_r_2" calcext:value-type="string">
            <text:p>w_r_2</text:p>
          </table:table-cell>
          <table:table-cell table:formula="of:=[.O56]&amp;&quot;, &quot;&amp;[.P56]&amp;IF(ISNA([.Q56]);&quot;&quot;;&quot;, &quot;&amp;[.Q56]&amp;IF(ISNA([.R56]);&quot;&quot;;&quot;, &quot;&amp;[.R56]))" office:value-type="string" office:string-value="KC_W, KC_R" calcext:value-type="string">
            <text:p>KC_W, KC_R</text:p>
          </table:table-cell>
          <table:table-cell table:formula="of:=[.S56]&amp;&quot;, &quot;&amp;[.T56]&amp;IF(ISNA([.U56]);&quot;&quot;;&quot;, &quot;&amp;[.U56]&amp;IF(ISNA([.V56]);&quot;&quot;;&quot;, &quot;&amp;[.V56]))" office:value-type="string" office:string-value="KC_1, KC_RCBR" calcext:value-type="string">
            <text:p>KC_1, KC_RCB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word_lef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formula="of:=&quot;const uint16_t PROGMEM &quot;&amp;[.W57]&amp;&quot;_combo[] = {&quot;&amp;[.Y57]&amp;&quot;, COMBO_END};&quot;&amp;CHAR(10)&amp;&quot;const uint16_t PROGMEM &quot;&amp;[.X57]&amp;&quot;_combo[] = {&quot;&amp;[.Z57]&amp;&quot;, COMBO_END};&quot;" office:value-type="string" office:string-value="const uint16_t PROGMEM j_h_combo[] = {KC_J, KC_H, COMBO_END};&#10;const uint16_t PROGMEM j_h_2_combo[] = {KC_5, KC_HASH, COMBO_END};" calcext:value-type="string">
            <text:p>const uint16_t PROGMEM j_h_combo[] = {KC_J, KC_H, COMBO_END};</text:p>
            <text:p>const uint16_t PROGMEM j_h_2_combo[] = {KC_5, KC_HASH, COMBO_END};</text:p>
          </table:table-cell>
          <table:table-cell table:formula="of:=&quot;  C_&quot;&amp;[.W57]&amp;&quot;,&quot;&amp;CHAR(10)&amp;&quot;  C_&quot;&amp;[.X57]&amp;&quot;,&quot;" office:value-type="string" office:string-value="  C_j_h,&#10;  C_j_h_2," calcext:value-type="string">
            <text:p>  C_j_h,</text:p>
            <text:p>  C_j_h_2,</text:p>
          </table:table-cell>
          <table:table-cell table:formula="of:=&quot;  [C_&quot;&amp;[.W57]&amp;&quot;] = COMBO&quot;&amp;IF([.K57]=&quot;key&quot;;&quot;&quot;;&quot;_ACTION&quot;)&amp;&quot;(&quot;&amp;[.W57]&amp;&quot;_combo&quot;&amp;IF([.K57]=&quot;key&quot;;&quot;, &quot;&amp;[.L57];&quot;&quot;)&amp;&quot;),&quot;&amp;CHAR(10)&amp;&quot;  [C_&quot;&amp;[.X57]&amp;&quot;] = COMBO&quot;&amp;IF([.K57]=&quot;key&quot;;&quot;&quot;;&quot;_ACTION&quot;)&amp;&quot;(&quot;&amp;[.X57]&amp;&quot;_combo&quot;&amp;IF([.K57]=&quot;key&quot;;&quot;, &quot;&amp;[.L57];&quot;&quot;)&amp;&quot;),&quot;" office:value-type="string" office:string-value="  [C_j_h] = COMBO_ACTION(j_h_combo),&#10;  [C_j_h_2] = COMBO_ACTION(j_h_2_combo)," calcext:value-type="string">
            <text:p>  [C_j_h] = COMBO_ACTION(j_h_combo),</text:p>
            <text:p>  [C_j_h_2] = COMBO_ACTION(j_h_2_combo),</text:p>
          </table:table-cell>
          <table:table-cell table:style-name="ce5" table:formula="of:=IF([.K57]=&quot;macro&quot;;&quot;    case &quot;&amp;&quot;C_&quot;&amp;[.W57]&amp;&quot;: if (p) {&quot;&amp;[.M57]&amp;&quot;} &quot;&amp;IF([.N57]=&quot;&quot;;&quot;&quot;;&quot;else {&quot;&amp;[.N57]&amp;&quot;}&quot;)&amp;&quot; break;&quot;&amp;CHAR(10)&amp;&quot;    case &quot;&amp;&quot;C_&quot;&amp;[.X57]&amp;&quot;: if (p) {&quot;&amp;[.M57]&amp;&quot;} &quot;&amp;IF([.N57]=&quot;&quot;;&quot;&quot;;&quot;else {&quot;&amp;[.N57]&amp;&quot;}&quot;)&amp;&quot; break;&quot;;&quot;&quot;)" office:value-type="string" office:string-value="    case C_j_h: if (p) {SEND_STRING(SS_DOWN(X_LCTL)SS_DOWN(X_BSPC));} else {SEND_STRING(SS_UP(X_BSPC)SS_UP(X_LCTL));} break;&#10;    case C_j_h_2: if (p) {SEND_STRING(SS_DOWN(X_LCTL)SS_DOWN(X_BSPC));} else {SEND_STRING(SS_UP(X_BSPC)SS_UP(X_LCTL));} break;" calcext:value-type="string">
            <text:p>    case C_j_h: if (p) {SEND_STRING(SS_DOWN(X_LCTL)SS_DOWN(X_BSPC));} else {SEND_STRING(SS_UP(X_BSPC)SS_UP(X_LCTL));} break;</text:p>
            <text:p>    case C_j_h_2: if (p) {SEND_STRING(SS_DOWN(X_LCTL)SS_DOWN(X_BSPC));} else {SEND_STRING(SS_UP(X_BSPC)SS_UP(X_LCTL));} break;</text:p>
          </table:table-cell>
          <table:table-cell/>
          <table:table-cell table:style-name="ce8" table:formula="of:=VLOOKUP([.A57];[$actions.$A$2:.$F$500];5;0)" office:value-type="string" office:string-value="macro" calcext:value-type="string">
            <text:p>macro</text:p>
          </table:table-cell>
          <table:table-cell table:formula="of:=VLOOKUP([.A57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VLOOKUP([.B57];[$keys.$A$2:$keys.$C$40];2;0)" office:value-type="string" office:string-value="KC_J" calcext:value-type="string">
            <text:p>KC_J</text:p>
          </table:table-cell>
          <table:table-cell table:formula="of:=VLOOKUP([.C57];[$keys.$A$2:$keys.$C$40];2;0)" office:value-type="string" office:string-value="KC_H" calcext:value-type="string">
            <text:p>KC_H</text:p>
          </table:table-cell>
          <table:table-cell table:formula="of:=VLOOKUP([.D57];[$keys.$A$2:$keys.$C$40];2;0)" office:value-type="string" office:string-value="" calcext:value-type="error">
            <text:p>#N/A</text:p>
          </table:table-cell>
          <table:table-cell table:formula="of:=VLOOKUP([.E57];[$keys.$A$2:$keys.$C$40];2;0)" office:value-type="string" office:string-value="" calcext:value-type="error">
            <text:p>#N/A</text:p>
          </table:table-cell>
          <table:table-cell table:formula="of:=VLOOKUP([.B57];[$keys.$A$2:$keys.$C$40];3;0)" office:value-type="string" office:string-value="KC_5" calcext:value-type="string">
            <text:p>KC_5</text:p>
          </table:table-cell>
          <table:table-cell table:formula="of:=VLOOKUP([.C57];[$keys.$A$3:$keys.$C$40];3;0)" office:value-type="string" office:string-value="KC_HASH" calcext:value-type="string">
            <text:p>KC_HASH</text:p>
          </table:table-cell>
          <table:table-cell table:formula="of:=VLOOKUP([.D57];[$keys.$A$3:$keys.$C$40];3;0)" office:value-type="string" office:string-value="" calcext:value-type="error">
            <text:p>#N/A</text:p>
          </table:table-cell>
          <table:table-cell table:formula="of:=VLOOKUP([.E57];[$keys.$A$3:$keys.$C$40];3;0)" office:value-type="string" office:string-value="" calcext:value-type="error">
            <text:p>#N/A</text:p>
          </table:table-cell>
          <table:table-cell table:formula="of:=[.B57]&amp;&quot;_&quot;&amp;[.C57]&amp;IF(ISNA([.Q57]);&quot;&quot;;&quot;_&quot;&amp;[.D57]&amp;IF(ISNA([.R57]);&quot;&quot;;&quot;_&quot;&amp;[.E57]))" office:value-type="string" office:string-value="j_h" calcext:value-type="string">
            <text:p>j_h</text:p>
          </table:table-cell>
          <table:table-cell table:formula="of:=[.W57]&amp;&quot;_2&quot;" office:value-type="string" office:string-value="j_h_2" calcext:value-type="string">
            <text:p>j_h_2</text:p>
          </table:table-cell>
          <table:table-cell table:formula="of:=[.O57]&amp;&quot;, &quot;&amp;[.P57]&amp;IF(ISNA([.Q57]);&quot;&quot;;&quot;, &quot;&amp;[.Q57]&amp;IF(ISNA([.R57]);&quot;&quot;;&quot;, &quot;&amp;[.R57]))" office:value-type="string" office:string-value="KC_J, KC_H" calcext:value-type="string">
            <text:p>KC_J, KC_H</text:p>
          </table:table-cell>
          <table:table-cell table:formula="of:=[.S57]&amp;&quot;, &quot;&amp;[.T57]&amp;IF(ISNA([.U57]);&quot;&quot;;&quot;, &quot;&amp;[.U57]&amp;IF(ISNA([.V57]);&quot;&quot;;&quot;, &quot;&amp;[.V57]))" office:value-type="string" office:string-value="KC_5, KC_HASH" calcext:value-type="string">
            <text:p>KC_5, KC_HASH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word_righ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formula="of:=&quot;const uint16_t PROGMEM &quot;&amp;[.W58]&amp;&quot;_combo[] = {&quot;&amp;[.Y58]&amp;&quot;, COMBO_END};&quot;&amp;CHAR(10)&amp;&quot;const uint16_t PROGMEM &quot;&amp;[.X58]&amp;&quot;_combo[] = {&quot;&amp;[.Z58]&amp;&quot;, COMBO_END};&quot;" office:value-type="string" office:string-value="const uint16_t PROGMEM g_d_combo[] = {KC_G, KC_D, COMBO_END};&#10;const uint16_t PROGMEM g_d_2_combo[] = {KC_4, KC_DLR, COMBO_END};" calcext:value-type="string">
            <text:p>const uint16_t PROGMEM g_d_combo[] = {KC_G, KC_D, COMBO_END};</text:p>
            <text:p>const uint16_t PROGMEM g_d_2_combo[] = {KC_4, KC_DLR, COMBO_END};</text:p>
          </table:table-cell>
          <table:table-cell table:formula="of:=&quot;  C_&quot;&amp;[.W58]&amp;&quot;,&quot;&amp;CHAR(10)&amp;&quot;  C_&quot;&amp;[.X58]&amp;&quot;,&quot;" office:value-type="string" office:string-value="  C_g_d,&#10;  C_g_d_2," calcext:value-type="string">
            <text:p>  C_g_d,</text:p>
            <text:p>  C_g_d_2,</text:p>
          </table:table-cell>
          <table:table-cell table:formula="of:=&quot;  [C_&quot;&amp;[.W58]&amp;&quot;] = COMBO&quot;&amp;IF([.K58]=&quot;key&quot;;&quot;&quot;;&quot;_ACTION&quot;)&amp;&quot;(&quot;&amp;[.W58]&amp;&quot;_combo&quot;&amp;IF([.K58]=&quot;key&quot;;&quot;, &quot;&amp;[.L58];&quot;&quot;)&amp;&quot;),&quot;&amp;CHAR(10)&amp;&quot;  [C_&quot;&amp;[.X58]&amp;&quot;] = COMBO&quot;&amp;IF([.K58]=&quot;key&quot;;&quot;&quot;;&quot;_ACTION&quot;)&amp;&quot;(&quot;&amp;[.X58]&amp;&quot;_combo&quot;&amp;IF([.K58]=&quot;key&quot;;&quot;, &quot;&amp;[.L58];&quot;&quot;)&amp;&quot;),&quot;" office:value-type="string" office:string-value="  [C_g_d] = COMBO_ACTION(g_d_combo),&#10;  [C_g_d_2] = COMBO_ACTION(g_d_2_combo)," calcext:value-type="string">
            <text:p>  [C_g_d] = COMBO_ACTION(g_d_combo),</text:p>
            <text:p>  [C_g_d_2] = COMBO_ACTION(g_d_2_combo),</text:p>
          </table:table-cell>
          <table:table-cell table:style-name="ce5" table:formula="of:=IF([.K58]=&quot;macro&quot;;&quot;    case &quot;&amp;&quot;C_&quot;&amp;[.W58]&amp;&quot;: if (p) {&quot;&amp;[.M58]&amp;&quot;} &quot;&amp;IF([.N58]=&quot;&quot;;&quot;&quot;;&quot;else {&quot;&amp;[.N58]&amp;&quot;}&quot;)&amp;&quot; break;&quot;&amp;CHAR(10)&amp;&quot;    case &quot;&amp;&quot;C_&quot;&amp;[.X58]&amp;&quot;: if (p) {&quot;&amp;[.M58]&amp;&quot;} &quot;&amp;IF([.N58]=&quot;&quot;;&quot;&quot;;&quot;else {&quot;&amp;[.N58]&amp;&quot;}&quot;)&amp;&quot; break;&quot;;&quot;&quot;)" office:value-type="string" office:string-value="    case C_g_d: if (p) {SEND_STRING(SS_DOWN(X_LCTL)SS_DOWN(X_DEL));} else {SEND_STRING(SS_UP(X_DEL)SS_UP(X_LCTL));} break;&#10;    case C_g_d_2: if (p) {SEND_STRING(SS_DOWN(X_LCTL)SS_DOWN(X_DEL));} else {SEND_STRING(SS_UP(X_DEL)SS_UP(X_LCTL));} break;" calcext:value-type="string">
            <text:p>    case C_g_d: if (p) {SEND_STRING(SS_DOWN(X_LCTL)SS_DOWN(X_DEL));} else {SEND_STRING(SS_UP(X_DEL)SS_UP(X_LCTL));} break;</text:p>
            <text:p>    case C_g_d_2: if (p) {SEND_STRING(SS_DOWN(X_LCTL)SS_DOWN(X_DEL));} else {SEND_STRING(SS_UP(X_DEL)SS_UP(X_LCTL));} break;</text:p>
          </table:table-cell>
          <table:table-cell/>
          <table:table-cell table:style-name="ce8" table:formula="of:=VLOOKUP([.A58];[$actions.$A$2:.$F$500];5;0)" office:value-type="string" office:string-value="macro" calcext:value-type="string">
            <text:p>macro</text:p>
          </table:table-cell>
          <table:table-cell table:formula="of:=VLOOKUP([.A58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VLOOKUP([.B58];[$keys.$A$2:$keys.$C$40];2;0)" office:value-type="string" office:string-value="KC_G" calcext:value-type="string">
            <text:p>KC_G</text:p>
          </table:table-cell>
          <table:table-cell table:formula="of:=VLOOKUP([.C58];[$keys.$A$2:$keys.$C$40];2;0)" office:value-type="string" office:string-value="KC_D" calcext:value-type="string">
            <text:p>KC_D</text:p>
          </table:table-cell>
          <table:table-cell table:formula="of:=VLOOKUP([.D58];[$keys.$A$2:$keys.$C$40];2;0)" office:value-type="string" office:string-value="" calcext:value-type="error">
            <text:p>#N/A</text:p>
          </table:table-cell>
          <table:table-cell table:formula="of:=VLOOKUP([.E58];[$keys.$A$2:$keys.$C$40];2;0)" office:value-type="string" office:string-value="" calcext:value-type="error">
            <text:p>#N/A</text:p>
          </table:table-cell>
          <table:table-cell table:formula="of:=VLOOKUP([.B58];[$keys.$A$2:$keys.$C$40];3;0)" office:value-type="string" office:string-value="KC_4" calcext:value-type="string">
            <text:p>KC_4</text:p>
          </table:table-cell>
          <table:table-cell table:formula="of:=VLOOKUP([.C58];[$keys.$A$3:$keys.$C$40];3;0)" office:value-type="string" office:string-value="KC_DLR" calcext:value-type="string">
            <text:p>KC_DLR</text:p>
          </table:table-cell>
          <table:table-cell table:formula="of:=VLOOKUP([.D58];[$keys.$A$3:$keys.$C$40];3;0)" office:value-type="string" office:string-value="" calcext:value-type="error">
            <text:p>#N/A</text:p>
          </table:table-cell>
          <table:table-cell table:formula="of:=VLOOKUP([.E58];[$keys.$A$3:$keys.$C$40];3;0)" office:value-type="string" office:string-value="" calcext:value-type="error">
            <text:p>#N/A</text:p>
          </table:table-cell>
          <table:table-cell table:formula="of:=[.B58]&amp;&quot;_&quot;&amp;[.C58]&amp;IF(ISNA([.Q58]);&quot;&quot;;&quot;_&quot;&amp;[.D58]&amp;IF(ISNA([.R58]);&quot;&quot;;&quot;_&quot;&amp;[.E58]))" office:value-type="string" office:string-value="g_d" calcext:value-type="string">
            <text:p>g_d</text:p>
          </table:table-cell>
          <table:table-cell table:formula="of:=[.W58]&amp;&quot;_2&quot;" office:value-type="string" office:string-value="g_d_2" calcext:value-type="string">
            <text:p>g_d_2</text:p>
          </table:table-cell>
          <table:table-cell table:formula="of:=[.O58]&amp;&quot;, &quot;&amp;[.P58]&amp;IF(ISNA([.Q58]);&quot;&quot;;&quot;, &quot;&amp;[.Q58]&amp;IF(ISNA([.R58]);&quot;&quot;;&quot;, &quot;&amp;[.R58]))" office:value-type="string" office:string-value="KC_G, KC_D" calcext:value-type="string">
            <text:p>KC_G, KC_D</text:p>
          </table:table-cell>
          <table:table-cell table:formula="of:=[.S58]&amp;&quot;, &quot;&amp;[.T58]&amp;IF(ISNA([.U58]);&quot;&quot;;&quot;, &quot;&amp;[.U58]&amp;IF(ISNA([.V58]);&quot;&quot;;&quot;, &quot;&amp;[.V58]))" office:value-type="string" office:string-value="KC_4, KC_DLR" calcext:value-type="string">
            <text:p>KC_4, KC_DL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el_word_r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formula="of:=&quot;const uint16_t PROGMEM &quot;&amp;[.W59]&amp;&quot;_combo[] = {&quot;&amp;[.Y59]&amp;&quot;, COMBO_END};&quot;&amp;CHAR(10)&amp;&quot;const uint16_t PROGMEM &quot;&amp;[.X59]&amp;&quot;_combo[] = {&quot;&amp;[.Z59]&amp;&quot;, COMBO_END};&quot;" office:value-type="string" office:string-value="const uint16_t PROGMEM y_i_combo[] = {KC_Y, KC_I, COMBO_END};&#10;const uint16_t PROGMEM y_i_2_combo[] = {KC_8, KC_ASTR, COMBO_END};" calcext:value-type="string">
            <text:p>const uint16_t PROGMEM y_i_combo[] = {KC_Y, KC_I, COMBO_END};</text:p>
            <text:p>const uint16_t PROGMEM y_i_2_combo[] = {KC_8, KC_ASTR, COMBO_END};</text:p>
          </table:table-cell>
          <table:table-cell table:formula="of:=&quot;  C_&quot;&amp;[.W59]&amp;&quot;,&quot;&amp;CHAR(10)&amp;&quot;  C_&quot;&amp;[.X59]&amp;&quot;,&quot;" office:value-type="string" office:string-value="  C_y_i,&#10;  C_y_i_2," calcext:value-type="string">
            <text:p>  C_y_i,</text:p>
            <text:p>  C_y_i_2,</text:p>
          </table:table-cell>
          <table:table-cell table:formula="of:=&quot;  [C_&quot;&amp;[.W59]&amp;&quot;] = COMBO&quot;&amp;IF([.K59]=&quot;key&quot;;&quot;&quot;;&quot;_ACTION&quot;)&amp;&quot;(&quot;&amp;[.W59]&amp;&quot;_combo&quot;&amp;IF([.K59]=&quot;key&quot;;&quot;, &quot;&amp;[.L59];&quot;&quot;)&amp;&quot;),&quot;&amp;CHAR(10)&amp;&quot;  [C_&quot;&amp;[.X59]&amp;&quot;] = COMBO&quot;&amp;IF([.K59]=&quot;key&quot;;&quot;&quot;;&quot;_ACTION&quot;)&amp;&quot;(&quot;&amp;[.X59]&amp;&quot;_combo&quot;&amp;IF([.K59]=&quot;key&quot;;&quot;, &quot;&amp;[.L59];&quot;&quot;)&amp;&quot;),&quot;" office:value-type="string" office:string-value="  [C_y_i] = COMBO_ACTION(y_i_combo),&#10;  [C_y_i_2] = COMBO_ACTION(y_i_2_combo)," calcext:value-type="string">
            <text:p>  [C_y_i] = COMBO_ACTION(y_i_combo),</text:p>
            <text:p>  [C_y_i_2] = COMBO_ACTION(y_i_2_combo),</text:p>
          </table:table-cell>
          <table:table-cell table:style-name="ce5" table:formula="of:=IF([.K59]=&quot;macro&quot;;&quot;    case &quot;&amp;&quot;C_&quot;&amp;[.W59]&amp;&quot;: if (p) {&quot;&amp;[.M59]&amp;&quot;} &quot;&amp;IF([.N59]=&quot;&quot;;&quot;&quot;;&quot;else {&quot;&amp;[.N59]&amp;&quot;}&quot;)&amp;&quot; break;&quot;&amp;CHAR(10)&amp;&quot;    case &quot;&amp;&quot;C_&quot;&amp;[.X59]&amp;&quot;: if (p) {&quot;&amp;[.M59]&amp;&quot;} &quot;&amp;IF([.N59]=&quot;&quot;;&quot;&quot;;&quot;else {&quot;&amp;[.N59]&amp;&quot;}&quot;)&amp;&quot; break;&quot;;&quot;&quot;)" office:value-type="string" office:string-value="    case C_y_i: if (p) {SEND_STRING(SS_DOWN(X_LCTL)SS_DOWN(X_DEL));} else {SEND_STRING(SS_UP(X_DEL)SS_UP(X_LCTL));} break;&#10;    case C_y_i_2: if (p) {SEND_STRING(SS_DOWN(X_LCTL)SS_DOWN(X_DEL));} else {SEND_STRING(SS_UP(X_DEL)SS_UP(X_LCTL));} break;" calcext:value-type="string">
            <text:p>    case C_y_i: if (p) {SEND_STRING(SS_DOWN(X_LCTL)SS_DOWN(X_DEL));} else {SEND_STRING(SS_UP(X_DEL)SS_UP(X_LCTL));} break;</text:p>
            <text:p>    case C_y_i_2: if (p) {SEND_STRING(SS_DOWN(X_LCTL)SS_DOWN(X_DEL));} else {SEND_STRING(SS_UP(X_DEL)SS_UP(X_LCTL));} break;</text:p>
          </table:table-cell>
          <table:table-cell/>
          <table:table-cell table:style-name="ce8" table:formula="of:=VLOOKUP([.A59];[$actions.$A$2:.$F$500];5;0)" office:value-type="string" office:string-value="macro" calcext:value-type="string">
            <text:p>macro</text:p>
          </table:table-cell>
          <table:table-cell table:formula="of:=VLOOKUP([.A59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VLOOKUP([.B59];[$keys.$A$2:$keys.$C$40];2;0)" office:value-type="string" office:string-value="KC_Y" calcext:value-type="string">
            <text:p>KC_Y</text:p>
          </table:table-cell>
          <table:table-cell table:formula="of:=VLOOKUP([.C59];[$keys.$A$2:$keys.$C$40];2;0)" office:value-type="string" office:string-value="KC_I" calcext:value-type="string">
            <text:p>KC_I</text:p>
          </table:table-cell>
          <table:table-cell table:formula="of:=VLOOKUP([.D59];[$keys.$A$2:$keys.$C$40];2;0)" office:value-type="string" office:string-value="" calcext:value-type="error">
            <text:p>#N/A</text:p>
          </table:table-cell>
          <table:table-cell table:formula="of:=VLOOKUP([.E59];[$keys.$A$2:$keys.$C$40];2;0)" office:value-type="string" office:string-value="" calcext:value-type="error">
            <text:p>#N/A</text:p>
          </table:table-cell>
          <table:table-cell table:formula="of:=VLOOKUP([.B59];[$keys.$A$2:$keys.$C$40];3;0)" office:value-type="string" office:string-value="KC_8" calcext:value-type="string">
            <text:p>KC_8</text:p>
          </table:table-cell>
          <table:table-cell table:formula="of:=VLOOKUP([.C59];[$keys.$A$3:$keys.$C$40];3;0)" office:value-type="string" office:string-value="KC_ASTR" calcext:value-type="string">
            <text:p>KC_ASTR</text:p>
          </table:table-cell>
          <table:table-cell table:formula="of:=VLOOKUP([.D59];[$keys.$A$3:$keys.$C$40];3;0)" office:value-type="string" office:string-value="" calcext:value-type="error">
            <text:p>#N/A</text:p>
          </table:table-cell>
          <table:table-cell table:formula="of:=VLOOKUP([.E59];[$keys.$A$3:$keys.$C$40];3;0)" office:value-type="string" office:string-value="" calcext:value-type="error">
            <text:p>#N/A</text:p>
          </table:table-cell>
          <table:table-cell table:formula="of:=[.B59]&amp;&quot;_&quot;&amp;[.C59]&amp;IF(ISNA([.Q59]);&quot;&quot;;&quot;_&quot;&amp;[.D59]&amp;IF(ISNA([.R59]);&quot;&quot;;&quot;_&quot;&amp;[.E59]))" office:value-type="string" office:string-value="y_i" calcext:value-type="string">
            <text:p>y_i</text:p>
          </table:table-cell>
          <table:table-cell table:formula="of:=[.W59]&amp;&quot;_2&quot;" office:value-type="string" office:string-value="y_i_2" calcext:value-type="string">
            <text:p>y_i_2</text:p>
          </table:table-cell>
          <table:table-cell table:formula="of:=[.O59]&amp;&quot;, &quot;&amp;[.P59]&amp;IF(ISNA([.Q59]);&quot;&quot;;&quot;, &quot;&amp;[.Q59]&amp;IF(ISNA([.R59]);&quot;&quot;;&quot;, &quot;&amp;[.R59]))" office:value-type="string" office:string-value="KC_Y, KC_I" calcext:value-type="string">
            <text:p>KC_Y, KC_I</text:p>
          </table:table-cell>
          <table:table-cell table:formula="of:=[.S59]&amp;&quot;, &quot;&amp;[.T59]&amp;IF(ISNA([.U59]);&quot;&quot;;&quot;, &quot;&amp;[.U59]&amp;IF(ISNA([.V59]);&quot;&quot;;&quot;, &quot;&amp;[.V59]))" office:value-type="string" office:string-value="KC_8, KC_ASTR" calcext:value-type="string">
            <text:p>KC_8, KC_AST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oc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&quot;const uint16_t PROGMEM &quot;&amp;[.W60]&amp;&quot;_combo[] = {&quot;&amp;[.Y60]&amp;&quot;, COMBO_END};&quot;&amp;CHAR(10)&amp;&quot;const uint16_t PROGMEM &quot;&amp;[.X60]&amp;&quot;_combo[] = {&quot;&amp;[.Z60]&amp;&quot;, COMBO_END};&quot;" office:value-type="string" office:string-value="const uint16_t PROGMEM x_v_combo[] = {KC_X, KC_V, COMBO_END};&#10;const uint16_t PROGMEM x_v_2_combo[] = {KC_GT, KC_RBRC, COMBO_END};" calcext:value-type="string">
            <text:p>const uint16_t PROGMEM x_v_combo[] = {KC_X, KC_V, COMBO_END};</text:p>
            <text:p>const uint16_t PROGMEM x_v_2_combo[] = {KC_GT, KC_RBRC, COMBO_END};</text:p>
          </table:table-cell>
          <table:table-cell table:formula="of:=&quot;  C_&quot;&amp;[.W60]&amp;&quot;,&quot;&amp;CHAR(10)&amp;&quot;  C_&quot;&amp;[.X60]&amp;&quot;,&quot;" office:value-type="string" office:string-value="  C_x_v,&#10;  C_x_v_2," calcext:value-type="string">
            <text:p>  C_x_v,</text:p>
            <text:p>  C_x_v_2,</text:p>
          </table:table-cell>
          <table:table-cell table:formula="of:=&quot;  [C_&quot;&amp;[.W60]&amp;&quot;] = COMBO&quot;&amp;IF([.K60]=&quot;key&quot;;&quot;&quot;;&quot;_ACTION&quot;)&amp;&quot;(&quot;&amp;[.W60]&amp;&quot;_combo&quot;&amp;IF([.K60]=&quot;key&quot;;&quot;, &quot;&amp;[.L60];&quot;&quot;)&amp;&quot;),&quot;&amp;CHAR(10)&amp;&quot;  [C_&quot;&amp;[.X60]&amp;&quot;] = COMBO&quot;&amp;IF([.K60]=&quot;key&quot;;&quot;&quot;;&quot;_ACTION&quot;)&amp;&quot;(&quot;&amp;[.X60]&amp;&quot;_combo&quot;&amp;IF([.K60]=&quot;key&quot;;&quot;, &quot;&amp;[.L60];&quot;&quot;)&amp;&quot;),&quot;" office:value-type="string" office:string-value="  [C_x_v] = COMBO_ACTION(x_v_combo),&#10;  [C_x_v_2] = COMBO_ACTION(x_v_2_combo)," calcext:value-type="string">
            <text:p>  [C_x_v] = COMBO_ACTION(x_v_combo),</text:p>
            <text:p>  [C_x_v_2] = COMBO_ACTION(x_v_2_combo),</text:p>
          </table:table-cell>
          <table:table-cell table:style-name="ce5" table:formula="of:=IF([.K60]=&quot;macro&quot;;&quot;    case &quot;&amp;&quot;C_&quot;&amp;[.W60]&amp;&quot;: if (p) {&quot;&amp;[.M60]&amp;&quot;} &quot;&amp;IF([.N60]=&quot;&quot;;&quot;&quot;;&quot;else {&quot;&amp;[.N60]&amp;&quot;}&quot;)&amp;&quot; break;&quot;&amp;CHAR(10)&amp;&quot;    case &quot;&amp;&quot;C_&quot;&amp;[.X60]&amp;&quot;: if (p) {&quot;&amp;[.M60]&amp;&quot;} &quot;&amp;IF([.N60]=&quot;&quot;;&quot;&quot;;&quot;else {&quot;&amp;[.N60]&amp;&quot;}&quot;)&amp;&quot; break;&quot;;&quot;&quot;)" office:value-type="string" office:string-value="    case C_x_v: if (p) {SEND_STRING(SS_DOWN(X_LCTL)SS_TAP(X_END)SS_UP(X_LCTL));}  break;&#10;    case C_x_v_2: if (p) {SEND_STRING(SS_DOWN(X_LCTL)SS_TAP(X_END)SS_UP(X_LCTL));}  break;" calcext:value-type="string">
            <text:p>    case C_x_v: if (p) {SEND_STRING(SS_DOWN(X_LCTL)SS_TAP(X_END)SS_UP(X_LCTL));}  break;</text:p>
            <text:p>    case C_x_v_2: if (p) {SEND_STRING(SS_DOWN(X_LCTL)SS_TAP(X_END)SS_UP(X_LCTL));}  break;</text:p>
          </table:table-cell>
          <table:table-cell/>
          <table:table-cell table:style-name="ce8" table:formula="of:=VLOOKUP([.A60];[$actions.$A$2:.$F$500];5;0)" office:value-type="string" office:string-value="macro" calcext:value-type="string">
            <text:p>macro</text:p>
          </table:table-cell>
          <table:table-cell table:formula="of:=VLOOKUP([.A60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TAP(X_END)SS_UP(X_LCTL));</text:p>
          </table:table-cell>
          <table:table-cell table:formula="of:=VLOOKUP([.A60];[$actions.$A$2:.$D$500];4;0)" office:value-type="float" office:value="0" calcext:value-type="float">
            <text:p/>
          </table:table-cell>
          <table:table-cell table:formula="of:=VLOOKUP([.B60];[$keys.$A$2:$keys.$C$40];2;0)" office:value-type="string" office:string-value="KC_X" calcext:value-type="string">
            <text:p>KC_X</text:p>
          </table:table-cell>
          <table:table-cell table:formula="of:=VLOOKUP([.C60];[$keys.$A$2:$keys.$C$40];2;0)" office:value-type="string" office:string-value="KC_V" calcext:value-type="string">
            <text:p>KC_V</text:p>
          </table:table-cell>
          <table:table-cell table:formula="of:=VLOOKUP([.D60];[$keys.$A$2:$keys.$C$40];2;0)" office:value-type="string" office:string-value="" calcext:value-type="error">
            <text:p>#N/A</text:p>
          </table:table-cell>
          <table:table-cell table:formula="of:=VLOOKUP([.E60];[$keys.$A$2:$keys.$C$40];2;0)" office:value-type="string" office:string-value="" calcext:value-type="error">
            <text:p>#N/A</text:p>
          </table:table-cell>
          <table:table-cell table:formula="of:=VLOOKUP([.B60];[$keys.$A$2:$keys.$C$40];3;0)" office:value-type="string" office:string-value="KC_GT" calcext:value-type="string">
            <text:p>KC_GT</text:p>
          </table:table-cell>
          <table:table-cell table:formula="of:=VLOOKUP([.C60];[$keys.$A$3:$keys.$C$40];3;0)" office:value-type="string" office:string-value="KC_RBRC" calcext:value-type="string">
            <text:p>KC_RBRC</text:p>
          </table:table-cell>
          <table:table-cell table:formula="of:=VLOOKUP([.D60];[$keys.$A$3:$keys.$C$40];3;0)" office:value-type="string" office:string-value="" calcext:value-type="error">
            <text:p>#N/A</text:p>
          </table:table-cell>
          <table:table-cell table:formula="of:=VLOOKUP([.E60];[$keys.$A$3:$keys.$C$40];3;0)" office:value-type="string" office:string-value="" calcext:value-type="error">
            <text:p>#N/A</text:p>
          </table:table-cell>
          <table:table-cell table:formula="of:=[.B60]&amp;&quot;_&quot;&amp;[.C60]&amp;IF(ISNA([.Q60]);&quot;&quot;;&quot;_&quot;&amp;[.D60]&amp;IF(ISNA([.R60]);&quot;&quot;;&quot;_&quot;&amp;[.E60]))" office:value-type="string" office:string-value="x_v" calcext:value-type="string">
            <text:p>x_v</text:p>
          </table:table-cell>
          <table:table-cell table:formula="of:=[.W60]&amp;&quot;_2&quot;" office:value-type="string" office:string-value="x_v_2" calcext:value-type="string">
            <text:p>x_v_2</text:p>
          </table:table-cell>
          <table:table-cell table:formula="of:=[.O60]&amp;&quot;, &quot;&amp;[.P60]&amp;IF(ISNA([.Q60]);&quot;&quot;;&quot;, &quot;&amp;[.Q60]&amp;IF(ISNA([.R60]);&quot;&quot;;&quot;, &quot;&amp;[.R60]))" office:value-type="string" office:string-value="KC_X, KC_V" calcext:value-type="string">
            <text:p>KC_X, KC_V</text:p>
          </table:table-cell>
          <table:table-cell table:formula="of:=[.S60]&amp;&quot;, &quot;&amp;[.T60]&amp;IF(ISNA([.U60]);&quot;&quot;;&quot;, &quot;&amp;[.U60]&amp;IF(ISNA([.V60]);&quot;&quot;;&quot;, &quot;&amp;[.V60]))" office:value-type="string" office:string-value="KC_GT, KC_RBRC" calcext:value-type="string">
            <text:p>KC_GT, KC_RB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oc_st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formula="of:=&quot;const uint16_t PROGMEM &quot;&amp;[.W61]&amp;&quot;_combo[] = {&quot;&amp;[.Y61]&amp;&quot;, COMBO_END};&quot;&amp;CHAR(10)&amp;&quot;const uint16_t PROGMEM &quot;&amp;[.X61]&amp;&quot;_combo[] = {&quot;&amp;[.Z61]&amp;&quot;, COMBO_END};&quot;" office:value-type="string" office:string-value="const uint16_t PROGMEM w_p_combo[] = {KC_W, KC_P, COMBO_END};&#10;const uint16_t PROGMEM w_p_2_combo[] = {KC_1, KC_3, COMBO_END};" calcext:value-type="string">
            <text:p>const uint16_t PROGMEM w_p_combo[] = {KC_W, KC_P, COMBO_END};</text:p>
            <text:p>const uint16_t PROGMEM w_p_2_combo[] = {KC_1, KC_3, COMBO_END};</text:p>
          </table:table-cell>
          <table:table-cell table:formula="of:=&quot;  C_&quot;&amp;[.W61]&amp;&quot;,&quot;&amp;CHAR(10)&amp;&quot;  C_&quot;&amp;[.X61]&amp;&quot;,&quot;" office:value-type="string" office:string-value="  C_w_p,&#10;  C_w_p_2," calcext:value-type="string">
            <text:p>  C_w_p,</text:p>
            <text:p>  C_w_p_2,</text:p>
          </table:table-cell>
          <table:table-cell table:formula="of:=&quot;  [C_&quot;&amp;[.W61]&amp;&quot;] = COMBO&quot;&amp;IF([.K61]=&quot;key&quot;;&quot;&quot;;&quot;_ACTION&quot;)&amp;&quot;(&quot;&amp;[.W61]&amp;&quot;_combo&quot;&amp;IF([.K61]=&quot;key&quot;;&quot;, &quot;&amp;[.L61];&quot;&quot;)&amp;&quot;),&quot;&amp;CHAR(10)&amp;&quot;  [C_&quot;&amp;[.X61]&amp;&quot;] = COMBO&quot;&amp;IF([.K61]=&quot;key&quot;;&quot;&quot;;&quot;_ACTION&quot;)&amp;&quot;(&quot;&amp;[.X61]&amp;&quot;_combo&quot;&amp;IF([.K61]=&quot;key&quot;;&quot;, &quot;&amp;[.L61];&quot;&quot;)&amp;&quot;),&quot;" office:value-type="string" office:string-value="  [C_w_p] = COMBO_ACTION(w_p_combo),&#10;  [C_w_p_2] = COMBO_ACTION(w_p_2_combo)," calcext:value-type="string">
            <text:p>  [C_w_p] = COMBO_ACTION(w_p_combo),</text:p>
            <text:p>  [C_w_p_2] = COMBO_ACTION(w_p_2_combo),</text:p>
          </table:table-cell>
          <table:table-cell table:style-name="ce5" table:formula="of:=IF([.K61]=&quot;macro&quot;;&quot;    case &quot;&amp;&quot;C_&quot;&amp;[.W61]&amp;&quot;: if (p) {&quot;&amp;[.M61]&amp;&quot;} &quot;&amp;IF([.N61]=&quot;&quot;;&quot;&quot;;&quot;else {&quot;&amp;[.N61]&amp;&quot;}&quot;)&amp;&quot; break;&quot;&amp;CHAR(10)&amp;&quot;    case &quot;&amp;&quot;C_&quot;&amp;[.X61]&amp;&quot;: if (p) {&quot;&amp;[.M61]&amp;&quot;} &quot;&amp;IF([.N61]=&quot;&quot;;&quot;&quot;;&quot;else {&quot;&amp;[.N61]&amp;&quot;}&quot;)&amp;&quot; break;&quot;;&quot;&quot;)" office:value-type="string" office:string-value="    case C_w_p: if (p) {SEND_STRING(SS_DOWN(X_LCTL)SS_TAP(X_HOME)SS_UP(X_LCTL));}  break;&#10;    case C_w_p_2: if (p) {SEND_STRING(SS_DOWN(X_LCTL)SS_TAP(X_HOME)SS_UP(X_LCTL));}  break;" calcext:value-type="string">
            <text:p>    case C_w_p: if (p) {SEND_STRING(SS_DOWN(X_LCTL)SS_TAP(X_HOME)SS_UP(X_LCTL));}  break;</text:p>
            <text:p>    case C_w_p_2: if (p) {SEND_STRING(SS_DOWN(X_LCTL)SS_TAP(X_HOME)SS_UP(X_LCTL));}  break;</text:p>
          </table:table-cell>
          <table:table-cell/>
          <table:table-cell table:style-name="ce8" table:formula="of:=VLOOKUP([.A61];[$actions.$A$2:.$F$500];5;0)" office:value-type="string" office:string-value="macro" calcext:value-type="string">
            <text:p>macro</text:p>
          </table:table-cell>
          <table:table-cell table:formula="of:=VLOOKUP([.A61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TAP(X_HOME)SS_UP(X_LCTL));</text:p>
          </table:table-cell>
          <table:table-cell table:formula="of:=VLOOKUP([.A61];[$actions.$A$2:.$D$500];4;0)" office:value-type="float" office:value="0" calcext:value-type="float">
            <text:p/>
          </table:table-cell>
          <table:table-cell table:formula="of:=VLOOKUP([.B61];[$keys.$A$2:$keys.$C$40];2;0)" office:value-type="string" office:string-value="KC_W" calcext:value-type="string">
            <text:p>KC_W</text:p>
          </table:table-cell>
          <table:table-cell table:formula="of:=VLOOKUP([.C61];[$keys.$A$2:$keys.$C$40];2;0)" office:value-type="string" office:string-value="KC_P" calcext:value-type="string">
            <text:p>KC_P</text:p>
          </table:table-cell>
          <table:table-cell table:formula="of:=VLOOKUP([.D61];[$keys.$A$2:$keys.$C$40];2;0)" office:value-type="string" office:string-value="" calcext:value-type="error">
            <text:p>#N/A</text:p>
          </table:table-cell>
          <table:table-cell table:formula="of:=VLOOKUP([.E61];[$keys.$A$2:$keys.$C$40];2;0)" office:value-type="string" office:string-value="" calcext:value-type="error">
            <text:p>#N/A</text:p>
          </table:table-cell>
          <table:table-cell table:formula="of:=VLOOKUP([.B61];[$keys.$A$2:$keys.$C$40];3;0)" office:value-type="string" office:string-value="KC_1" calcext:value-type="string">
            <text:p>KC_1</text:p>
          </table:table-cell>
          <table:table-cell table:formula="of:=VLOOKUP([.C61];[$keys.$A$3:$keys.$C$40];3;0)" office:value-type="string" office:string-value="KC_3" calcext:value-type="string">
            <text:p>KC_3</text:p>
          </table:table-cell>
          <table:table-cell table:formula="of:=VLOOKUP([.D61];[$keys.$A$3:$keys.$C$40];3;0)" office:value-type="string" office:string-value="" calcext:value-type="error">
            <text:p>#N/A</text:p>
          </table:table-cell>
          <table:table-cell table:formula="of:=VLOOKUP([.E61];[$keys.$A$3:$keys.$C$40];3;0)" office:value-type="string" office:string-value="" calcext:value-type="error">
            <text:p>#N/A</text:p>
          </table:table-cell>
          <table:table-cell table:formula="of:=[.B61]&amp;&quot;_&quot;&amp;[.C61]&amp;IF(ISNA([.Q61]);&quot;&quot;;&quot;_&quot;&amp;[.D61]&amp;IF(ISNA([.R61]);&quot;&quot;;&quot;_&quot;&amp;[.E61]))" office:value-type="string" office:string-value="w_p" calcext:value-type="string">
            <text:p>w_p</text:p>
          </table:table-cell>
          <table:table-cell table:formula="of:=[.W61]&amp;&quot;_2&quot;" office:value-type="string" office:string-value="w_p_2" calcext:value-type="string">
            <text:p>w_p_2</text:p>
          </table:table-cell>
          <table:table-cell table:formula="of:=[.O61]&amp;&quot;, &quot;&amp;[.P61]&amp;IF(ISNA([.Q61]);&quot;&quot;;&quot;, &quot;&amp;[.Q61]&amp;IF(ISNA([.R61]);&quot;&quot;;&quot;, &quot;&amp;[.R61]))" office:value-type="string" office:string-value="KC_W, KC_P" calcext:value-type="string">
            <text:p>KC_W, KC_P</text:p>
          </table:table-cell>
          <table:table-cell table:formula="of:=[.S61]&amp;&quot;, &quot;&amp;[.T61]&amp;IF(ISNA([.U61]);&quot;&quot;;&quot;, &quot;&amp;[.U61]&amp;IF(ISNA([.V61]);&quot;&quot;;&quot;, &quot;&amp;[.V61]))" office:value-type="string" office:string-value="KC_1, KC_3" calcext:value-type="string">
            <text:p>KC_1, KC_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up_line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formula="of:=&quot;const uint16_t PROGMEM &quot;&amp;[.W62]&amp;&quot;_combo[] = {&quot;&amp;[.Y62]&amp;&quot;, COMBO_END};&quot;&amp;CHAR(10)&amp;&quot;const uint16_t PROGMEM &quot;&amp;[.X62]&amp;&quot;_combo[] = {&quot;&amp;[.Z62]&amp;&quot;, COMBO_END};&quot;" office:value-type="string" office:string-value="const uint16_t PROGMEM m_coma_dot_quot_combo[] = {KC_M, CC_COSC, CC_PDCL, KC_QUOT, COMBO_END};&#10;const uint16_t PROGMEM m_coma_dot_quot_2_combo[] = {KC_BSLS, KC_SLSH, CC_PDCL, KC_GRV, COMBO_END};" calcext:value-type="string">
            <text:p>const uint16_t PROGMEM m_coma_dot_quot_combo[] = {KC_M, CC_COSC, CC_PDCL, KC_QUOT, COMBO_END};</text:p>
            <text:p>const uint16_t PROGMEM m_coma_dot_quot_2_combo[] = {KC_BSLS, KC_SLSH, CC_PDCL, KC_GRV, COMBO_END};</text:p>
          </table:table-cell>
          <table:table-cell table:formula="of:=&quot;  C_&quot;&amp;[.W62]&amp;&quot;,&quot;&amp;CHAR(10)&amp;&quot;  C_&quot;&amp;[.X62]&amp;&quot;,&quot;" office:value-type="string" office:string-value="  C_m_coma_dot_quot,&#10;  C_m_coma_dot_quot_2," calcext:value-type="string">
            <text:p>  C_m_coma_dot_quot,</text:p>
            <text:p>  C_m_coma_dot_quot_2,</text:p>
          </table:table-cell>
          <table:table-cell table:formula="of:=&quot;  [C_&quot;&amp;[.W62]&amp;&quot;] = COMBO&quot;&amp;IF([.K62]=&quot;key&quot;;&quot;&quot;;&quot;_ACTION&quot;)&amp;&quot;(&quot;&amp;[.W62]&amp;&quot;_combo&quot;&amp;IF([.K62]=&quot;key&quot;;&quot;, &quot;&amp;[.L62];&quot;&quot;)&amp;&quot;),&quot;&amp;CHAR(10)&amp;&quot;  [C_&quot;&amp;[.X62]&amp;&quot;] = COMBO&quot;&amp;IF([.K62]=&quot;key&quot;;&quot;&quot;;&quot;_ACTION&quot;)&amp;&quot;(&quot;&amp;[.X62]&amp;&quot;_combo&quot;&amp;IF([.K62]=&quot;key&quot;;&quot;, &quot;&amp;[.L62];&quot;&quot;)&amp;&quot;),&quot;" office:value-type="string" office:string-value="  [C_m_coma_dot_quot] = COMBO_ACTION(m_coma_dot_quot_combo),&#10;  [C_m_coma_dot_quot_2] = COMBO_ACTION(m_coma_dot_quot_2_combo)," calcext:value-type="string">
            <text:p>  [C_m_coma_dot_quot] = COMBO_ACTION(m_coma_dot_quot_combo),</text:p>
            <text:p>  [C_m_coma_dot_quot_2] = COMBO_ACTION(m_coma_dot_quot_2_combo),</text:p>
          </table:table-cell>
          <table:table-cell table:style-name="ce5" table:formula="of:=IF([.K62]=&quot;macro&quot;;&quot;    case &quot;&amp;&quot;C_&quot;&amp;[.W62]&amp;&quot;: if (p) {&quot;&amp;[.M62]&amp;&quot;} &quot;&amp;IF([.N62]=&quot;&quot;;&quot;&quot;;&quot;else {&quot;&amp;[.N62]&amp;&quot;}&quot;)&amp;&quot; break;&quot;&amp;CHAR(10)&amp;&quot;    case &quot;&amp;&quot;C_&quot;&amp;[.X62]&amp;&quot;: if (p) {&quot;&amp;[.M62]&amp;&quot;} &quot;&amp;IF([.N62]=&quot;&quot;;&quot;&quot;;&quot;else {&quot;&amp;[.N62]&amp;&quot;}&quot;)&amp;&quot; break;&quot;;&quot;&quot;)" office:value-type="string" office:string-value="    case C_m_coma_dot_quot: if (p) {SEND_STRING(SS_TAP(X_END) SS_DOWN(X_LSFT)SS_TAP(X_HOME)SS_UP(X_LSFT)SS_LCTL(&quot;c&quot;)SS_TAP(X_END)SS_TAP(X_ENT)SS_LCTL(&quot;v&quot;));}  break;&#10;    case C_m_coma_dot_quot_2: if (p) {SEND_STRING(SS_TAP(X_END) SS_DOWN(X_LSFT)SS_TAP(X_HOME)SS_UP(X_LSFT)SS_LCTL(&quot;c&quot;)SS_TAP(X_END)SS_TAP(X_ENT)SS_LCTL(&quot;v&quot;));}  break;" calcext:value-type="string">
            <text:p>    case C_m_coma_dot_quot: if (p) {SEND_STRING(SS_TAP(X_END) SS_DOWN(X_LSFT)SS_TAP(X_HOME)SS_UP(X_LSFT)SS_LCTL("c")SS_TAP(X_END)SS_TAP(X_ENT)SS_LCTL("v"));}  break;</text:p>
            <text:p>    case C_m_coma_dot_quot_2: if (p) {SEND_STRING(SS_TAP(X_END) SS_DOWN(X_LSFT)SS_TAP(X_HOME)SS_UP(X_LSFT)SS_LCTL("c")SS_TAP(X_END)SS_TAP(X_ENT)SS_LCTL("v"));}  break;</text:p>
          </table:table-cell>
          <table:table-cell/>
          <table:table-cell table:style-name="ce8" table:formula="of:=VLOOKUP([.A62];[$actions.$A$2:.$F$500];5;0)" office:value-type="string" office:string-value="macro" calcext:value-type="string">
            <text:p>macro</text:p>
          </table:table-cell>
          <table:table-cell table:formula="of:=VLOOKUP([.A62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 table:formula="of:=VLOOKUP([.A62];[$actions.$A$2:.$D$500];4;0)" office:value-type="float" office:value="0" calcext:value-type="float">
            <text:p/>
          </table:table-cell>
          <table:table-cell table:formula="of:=VLOOKUP([.B62];[$keys.$A$2:$keys.$C$40];2;0)" office:value-type="string" office:string-value="KC_M" calcext:value-type="string">
            <text:p>KC_M</text:p>
          </table:table-cell>
          <table:table-cell table:formula="of:=VLOOKUP([.C62];[$keys.$A$2:$keys.$C$40];2;0)" office:value-type="string" office:string-value="CC_COSC" calcext:value-type="string">
            <text:p>CC_COSC</text:p>
          </table:table-cell>
          <table:table-cell table:formula="of:=VLOOKUP([.D62];[$keys.$A$2:$keys.$C$40];2;0)" office:value-type="string" office:string-value="CC_PDCL" calcext:value-type="string">
            <text:p>CC_PDCL</text:p>
          </table:table-cell>
          <table:table-cell table:formula="of:=VLOOKUP([.E62];[$keys.$A$2:$keys.$C$40];2;0)" office:value-type="string" office:string-value="KC_QUOT" calcext:value-type="string">
            <text:p>KC_QUOT</text:p>
          </table:table-cell>
          <table:table-cell table:formula="of:=VLOOKUP([.B62];[$keys.$A$2:$keys.$C$40];3;0)" office:value-type="string" office:string-value="KC_BSLS" calcext:value-type="string">
            <text:p>KC_BSLS</text:p>
          </table:table-cell>
          <table:table-cell table:formula="of:=VLOOKUP([.C62];[$keys.$A$3:$keys.$C$40];3;0)" office:value-type="string" office:string-value="KC_SLSH" calcext:value-type="string">
            <text:p>KC_SLSH</text:p>
          </table:table-cell>
          <table:table-cell table:formula="of:=VLOOKUP([.D62];[$keys.$A$3:$keys.$C$40];3;0)" office:value-type="string" office:string-value="CC_PDCL" calcext:value-type="string">
            <text:p>CC_PDCL</text:p>
          </table:table-cell>
          <table:table-cell table:formula="of:=VLOOKUP([.E62];[$keys.$A$3:$keys.$C$40];3;0)" office:value-type="string" office:string-value="KC_GRV" calcext:value-type="string">
            <text:p>KC_GRV</text:p>
          </table:table-cell>
          <table:table-cell table:formula="of:=[.B62]&amp;&quot;_&quot;&amp;[.C62]&amp;IF(ISNA([.Q62]);&quot;&quot;;&quot;_&quot;&amp;[.D62]&amp;IF(ISNA([.R62]);&quot;&quot;;&quot;_&quot;&amp;[.E62]))" office:value-type="string" office:string-value="m_coma_dot_quot" calcext:value-type="string">
            <text:p>m_coma_dot_quot</text:p>
          </table:table-cell>
          <table:table-cell table:formula="of:=[.W62]&amp;&quot;_2&quot;" office:value-type="string" office:string-value="m_coma_dot_quot_2" calcext:value-type="string">
            <text:p>m_coma_dot_quot_2</text:p>
          </table:table-cell>
          <table:table-cell table:formula="of:=[.O62]&amp;&quot;, &quot;&amp;[.P62]&amp;IF(ISNA([.Q62]);&quot;&quot;;&quot;, &quot;&amp;[.Q62]&amp;IF(ISNA([.R62]);&quot;&quot;;&quot;, &quot;&amp;[.R62]))" office:value-type="string" office:string-value="KC_M, CC_COSC, CC_PDCL, KC_QUOT" calcext:value-type="string">
            <text:p>KC_M, CC_COSC, CC_PDCL, KC_QUOT</text:p>
          </table:table-cell>
          <table:table-cell table:formula="of:=[.S62]&amp;&quot;, &quot;&amp;[.T62]&amp;IF(ISNA([.U62]);&quot;&quot;;&quot;, &quot;&amp;[.U62]&amp;IF(ISNA([.V62]);&quot;&quot;;&quot;, &quot;&amp;[.V62]))" office:value-type="string" office:string-value="KC_BSLS, KC_SLSH, CC_PDCL, KC_GRV" calcext:value-type="string">
            <text:p>KC_BSLS, KC_SLSH, CC_PDCL, KC_GRV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dup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formula="of:=&quot;const uint16_t PROGMEM &quot;&amp;[.W63]&amp;&quot;_combo[] = {&quot;&amp;[.Y63]&amp;&quot;, COMBO_END};&quot;&amp;CHAR(10)&amp;&quot;const uint16_t PROGMEM &quot;&amp;[.X63]&amp;&quot;_combo[] = {&quot;&amp;[.Z63]&amp;&quot;, COMBO_END};&quot;" office:value-type="string" office:string-value="const uint16_t PROGMEM l_u_y_excl_combo[] = {KC_L, KC_U, KC_Y, CC_EMQM, COMBO_END};&#10;const uint16_t PROGMEM l_u_y_excl_2_combo[] = {KC_6, KC_7, KC_8, KC_9, COMBO_END};" calcext:value-type="string">
            <text:p>const uint16_t PROGMEM l_u_y_excl_combo[] = {KC_L, KC_U, KC_Y, CC_EMQM, COMBO_END};</text:p>
            <text:p>const uint16_t PROGMEM l_u_y_excl_2_combo[] = {KC_6, KC_7, KC_8, KC_9, COMBO_END};</text:p>
          </table:table-cell>
          <table:table-cell table:formula="of:=&quot;  C_&quot;&amp;[.W63]&amp;&quot;,&quot;&amp;CHAR(10)&amp;&quot;  C_&quot;&amp;[.X63]&amp;&quot;,&quot;" office:value-type="string" office:string-value="  C_l_u_y_excl,&#10;  C_l_u_y_excl_2," calcext:value-type="string">
            <text:p>  C_l_u_y_excl,</text:p>
            <text:p>  C_l_u_y_excl_2,</text:p>
          </table:table-cell>
          <table:table-cell table:formula="of:=&quot;  [C_&quot;&amp;[.W63]&amp;&quot;] = COMBO&quot;&amp;IF([.K63]=&quot;key&quot;;&quot;&quot;;&quot;_ACTION&quot;)&amp;&quot;(&quot;&amp;[.W63]&amp;&quot;_combo&quot;&amp;IF([.K63]=&quot;key&quot;;&quot;, &quot;&amp;[.L63];&quot;&quot;)&amp;&quot;),&quot;&amp;CHAR(10)&amp;&quot;  [C_&quot;&amp;[.X63]&amp;&quot;] = COMBO&quot;&amp;IF([.K63]=&quot;key&quot;;&quot;&quot;;&quot;_ACTION&quot;)&amp;&quot;(&quot;&amp;[.X63]&amp;&quot;_combo&quot;&amp;IF([.K63]=&quot;key&quot;;&quot;, &quot;&amp;[.L63];&quot;&quot;)&amp;&quot;),&quot;" office:value-type="string" office:string-value="  [C_l_u_y_excl] = COMBO_ACTION(l_u_y_excl_combo),&#10;  [C_l_u_y_excl_2] = COMBO_ACTION(l_u_y_excl_2_combo)," calcext:value-type="string">
            <text:p>  [C_l_u_y_excl] = COMBO_ACTION(l_u_y_excl_combo),</text:p>
            <text:p>  [C_l_u_y_excl_2] = COMBO_ACTION(l_u_y_excl_2_combo),</text:p>
          </table:table-cell>
          <table:table-cell table:style-name="ce5" table:formula="of:=IF([.K63]=&quot;macro&quot;;&quot;    case &quot;&amp;&quot;C_&quot;&amp;[.W63]&amp;&quot;: if (p) {&quot;&amp;[.M63]&amp;&quot;} &quot;&amp;IF([.N63]=&quot;&quot;;&quot;&quot;;&quot;else {&quot;&amp;[.N63]&amp;&quot;}&quot;)&amp;&quot; break;&quot;&amp;CHAR(10)&amp;&quot;    case &quot;&amp;&quot;C_&quot;&amp;[.X63]&amp;&quot;: if (p) {&quot;&amp;[.M63]&amp;&quot;} &quot;&amp;IF([.N63]=&quot;&quot;;&quot;&quot;;&quot;else {&quot;&amp;[.N63]&amp;&quot;}&quot;)&amp;&quot; break;&quot;;&quot;&quot;)" office:value-type="string" office:string-value="    case C_l_u_y_excl: if (p) {SEND_STRING(SS_TAP(X_END) SS_DOWN(X_LSFT)SS_TAP(X_HOME)SS_UP(X_LSFT)SS_LCTL(&quot;c&quot;)SS_TAP(X_HOME)SS_TAP(X_ENT)SS_TAP(X_LEFT)SS_LCTL(&quot;v&quot;));}  break;&#10;    case C_l_u_y_excl_2: if (p) {SEND_STRING(SS_TAP(X_END) SS_DOWN(X_LSFT)SS_TAP(X_HOME)SS_UP(X_LSFT)SS_LCTL(&quot;c&quot;)SS_TAP(X_HOME)SS_TAP(X_ENT)SS_TAP(X_LEFT)SS_LCTL(&quot;v&quot;));}  break;" calcext:value-type="string">
            <text:p>    case C_l_u_y_excl: if (p) {SEND_STRING(SS_TAP(X_END) SS_DOWN(X_LSFT)SS_TAP(X_HOME)SS_UP(X_LSFT)SS_LCTL("c")SS_TAP(X_HOME)SS_TAP(X_ENT)SS_TAP(X_LEFT)SS_LCTL("v"));}  break;</text:p>
            <text:p>    case C_l_u_y_excl_2: if (p) {SEND_STRING(SS_TAP(X_END) SS_DOWN(X_LSFT)SS_TAP(X_HOME)SS_UP(X_LSFT)SS_LCTL("c")SS_TAP(X_HOME)SS_TAP(X_ENT)SS_TAP(X_LEFT)SS_LCTL("v"));}  break;</text:p>
          </table:table-cell>
          <table:table-cell/>
          <table:table-cell table:style-name="ce8" table:formula="of:=VLOOKUP([.A63];[$actions.$A$2:.$F$500];5;0)" office:value-type="string" office:string-value="macro" calcext:value-type="string">
            <text:p>macro</text:p>
          </table:table-cell>
          <table:table-cell table:formula="of:=VLOOKUP([.A63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A63];[$actions.$A$2:.$D$500];4;0)" office:value-type="float" office:value="0" calcext:value-type="float">
            <text:p/>
          </table:table-cell>
          <table:table-cell table:formula="of:=VLOOKUP([.B63];[$keys.$A$2:$keys.$C$40];2;0)" office:value-type="string" office:string-value="KC_L" calcext:value-type="string">
            <text:p>KC_L</text:p>
          </table:table-cell>
          <table:table-cell table:formula="of:=VLOOKUP([.C63];[$keys.$A$2:$keys.$C$40];2;0)" office:value-type="string" office:string-value="KC_U" calcext:value-type="string">
            <text:p>KC_U</text:p>
          </table:table-cell>
          <table:table-cell table:formula="of:=VLOOKUP([.D63];[$keys.$A$2:$keys.$C$40];2;0)" office:value-type="string" office:string-value="KC_Y" calcext:value-type="string">
            <text:p>KC_Y</text:p>
          </table:table-cell>
          <table:table-cell table:formula="of:=VLOOKUP([.E63];[$keys.$A$2:$keys.$C$40];2;0)" office:value-type="string" office:string-value="CC_EMQM" calcext:value-type="string">
            <text:p>CC_EMQM</text:p>
          </table:table-cell>
          <table:table-cell table:formula="of:=VLOOKUP([.B63];[$keys.$A$2:$keys.$C$40];3;0)" office:value-type="string" office:string-value="KC_6" calcext:value-type="string">
            <text:p>KC_6</text:p>
          </table:table-cell>
          <table:table-cell table:formula="of:=VLOOKUP([.C63];[$keys.$A$3:$keys.$C$40];3;0)" office:value-type="string" office:string-value="KC_7" calcext:value-type="string">
            <text:p>KC_7</text:p>
          </table:table-cell>
          <table:table-cell table:formula="of:=VLOOKUP([.D63];[$keys.$A$3:$keys.$C$40];3;0)" office:value-type="string" office:string-value="KC_8" calcext:value-type="string">
            <text:p>KC_8</text:p>
          </table:table-cell>
          <table:table-cell table:formula="of:=VLOOKUP([.E63];[$keys.$A$3:$keys.$C$40];3;0)" office:value-type="string" office:string-value="KC_9" calcext:value-type="string">
            <text:p>KC_9</text:p>
          </table:table-cell>
          <table:table-cell table:formula="of:=[.B63]&amp;&quot;_&quot;&amp;[.C63]&amp;IF(ISNA([.Q63]);&quot;&quot;;&quot;_&quot;&amp;[.D63]&amp;IF(ISNA([.R63]);&quot;&quot;;&quot;_&quot;&amp;[.E63]))" office:value-type="string" office:string-value="l_u_y_excl" calcext:value-type="string">
            <text:p>l_u_y_excl</text:p>
          </table:table-cell>
          <table:table-cell table:formula="of:=[.W63]&amp;&quot;_2&quot;" office:value-type="string" office:string-value="l_u_y_excl_2" calcext:value-type="string">
            <text:p>l_u_y_excl_2</text:p>
          </table:table-cell>
          <table:table-cell table:formula="of:=[.O63]&amp;&quot;, &quot;&amp;[.P63]&amp;IF(ISNA([.Q63]);&quot;&quot;;&quot;, &quot;&amp;[.Q63]&amp;IF(ISNA([.R63]);&quot;&quot;;&quot;, &quot;&amp;[.R63]))" office:value-type="string" office:string-value="KC_L, KC_U, KC_Y, CC_EMQM" calcext:value-type="string">
            <text:p>KC_L, KC_U, KC_Y, CC_EMQM</text:p>
          </table:table-cell>
          <table:table-cell table:formula="of:=[.S63]&amp;&quot;, &quot;&amp;[.T63]&amp;IF(ISNA([.U63]);&quot;&quot;;&quot;, &quot;&amp;[.U63]&amp;IF(ISNA([.V63]);&quot;&quot;;&quot;, &quot;&amp;[.V63]))" office:value-type="string" office:string-value="KC_6, KC_7, KC_8, KC_9" calcext:value-type="string">
            <text:p>KC_6, KC_7, KC_8, KC_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join_lines_d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2"/>
          <table:table-cell table:formula="of:=&quot;const uint16_t PROGMEM &quot;&amp;[.W64]&amp;&quot;_combo[] = {&quot;&amp;[.Y64]&amp;&quot;, COMBO_END};&quot;&amp;CHAR(10)&amp;&quot;const uint16_t PROGMEM &quot;&amp;[.X64]&amp;&quot;_combo[] = {&quot;&amp;[.Z64]&amp;&quot;, COMBO_END};&quot;" office:value-type="string" office:string-value="const uint16_t PROGMEM m_dot_combo[] = {KC_M, CC_PDCL, COMBO_END};&#10;const uint16_t PROGMEM m_dot_2_combo[] = {KC_BSLS, CC_PDCL, COMBO_END};" calcext:value-type="string">
            <text:p>const uint16_t PROGMEM m_dot_combo[] = {KC_M, CC_PDCL, COMBO_END};</text:p>
            <text:p>const uint16_t PROGMEM m_dot_2_combo[] = {KC_BSLS, CC_PDCL, COMBO_END};</text:p>
          </table:table-cell>
          <table:table-cell table:formula="of:=&quot;  C_&quot;&amp;[.W64]&amp;&quot;,&quot;&amp;CHAR(10)&amp;&quot;  C_&quot;&amp;[.X64]&amp;&quot;,&quot;" office:value-type="string" office:string-value="  C_m_dot,&#10;  C_m_dot_2," calcext:value-type="string">
            <text:p>  C_m_dot,</text:p>
            <text:p>  C_m_dot_2,</text:p>
          </table:table-cell>
          <table:table-cell table:formula="of:=&quot;  [C_&quot;&amp;[.W64]&amp;&quot;] = COMBO&quot;&amp;IF([.K64]=&quot;key&quot;;&quot;&quot;;&quot;_ACTION&quot;)&amp;&quot;(&quot;&amp;[.W64]&amp;&quot;_combo&quot;&amp;IF([.K64]=&quot;key&quot;;&quot;, &quot;&amp;[.L64];&quot;&quot;)&amp;&quot;),&quot;&amp;CHAR(10)&amp;&quot;  [C_&quot;&amp;[.X64]&amp;&quot;] = COMBO&quot;&amp;IF([.K64]=&quot;key&quot;;&quot;&quot;;&quot;_ACTION&quot;)&amp;&quot;(&quot;&amp;[.X64]&amp;&quot;_combo&quot;&amp;IF([.K64]=&quot;key&quot;;&quot;, &quot;&amp;[.L64];&quot;&quot;)&amp;&quot;),&quot;" office:value-type="string" office:string-value="  [C_m_dot] = COMBO_ACTION(m_dot_combo),&#10;  [C_m_dot_2] = COMBO_ACTION(m_dot_2_combo)," calcext:value-type="string">
            <text:p>  [C_m_dot] = COMBO_ACTION(m_dot_combo),</text:p>
            <text:p>  [C_m_dot_2] = COMBO_ACTION(m_dot_2_combo),</text:p>
          </table:table-cell>
          <table:table-cell table:style-name="ce5" table:formula="of:=IF([.K64]=&quot;macro&quot;;&quot;    case &quot;&amp;&quot;C_&quot;&amp;[.W64]&amp;&quot;: if (p) {&quot;&amp;[.M64]&amp;&quot;} &quot;&amp;IF([.N64]=&quot;&quot;;&quot;&quot;;&quot;else {&quot;&amp;[.N64]&amp;&quot;}&quot;)&amp;&quot; break;&quot;&amp;CHAR(10)&amp;&quot;    case &quot;&amp;&quot;C_&quot;&amp;[.X64]&amp;&quot;: if (p) {&quot;&amp;[.M64]&amp;&quot;} &quot;&amp;IF([.N64]=&quot;&quot;;&quot;&quot;;&quot;else {&quot;&amp;[.N64]&amp;&quot;}&quot;)&amp;&quot; break;&quot;;&quot;&quot;)" office:value-type="string" office:string-value="    case C_m_dot: if (p) {SEND_STRING(SS_TAP(X_END)SS_TAP(X_DEL));}  break;&#10;    case C_m_dot_2: if (p) {SEND_STRING(SS_TAP(X_END)SS_TAP(X_DEL));}  break;" calcext:value-type="string">
            <text:p>    case C_m_dot: if (p) {SEND_STRING(SS_TAP(X_END)SS_TAP(X_DEL));}  break;</text:p>
            <text:p>    case C_m_dot_2: if (p) {SEND_STRING(SS_TAP(X_END)SS_TAP(X_DEL));}  break;</text:p>
          </table:table-cell>
          <table:table-cell/>
          <table:table-cell table:style-name="ce8" table:formula="of:=VLOOKUP([.A64];[$actions.$A$2:.$F$500];5;0)" office:value-type="string" office:string-value="macro" calcext:value-type="string">
            <text:p>macro</text:p>
          </table:table-cell>
          <table:table-cell table:formula="of:=VLOOKUP([.A64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SS_TAP(X_DEL));</text:p>
          </table:table-cell>
          <table:table-cell table:formula="of:=VLOOKUP([.A64];[$actions.$A$2:.$D$500];4;0)" office:value-type="float" office:value="0" calcext:value-type="float">
            <text:p/>
          </table:table-cell>
          <table:table-cell table:formula="of:=VLOOKUP([.B64];[$keys.$A$2:$keys.$C$40];2;0)" office:value-type="string" office:string-value="KC_M" calcext:value-type="string">
            <text:p>KC_M</text:p>
          </table:table-cell>
          <table:table-cell table:formula="of:=VLOOKUP([.C64];[$keys.$A$2:$keys.$C$40];2;0)" office:value-type="string" office:string-value="CC_PDCL" calcext:value-type="string">
            <text:p>CC_PDCL</text:p>
          </table:table-cell>
          <table:table-cell table:formula="of:=VLOOKUP([.D64];[$keys.$A$2:$keys.$C$40];2;0)" office:value-type="string" office:string-value="" calcext:value-type="error">
            <text:p>#N/A</text:p>
          </table:table-cell>
          <table:table-cell table:formula="of:=VLOOKUP([.E64];[$keys.$A$2:$keys.$C$40];2;0)" office:value-type="string" office:string-value="" calcext:value-type="error">
            <text:p>#N/A</text:p>
          </table:table-cell>
          <table:table-cell table:formula="of:=VLOOKUP([.B64];[$keys.$A$2:$keys.$C$40];3;0)" office:value-type="string" office:string-value="KC_BSLS" calcext:value-type="string">
            <text:p>KC_BSLS</text:p>
          </table:table-cell>
          <table:table-cell table:formula="of:=VLOOKUP([.C64];[$keys.$A$3:$keys.$C$40];3;0)" office:value-type="string" office:string-value="CC_PDCL" calcext:value-type="string">
            <text:p>CC_PDCL</text:p>
          </table:table-cell>
          <table:table-cell table:formula="of:=VLOOKUP([.D64];[$keys.$A$3:$keys.$C$40];3;0)" office:value-type="string" office:string-value="" calcext:value-type="error">
            <text:p>#N/A</text:p>
          </table:table-cell>
          <table:table-cell table:formula="of:=VLOOKUP([.E64];[$keys.$A$3:$keys.$C$40];3;0)" office:value-type="string" office:string-value="" calcext:value-type="error">
            <text:p>#N/A</text:p>
          </table:table-cell>
          <table:table-cell table:formula="of:=[.B64]&amp;&quot;_&quot;&amp;[.C64]&amp;IF(ISNA([.Q64]);&quot;&quot;;&quot;_&quot;&amp;[.D64]&amp;IF(ISNA([.R64]);&quot;&quot;;&quot;_&quot;&amp;[.E64]))" office:value-type="string" office:string-value="m_dot" calcext:value-type="string">
            <text:p>m_dot</text:p>
          </table:table-cell>
          <table:table-cell table:formula="of:=[.W64]&amp;&quot;_2&quot;" office:value-type="string" office:string-value="m_dot_2" calcext:value-type="string">
            <text:p>m_dot_2</text:p>
          </table:table-cell>
          <table:table-cell table:formula="of:=[.O64]&amp;&quot;, &quot;&amp;[.P64]&amp;IF(ISNA([.Q64]);&quot;&quot;;&quot;, &quot;&amp;[.Q64]&amp;IF(ISNA([.R64]);&quot;&quot;;&quot;, &quot;&amp;[.R64]))" office:value-type="string" office:string-value="KC_M, CC_PDCL" calcext:value-type="string">
            <text:p>KC_M, CC_PDCL</text:p>
          </table:table-cell>
          <table:table-cell table:formula="of:=[.S64]&amp;&quot;, &quot;&amp;[.T64]&amp;IF(ISNA([.U64]);&quot;&quot;;&quot;, &quot;&amp;[.U64]&amp;IF(ISNA([.V64]);&quot;&quot;;&quot;, &quot;&amp;[.V64]))" office:value-type="string" office:string-value="KC_BSLS, CC_PDCL" calcext:value-type="string">
            <text:p>KC_BSLS, CC_PDCL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join_lines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&quot;const uint16_t PROGMEM &quot;&amp;[.W65]&amp;&quot;_combo[] = {&quot;&amp;[.Y65]&amp;&quot;, COMBO_END};&quot;&amp;CHAR(10)&amp;&quot;const uint16_t PROGMEM &quot;&amp;[.X65]&amp;&quot;_combo[] = {&quot;&amp;[.Z65]&amp;&quot;, COMBO_END};&quot;" office:value-type="string" office:string-value="const uint16_t PROGMEM l_y_combo[] = {KC_L, KC_Y, COMBO_END};&#10;const uint16_t PROGMEM l_y_2_combo[] = {KC_6, KC_8, COMBO_END};" calcext:value-type="string">
            <text:p>const uint16_t PROGMEM l_y_combo[] = {KC_L, KC_Y, COMBO_END};</text:p>
            <text:p>const uint16_t PROGMEM l_y_2_combo[] = {KC_6, KC_8, COMBO_END};</text:p>
          </table:table-cell>
          <table:table-cell table:formula="of:=&quot;  C_&quot;&amp;[.W65]&amp;&quot;,&quot;&amp;CHAR(10)&amp;&quot;  C_&quot;&amp;[.X65]&amp;&quot;,&quot;" office:value-type="string" office:string-value="  C_l_y,&#10;  C_l_y_2," calcext:value-type="string">
            <text:p>  C_l_y,</text:p>
            <text:p>  C_l_y_2,</text:p>
          </table:table-cell>
          <table:table-cell table:formula="of:=&quot;  [C_&quot;&amp;[.W65]&amp;&quot;] = COMBO&quot;&amp;IF([.K65]=&quot;key&quot;;&quot;&quot;;&quot;_ACTION&quot;)&amp;&quot;(&quot;&amp;[.W65]&amp;&quot;_combo&quot;&amp;IF([.K65]=&quot;key&quot;;&quot;, &quot;&amp;[.L65];&quot;&quot;)&amp;&quot;),&quot;&amp;CHAR(10)&amp;&quot;  [C_&quot;&amp;[.X65]&amp;&quot;] = COMBO&quot;&amp;IF([.K65]=&quot;key&quot;;&quot;&quot;;&quot;_ACTION&quot;)&amp;&quot;(&quot;&amp;[.X65]&amp;&quot;_combo&quot;&amp;IF([.K65]=&quot;key&quot;;&quot;, &quot;&amp;[.L65];&quot;&quot;)&amp;&quot;),&quot;" office:value-type="string" office:string-value="  [C_l_y] = COMBO_ACTION(l_y_combo),&#10;  [C_l_y_2] = COMBO_ACTION(l_y_2_combo)," calcext:value-type="string">
            <text:p>  [C_l_y] = COMBO_ACTION(l_y_combo),</text:p>
            <text:p>  [C_l_y_2] = COMBO_ACTION(l_y_2_combo),</text:p>
          </table:table-cell>
          <table:table-cell table:style-name="ce5" table:formula="of:=IF([.K65]=&quot;macro&quot;;&quot;    case &quot;&amp;&quot;C_&quot;&amp;[.W65]&amp;&quot;: if (p) {&quot;&amp;[.M65]&amp;&quot;} &quot;&amp;IF([.N65]=&quot;&quot;;&quot;&quot;;&quot;else {&quot;&amp;[.N65]&amp;&quot;}&quot;)&amp;&quot; break;&quot;&amp;CHAR(10)&amp;&quot;    case &quot;&amp;&quot;C_&quot;&amp;[.X65]&amp;&quot;: if (p) {&quot;&amp;[.M65]&amp;&quot;} &quot;&amp;IF([.N65]=&quot;&quot;;&quot;&quot;;&quot;else {&quot;&amp;[.N65]&amp;&quot;}&quot;)&amp;&quot; break;&quot;;&quot;&quot;)" office:value-type="string" office:string-value="    case C_l_y: if (p) {SEND_STRING(SS_TAP(X_HOME)SS_TAP(X_BSPC));}  break;&#10;    case C_l_y_2: if (p) {SEND_STRING(SS_TAP(X_HOME)SS_TAP(X_BSPC));}  break;" calcext:value-type="string">
            <text:p>    case C_l_y: if (p) {SEND_STRING(SS_TAP(X_HOME)SS_TAP(X_BSPC));}  break;</text:p>
            <text:p>    case C_l_y_2: if (p) {SEND_STRING(SS_TAP(X_HOME)SS_TAP(X_BSPC));}  break;</text:p>
          </table:table-cell>
          <table:table-cell/>
          <table:table-cell table:style-name="ce8" table:formula="of:=VLOOKUP([.A65];[$actions.$A$2:.$F$500];5;0)" office:value-type="string" office:string-value="macro" calcext:value-type="string">
            <text:p>macro</text:p>
          </table:table-cell>
          <table:table-cell table:formula="of:=VLOOKUP([.A65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HOME)SS_TAP(X_BSPC));</text:p>
          </table:table-cell>
          <table:table-cell table:formula="of:=VLOOKUP([.A65];[$actions.$A$2:.$D$500];4;0)" office:value-type="float" office:value="0" calcext:value-type="float">
            <text:p/>
          </table:table-cell>
          <table:table-cell table:formula="of:=VLOOKUP([.B65];[$keys.$A$2:$keys.$C$40];2;0)" office:value-type="string" office:string-value="KC_L" calcext:value-type="string">
            <text:p>KC_L</text:p>
          </table:table-cell>
          <table:table-cell table:formula="of:=VLOOKUP([.C65];[$keys.$A$2:$keys.$C$40];2;0)" office:value-type="string" office:string-value="KC_Y" calcext:value-type="string">
            <text:p>KC_Y</text:p>
          </table:table-cell>
          <table:table-cell table:formula="of:=VLOOKUP([.D65];[$keys.$A$2:$keys.$C$40];2;0)" office:value-type="string" office:string-value="" calcext:value-type="error">
            <text:p>#N/A</text:p>
          </table:table-cell>
          <table:table-cell table:formula="of:=VLOOKUP([.E65];[$keys.$A$2:$keys.$C$40];2;0)" office:value-type="string" office:string-value="" calcext:value-type="error">
            <text:p>#N/A</text:p>
          </table:table-cell>
          <table:table-cell table:formula="of:=VLOOKUP([.B65];[$keys.$A$2:$keys.$C$40];3;0)" office:value-type="string" office:string-value="KC_6" calcext:value-type="string">
            <text:p>KC_6</text:p>
          </table:table-cell>
          <table:table-cell table:formula="of:=VLOOKUP([.C65];[$keys.$A$3:$keys.$C$40];3;0)" office:value-type="string" office:string-value="KC_8" calcext:value-type="string">
            <text:p>KC_8</text:p>
          </table:table-cell>
          <table:table-cell table:formula="of:=VLOOKUP([.D65];[$keys.$A$3:$keys.$C$40];3;0)" office:value-type="string" office:string-value="" calcext:value-type="error">
            <text:p>#N/A</text:p>
          </table:table-cell>
          <table:table-cell table:formula="of:=VLOOKUP([.E65];[$keys.$A$3:$keys.$C$40];3;0)" office:value-type="string" office:string-value="" calcext:value-type="error">
            <text:p>#N/A</text:p>
          </table:table-cell>
          <table:table-cell table:formula="of:=[.B65]&amp;&quot;_&quot;&amp;[.C65]&amp;IF(ISNA([.Q65]);&quot;&quot;;&quot;_&quot;&amp;[.D65]&amp;IF(ISNA([.R65]);&quot;&quot;;&quot;_&quot;&amp;[.E65]))" office:value-type="string" office:string-value="l_y" calcext:value-type="string">
            <text:p>l_y</text:p>
          </table:table-cell>
          <table:table-cell table:formula="of:=[.W65]&amp;&quot;_2&quot;" office:value-type="string" office:string-value="l_y_2" calcext:value-type="string">
            <text:p>l_y_2</text:p>
          </table:table-cell>
          <table:table-cell table:formula="of:=[.O65]&amp;&quot;, &quot;&amp;[.P65]&amp;IF(ISNA([.Q65]);&quot;&quot;;&quot;, &quot;&amp;[.Q65]&amp;IF(ISNA([.R65]);&quot;&quot;;&quot;, &quot;&amp;[.R65]))" office:value-type="string" office:string-value="KC_L, KC_Y" calcext:value-type="string">
            <text:p>KC_L, KC_Y</text:p>
          </table:table-cell>
          <table:table-cell table:formula="of:=[.S65]&amp;&quot;, &quot;&amp;[.T65]&amp;IF(ISNA([.U65]);&quot;&quot;;&quot;, &quot;&amp;[.U65]&amp;IF(ISNA([.V65]);&quot;&quot;;&quot;, &quot;&amp;[.V65]))" office:value-type="string" office:string-value="KC_6, KC_8" calcext:value-type="string">
            <text:p>KC_6, KC_8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ew_line_down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2"/>
          <table:table-cell table:formula="of:=&quot;const uint16_t PROGMEM &quot;&amp;[.W66]&amp;&quot;_combo[] = {&quot;&amp;[.Y66]&amp;&quot;, COMBO_END};&quot;&amp;CHAR(10)&amp;&quot;const uint16_t PROGMEM &quot;&amp;[.X66]&amp;&quot;_combo[] = {&quot;&amp;[.Z66]&amp;&quot;, COMBO_END};&quot;" office:value-type="string" office:string-value="const uint16_t PROGMEM coma_dot_combo[] = {CC_COSC, CC_PDCL, COMBO_END};&#10;const uint16_t PROGMEM coma_dot_2_combo[] = {KC_SLSH, CC_PDCL, COMBO_END};" calcext:value-type="string">
            <text:p>const uint16_t PROGMEM coma_dot_combo[] = {CC_COSC, CC_PDCL, COMBO_END};</text:p>
            <text:p>const uint16_t PROGMEM coma_dot_2_combo[] = {KC_SLSH, CC_PDCL, COMBO_END};</text:p>
          </table:table-cell>
          <table:table-cell table:formula="of:=&quot;  C_&quot;&amp;[.W66]&amp;&quot;,&quot;&amp;CHAR(10)&amp;&quot;  C_&quot;&amp;[.X66]&amp;&quot;,&quot;" office:value-type="string" office:string-value="  C_coma_dot,&#10;  C_coma_dot_2," calcext:value-type="string">
            <text:p>  C_coma_dot,</text:p>
            <text:p>  C_coma_dot_2,</text:p>
          </table:table-cell>
          <table:table-cell table:formula="of:=&quot;  [C_&quot;&amp;[.W66]&amp;&quot;] = COMBO&quot;&amp;IF([.K66]=&quot;key&quot;;&quot;&quot;;&quot;_ACTION&quot;)&amp;&quot;(&quot;&amp;[.W66]&amp;&quot;_combo&quot;&amp;IF([.K66]=&quot;key&quot;;&quot;, &quot;&amp;[.L66];&quot;&quot;)&amp;&quot;),&quot;&amp;CHAR(10)&amp;&quot;  [C_&quot;&amp;[.X66]&amp;&quot;] = COMBO&quot;&amp;IF([.K66]=&quot;key&quot;;&quot;&quot;;&quot;_ACTION&quot;)&amp;&quot;(&quot;&amp;[.X66]&amp;&quot;_combo&quot;&amp;IF([.K66]=&quot;key&quot;;&quot;, &quot;&amp;[.L66];&quot;&quot;)&amp;&quot;),&quot;" office:value-type="string" office:string-value="  [C_coma_dot] = COMBO_ACTION(coma_dot_combo),&#10;  [C_coma_dot_2] = COMBO_ACTION(coma_dot_2_combo)," calcext:value-type="string">
            <text:p>  [C_coma_dot] = COMBO_ACTION(coma_dot_combo),</text:p>
            <text:p>  [C_coma_dot_2] = COMBO_ACTION(coma_dot_2_combo),</text:p>
          </table:table-cell>
          <table:table-cell table:style-name="ce5" table:formula="of:=IF([.K66]=&quot;macro&quot;;&quot;    case &quot;&amp;&quot;C_&quot;&amp;[.W66]&amp;&quot;: if (p) {&quot;&amp;[.M66]&amp;&quot;} &quot;&amp;IF([.N66]=&quot;&quot;;&quot;&quot;;&quot;else {&quot;&amp;[.N66]&amp;&quot;}&quot;)&amp;&quot; break;&quot;&amp;CHAR(10)&amp;&quot;    case &quot;&amp;&quot;C_&quot;&amp;[.X66]&amp;&quot;: if (p) {&quot;&amp;[.M66]&amp;&quot;} &quot;&amp;IF([.N66]=&quot;&quot;;&quot;&quot;;&quot;else {&quot;&amp;[.N66]&amp;&quot;}&quot;)&amp;&quot; break;&quot;;&quot;&quot;)" office:value-type="string" office:string-value="    case C_coma_dot: if (p) {SEND_STRING(SS_TAP(X_END)SS_TAP(X_ENT));}  break;&#10;    case C_coma_dot_2: if (p) {SEND_STRING(SS_TAP(X_END)SS_TAP(X_ENT));}  break;" calcext:value-type="string">
            <text:p>    case C_coma_dot: if (p) {SEND_STRING(SS_TAP(X_END)SS_TAP(X_ENT));}  break;</text:p>
            <text:p>    case C_coma_dot_2: if (p) {SEND_STRING(SS_TAP(X_END)SS_TAP(X_ENT));}  break;</text:p>
          </table:table-cell>
          <table:table-cell/>
          <table:table-cell table:style-name="ce8" table:formula="of:=VLOOKUP([.A66];[$actions.$A$2:.$F$500];5;0)" office:value-type="string" office:string-value="macro" calcext:value-type="string">
            <text:p>macro</text:p>
          </table:table-cell>
          <table:table-cell table:formula="of:=VLOOKUP([.A66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SS_TAP(X_ENT));</text:p>
          </table:table-cell>
          <table:table-cell table:formula="of:=VLOOKUP([.A66];[$actions.$A$2:.$D$500];4;0)" office:value-type="float" office:value="0" calcext:value-type="float">
            <text:p/>
          </table:table-cell>
          <table:table-cell table:formula="of:=VLOOKUP([.B66];[$keys.$A$2:$keys.$C$40];2;0)" office:value-type="string" office:string-value="CC_COSC" calcext:value-type="string">
            <text:p>CC_COSC</text:p>
          </table:table-cell>
          <table:table-cell table:formula="of:=VLOOKUP([.C66];[$keys.$A$2:$keys.$C$40];2;0)" office:value-type="string" office:string-value="CC_PDCL" calcext:value-type="string">
            <text:p>CC_PDCL</text:p>
          </table:table-cell>
          <table:table-cell table:formula="of:=VLOOKUP([.D66];[$keys.$A$2:$keys.$C$40];2;0)" office:value-type="string" office:string-value="" calcext:value-type="error">
            <text:p>#N/A</text:p>
          </table:table-cell>
          <table:table-cell table:formula="of:=VLOOKUP([.E66];[$keys.$A$2:$keys.$C$40];2;0)" office:value-type="string" office:string-value="" calcext:value-type="error">
            <text:p>#N/A</text:p>
          </table:table-cell>
          <table:table-cell table:formula="of:=VLOOKUP([.B66];[$keys.$A$2:$keys.$C$40];3;0)" office:value-type="string" office:string-value="KC_SLSH" calcext:value-type="string">
            <text:p>KC_SLSH</text:p>
          </table:table-cell>
          <table:table-cell table:formula="of:=VLOOKUP([.C66];[$keys.$A$3:$keys.$C$40];3;0)" office:value-type="string" office:string-value="CC_PDCL" calcext:value-type="string">
            <text:p>CC_PDCL</text:p>
          </table:table-cell>
          <table:table-cell table:formula="of:=VLOOKUP([.D66];[$keys.$A$3:$keys.$C$40];3;0)" office:value-type="string" office:string-value="" calcext:value-type="error">
            <text:p>#N/A</text:p>
          </table:table-cell>
          <table:table-cell table:formula="of:=VLOOKUP([.E66];[$keys.$A$3:$keys.$C$40];3;0)" office:value-type="string" office:string-value="" calcext:value-type="error">
            <text:p>#N/A</text:p>
          </table:table-cell>
          <table:table-cell table:formula="of:=[.B66]&amp;&quot;_&quot;&amp;[.C66]&amp;IF(ISNA([.Q66]);&quot;&quot;;&quot;_&quot;&amp;[.D66]&amp;IF(ISNA([.R66]);&quot;&quot;;&quot;_&quot;&amp;[.E66]))" office:value-type="string" office:string-value="coma_dot" calcext:value-type="string">
            <text:p>coma_dot</text:p>
          </table:table-cell>
          <table:table-cell table:formula="of:=[.W66]&amp;&quot;_2&quot;" office:value-type="string" office:string-value="coma_dot_2" calcext:value-type="string">
            <text:p>coma_dot_2</text:p>
          </table:table-cell>
          <table:table-cell table:formula="of:=[.O66]&amp;&quot;, &quot;&amp;[.P66]&amp;IF(ISNA([.Q66]);&quot;&quot;;&quot;, &quot;&amp;[.Q66]&amp;IF(ISNA([.R66]);&quot;&quot;;&quot;, &quot;&amp;[.R66]))" office:value-type="string" office:string-value="CC_COSC, CC_PDCL" calcext:value-type="string">
            <text:p>CC_COSC, CC_PDCL</text:p>
          </table:table-cell>
          <table:table-cell table:formula="of:=[.S66]&amp;&quot;, &quot;&amp;[.T66]&amp;IF(ISNA([.U66]);&quot;&quot;;&quot;, &quot;&amp;[.U66]&amp;IF(ISNA([.V66]);&quot;&quot;;&quot;, &quot;&amp;[.V66]))" office:value-type="string" office:string-value="KC_SLSH, CC_PDCL" calcext:value-type="string">
            <text:p>KC_SLSH, CC_PDCL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ew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&quot;const uint16_t PROGMEM &quot;&amp;[.W67]&amp;&quot;_combo[] = {&quot;&amp;[.Y67]&amp;&quot;, COMBO_END};&quot;&amp;CHAR(10)&amp;&quot;const uint16_t PROGMEM &quot;&amp;[.X67]&amp;&quot;_combo[] = {&quot;&amp;[.Z67]&amp;&quot;, COMBO_END};&quot;" office:value-type="string" office:string-value="const uint16_t PROGMEM u_y_combo[] = {KC_U, KC_Y, COMBO_END};&#10;const uint16_t PROGMEM u_y_2_combo[] = {KC_7, KC_8, COMBO_END};" calcext:value-type="string">
            <text:p>const uint16_t PROGMEM u_y_combo[] = {KC_U, KC_Y, COMBO_END};</text:p>
            <text:p>const uint16_t PROGMEM u_y_2_combo[] = {KC_7, KC_8, COMBO_END};</text:p>
          </table:table-cell>
          <table:table-cell table:formula="of:=&quot;  C_&quot;&amp;[.W67]&amp;&quot;,&quot;&amp;CHAR(10)&amp;&quot;  C_&quot;&amp;[.X67]&amp;&quot;,&quot;" office:value-type="string" office:string-value="  C_u_y,&#10;  C_u_y_2," calcext:value-type="string">
            <text:p>  C_u_y,</text:p>
            <text:p>  C_u_y_2,</text:p>
          </table:table-cell>
          <table:table-cell table:formula="of:=&quot;  [C_&quot;&amp;[.W67]&amp;&quot;] = COMBO&quot;&amp;IF([.K67]=&quot;key&quot;;&quot;&quot;;&quot;_ACTION&quot;)&amp;&quot;(&quot;&amp;[.W67]&amp;&quot;_combo&quot;&amp;IF([.K67]=&quot;key&quot;;&quot;, &quot;&amp;[.L67];&quot;&quot;)&amp;&quot;),&quot;&amp;CHAR(10)&amp;&quot;  [C_&quot;&amp;[.X67]&amp;&quot;] = COMBO&quot;&amp;IF([.K67]=&quot;key&quot;;&quot;&quot;;&quot;_ACTION&quot;)&amp;&quot;(&quot;&amp;[.X67]&amp;&quot;_combo&quot;&amp;IF([.K67]=&quot;key&quot;;&quot;, &quot;&amp;[.L67];&quot;&quot;)&amp;&quot;),&quot;" office:value-type="string" office:string-value="  [C_u_y] = COMBO_ACTION(u_y_combo),&#10;  [C_u_y_2] = COMBO_ACTION(u_y_2_combo)," calcext:value-type="string">
            <text:p>  [C_u_y] = COMBO_ACTION(u_y_combo),</text:p>
            <text:p>  [C_u_y_2] = COMBO_ACTION(u_y_2_combo),</text:p>
          </table:table-cell>
          <table:table-cell table:style-name="ce5" table:formula="of:=IF([.K67]=&quot;macro&quot;;&quot;    case &quot;&amp;&quot;C_&quot;&amp;[.W67]&amp;&quot;: if (p) {&quot;&amp;[.M67]&amp;&quot;} &quot;&amp;IF([.N67]=&quot;&quot;;&quot;&quot;;&quot;else {&quot;&amp;[.N67]&amp;&quot;}&quot;)&amp;&quot; break;&quot;&amp;CHAR(10)&amp;&quot;    case &quot;&amp;&quot;C_&quot;&amp;[.X67]&amp;&quot;: if (p) {&quot;&amp;[.M67]&amp;&quot;} &quot;&amp;IF([.N67]=&quot;&quot;;&quot;&quot;;&quot;else {&quot;&amp;[.N67]&amp;&quot;}&quot;)&amp;&quot; break;&quot;;&quot;&quot;)" office:value-type="string" office:string-value="    case C_u_y: if (p) {SEND_STRING(SS_TAP(X_HOME)SS_TAP(X_ENT)SS_TAP(X_RGHT));}  break;&#10;    case C_u_y_2: if (p) {SEND_STRING(SS_TAP(X_HOME)SS_TAP(X_ENT)SS_TAP(X_RGHT));}  break;" calcext:value-type="string">
            <text:p>    case C_u_y: if (p) {SEND_STRING(SS_TAP(X_HOME)SS_TAP(X_ENT)SS_TAP(X_RGHT));}  break;</text:p>
            <text:p>    case C_u_y_2: if (p) {SEND_STRING(SS_TAP(X_HOME)SS_TAP(X_ENT)SS_TAP(X_RGHT));}  break;</text:p>
          </table:table-cell>
          <table:table-cell/>
          <table:table-cell table:style-name="ce8" table:formula="of:=VLOOKUP([.A67];[$actions.$A$2:.$F$500];5;0)" office:value-type="string" office:string-value="macro" calcext:value-type="string">
            <text:p>macro</text:p>
          </table:table-cell>
          <table:table-cell table:formula="of:=VLOOKUP([.A67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HOME)SS_TAP(X_ENT)SS_TAP(X_RGHT));</text:p>
          </table:table-cell>
          <table:table-cell table:formula="of:=VLOOKUP([.A67];[$actions.$A$2:.$D$500];4;0)" office:value-type="float" office:value="0" calcext:value-type="float">
            <text:p/>
          </table:table-cell>
          <table:table-cell table:formula="of:=VLOOKUP([.B67];[$keys.$A$2:$keys.$C$40];2;0)" office:value-type="string" office:string-value="KC_U" calcext:value-type="string">
            <text:p>KC_U</text:p>
          </table:table-cell>
          <table:table-cell table:formula="of:=VLOOKUP([.C67];[$keys.$A$2:$keys.$C$40];2;0)" office:value-type="string" office:string-value="KC_Y" calcext:value-type="string">
            <text:p>KC_Y</text:p>
          </table:table-cell>
          <table:table-cell table:formula="of:=VLOOKUP([.D67];[$keys.$A$2:$keys.$C$40];2;0)" office:value-type="string" office:string-value="" calcext:value-type="error">
            <text:p>#N/A</text:p>
          </table:table-cell>
          <table:table-cell table:formula="of:=VLOOKUP([.E67];[$keys.$A$2:$keys.$C$40];2;0)" office:value-type="string" office:string-value="" calcext:value-type="error">
            <text:p>#N/A</text:p>
          </table:table-cell>
          <table:table-cell table:formula="of:=VLOOKUP([.B67];[$keys.$A$2:$keys.$C$40];3;0)" office:value-type="string" office:string-value="KC_7" calcext:value-type="string">
            <text:p>KC_7</text:p>
          </table:table-cell>
          <table:table-cell table:formula="of:=VLOOKUP([.C67];[$keys.$A$3:$keys.$C$40];3;0)" office:value-type="string" office:string-value="KC_8" calcext:value-type="string">
            <text:p>KC_8</text:p>
          </table:table-cell>
          <table:table-cell table:formula="of:=VLOOKUP([.D67];[$keys.$A$3:$keys.$C$40];3;0)" office:value-type="string" office:string-value="" calcext:value-type="error">
            <text:p>#N/A</text:p>
          </table:table-cell>
          <table:table-cell table:formula="of:=VLOOKUP([.E67];[$keys.$A$3:$keys.$C$40];3;0)" office:value-type="string" office:string-value="" calcext:value-type="error">
            <text:p>#N/A</text:p>
          </table:table-cell>
          <table:table-cell table:formula="of:=[.B67]&amp;&quot;_&quot;&amp;[.C67]&amp;IF(ISNA([.Q67]);&quot;&quot;;&quot;_&quot;&amp;[.D67]&amp;IF(ISNA([.R67]);&quot;&quot;;&quot;_&quot;&amp;[.E67]))" office:value-type="string" office:string-value="u_y" calcext:value-type="string">
            <text:p>u_y</text:p>
          </table:table-cell>
          <table:table-cell table:formula="of:=[.W67]&amp;&quot;_2&quot;" office:value-type="string" office:string-value="u_y_2" calcext:value-type="string">
            <text:p>u_y_2</text:p>
          </table:table-cell>
          <table:table-cell table:formula="of:=[.O67]&amp;&quot;, &quot;&amp;[.P67]&amp;IF(ISNA([.Q67]);&quot;&quot;;&quot;, &quot;&amp;[.Q67]&amp;IF(ISNA([.R67]);&quot;&quot;;&quot;, &quot;&amp;[.R67]))" office:value-type="string" office:string-value="KC_U, KC_Y" calcext:value-type="string">
            <text:p>KC_U, KC_Y</text:p>
          </table:table-cell>
          <table:table-cell table:formula="of:=[.S67]&amp;&quot;, &quot;&amp;[.T67]&amp;IF(ISNA([.U67]);&quot;&quot;;&quot;, &quot;&amp;[.U67]&amp;IF(ISNA([.V67]);&quot;&quot;;&quot;, &quot;&amp;[.V67]))" office:value-type="string" office:string-value="KC_7, KC_8" calcext:value-type="string">
            <text:p>KC_7, KC_8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as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&quot;const uint16_t PROGMEM &quot;&amp;[.W68]&amp;&quot;_combo[] = {&quot;&amp;[.Y68]&amp;&quot;, COMBO_END};&quot;&amp;CHAR(10)&amp;&quot;const uint16_t PROGMEM &quot;&amp;[.X68]&amp;&quot;_combo[] = {&quot;&amp;[.Z68]&amp;&quot;, COMBO_END};&quot;" office:value-type="string" office:string-value="const uint16_t PROGMEM c_v_combo[] = {KC_C, KC_V, COMBO_END};&#10;const uint16_t PROGMEM c_v_2_combo[] = {KC_LBRC, KC_RBRC, COMBO_END};" calcext:value-type="string">
            <text:p>const uint16_t PROGMEM c_v_combo[] = {KC_C, KC_V, COMBO_END};</text:p>
            <text:p>const uint16_t PROGMEM c_v_2_combo[] = {KC_LBRC, KC_RBRC, COMBO_END};</text:p>
          </table:table-cell>
          <table:table-cell table:formula="of:=&quot;  C_&quot;&amp;[.W68]&amp;&quot;,&quot;&amp;CHAR(10)&amp;&quot;  C_&quot;&amp;[.X68]&amp;&quot;,&quot;" office:value-type="string" office:string-value="  C_c_v,&#10;  C_c_v_2," calcext:value-type="string">
            <text:p>  C_c_v,</text:p>
            <text:p>  C_c_v_2,</text:p>
          </table:table-cell>
          <table:table-cell table:formula="of:=&quot;  [C_&quot;&amp;[.W68]&amp;&quot;] = COMBO&quot;&amp;IF([.K68]=&quot;key&quot;;&quot;&quot;;&quot;_ACTION&quot;)&amp;&quot;(&quot;&amp;[.W68]&amp;&quot;_combo&quot;&amp;IF([.K68]=&quot;key&quot;;&quot;, &quot;&amp;[.L68];&quot;&quot;)&amp;&quot;),&quot;&amp;CHAR(10)&amp;&quot;  [C_&quot;&amp;[.X68]&amp;&quot;] = COMBO&quot;&amp;IF([.K68]=&quot;key&quot;;&quot;&quot;;&quot;_ACTION&quot;)&amp;&quot;(&quot;&amp;[.X68]&amp;&quot;_combo&quot;&amp;IF([.K68]=&quot;key&quot;;&quot;, &quot;&amp;[.L68];&quot;&quot;)&amp;&quot;),&quot;" office:value-type="string" office:string-value="  [C_c_v] = COMBO_ACTION(c_v_combo),&#10;  [C_c_v_2] = COMBO_ACTION(c_v_2_combo)," calcext:value-type="string">
            <text:p>  [C_c_v] = COMBO_ACTION(c_v_combo),</text:p>
            <text:p>  [C_c_v_2] = COMBO_ACTION(c_v_2_combo),</text:p>
          </table:table-cell>
          <table:table-cell table:style-name="ce5" table:formula="of:=IF([.K68]=&quot;macro&quot;;&quot;    case &quot;&amp;&quot;C_&quot;&amp;[.W68]&amp;&quot;: if (p) {&quot;&amp;[.M68]&amp;&quot;} &quot;&amp;IF([.N68]=&quot;&quot;;&quot;&quot;;&quot;else {&quot;&amp;[.N68]&amp;&quot;}&quot;)&amp;&quot; break;&quot;&amp;CHAR(10)&amp;&quot;    case &quot;&amp;&quot;C_&quot;&amp;[.X68]&amp;&quot;: if (p) {&quot;&amp;[.M68]&amp;&quot;} &quot;&amp;IF([.N68]=&quot;&quot;;&quot;&quot;;&quot;else {&quot;&amp;[.N68]&amp;&quot;}&quot;)&amp;&quot; break;&quot;;&quot;&quot;)" office:value-type="string" office:string-value="    case C_c_v: if (p) {SEND_STRING(SS_LCTL(&quot;v&quot;));}  break;&#10;    case C_c_v_2: if (p) {SEND_STRING(SS_LCTL(&quot;v&quot;));}  break;" calcext:value-type="string">
            <text:p>    case C_c_v: if (p) {SEND_STRING(SS_LCTL("v"));}  break;</text:p>
            <text:p>    case C_c_v_2: if (p) {SEND_STRING(SS_LCTL("v"));}  break;</text:p>
          </table:table-cell>
          <table:table-cell/>
          <table:table-cell table:style-name="ce8" table:formula="of:=VLOOKUP([.A68];[$actions.$A$2:.$F$500];5;0)" office:value-type="string" office:string-value="macro" calcext:value-type="string">
            <text:p>macro</text:p>
          </table:table-cell>
          <table:table-cell table:formula="of:=VLOOKUP([.A68];[$actions.$A$2:.$D$500];2;0)" office:value-type="float" office:value="0" calcext:value-type="float">
            <text:p/>
          </table:table-cell>
          <table:table-cell office:value-type="string" calcext:value-type="string">
            <text:p>SEND_STRING(SS_LCTL("v"));</text:p>
          </table:table-cell>
          <table:table-cell table:formula="of:=VLOOKUP([.A68];[$actions.$A$2:.$D$500];4;0)" office:value-type="float" office:value="0" calcext:value-type="float">
            <text:p/>
          </table:table-cell>
          <table:table-cell table:formula="of:=VLOOKUP([.B68];[$keys.$A$2:$keys.$C$40];2;0)" office:value-type="string" office:string-value="KC_C" calcext:value-type="string">
            <text:p>KC_C</text:p>
          </table:table-cell>
          <table:table-cell table:formula="of:=VLOOKUP([.C68];[$keys.$A$2:$keys.$C$40];2;0)" office:value-type="string" office:string-value="KC_V" calcext:value-type="string">
            <text:p>KC_V</text:p>
          </table:table-cell>
          <table:table-cell table:formula="of:=VLOOKUP([.D68];[$keys.$A$2:$keys.$C$40];2;0)" office:value-type="string" office:string-value="" calcext:value-type="error">
            <text:p>#N/A</text:p>
          </table:table-cell>
          <table:table-cell table:formula="of:=VLOOKUP([.E68];[$keys.$A$2:$keys.$C$40];2;0)" office:value-type="string" office:string-value="" calcext:value-type="error">
            <text:p>#N/A</text:p>
          </table:table-cell>
          <table:table-cell table:formula="of:=VLOOKUP([.B68];[$keys.$A$2:$keys.$C$40];3;0)" office:value-type="string" office:string-value="KC_LBRC" calcext:value-type="string">
            <text:p>KC_LBRC</text:p>
          </table:table-cell>
          <table:table-cell table:formula="of:=VLOOKUP([.C68];[$keys.$A$3:$keys.$C$40];3;0)" office:value-type="string" office:string-value="KC_RBRC" calcext:value-type="string">
            <text:p>KC_RBRC</text:p>
          </table:table-cell>
          <table:table-cell table:formula="of:=VLOOKUP([.D68];[$keys.$A$3:$keys.$C$40];3;0)" office:value-type="string" office:string-value="" calcext:value-type="error">
            <text:p>#N/A</text:p>
          </table:table-cell>
          <table:table-cell table:formula="of:=VLOOKUP([.E68];[$keys.$A$3:$keys.$C$40];3;0)" office:value-type="string" office:string-value="" calcext:value-type="error">
            <text:p>#N/A</text:p>
          </table:table-cell>
          <table:table-cell table:formula="of:=[.B68]&amp;&quot;_&quot;&amp;[.C68]&amp;IF(ISNA([.Q68]);&quot;&quot;;&quot;_&quot;&amp;[.D68]&amp;IF(ISNA([.R68]);&quot;&quot;;&quot;_&quot;&amp;[.E68]))" office:value-type="string" office:string-value="c_v" calcext:value-type="string">
            <text:p>c_v</text:p>
          </table:table-cell>
          <table:table-cell table:formula="of:=[.W68]&amp;&quot;_2&quot;" office:value-type="string" office:string-value="c_v_2" calcext:value-type="string">
            <text:p>c_v_2</text:p>
          </table:table-cell>
          <table:table-cell table:formula="of:=[.O68]&amp;&quot;, &quot;&amp;[.P68]&amp;IF(ISNA([.Q68]);&quot;&quot;;&quot;, &quot;&amp;[.Q68]&amp;IF(ISNA([.R68]);&quot;&quot;;&quot;, &quot;&amp;[.R68]))" office:value-type="string" office:string-value="KC_C, KC_V" calcext:value-type="string">
            <text:p>KC_C, KC_V</text:p>
          </table:table-cell>
          <table:table-cell table:formula="of:=[.S68]&amp;&quot;, &quot;&amp;[.T68]&amp;IF(ISNA([.U68]);&quot;&quot;;&quot;, &quot;&amp;[.U68]&amp;IF(ISNA([.V68]);&quot;&quot;;&quot;, &quot;&amp;[.V68]))" office:value-type="string" office:string-value="KC_LBRC, KC_RBRC" calcext:value-type="string">
            <text:p>KC_LBRC, KC_RBRC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el_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formula="of:=&quot;const uint16_t PROGMEM &quot;&amp;[.W69]&amp;&quot;_combo[] = {&quot;&amp;[.Y69]&amp;&quot;, COMBO_END};&quot;&amp;CHAR(10)&amp;&quot;const uint16_t PROGMEM &quot;&amp;[.X69]&amp;&quot;_combo[] = {&quot;&amp;[.Z69]&amp;&quot;, COMBO_END};&quot;" office:value-type="string" office:string-value="const uint16_t PROGMEM n_e_i_o_combo[] = {KC_N, KC_E, KC_I, KC_O, COMBO_END};&#10;const uint16_t PROGMEM n_e_i_o_2_combo[] = {KC_MINS, KC_EQL, KC_ASTR, KC_PLUS, COMBO_END};" calcext:value-type="string">
            <text:p>const uint16_t PROGMEM n_e_i_o_combo[] = {KC_N, KC_E, KC_I, KC_O, COMBO_END};</text:p>
            <text:p>const uint16_t PROGMEM n_e_i_o_2_combo[] = {KC_MINS, KC_EQL, KC_ASTR, KC_PLUS, COMBO_END};</text:p>
          </table:table-cell>
          <table:table-cell table:formula="of:=&quot;  C_&quot;&amp;[.W69]&amp;&quot;,&quot;&amp;CHAR(10)&amp;&quot;  C_&quot;&amp;[.X69]&amp;&quot;,&quot;" office:value-type="string" office:string-value="  C_n_e_i_o,&#10;  C_n_e_i_o_2," calcext:value-type="string">
            <text:p>  C_n_e_i_o,</text:p>
            <text:p>  C_n_e_i_o_2,</text:p>
          </table:table-cell>
          <table:table-cell table:formula="of:=&quot;  [C_&quot;&amp;[.W69]&amp;&quot;] = COMBO&quot;&amp;IF([.K69]=&quot;key&quot;;&quot;&quot;;&quot;_ACTION&quot;)&amp;&quot;(&quot;&amp;[.W69]&amp;&quot;_combo&quot;&amp;IF([.K69]=&quot;key&quot;;&quot;, &quot;&amp;[.L69];&quot;&quot;)&amp;&quot;),&quot;&amp;CHAR(10)&amp;&quot;  [C_&quot;&amp;[.X69]&amp;&quot;] = COMBO&quot;&amp;IF([.K69]=&quot;key&quot;;&quot;&quot;;&quot;_ACTION&quot;)&amp;&quot;(&quot;&amp;[.X69]&amp;&quot;_combo&quot;&amp;IF([.K69]=&quot;key&quot;;&quot;, &quot;&amp;[.L69];&quot;&quot;)&amp;&quot;),&quot;" office:value-type="string" office:string-value="  [C_n_e_i_o] = COMBO_ACTION(n_e_i_o_combo),&#10;  [C_n_e_i_o_2] = COMBO_ACTION(n_e_i_o_2_combo)," calcext:value-type="string">
            <text:p>  [C_n_e_i_o] = COMBO_ACTION(n_e_i_o_combo),</text:p>
            <text:p>  [C_n_e_i_o_2] = COMBO_ACTION(n_e_i_o_2_combo),</text:p>
          </table:table-cell>
          <table:table-cell table:style-name="ce5" table:formula="of:=IF([.K69]=&quot;macro&quot;;&quot;    case &quot;&amp;&quot;C_&quot;&amp;[.W69]&amp;&quot;: if (p) {&quot;&amp;[.M69]&amp;&quot;} &quot;&amp;IF([.N69]=&quot;&quot;;&quot;&quot;;&quot;else {&quot;&amp;[.N69]&amp;&quot;}&quot;)&amp;&quot; break;&quot;&amp;CHAR(10)&amp;&quot;    case &quot;&amp;&quot;C_&quot;&amp;[.X69]&amp;&quot;: if (p) {&quot;&amp;[.M69]&amp;&quot;} &quot;&amp;IF([.N69]=&quot;&quot;;&quot;&quot;;&quot;else {&quot;&amp;[.N69]&amp;&quot;}&quot;)&amp;&quot; break;&quot;;&quot;&quot;)" office:value-type="string" office:string-value="    case C_n_e_i_o: if (p) {SEND_STRING(SS_LCTL(&quot;a&quot;));}  break;&#10;    case C_n_e_i_o_2: if (p) {SEND_STRING(SS_LCTL(&quot;a&quot;));}  break;" calcext:value-type="string">
            <text:p>    case C_n_e_i_o: if (p) {SEND_STRING(SS_LCTL("a"));}  break;</text:p>
            <text:p>    case C_n_e_i_o_2: if (p) {SEND_STRING(SS_LCTL("a"));}  break;</text:p>
          </table:table-cell>
          <table:table-cell/>
          <table:table-cell table:style-name="ce8" table:formula="of:=VLOOKUP([.A69];[$actions.$A$2:.$F$500];5;0)" office:value-type="string" office:string-value="macro" calcext:value-type="string">
            <text:p>macro</text:p>
          </table:table-cell>
          <table:table-cell table:formula="of:=VLOOKUP([.A69];[$actions.$A$2:.$D$500];2;0)" office:value-type="float" office:value="0" calcext:value-type="float">
            <text:p/>
          </table:table-cell>
          <table:table-cell office:value-type="string" calcext:value-type="string">
            <text:p>SEND_STRING(SS_LCTL("a"));</text:p>
          </table:table-cell>
          <table:table-cell table:formula="of:=VLOOKUP([.A69];[$actions.$A$2:.$D$500];4;0)" office:value-type="float" office:value="0" calcext:value-type="float">
            <text:p/>
          </table:table-cell>
          <table:table-cell table:formula="of:=VLOOKUP([.B69];[$keys.$A$2:$keys.$C$40];2;0)" office:value-type="string" office:string-value="KC_N" calcext:value-type="string">
            <text:p>KC_N</text:p>
          </table:table-cell>
          <table:table-cell table:formula="of:=VLOOKUP([.C69];[$keys.$A$2:$keys.$C$40];2;0)" office:value-type="string" office:string-value="KC_E" calcext:value-type="string">
            <text:p>KC_E</text:p>
          </table:table-cell>
          <table:table-cell table:formula="of:=VLOOKUP([.D69];[$keys.$A$2:$keys.$C$40];2;0)" office:value-type="string" office:string-value="KC_I" calcext:value-type="string">
            <text:p>KC_I</text:p>
          </table:table-cell>
          <table:table-cell table:formula="of:=VLOOKUP([.E69];[$keys.$A$2:$keys.$C$40];2;0)" office:value-type="string" office:string-value="KC_O" calcext:value-type="string">
            <text:p>KC_O</text:p>
          </table:table-cell>
          <table:table-cell table:formula="of:=VLOOKUP([.B69];[$keys.$A$2:$keys.$C$40];3;0)" office:value-type="string" office:string-value="KC_MINS" calcext:value-type="string">
            <text:p>KC_MINS</text:p>
          </table:table-cell>
          <table:table-cell table:formula="of:=VLOOKUP([.C69];[$keys.$A$3:$keys.$C$40];3;0)" office:value-type="string" office:string-value="KC_EQL" calcext:value-type="string">
            <text:p>KC_EQL</text:p>
          </table:table-cell>
          <table:table-cell table:formula="of:=VLOOKUP([.D69];[$keys.$A$3:$keys.$C$40];3;0)" office:value-type="string" office:string-value="KC_ASTR" calcext:value-type="string">
            <text:p>KC_ASTR</text:p>
          </table:table-cell>
          <table:table-cell table:formula="of:=VLOOKUP([.E69];[$keys.$A$3:$keys.$C$40];3;0)" office:value-type="string" office:string-value="KC_PLUS" calcext:value-type="string">
            <text:p>KC_PLUS</text:p>
          </table:table-cell>
          <table:table-cell table:formula="of:=[.B69]&amp;&quot;_&quot;&amp;[.C69]&amp;IF(ISNA([.Q69]);&quot;&quot;;&quot;_&quot;&amp;[.D69]&amp;IF(ISNA([.R69]);&quot;&quot;;&quot;_&quot;&amp;[.E69]))" office:value-type="string" office:string-value="n_e_i_o" calcext:value-type="string">
            <text:p>n_e_i_o</text:p>
          </table:table-cell>
          <table:table-cell table:formula="of:=[.W69]&amp;&quot;_2&quot;" office:value-type="string" office:string-value="n_e_i_o_2" calcext:value-type="string">
            <text:p>n_e_i_o_2</text:p>
          </table:table-cell>
          <table:table-cell table:formula="of:=[.O69]&amp;&quot;, &quot;&amp;[.P69]&amp;IF(ISNA([.Q69]);&quot;&quot;;&quot;, &quot;&amp;[.Q69]&amp;IF(ISNA([.R69]);&quot;&quot;;&quot;, &quot;&amp;[.R69]))" office:value-type="string" office:string-value="KC_N, KC_E, KC_I, KC_O" calcext:value-type="string">
            <text:p>KC_N, KC_E, KC_I, KC_O</text:p>
          </table:table-cell>
          <table:table-cell table:formula="of:=[.S69]&amp;&quot;, &quot;&amp;[.T69]&amp;IF(ISNA([.U69]);&quot;&quot;;&quot;, &quot;&amp;[.U69]&amp;IF(ISNA([.V69]);&quot;&quot;;&quot;, &quot;&amp;[.V69]))" office:value-type="string" office:string-value="KC_MINS, KC_EQL, KC_ASTR, KC_PLUS" calcext:value-type="string">
            <text:p>KC_MINS, KC_EQL, KC_ASTR, KC_PL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formula="of:=&quot;const uint16_t PROGMEM &quot;&amp;[.W70]&amp;&quot;_combo[] = {&quot;&amp;[.Y70]&amp;&quot;, COMBO_END};&quot;&amp;CHAR(10)&amp;&quot;const uint16_t PROGMEM &quot;&amp;[.X70]&amp;&quot;_combo[] = {&quot;&amp;[.Z70]&amp;&quot;, COMBO_END};&quot;" office:value-type="string" office:string-value="const uint16_t PROGMEM n_o_combo[] = {KC_N, KC_O, COMBO_END};&#10;const uint16_t PROGMEM n_o_2_combo[] = {KC_MINS, KC_PLUS, COMBO_END};" calcext:value-type="string">
            <text:p>const uint16_t PROGMEM n_o_combo[] = {KC_N, KC_O, COMBO_END};</text:p>
            <text:p>const uint16_t PROGMEM n_o_2_combo[] = {KC_MINS, KC_PLUS, COMBO_END};</text:p>
          </table:table-cell>
          <table:table-cell table:formula="of:=&quot;  C_&quot;&amp;[.W70]&amp;&quot;,&quot;&amp;CHAR(10)&amp;&quot;  C_&quot;&amp;[.X70]&amp;&quot;,&quot;" office:value-type="string" office:string-value="  C_n_o,&#10;  C_n_o_2," calcext:value-type="string">
            <text:p>  C_n_o,</text:p>
            <text:p>  C_n_o_2,</text:p>
          </table:table-cell>
          <table:table-cell table:formula="of:=&quot;  [C_&quot;&amp;[.W70]&amp;&quot;] = COMBO&quot;&amp;IF([.K70]=&quot;key&quot;;&quot;&quot;;&quot;_ACTION&quot;)&amp;&quot;(&quot;&amp;[.W70]&amp;&quot;_combo&quot;&amp;IF([.K70]=&quot;key&quot;;&quot;, &quot;&amp;[.L70];&quot;&quot;)&amp;&quot;),&quot;&amp;CHAR(10)&amp;&quot;  [C_&quot;&amp;[.X70]&amp;&quot;] = COMBO&quot;&amp;IF([.K70]=&quot;key&quot;;&quot;&quot;;&quot;_ACTION&quot;)&amp;&quot;(&quot;&amp;[.X70]&amp;&quot;_combo&quot;&amp;IF([.K70]=&quot;key&quot;;&quot;, &quot;&amp;[.L70];&quot;&quot;)&amp;&quot;),&quot;" office:value-type="string" office:string-value="  [C_n_o] = COMBO_ACTION(n_o_combo),&#10;  [C_n_o_2] = COMBO_ACTION(n_o_2_combo)," calcext:value-type="string">
            <text:p>  [C_n_o] = COMBO_ACTION(n_o_combo),</text:p>
            <text:p>  [C_n_o_2] = COMBO_ACTION(n_o_2_combo),</text:p>
          </table:table-cell>
          <table:table-cell table:style-name="ce5" table:formula="of:=IF([.K70]=&quot;macro&quot;;&quot;    case &quot;&amp;&quot;C_&quot;&amp;[.W70]&amp;&quot;: if (p) {&quot;&amp;[.M70]&amp;&quot;} &quot;&amp;IF([.N70]=&quot;&quot;;&quot;&quot;;&quot;else {&quot;&amp;[.N70]&amp;&quot;}&quot;)&amp;&quot; break;&quot;&amp;CHAR(10)&amp;&quot;    case &quot;&amp;&quot;C_&quot;&amp;[.X70]&amp;&quot;: if (p) {&quot;&amp;[.M70]&amp;&quot;} &quot;&amp;IF([.N70]=&quot;&quot;;&quot;&quot;;&quot;else {&quot;&amp;[.N70]&amp;&quot;}&quot;)&amp;&quot; break;&quot;;&quot;&quot;)" office:value-type="string" office:string-value="    case C_n_o: if (p) {SEND_STRING(SS_TAP(X_END)SS_DOWN(X_LSFT)SS_TAP(X_HOME)SS_UP(X_LSFT));}  break;&#10;    case C_n_o_2: if (p) {SEND_STRING(SS_TAP(X_END)SS_DOWN(X_LSFT)SS_TAP(X_HOME)SS_UP(X_LSFT));}  break;" calcext:value-type="string">
            <text:p>    case C_n_o: if (p) {SEND_STRING(SS_TAP(X_END)SS_DOWN(X_LSFT)SS_TAP(X_HOME)SS_UP(X_LSFT));}  break;</text:p>
            <text:p>    case C_n_o_2: if (p) {SEND_STRING(SS_TAP(X_END)SS_DOWN(X_LSFT)SS_TAP(X_HOME)SS_UP(X_LSFT));}  break;</text:p>
          </table:table-cell>
          <table:table-cell/>
          <table:table-cell table:style-name="ce8" table:formula="of:=VLOOKUP([.A70];[$actions.$A$2:.$F$500];5;0)" office:value-type="string" office:string-value="macro" calcext:value-type="string">
            <text:p>macro</text:p>
          </table:table-cell>
          <table:table-cell table:formula="of:=VLOOKUP([.A70];[$actions.$A$2:.$D$500];2;0)" office:value-type="float" office:value="0" calcext:value-type="float">
            <text:p/>
          </table:table-cell>
          <table:table-cell office:value-type="string" calcext:value-type="string">
            <text:p>SEND_STRING(SS_TAP(X_END)SS_DOWN(X_LSFT)SS_TAP(X_HOME)SS_UP(X_LSFT));</text:p>
          </table:table-cell>
          <table:table-cell table:formula="of:=VLOOKUP([.A70];[$actions.$A$2:.$D$500];4;0)" office:value-type="float" office:value="0" calcext:value-type="float">
            <text:p/>
          </table:table-cell>
          <table:table-cell table:formula="of:=VLOOKUP([.B70];[$keys.$A$2:$keys.$C$40];2;0)" office:value-type="string" office:string-value="KC_N" calcext:value-type="string">
            <text:p>KC_N</text:p>
          </table:table-cell>
          <table:table-cell table:formula="of:=VLOOKUP([.C70];[$keys.$A$2:$keys.$C$40];2;0)" office:value-type="string" office:string-value="KC_O" calcext:value-type="string">
            <text:p>KC_O</text:p>
          </table:table-cell>
          <table:table-cell table:formula="of:=VLOOKUP([.D70];[$keys.$A$2:$keys.$C$40];2;0)" office:value-type="string" office:string-value="" calcext:value-type="error">
            <text:p>#N/A</text:p>
          </table:table-cell>
          <table:table-cell table:formula="of:=VLOOKUP([.E70];[$keys.$A$2:$keys.$C$40];2;0)" office:value-type="string" office:string-value="" calcext:value-type="error">
            <text:p>#N/A</text:p>
          </table:table-cell>
          <table:table-cell table:formula="of:=VLOOKUP([.B70];[$keys.$A$2:$keys.$C$40];3;0)" office:value-type="string" office:string-value="KC_MINS" calcext:value-type="string">
            <text:p>KC_MINS</text:p>
          </table:table-cell>
          <table:table-cell table:formula="of:=VLOOKUP([.C70];[$keys.$A$3:$keys.$C$40];3;0)" office:value-type="string" office:string-value="KC_PLUS" calcext:value-type="string">
            <text:p>KC_PLUS</text:p>
          </table:table-cell>
          <table:table-cell table:formula="of:=VLOOKUP([.D70];[$keys.$A$3:$keys.$C$40];3;0)" office:value-type="string" office:string-value="" calcext:value-type="error">
            <text:p>#N/A</text:p>
          </table:table-cell>
          <table:table-cell table:formula="of:=VLOOKUP([.E70];[$keys.$A$3:$keys.$C$40];3;0)" office:value-type="string" office:string-value="" calcext:value-type="error">
            <text:p>#N/A</text:p>
          </table:table-cell>
          <table:table-cell table:formula="of:=[.B70]&amp;&quot;_&quot;&amp;[.C70]&amp;IF(ISNA([.Q70]);&quot;&quot;;&quot;_&quot;&amp;[.D70]&amp;IF(ISNA([.R70]);&quot;&quot;;&quot;_&quot;&amp;[.E70]))" office:value-type="string" office:string-value="n_o" calcext:value-type="string">
            <text:p>n_o</text:p>
          </table:table-cell>
          <table:table-cell table:formula="of:=[.W70]&amp;&quot;_2&quot;" office:value-type="string" office:string-value="n_o_2" calcext:value-type="string">
            <text:p>n_o_2</text:p>
          </table:table-cell>
          <table:table-cell table:formula="of:=[.O70]&amp;&quot;, &quot;&amp;[.P70]&amp;IF(ISNA([.Q70]);&quot;&quot;;&quot;, &quot;&amp;[.Q70]&amp;IF(ISNA([.R70]);&quot;&quot;;&quot;, &quot;&amp;[.R70]))" office:value-type="string" office:string-value="KC_N, KC_O" calcext:value-type="string">
            <text:p>KC_N, KC_O</text:p>
          </table:table-cell>
          <table:table-cell table:formula="of:=[.S70]&amp;&quot;, &quot;&amp;[.T70]&amp;IF(ISNA([.U70]);&quot;&quot;;&quot;, &quot;&amp;[.U70]&amp;IF(ISNA([.V70]);&quot;&quot;;&quot;, &quot;&amp;[.V70]))" office:value-type="string" office:string-value="KC_MINS, KC_PLUS" calcext:value-type="string">
            <text:p>KC_MINS, KC_PL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un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/>
          <table:table-cell table:formula="of:=&quot;const uint16_t PROGMEM &quot;&amp;[.W71]&amp;&quot;_combo[] = {&quot;&amp;[.Y71]&amp;&quot;, COMBO_END};&quot;&amp;CHAR(10)&amp;&quot;const uint16_t PROGMEM &quot;&amp;[.X71]&amp;&quot;_combo[] = {&quot;&amp;[.Z71]&amp;&quot;, COMBO_END};&quot;" office:value-type="string" office:string-value="const uint16_t PROGMEM r_z_combo[] = {KC_R, KC_Z, COMBO_END};&#10;const uint16_t PROGMEM r_z_2_combo[] = {KC_RCBR, KC_LT, COMBO_END};" calcext:value-type="string">
            <text:p>const uint16_t PROGMEM r_z_combo[] = {KC_R, KC_Z, COMBO_END};</text:p>
            <text:p>const uint16_t PROGMEM r_z_2_combo[] = {KC_RCBR, KC_LT, COMBO_END};</text:p>
          </table:table-cell>
          <table:table-cell table:formula="of:=&quot;  C_&quot;&amp;[.W71]&amp;&quot;,&quot;&amp;CHAR(10)&amp;&quot;  C_&quot;&amp;[.X71]&amp;&quot;,&quot;" office:value-type="string" office:string-value="  C_r_z,&#10;  C_r_z_2," calcext:value-type="string">
            <text:p>  C_r_z,</text:p>
            <text:p>  C_r_z_2,</text:p>
          </table:table-cell>
          <table:table-cell table:formula="of:=&quot;  [C_&quot;&amp;[.W71]&amp;&quot;] = COMBO&quot;&amp;IF([.K71]=&quot;key&quot;;&quot;&quot;;&quot;_ACTION&quot;)&amp;&quot;(&quot;&amp;[.W71]&amp;&quot;_combo&quot;&amp;IF([.K71]=&quot;key&quot;;&quot;, &quot;&amp;[.L71];&quot;&quot;)&amp;&quot;),&quot;&amp;CHAR(10)&amp;&quot;  [C_&quot;&amp;[.X71]&amp;&quot;] = COMBO&quot;&amp;IF([.K71]=&quot;key&quot;;&quot;&quot;;&quot;_ACTION&quot;)&amp;&quot;(&quot;&amp;[.X71]&amp;&quot;_combo&quot;&amp;IF([.K71]=&quot;key&quot;;&quot;, &quot;&amp;[.L71];&quot;&quot;)&amp;&quot;),&quot;" office:value-type="string" office:string-value="  [C_r_z] = COMBO_ACTION(r_z_combo),&#10;  [C_r_z_2] = COMBO_ACTION(r_z_2_combo)," calcext:value-type="string">
            <text:p>  [C_r_z] = COMBO_ACTION(r_z_combo),</text:p>
            <text:p>  [C_r_z_2] = COMBO_ACTION(r_z_2_combo),</text:p>
          </table:table-cell>
          <table:table-cell table:style-name="ce5" table:formula="of:=IF([.K71]=&quot;macro&quot;;&quot;    case &quot;&amp;&quot;C_&quot;&amp;[.W71]&amp;&quot;: if (p) {&quot;&amp;[.M71]&amp;&quot;} &quot;&amp;IF([.N71]=&quot;&quot;;&quot;&quot;;&quot;else {&quot;&amp;[.N71]&amp;&quot;}&quot;)&amp;&quot; break;&quot;&amp;CHAR(10)&amp;&quot;    case &quot;&amp;&quot;C_&quot;&amp;[.X71]&amp;&quot;: if (p) {&quot;&amp;[.M71]&amp;&quot;} &quot;&amp;IF([.N71]=&quot;&quot;;&quot;&quot;;&quot;else {&quot;&amp;[.N71]&amp;&quot;}&quot;)&amp;&quot; break;&quot;;&quot;&quot;)" office:value-type="string" office:string-value="    case C_r_z: if (p) {SEND_STRING(SS_LCTL(&quot;z&quot;));}  break;&#10;    case C_r_z_2: if (p) {SEND_STRING(SS_LCTL(&quot;z&quot;));}  break;" calcext:value-type="string">
            <text:p>    case C_r_z: if (p) {SEND_STRING(SS_LCTL("z"));}  break;</text:p>
            <text:p>    case C_r_z_2: if (p) {SEND_STRING(SS_LCTL("z"));}  break;</text:p>
          </table:table-cell>
          <table:table-cell/>
          <table:table-cell table:style-name="ce8" table:formula="of:=VLOOKUP([.A71];[$actions.$A$2:.$F$500];5;0)" office:value-type="string" office:string-value="macro" calcext:value-type="string">
            <text:p>macro</text:p>
          </table:table-cell>
          <table:table-cell table:formula="of:=VLOOKUP([.A71];[$actions.$A$2:.$D$500];2;0)" office:value-type="float" office:value="0" calcext:value-type="float">
            <text:p/>
          </table:table-cell>
          <table:table-cell office:value-type="string" calcext:value-type="string">
            <text:p>SEND_STRING(SS_LCTL("z"));</text:p>
          </table:table-cell>
          <table:table-cell table:formula="of:=VLOOKUP([.A71];[$actions.$A$2:.$D$500];4;0)" office:value-type="float" office:value="0" calcext:value-type="float">
            <text:p/>
          </table:table-cell>
          <table:table-cell table:formula="of:=VLOOKUP([.B71];[$keys.$A$2:$keys.$C$40];2;0)" office:value-type="string" office:string-value="KC_R" calcext:value-type="string">
            <text:p>KC_R</text:p>
          </table:table-cell>
          <table:table-cell table:formula="of:=VLOOKUP([.C71];[$keys.$A$2:$keys.$C$40];2;0)" office:value-type="string" office:string-value="KC_Z" calcext:value-type="string">
            <text:p>KC_Z</text:p>
          </table:table-cell>
          <table:table-cell table:formula="of:=VLOOKUP([.D71];[$keys.$A$2:$keys.$C$40];2;0)" office:value-type="string" office:string-value="" calcext:value-type="error">
            <text:p>#N/A</text:p>
          </table:table-cell>
          <table:table-cell table:formula="of:=VLOOKUP([.E71];[$keys.$A$2:$keys.$C$40];2;0)" office:value-type="string" office:string-value="" calcext:value-type="error">
            <text:p>#N/A</text:p>
          </table:table-cell>
          <table:table-cell table:formula="of:=VLOOKUP([.B71];[$keys.$A$2:$keys.$C$40];3;0)" office:value-type="string" office:string-value="KC_RCBR" calcext:value-type="string">
            <text:p>KC_RCBR</text:p>
          </table:table-cell>
          <table:table-cell table:formula="of:=VLOOKUP([.C71];[$keys.$A$3:$keys.$C$40];3;0)" office:value-type="string" office:string-value="KC_LT" calcext:value-type="string">
            <text:p>KC_LT</text:p>
          </table:table-cell>
          <table:table-cell table:formula="of:=VLOOKUP([.D71];[$keys.$A$3:$keys.$C$40];3;0)" office:value-type="string" office:string-value="" calcext:value-type="error">
            <text:p>#N/A</text:p>
          </table:table-cell>
          <table:table-cell table:formula="of:=VLOOKUP([.E71];[$keys.$A$3:$keys.$C$40];3;0)" office:value-type="string" office:string-value="" calcext:value-type="error">
            <text:p>#N/A</text:p>
          </table:table-cell>
          <table:table-cell table:formula="of:=[.B71]&amp;&quot;_&quot;&amp;[.C71]&amp;IF(ISNA([.Q71]);&quot;&quot;;&quot;_&quot;&amp;[.D71]&amp;IF(ISNA([.R71]);&quot;&quot;;&quot;_&quot;&amp;[.E71]))" office:value-type="string" office:string-value="r_z" calcext:value-type="string">
            <text:p>r_z</text:p>
          </table:table-cell>
          <table:table-cell table:formula="of:=[.W71]&amp;&quot;_2&quot;" office:value-type="string" office:string-value="r_z_2" calcext:value-type="string">
            <text:p>r_z_2</text:p>
          </table:table-cell>
          <table:table-cell table:formula="of:=[.O71]&amp;&quot;, &quot;&amp;[.P71]&amp;IF(ISNA([.Q71]);&quot;&quot;;&quot;, &quot;&amp;[.Q71]&amp;IF(ISNA([.R71]);&quot;&quot;;&quot;, &quot;&amp;[.R71]))" office:value-type="string" office:string-value="KC_R, KC_Z" calcext:value-type="string">
            <text:p>KC_R, KC_Z</text:p>
          </table:table-cell>
          <table:table-cell table:formula="of:=[.S71]&amp;&quot;, &quot;&amp;[.T71]&amp;IF(ISNA([.U71]);&quot;&quot;;&quot;, &quot;&amp;[.U71]&amp;IF(ISNA([.V71]);&quot;&quot;;&quot;, &quot;&amp;[.V71]))" office:value-type="string" office:string-value="KC_RCBR, KC_LT" calcext:value-type="string">
            <text:p>KC_RCBR, KC_L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ord_le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&quot;const uint16_t PROGMEM &quot;&amp;[.W72]&amp;&quot;_combo[] = {&quot;&amp;[.Y72]&amp;&quot;, COMBO_END};&quot;&amp;CHAR(10)&amp;&quot;const uint16_t PROGMEM &quot;&amp;[.X72]&amp;&quot;_combo[] = {&quot;&amp;[.Z72]&amp;&quot;, COMBO_END};&quot;" office:value-type="string" office:string-value="const uint16_t PROGMEM a_r_combo[] = {KC_A, KC_R, COMBO_END};&#10;const uint16_t PROGMEM a_r_2_combo[] = {KC_LCBR, KC_RCBR, COMBO_END};" calcext:value-type="string">
            <text:p>const uint16_t PROGMEM a_r_combo[] = {KC_A, KC_R, COMBO_END};</text:p>
            <text:p>const uint16_t PROGMEM a_r_2_combo[] = {KC_LCBR, KC_RCBR, COMBO_END};</text:p>
          </table:table-cell>
          <table:table-cell table:formula="of:=&quot;  C_&quot;&amp;[.W72]&amp;&quot;,&quot;&amp;CHAR(10)&amp;&quot;  C_&quot;&amp;[.X72]&amp;&quot;,&quot;" office:value-type="string" office:string-value="  C_a_r,&#10;  C_a_r_2," calcext:value-type="string">
            <text:p>  C_a_r,</text:p>
            <text:p>  C_a_r_2,</text:p>
          </table:table-cell>
          <table:table-cell table:formula="of:=&quot;  [C_&quot;&amp;[.W72]&amp;&quot;] = COMBO&quot;&amp;IF([.K72]=&quot;key&quot;;&quot;&quot;;&quot;_ACTION&quot;)&amp;&quot;(&quot;&amp;[.W72]&amp;&quot;_combo&quot;&amp;IF([.K72]=&quot;key&quot;;&quot;, &quot;&amp;[.L72];&quot;&quot;)&amp;&quot;),&quot;&amp;CHAR(10)&amp;&quot;  [C_&quot;&amp;[.X72]&amp;&quot;] = COMBO&quot;&amp;IF([.K72]=&quot;key&quot;;&quot;&quot;;&quot;_ACTION&quot;)&amp;&quot;(&quot;&amp;[.X72]&amp;&quot;_combo&quot;&amp;IF([.K72]=&quot;key&quot;;&quot;, &quot;&amp;[.L72];&quot;&quot;)&amp;&quot;),&quot;" office:value-type="string" office:string-value="  [C_a_r] = COMBO_ACTION(a_r_combo),&#10;  [C_a_r_2] = COMBO_ACTION(a_r_2_combo)," calcext:value-type="string">
            <text:p>  [C_a_r] = COMBO_ACTION(a_r_combo),</text:p>
            <text:p>  [C_a_r_2] = COMBO_ACTION(a_r_2_combo),</text:p>
          </table:table-cell>
          <table:table-cell table:style-name="ce5" table:formula="of:=IF([.K72]=&quot;macro&quot;;&quot;    case &quot;&amp;&quot;C_&quot;&amp;[.W72]&amp;&quot;: if (p) {&quot;&amp;[.M72]&amp;&quot;} &quot;&amp;IF([.N72]=&quot;&quot;;&quot;&quot;;&quot;else {&quot;&amp;[.N72]&amp;&quot;}&quot;)&amp;&quot; break;&quot;&amp;CHAR(10)&amp;&quot;    case &quot;&amp;&quot;C_&quot;&amp;[.X72]&amp;&quot;: if (p) {&quot;&amp;[.M72]&amp;&quot;} &quot;&amp;IF([.N72]=&quot;&quot;;&quot;&quot;;&quot;else {&quot;&amp;[.N72]&amp;&quot;}&quot;)&amp;&quot; break;&quot;;&quot;&quot;)" office:value-type="string" office:string-value="    case C_a_r: if (p) {SEND_STRING(SS_DOWN(X_LCTL)SS_DOWN(X_LEFT));} else {SEND_STRING(SS_UP(X_LEFT)SS_UP(X_LCTL));} break;&#10;    case C_a_r_2: if (p) {SEND_STRING(SS_DOWN(X_LCTL)SS_DOWN(X_LEFT));} else {SEND_STRING(SS_UP(X_LEFT)SS_UP(X_LCTL));} break;" calcext:value-type="string">
            <text:p>    case C_a_r: if (p) {SEND_STRING(SS_DOWN(X_LCTL)SS_DOWN(X_LEFT));} else {SEND_STRING(SS_UP(X_LEFT)SS_UP(X_LCTL));} break;</text:p>
            <text:p>    case C_a_r_2: if (p) {SEND_STRING(SS_DOWN(X_LCTL)SS_DOWN(X_LEFT));} else {SEND_STRING(SS_UP(X_LEFT)SS_UP(X_LCTL));} break;</text:p>
          </table:table-cell>
          <table:table-cell/>
          <table:table-cell table:style-name="ce8" table:formula="of:=VLOOKUP([.A72];[$actions.$A$2:.$F$500];5;0)" office:value-type="string" office:string-value="macro" calcext:value-type="string">
            <text:p>macro</text:p>
          </table:table-cell>
          <table:table-cell table:formula="of:=VLOOKUP([.A72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VLOOKUP([.B72];[$keys.$A$2:$keys.$C$40];2;0)" office:value-type="string" office:string-value="KC_A" calcext:value-type="string">
            <text:p>KC_A</text:p>
          </table:table-cell>
          <table:table-cell table:formula="of:=VLOOKUP([.C72];[$keys.$A$2:$keys.$C$40];2;0)" office:value-type="string" office:string-value="KC_R" calcext:value-type="string">
            <text:p>KC_R</text:p>
          </table:table-cell>
          <table:table-cell table:formula="of:=VLOOKUP([.D72];[$keys.$A$2:$keys.$C$40];2;0)" office:value-type="string" office:string-value="" calcext:value-type="error">
            <text:p>#N/A</text:p>
          </table:table-cell>
          <table:table-cell table:formula="of:=VLOOKUP([.E72];[$keys.$A$2:$keys.$C$40];2;0)" office:value-type="string" office:string-value="" calcext:value-type="error">
            <text:p>#N/A</text:p>
          </table:table-cell>
          <table:table-cell table:formula="of:=VLOOKUP([.B72];[$keys.$A$2:$keys.$C$40];3;0)" office:value-type="string" office:string-value="KC_LCBR" calcext:value-type="string">
            <text:p>KC_LCBR</text:p>
          </table:table-cell>
          <table:table-cell table:formula="of:=VLOOKUP([.C72];[$keys.$A$3:$keys.$C$40];3;0)" office:value-type="string" office:string-value="KC_RCBR" calcext:value-type="string">
            <text:p>KC_RCBR</text:p>
          </table:table-cell>
          <table:table-cell table:formula="of:=VLOOKUP([.D72];[$keys.$A$3:$keys.$C$40];3;0)" office:value-type="string" office:string-value="" calcext:value-type="error">
            <text:p>#N/A</text:p>
          </table:table-cell>
          <table:table-cell table:formula="of:=VLOOKUP([.E72];[$keys.$A$3:$keys.$C$40];3;0)" office:value-type="string" office:string-value="" calcext:value-type="error">
            <text:p>#N/A</text:p>
          </table:table-cell>
          <table:table-cell table:formula="of:=[.B72]&amp;&quot;_&quot;&amp;[.C72]&amp;IF(ISNA([.Q72]);&quot;&quot;;&quot;_&quot;&amp;[.D72]&amp;IF(ISNA([.R72]);&quot;&quot;;&quot;_&quot;&amp;[.E72]))" office:value-type="string" office:string-value="a_r" calcext:value-type="string">
            <text:p>a_r</text:p>
          </table:table-cell>
          <table:table-cell table:formula="of:=[.W72]&amp;&quot;_2&quot;" office:value-type="string" office:string-value="a_r_2" calcext:value-type="string">
            <text:p>a_r_2</text:p>
          </table:table-cell>
          <table:table-cell table:formula="of:=[.O72]&amp;&quot;, &quot;&amp;[.P72]&amp;IF(ISNA([.Q72]);&quot;&quot;;&quot;, &quot;&amp;[.Q72]&amp;IF(ISNA([.R72]);&quot;&quot;;&quot;, &quot;&amp;[.R72]))" office:value-type="string" office:string-value="KC_A, KC_R" calcext:value-type="string">
            <text:p>KC_A, KC_R</text:p>
          </table:table-cell>
          <table:table-cell table:formula="of:=[.S72]&amp;&quot;, &quot;&amp;[.T72]&amp;IF(ISNA([.U72]);&quot;&quot;;&quot;, &quot;&amp;[.U72]&amp;IF(ISNA([.V72]);&quot;&quot;;&quot;, &quot;&amp;[.V72]))" office:value-type="string" office:string-value="KC_LCBR, KC_RCBR" calcext:value-type="string">
            <text:p>KC_LCBR, KC_RCB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formula="of:=&quot;const uint16_t PROGMEM &quot;&amp;[.W73]&amp;&quot;_combo[] = {&quot;&amp;[.Y73]&amp;&quot;, COMBO_END};&quot;&amp;CHAR(10)&amp;&quot;const uint16_t PROGMEM &quot;&amp;[.X73]&amp;&quot;_combo[] = {&quot;&amp;[.Z73]&amp;&quot;, COMBO_END};&quot;" office:value-type="string" office:string-value="const uint16_t PROGMEM h_n_combo[] = {KC_H, KC_N, COMBO_END};&#10;const uint16_t PROGMEM h_n_2_combo[] = {KC_HASH, KC_MINS, COMBO_END};" calcext:value-type="string">
            <text:p>const uint16_t PROGMEM h_n_combo[] = {KC_H, KC_N, COMBO_END};</text:p>
            <text:p>const uint16_t PROGMEM h_n_2_combo[] = {KC_HASH, KC_MINS, COMBO_END};</text:p>
          </table:table-cell>
          <table:table-cell table:formula="of:=&quot;  C_&quot;&amp;[.W73]&amp;&quot;,&quot;&amp;CHAR(10)&amp;&quot;  C_&quot;&amp;[.X73]&amp;&quot;,&quot;" office:value-type="string" office:string-value="  C_h_n,&#10;  C_h_n_2," calcext:value-type="string">
            <text:p>  C_h_n,</text:p>
            <text:p>  C_h_n_2,</text:p>
          </table:table-cell>
          <table:table-cell table:formula="of:=&quot;  [C_&quot;&amp;[.W73]&amp;&quot;] = COMBO&quot;&amp;IF([.K73]=&quot;key&quot;;&quot;&quot;;&quot;_ACTION&quot;)&amp;&quot;(&quot;&amp;[.W73]&amp;&quot;_combo&quot;&amp;IF([.K73]=&quot;key&quot;;&quot;, &quot;&amp;[.L73];&quot;&quot;)&amp;&quot;),&quot;&amp;CHAR(10)&amp;&quot;  [C_&quot;&amp;[.X73]&amp;&quot;] = COMBO&quot;&amp;IF([.K73]=&quot;key&quot;;&quot;&quot;;&quot;_ACTION&quot;)&amp;&quot;(&quot;&amp;[.X73]&amp;&quot;_combo&quot;&amp;IF([.K73]=&quot;key&quot;;&quot;, &quot;&amp;[.L73];&quot;&quot;)&amp;&quot;),&quot;" office:value-type="string" office:string-value="  [C_h_n] = COMBO_ACTION(h_n_combo),&#10;  [C_h_n_2] = COMBO_ACTION(h_n_2_combo)," calcext:value-type="string">
            <text:p>  [C_h_n] = COMBO_ACTION(h_n_combo),</text:p>
            <text:p>  [C_h_n_2] = COMBO_ACTION(h_n_2_combo),</text:p>
          </table:table-cell>
          <table:table-cell table:style-name="ce5" table:formula="of:=IF([.K73]=&quot;macro&quot;;&quot;    case &quot;&amp;&quot;C_&quot;&amp;[.W73]&amp;&quot;: if (p) {&quot;&amp;[.M73]&amp;&quot;} &quot;&amp;IF([.N73]=&quot;&quot;;&quot;&quot;;&quot;else {&quot;&amp;[.N73]&amp;&quot;}&quot;)&amp;&quot; break;&quot;&amp;CHAR(10)&amp;&quot;    case &quot;&amp;&quot;C_&quot;&amp;[.X73]&amp;&quot;: if (p) {&quot;&amp;[.M73]&amp;&quot;} &quot;&amp;IF([.N73]=&quot;&quot;;&quot;&quot;;&quot;else {&quot;&amp;[.N73]&amp;&quot;}&quot;)&amp;&quot; break;&quot;;&quot;&quot;)" office:value-type="string" office:string-value="    case C_h_n: if (p) {SEND_STRING(SS_DOWN(X_LCTL)SS_DOWN(X_LEFT));} else {SEND_STRING(SS_UP(X_LEFT)SS_UP(X_LCTL));} break;&#10;    case C_h_n_2: if (p) {SEND_STRING(SS_DOWN(X_LCTL)SS_DOWN(X_LEFT));} else {SEND_STRING(SS_UP(X_LEFT)SS_UP(X_LCTL));} break;" calcext:value-type="string">
            <text:p>    case C_h_n: if (p) {SEND_STRING(SS_DOWN(X_LCTL)SS_DOWN(X_LEFT));} else {SEND_STRING(SS_UP(X_LEFT)SS_UP(X_LCTL));} break;</text:p>
            <text:p>    case C_h_n_2: if (p) {SEND_STRING(SS_DOWN(X_LCTL)SS_DOWN(X_LEFT));} else {SEND_STRING(SS_UP(X_LEFT)SS_UP(X_LCTL));} break;</text:p>
          </table:table-cell>
          <table:table-cell/>
          <table:table-cell table:style-name="ce8" table:formula="of:=VLOOKUP([.A73];[$actions.$A$2:.$F$500];5;0)" office:value-type="string" office:string-value="macro" calcext:value-type="string">
            <text:p>macro</text:p>
          </table:table-cell>
          <table:table-cell table:formula="of:=VLOOKUP([.A73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VLOOKUP([.B73];[$keys.$A$2:$keys.$C$40];2;0)" office:value-type="string" office:string-value="KC_H" calcext:value-type="string">
            <text:p>KC_H</text:p>
          </table:table-cell>
          <table:table-cell table:formula="of:=VLOOKUP([.C73];[$keys.$A$2:$keys.$C$40];2;0)" office:value-type="string" office:string-value="KC_N" calcext:value-type="string">
            <text:p>KC_N</text:p>
          </table:table-cell>
          <table:table-cell table:formula="of:=VLOOKUP([.D73];[$keys.$A$2:$keys.$C$40];2;0)" office:value-type="string" office:string-value="" calcext:value-type="error">
            <text:p>#N/A</text:p>
          </table:table-cell>
          <table:table-cell table:formula="of:=VLOOKUP([.E73];[$keys.$A$2:$keys.$C$40];2;0)" office:value-type="string" office:string-value="" calcext:value-type="error">
            <text:p>#N/A</text:p>
          </table:table-cell>
          <table:table-cell table:formula="of:=VLOOKUP([.B73];[$keys.$A$2:$keys.$C$40];3;0)" office:value-type="string" office:string-value="KC_HASH" calcext:value-type="string">
            <text:p>KC_HASH</text:p>
          </table:table-cell>
          <table:table-cell table:formula="of:=VLOOKUP([.C73];[$keys.$A$3:$keys.$C$40];3;0)" office:value-type="string" office:string-value="KC_MINS" calcext:value-type="string">
            <text:p>KC_MINS</text:p>
          </table:table-cell>
          <table:table-cell table:formula="of:=VLOOKUP([.D73];[$keys.$A$3:$keys.$C$40];3;0)" office:value-type="string" office:string-value="" calcext:value-type="error">
            <text:p>#N/A</text:p>
          </table:table-cell>
          <table:table-cell table:formula="of:=VLOOKUP([.E73];[$keys.$A$3:$keys.$C$40];3;0)" office:value-type="string" office:string-value="" calcext:value-type="error">
            <text:p>#N/A</text:p>
          </table:table-cell>
          <table:table-cell table:formula="of:=[.B73]&amp;&quot;_&quot;&amp;[.C73]&amp;IF(ISNA([.Q73]);&quot;&quot;;&quot;_&quot;&amp;[.D73]&amp;IF(ISNA([.R73]);&quot;&quot;;&quot;_&quot;&amp;[.E73]))" office:value-type="string" office:string-value="h_n" calcext:value-type="string">
            <text:p>h_n</text:p>
          </table:table-cell>
          <table:table-cell table:formula="of:=[.W73]&amp;&quot;_2&quot;" office:value-type="string" office:string-value="h_n_2" calcext:value-type="string">
            <text:p>h_n_2</text:p>
          </table:table-cell>
          <table:table-cell table:formula="of:=[.O73]&amp;&quot;, &quot;&amp;[.P73]&amp;IF(ISNA([.Q73]);&quot;&quot;;&quot;, &quot;&amp;[.Q73]&amp;IF(ISNA([.R73]);&quot;&quot;;&quot;, &quot;&amp;[.R73]))" office:value-type="string" office:string-value="KC_H, KC_N" calcext:value-type="string">
            <text:p>KC_H, KC_N</text:p>
          </table:table-cell>
          <table:table-cell table:formula="of:=[.S73]&amp;&quot;, &quot;&amp;[.T73]&amp;IF(ISNA([.U73]);&quot;&quot;;&quot;, &quot;&amp;[.U73]&amp;IF(ISNA([.V73]);&quot;&quot;;&quot;, &quot;&amp;[.V73]))" office:value-type="string" office:string-value="KC_HASH, KC_MINS" calcext:value-type="string">
            <text:p>KC_HASH, KC_MIN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formula="of:=&quot;const uint16_t PROGMEM &quot;&amp;[.W74]&amp;&quot;_combo[] = {&quot;&amp;[.Y74]&amp;&quot;, COMBO_END};&quot;&amp;CHAR(10)&amp;&quot;const uint16_t PROGMEM &quot;&amp;[.X74]&amp;&quot;_combo[] = {&quot;&amp;[.Z74]&amp;&quot;, COMBO_END};&quot;" office:value-type="string" office:string-value="const uint16_t PROGMEM t_d_combo[] = {KC_T, KC_D, COMBO_END};&#10;const uint16_t PROGMEM t_d_2_combo[] = {KC_RPRN, KC_DLR, COMBO_END};" calcext:value-type="string">
            <text:p>const uint16_t PROGMEM t_d_combo[] = {KC_T, KC_D, COMBO_END};</text:p>
            <text:p>const uint16_t PROGMEM t_d_2_combo[] = {KC_RPRN, KC_DLR, COMBO_END};</text:p>
          </table:table-cell>
          <table:table-cell table:formula="of:=&quot;  C_&quot;&amp;[.W74]&amp;&quot;,&quot;&amp;CHAR(10)&amp;&quot;  C_&quot;&amp;[.X74]&amp;&quot;,&quot;" office:value-type="string" office:string-value="  C_t_d,&#10;  C_t_d_2," calcext:value-type="string">
            <text:p>  C_t_d,</text:p>
            <text:p>  C_t_d_2,</text:p>
          </table:table-cell>
          <table:table-cell table:formula="of:=&quot;  [C_&quot;&amp;[.W74]&amp;&quot;] = COMBO&quot;&amp;IF([.K74]=&quot;key&quot;;&quot;&quot;;&quot;_ACTION&quot;)&amp;&quot;(&quot;&amp;[.W74]&amp;&quot;_combo&quot;&amp;IF([.K74]=&quot;key&quot;;&quot;, &quot;&amp;[.L74];&quot;&quot;)&amp;&quot;),&quot;&amp;CHAR(10)&amp;&quot;  [C_&quot;&amp;[.X74]&amp;&quot;] = COMBO&quot;&amp;IF([.K74]=&quot;key&quot;;&quot;&quot;;&quot;_ACTION&quot;)&amp;&quot;(&quot;&amp;[.X74]&amp;&quot;_combo&quot;&amp;IF([.K74]=&quot;key&quot;;&quot;, &quot;&amp;[.L74];&quot;&quot;)&amp;&quot;),&quot;" office:value-type="string" office:string-value="  [C_t_d] = COMBO_ACTION(t_d_combo),&#10;  [C_t_d_2] = COMBO_ACTION(t_d_2_combo)," calcext:value-type="string">
            <text:p>  [C_t_d] = COMBO_ACTION(t_d_combo),</text:p>
            <text:p>  [C_t_d_2] = COMBO_ACTION(t_d_2_combo),</text:p>
          </table:table-cell>
          <table:table-cell table:style-name="ce5" table:formula="of:=IF([.K74]=&quot;macro&quot;;&quot;    case &quot;&amp;&quot;C_&quot;&amp;[.W74]&amp;&quot;: if (p) {&quot;&amp;[.M74]&amp;&quot;} &quot;&amp;IF([.N74]=&quot;&quot;;&quot;&quot;;&quot;else {&quot;&amp;[.N74]&amp;&quot;}&quot;)&amp;&quot; break;&quot;&amp;CHAR(10)&amp;&quot;    case &quot;&amp;&quot;C_&quot;&amp;[.X74]&amp;&quot;: if (p) {&quot;&amp;[.M74]&amp;&quot;} &quot;&amp;IF([.N74]=&quot;&quot;;&quot;&quot;;&quot;else {&quot;&amp;[.N74]&amp;&quot;}&quot;)&amp;&quot; break;&quot;;&quot;&quot;)" office:value-type="string" office:string-value="    case C_t_d: if (p) {SEND_STRING(SS_DOWN(X_LCTL)SS_DOWN(X_RGHT));} else {SEND_STRING(SS_UP(X_RGHT)SS_UP(X_LCTL));} break;&#10;    case C_t_d_2: if (p) {SEND_STRING(SS_DOWN(X_LCTL)SS_DOWN(X_RGHT));} else {SEND_STRING(SS_UP(X_RGHT)SS_UP(X_LCTL));} break;" calcext:value-type="string">
            <text:p>    case C_t_d: if (p) {SEND_STRING(SS_DOWN(X_LCTL)SS_DOWN(X_RGHT));} else {SEND_STRING(SS_UP(X_RGHT)SS_UP(X_LCTL));} break;</text:p>
            <text:p>    case C_t_d_2: if (p) {SEND_STRING(SS_DOWN(X_LCTL)SS_DOWN(X_RGHT));} else {SEND_STRING(SS_UP(X_RGHT)SS_UP(X_LCTL));} break;</text:p>
          </table:table-cell>
          <table:table-cell/>
          <table:table-cell table:style-name="ce8" table:formula="of:=VLOOKUP([.A74];[$actions.$A$2:.$F$500];5;0)" office:value-type="string" office:string-value="macro" calcext:value-type="string">
            <text:p>macro</text:p>
          </table:table-cell>
          <table:table-cell table:formula="of:=VLOOKUP([.A74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VLOOKUP([.B74];[$keys.$A$2:$keys.$C$40];2;0)" office:value-type="string" office:string-value="KC_T" calcext:value-type="string">
            <text:p>KC_T</text:p>
          </table:table-cell>
          <table:table-cell table:formula="of:=VLOOKUP([.C74];[$keys.$A$2:$keys.$C$40];2;0)" office:value-type="string" office:string-value="KC_D" calcext:value-type="string">
            <text:p>KC_D</text:p>
          </table:table-cell>
          <table:table-cell table:formula="of:=VLOOKUP([.D74];[$keys.$A$2:$keys.$C$40];2;0)" office:value-type="string" office:string-value="" calcext:value-type="error">
            <text:p>#N/A</text:p>
          </table:table-cell>
          <table:table-cell table:formula="of:=VLOOKUP([.E74];[$keys.$A$2:$keys.$C$40];2;0)" office:value-type="string" office:string-value="" calcext:value-type="error">
            <text:p>#N/A</text:p>
          </table:table-cell>
          <table:table-cell table:formula="of:=VLOOKUP([.B74];[$keys.$A$2:$keys.$C$40];3;0)" office:value-type="string" office:string-value="KC_RPRN" calcext:value-type="string">
            <text:p>KC_RPRN</text:p>
          </table:table-cell>
          <table:table-cell table:formula="of:=VLOOKUP([.C74];[$keys.$A$3:$keys.$C$40];3;0)" office:value-type="string" office:string-value="KC_DLR" calcext:value-type="string">
            <text:p>KC_DLR</text:p>
          </table:table-cell>
          <table:table-cell table:formula="of:=VLOOKUP([.D74];[$keys.$A$3:$keys.$C$40];3;0)" office:value-type="string" office:string-value="" calcext:value-type="error">
            <text:p>#N/A</text:p>
          </table:table-cell>
          <table:table-cell table:formula="of:=VLOOKUP([.E74];[$keys.$A$3:$keys.$C$40];3;0)" office:value-type="string" office:string-value="" calcext:value-type="error">
            <text:p>#N/A</text:p>
          </table:table-cell>
          <table:table-cell table:formula="of:=[.B74]&amp;&quot;_&quot;&amp;[.C74]&amp;IF(ISNA([.Q74]);&quot;&quot;;&quot;_&quot;&amp;[.D74]&amp;IF(ISNA([.R74]);&quot;&quot;;&quot;_&quot;&amp;[.E74]))" office:value-type="string" office:string-value="t_d" calcext:value-type="string">
            <text:p>t_d</text:p>
          </table:table-cell>
          <table:table-cell table:formula="of:=[.W74]&amp;&quot;_2&quot;" office:value-type="string" office:string-value="t_d_2" calcext:value-type="string">
            <text:p>t_d_2</text:p>
          </table:table-cell>
          <table:table-cell table:formula="of:=[.O74]&amp;&quot;, &quot;&amp;[.P74]&amp;IF(ISNA([.Q74]);&quot;&quot;;&quot;, &quot;&amp;[.Q74]&amp;IF(ISNA([.R74]);&quot;&quot;;&quot;, &quot;&amp;[.R74]))" office:value-type="string" office:string-value="KC_T, KC_D" calcext:value-type="string">
            <text:p>KC_T, KC_D</text:p>
          </table:table-cell>
          <table:table-cell table:formula="of:=[.S74]&amp;&quot;, &quot;&amp;[.T74]&amp;IF(ISNA([.U74]);&quot;&quot;;&quot;, &quot;&amp;[.U74]&amp;IF(ISNA([.V74]);&quot;&quot;;&quot;, &quot;&amp;[.V74]))" office:value-type="string" office:string-value="KC_RPRN, KC_DLR" calcext:value-type="string">
            <text:p>KC_RPRN, KC_DL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formula="of:=&quot;const uint16_t PROGMEM &quot;&amp;[.W75]&amp;&quot;_combo[] = {&quot;&amp;[.Y75]&amp;&quot;, COMBO_END};&quot;&amp;CHAR(10)&amp;&quot;const uint16_t PROGMEM &quot;&amp;[.X75]&amp;&quot;_combo[] = {&quot;&amp;[.Z75]&amp;&quot;, COMBO_END};&quot;" office:value-type="string" office:string-value="const uint16_t PROGMEM i_o_combo[] = {KC_I, KC_O, COMBO_END};&#10;const uint16_t PROGMEM i_o_2_combo[] = {KC_ASTR, KC_PLUS, COMBO_END};" calcext:value-type="string">
            <text:p>const uint16_t PROGMEM i_o_combo[] = {KC_I, KC_O, COMBO_END};</text:p>
            <text:p>const uint16_t PROGMEM i_o_2_combo[] = {KC_ASTR, KC_PLUS, COMBO_END};</text:p>
          </table:table-cell>
          <table:table-cell table:formula="of:=&quot;  C_&quot;&amp;[.W75]&amp;&quot;,&quot;&amp;CHAR(10)&amp;&quot;  C_&quot;&amp;[.X75]&amp;&quot;,&quot;" office:value-type="string" office:string-value="  C_i_o,&#10;  C_i_o_2," calcext:value-type="string">
            <text:p>  C_i_o,</text:p>
            <text:p>  C_i_o_2,</text:p>
          </table:table-cell>
          <table:table-cell table:formula="of:=&quot;  [C_&quot;&amp;[.W75]&amp;&quot;] = COMBO&quot;&amp;IF([.K75]=&quot;key&quot;;&quot;&quot;;&quot;_ACTION&quot;)&amp;&quot;(&quot;&amp;[.W75]&amp;&quot;_combo&quot;&amp;IF([.K75]=&quot;key&quot;;&quot;, &quot;&amp;[.L75];&quot;&quot;)&amp;&quot;),&quot;&amp;CHAR(10)&amp;&quot;  [C_&quot;&amp;[.X75]&amp;&quot;] = COMBO&quot;&amp;IF([.K75]=&quot;key&quot;;&quot;&quot;;&quot;_ACTION&quot;)&amp;&quot;(&quot;&amp;[.X75]&amp;&quot;_combo&quot;&amp;IF([.K75]=&quot;key&quot;;&quot;, &quot;&amp;[.L75];&quot;&quot;)&amp;&quot;),&quot;" office:value-type="string" office:string-value="  [C_i_o] = COMBO_ACTION(i_o_combo),&#10;  [C_i_o_2] = COMBO_ACTION(i_o_2_combo)," calcext:value-type="string">
            <text:p>  [C_i_o] = COMBO_ACTION(i_o_combo),</text:p>
            <text:p>  [C_i_o_2] = COMBO_ACTION(i_o_2_combo),</text:p>
          </table:table-cell>
          <table:table-cell table:style-name="ce5" table:formula="of:=IF([.K75]=&quot;macro&quot;;&quot;    case &quot;&amp;&quot;C_&quot;&amp;[.W75]&amp;&quot;: if (p) {&quot;&amp;[.M75]&amp;&quot;} &quot;&amp;IF([.N75]=&quot;&quot;;&quot;&quot;;&quot;else {&quot;&amp;[.N75]&amp;&quot;}&quot;)&amp;&quot; break;&quot;&amp;CHAR(10)&amp;&quot;    case &quot;&amp;&quot;C_&quot;&amp;[.X75]&amp;&quot;: if (p) {&quot;&amp;[.M75]&amp;&quot;} &quot;&amp;IF([.N75]=&quot;&quot;;&quot;&quot;;&quot;else {&quot;&amp;[.N75]&amp;&quot;}&quot;)&amp;&quot; break;&quot;;&quot;&quot;)" office:value-type="string" office:string-value="    case C_i_o: if (p) {SEND_STRING(SS_DOWN(X_LCTL)SS_DOWN(X_RGHT));} else {SEND_STRING(SS_UP(X_RGHT)SS_UP(X_LCTL));} break;&#10;    case C_i_o_2: if (p) {SEND_STRING(SS_DOWN(X_LCTL)SS_DOWN(X_RGHT));} else {SEND_STRING(SS_UP(X_RGHT)SS_UP(X_LCTL));} break;" calcext:value-type="string">
            <text:p>    case C_i_o: if (p) {SEND_STRING(SS_DOWN(X_LCTL)SS_DOWN(X_RGHT));} else {SEND_STRING(SS_UP(X_RGHT)SS_UP(X_LCTL));} break;</text:p>
            <text:p>    case C_i_o_2: if (p) {SEND_STRING(SS_DOWN(X_LCTL)SS_DOWN(X_RGHT));} else {SEND_STRING(SS_UP(X_RGHT)SS_UP(X_LCTL));} break;</text:p>
          </table:table-cell>
          <table:table-cell/>
          <table:table-cell table:style-name="ce8" table:formula="of:=VLOOKUP([.A75];[$actions.$A$2:.$F$500];5;0)" office:value-type="string" office:string-value="macro" calcext:value-type="string">
            <text:p>macro</text:p>
          </table:table-cell>
          <table:table-cell table:formula="of:=VLOOKUP([.A75];[$actions.$A$2:.$D$500];2;0)" office:value-type="float" office:value="0" calcext:value-type="float">
            <text:p/>
          </table:table-cell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VLOOKUP([.B75];[$keys.$A$2:$keys.$C$40];2;0)" office:value-type="string" office:string-value="KC_I" calcext:value-type="string">
            <text:p>KC_I</text:p>
          </table:table-cell>
          <table:table-cell table:formula="of:=VLOOKUP([.C75];[$keys.$A$2:$keys.$C$40];2;0)" office:value-type="string" office:string-value="KC_O" calcext:value-type="string">
            <text:p>KC_O</text:p>
          </table:table-cell>
          <table:table-cell table:formula="of:=VLOOKUP([.D75];[$keys.$A$2:$keys.$C$40];2;0)" office:value-type="string" office:string-value="" calcext:value-type="error">
            <text:p>#N/A</text:p>
          </table:table-cell>
          <table:table-cell table:formula="of:=VLOOKUP([.E75];[$keys.$A$2:$keys.$C$40];2;0)" office:value-type="string" office:string-value="" calcext:value-type="error">
            <text:p>#N/A</text:p>
          </table:table-cell>
          <table:table-cell table:formula="of:=VLOOKUP([.B75];[$keys.$A$2:$keys.$C$40];3;0)" office:value-type="string" office:string-value="KC_ASTR" calcext:value-type="string">
            <text:p>KC_ASTR</text:p>
          </table:table-cell>
          <table:table-cell table:formula="of:=VLOOKUP([.C75];[$keys.$A$3:$keys.$C$40];3;0)" office:value-type="string" office:string-value="KC_PLUS" calcext:value-type="string">
            <text:p>KC_PLUS</text:p>
          </table:table-cell>
          <table:table-cell table:formula="of:=VLOOKUP([.D75];[$keys.$A$3:$keys.$C$40];3;0)" office:value-type="string" office:string-value="" calcext:value-type="error">
            <text:p>#N/A</text:p>
          </table:table-cell>
          <table:table-cell table:formula="of:=VLOOKUP([.E75];[$keys.$A$3:$keys.$C$40];3;0)" office:value-type="string" office:string-value="" calcext:value-type="error">
            <text:p>#N/A</text:p>
          </table:table-cell>
          <table:table-cell table:formula="of:=[.B75]&amp;&quot;_&quot;&amp;[.C75]&amp;IF(ISNA([.Q75]);&quot;&quot;;&quot;_&quot;&amp;[.D75]&amp;IF(ISNA([.R75]);&quot;&quot;;&quot;_&quot;&amp;[.E75]))" office:value-type="string" office:string-value="i_o" calcext:value-type="string">
            <text:p>i_o</text:p>
          </table:table-cell>
          <table:table-cell table:formula="of:=[.W75]&amp;&quot;_2&quot;" office:value-type="string" office:string-value="i_o_2" calcext:value-type="string">
            <text:p>i_o_2</text:p>
          </table:table-cell>
          <table:table-cell table:formula="of:=[.O75]&amp;&quot;, &quot;&amp;[.P75]&amp;IF(ISNA([.Q75]);&quot;&quot;;&quot;, &quot;&amp;[.Q75]&amp;IF(ISNA([.R75]);&quot;&quot;;&quot;, &quot;&amp;[.R75]))" office:value-type="string" office:string-value="KC_I, KC_O" calcext:value-type="string">
            <text:p>KC_I, KC_O</text:p>
          </table:table-cell>
          <table:table-cell table:formula="of:=[.S75]&amp;&quot;, &quot;&amp;[.T75]&amp;IF(ISNA([.U75]);&quot;&quot;;&quot;, &quot;&amp;[.U75]&amp;IF(ISNA([.V75]);&quot;&quot;;&quot;, &quot;&amp;[.V75]))" office:value-type="string" office:string-value="KC_ASTR, KC_PLUS" calcext:value-type="string">
            <text:p>KC_ASTR, KC_PLUS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7">
          <table:table-cell table:number-columns-repeated="13"/>
          <table:table-cell table:style-name="ce19"/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" table:style-name="ta1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6" table:number-columns-repeated="996" table:default-cell-style-name="Default"/>
        <table:table-row table:style-name="ro1">
          <table:table-cell table:style-name="Heading1" office:value-type="string" calcext:value-type="string">
            <text:p>Description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</text:p>
          </table:table-cell>
          <table:table-cell table:style-name="Heading1"/>
          <table:table-cell table:style-name="Heading1" office:value-type="string" calcext:value-type="string">
            <text:p>def part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SEND_STRING</text:p>
          </table:table-cell>
          <table:table-cell table:style-name="Heading1" office:value-type="string" calcext:value-type="string">
            <text:p>def</text:p>
          </table:table-cell>
          <table:table-cell table:style-name="Heading1" office:value-type="string" calcext:value-type="string">
            <text:p>enum</text:p>
          </table:table-cell>
          <table:table-cell table:style-name="Heading1" office:value-type="string" calcext:value-type="string">
            <text:p>key_combos() line</text:p>
          </table:table-cell>
          <table:table-cell table:style-name="Heading1" office:value-type="string" calcext:value-type="string">
            <text:p>process_combo_event</text:p>
          </table:table-cell>
          <table:table-cell table:style-name="Heading1" table:number-columns-repeated="1013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C_APP</text:p>
          </table:table-cell>
          <table:table-cell office:value-type="string" calcext:value-type="string">
            <text:p>k_m</text:p>
          </table:table-cell>
          <table:table-cell/>
          <table:table-cell office:value-type="string" calcext:value-type="string">
            <text:p>KC_K, KC_M</text:p>
          </table:table-cell>
          <table:table-cell office:value-type="string" calcext:value-type="string">
            <text:p>KC_APP</text:p>
          </table:table-cell>
          <table:table-cell/>
          <table:table-cell table:formula="of:=&quot;const uint16_t PROGMEM &quot;&amp;[.C2]&amp;&quot;_combo[] = {&quot;&amp;[.E2]&amp;&quot;, COMBO_END};&quot;" office:value-type="string" office:string-value="const uint16_t PROGMEM k_m_combo[] = {KC_K, KC_M, COMBO_END};" calcext:value-type="string">
            <text:p>const uint16_t PROGMEM k_m_combo[] = {KC_K, KC_M, COMBO_END};</text:p>
          </table:table-cell>
          <table:table-cell table:formula="of:=&quot;  &quot;&amp;[.B2]&amp;&quot;,&quot;" office:value-type="string" office:string-value="  C_APP," calcext:value-type="string">
            <text:p><text:s text:c="2"/>C_APP,</text:p>
          </table:table-cell>
          <table:table-cell table:formula="of:=&quot;[&quot;&amp;[.B2]&amp;&quot;] = COMBO&quot;&amp;IF(ISBLANK([.F2]);&quot;_ACTION&quot;;&quot;&quot;)&amp;&quot;(&quot;&amp;[.C2]&amp;&quot;_combo&quot;&amp;IF(ISBLANK([.F2]);&quot;&quot;;&quot;, &quot;&amp;[.F2])&amp;&quot;),&quot;" office:value-type="string" office:string-value="[C_APP] = COMBO(k_m_combo, KC_APP)," calcext:value-type="string">
            <text:p>[C_APP] = COMBO(k_m_combo, KC_APP),</text:p>
          </table:table-cell>
          <table:table-cell table:formula="of:=IF(ISBLANK([.F2]);&quot;    case &quot;&amp;[.B2]&amp;&quot;: if (p) { SEND_STRING(&quot;&amp;[.G2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t down</text:p>
          </table:table-cell>
          <table:table-cell office:value-type="string" calcext:value-type="string">
            <text:p>C_BRID</text:p>
          </table:table-cell>
          <table:table-cell office:value-type="string" calcext:value-type="string">
            <text:p>dot_quot</text:p>
          </table:table-cell>
          <table:table-cell/>
          <table:table-cell office:value-type="string" calcext:value-type="string">
            <text:p>CC_PDCL, KC_QUOT</text:p>
          </table:table-cell>
          <table:table-cell office:value-type="string" calcext:value-type="string">
            <text:p>KC_BRID</text:p>
          </table:table-cell>
          <table:table-cell/>
          <table:table-cell table:formula="of:=&quot;const uint16_t PROGMEM &quot;&amp;[.C3]&amp;&quot;_combo[] = {&quot;&amp;[.E3]&amp;&quot;, COMBO_END};&quot;" office:value-type="string" office:string-value="const uint16_t PROGMEM dot_quot_combo[] = {CC_PDCL, KC_QUOT, COMBO_END};" calcext:value-type="string">
            <text:p>const uint16_t PROGMEM dot_quot_combo[] = {CC_PDCL, KC_QUOT, COMBO_END};</text:p>
          </table:table-cell>
          <table:table-cell table:formula="of:=&quot;  &quot;&amp;[.B3]&amp;&quot;,&quot;" office:value-type="string" office:string-value="  C_BRID," calcext:value-type="string">
            <text:p><text:s text:c="2"/>C_BRID,</text:p>
          </table:table-cell>
          <table:table-cell table:formula="of:=&quot;[&quot;&amp;[.B3]&amp;&quot;] = COMBO&quot;&amp;IF(ISBLANK([.F3]);&quot;_ACTION&quot;;&quot;&quot;)&amp;&quot;(&quot;&amp;[.C3]&amp;&quot;_combo&quot;&amp;IF(ISBLANK([.F3]);&quot;&quot;;&quot;, &quot;&amp;[.F3])&amp;&quot;),&quot;" office:value-type="string" office:string-value="[C_BRID] = COMBO(dot_quot_combo, KC_BRID)," calcext:value-type="string">
            <text:p>[C_BRID] = COMBO(dot_quot_combo, KC_BRID),</text:p>
          </table:table-cell>
          <table:table-cell table:formula="of:=IF(ISBLANK([.F3]);&quot;    case &quot;&amp;[.B3]&amp;&quot;: if (p) { SEND_STRING(&quot;&amp;[.G3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ght up</text:p>
          </table:table-cell>
          <table:table-cell office:value-type="string" calcext:value-type="string">
            <text:p>C_BRIU</text:p>
          </table:table-cell>
          <table:table-cell office:value-type="string" calcext:value-type="string">
            <text:p>y_excl</text:p>
          </table:table-cell>
          <table:table-cell/>
          <table:table-cell office:value-type="string" calcext:value-type="string">
            <text:p>KC_Y, CC_EMQM</text:p>
          </table:table-cell>
          <table:table-cell office:value-type="string" calcext:value-type="string">
            <text:p>KC_BRIU</text:p>
          </table:table-cell>
          <table:table-cell/>
          <table:table-cell table:formula="of:=&quot;const uint16_t PROGMEM &quot;&amp;[.C4]&amp;&quot;_combo[] = {&quot;&amp;[.E4]&amp;&quot;, COMBO_END};&quot;" office:value-type="string" office:string-value="const uint16_t PROGMEM y_excl_combo[] = {KC_Y, CC_EMQM, COMBO_END};" calcext:value-type="string">
            <text:p>const uint16_t PROGMEM y_excl_combo[] = {KC_Y, CC_EMQM, COMBO_END};</text:p>
          </table:table-cell>
          <table:table-cell table:formula="of:=&quot;  &quot;&amp;[.B4]&amp;&quot;,&quot;" office:value-type="string" office:string-value="  C_BRIU," calcext:value-type="string">
            <text:p><text:s text:c="2"/>C_BRIU,</text:p>
          </table:table-cell>
          <table:table-cell table:formula="of:=&quot;[&quot;&amp;[.B4]&amp;&quot;] = COMBO&quot;&amp;IF(ISBLANK([.F4]);&quot;_ACTION&quot;;&quot;&quot;)&amp;&quot;(&quot;&amp;[.C4]&amp;&quot;_combo&quot;&amp;IF(ISBLANK([.F4]);&quot;&quot;;&quot;, &quot;&amp;[.F4])&amp;&quot;),&quot;" office:value-type="string" office:string-value="[C_BRIU] = COMBO(y_excl_combo, KC_BRIU)," calcext:value-type="string">
            <text:p>[C_BRIU] = COMBO(y_excl_combo, KC_BRIU),</text:p>
          </table:table-cell>
          <table:table-cell table:formula="of:=IF(ISBLANK([.F4]);&quot;    case &quot;&amp;[.B4]&amp;&quot;: if (p) { SEND_STRING(&quot;&amp;[.G4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C_BRK</text:p>
          </table:table-cell>
          <table:table-cell office:value-type="string" calcext:value-type="string">
            <text:p>q_w</text:p>
          </table:table-cell>
          <table:table-cell/>
          <table:table-cell office:value-type="string" calcext:value-type="string">
            <text:p>KC_Q, KC_W</text:p>
          </table:table-cell>
          <table:table-cell office:value-type="string" calcext:value-type="string">
            <text:p>KC_BRK</text:p>
          </table:table-cell>
          <table:table-cell/>
          <table:table-cell table:formula="of:=&quot;const uint16_t PROGMEM &quot;&amp;[.C5]&amp;&quot;_combo[] = {&quot;&amp;[.E5]&amp;&quot;, COMBO_END};&quot;" office:value-type="string" office:string-value="const uint16_t PROGMEM q_w_combo[] = {KC_Q, KC_W, COMBO_END};" calcext:value-type="string">
            <text:p>const uint16_t PROGMEM q_w_combo[] = {KC_Q, KC_W, COMBO_END};</text:p>
          </table:table-cell>
          <table:table-cell table:formula="of:=&quot;  &quot;&amp;[.B5]&amp;&quot;,&quot;" office:value-type="string" office:string-value="  C_BRK," calcext:value-type="string">
            <text:p><text:s text:c="2"/>C_BRK,</text:p>
          </table:table-cell>
          <table:table-cell table:formula="of:=&quot;[&quot;&amp;[.B5]&amp;&quot;] = COMBO&quot;&amp;IF(ISBLANK([.F5]);&quot;_ACTION&quot;;&quot;&quot;)&amp;&quot;(&quot;&amp;[.C5]&amp;&quot;_combo&quot;&amp;IF(ISBLANK([.F5]);&quot;&quot;;&quot;, &quot;&amp;[.F5])&amp;&quot;),&quot;" office:value-type="string" office:string-value="[C_BRK] = COMBO(q_w_combo, KC_BRK)," calcext:value-type="string">
            <text:p>[C_BRK] = COMBO(q_w_combo, KC_BRK),</text:p>
          </table:table-cell>
          <table:table-cell table:formula="of:=IF(ISBLANK([.F5]);&quot;    case &quot;&amp;[.B5]&amp;&quot;: if (p) { SEND_STRING(&quot;&amp;[.G5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C_BSLASH</text:p>
          </table:table-cell>
          <table:table-cell office:value-type="string" calcext:value-type="string">
            <text:p>e_dot</text:p>
          </table:table-cell>
          <table:table-cell/>
          <table:table-cell office:value-type="string" calcext:value-type="string">
            <text:p>KC_E, CC_PDCL</text:p>
          </table:table-cell>
          <table:table-cell office:value-type="string" calcext:value-type="string">
            <text:p>KC_BSLASH</text:p>
          </table:table-cell>
          <table:table-cell/>
          <table:table-cell table:formula="of:=&quot;const uint16_t PROGMEM &quot;&amp;[.C6]&amp;&quot;_combo[] = {&quot;&amp;[.E6]&amp;&quot;, COMBO_END};&quot;" office:value-type="string" office:string-value="const uint16_t PROGMEM e_dot_combo[] = {KC_E, CC_PDCL, COMBO_END};" calcext:value-type="string">
            <text:p>const uint16_t PROGMEM e_dot_combo[] = {KC_E, CC_PDCL, COMBO_END};</text:p>
          </table:table-cell>
          <table:table-cell table:formula="of:=&quot;  &quot;&amp;[.B6]&amp;&quot;,&quot;" office:value-type="string" office:string-value="  C_BSLASH," calcext:value-type="string">
            <text:p><text:s text:c="2"/>C_BSLASH,</text:p>
          </table:table-cell>
          <table:table-cell table:formula="of:=&quot;[&quot;&amp;[.B6]&amp;&quot;] = COMBO&quot;&amp;IF(ISBLANK([.F6]);&quot;_ACTION&quot;;&quot;&quot;)&amp;&quot;(&quot;&amp;[.C6]&amp;&quot;_combo&quot;&amp;IF(ISBLANK([.F6]);&quot;&quot;;&quot;, &quot;&amp;[.F6])&amp;&quot;),&quot;" office:value-type="string" office:string-value="[C_BSLASH] = COMBO(e_dot_combo, KC_BSLASH)," calcext:value-type="string">
            <text:p>[C_BSLASH] = COMBO(e_dot_combo, KC_BSLASH),</text:p>
          </table:table-cell>
          <table:table-cell table:formula="of:=IF(ISBLANK([.F6]);&quot;    case &quot;&amp;[.B6]&amp;&quot;: if (p) { SEND_STRING(&quot;&amp;[.G6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C_BSPC_1</text:p>
          </table:table-cell>
          <table:table-cell office:value-type="string" calcext:value-type="string">
            <text:p>f_s</text:p>
          </table:table-cell>
          <table:table-cell/>
          <table:table-cell office:value-type="string" calcext:value-type="string">
            <text:p>KC_F, KC_S</text:p>
          </table:table-cell>
          <table:table-cell office:value-type="string" calcext:value-type="string">
            <text:p>KC_BSPC</text:p>
          </table:table-cell>
          <table:table-cell/>
          <table:table-cell table:formula="of:=&quot;const uint16_t PROGMEM &quot;&amp;[.C7]&amp;&quot;_combo[] = {&quot;&amp;[.E7]&amp;&quot;, COMBO_END};&quot;" office:value-type="string" office:string-value="const uint16_t PROGMEM f_s_combo[] = {KC_F, KC_S, COMBO_END};" calcext:value-type="string">
            <text:p>const uint16_t PROGMEM f_s_combo[] = {KC_F, KC_S, COMBO_END};</text:p>
          </table:table-cell>
          <table:table-cell table:formula="of:=&quot;  &quot;&amp;[.B7]&amp;&quot;,&quot;" office:value-type="string" office:string-value="  C_BSPC_1," calcext:value-type="string">
            <text:p><text:s text:c="2"/>C_BSPC_1,</text:p>
          </table:table-cell>
          <table:table-cell table:formula="of:=&quot;[&quot;&amp;[.B7]&amp;&quot;] = COMBO&quot;&amp;IF(ISBLANK([.F7]);&quot;_ACTION&quot;;&quot;&quot;)&amp;&quot;(&quot;&amp;[.C7]&amp;&quot;_combo&quot;&amp;IF(ISBLANK([.F7]);&quot;&quot;;&quot;, &quot;&amp;[.F7])&amp;&quot;),&quot;" office:value-type="string" office:string-value="[C_BSPC_1] = COMBO(f_s_combo, KC_BSPC)," calcext:value-type="string">
            <text:p>[C_BSPC_1] = COMBO(f_s_combo, KC_BSPC),</text:p>
          </table:table-cell>
          <table:table-cell table:formula="of:=IF(ISBLANK([.F7]);&quot;    case &quot;&amp;[.B7]&amp;&quot;: if (p) { SEND_STRING(&quot;&amp;[.G7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C_BSPC_2</text:p>
          </table:table-cell>
          <table:table-cell office:value-type="string" calcext:value-type="string">
            <text:p>l_n</text:p>
          </table:table-cell>
          <table:table-cell/>
          <table:table-cell office:value-type="string" calcext:value-type="string">
            <text:p>KC_L, KC_N</text:p>
          </table:table-cell>
          <table:table-cell office:value-type="string" calcext:value-type="string">
            <text:p>KC_BSPC</text:p>
          </table:table-cell>
          <table:table-cell/>
          <table:table-cell table:formula="of:=&quot;const uint16_t PROGMEM &quot;&amp;[.C8]&amp;&quot;_combo[] = {&quot;&amp;[.E8]&amp;&quot;, COMBO_END};&quot;" office:value-type="string" office:string-value="const uint16_t PROGMEM l_n_combo[] = {KC_L, KC_N, COMBO_END};" calcext:value-type="string">
            <text:p>const uint16_t PROGMEM l_n_combo[] = {KC_L, KC_N, COMBO_END};</text:p>
          </table:table-cell>
          <table:table-cell table:formula="of:=&quot;  &quot;&amp;[.B8]&amp;&quot;,&quot;" office:value-type="string" office:string-value="  C_BSPC_2," calcext:value-type="string">
            <text:p><text:s text:c="2"/>C_BSPC_2,</text:p>
          </table:table-cell>
          <table:table-cell table:formula="of:=&quot;[&quot;&amp;[.B8]&amp;&quot;] = COMBO&quot;&amp;IF(ISBLANK([.F8]);&quot;_ACTION&quot;;&quot;&quot;)&amp;&quot;(&quot;&amp;[.C8]&amp;&quot;_combo&quot;&amp;IF(ISBLANK([.F8]);&quot;&quot;;&quot;, &quot;&amp;[.F8])&amp;&quot;),&quot;" office:value-type="string" office:string-value="[C_BSPC_2] = COMBO(l_n_combo, KC_BSPC)," calcext:value-type="string">
            <text:p>[C_BSPC_2] = COMBO(l_n_combo, KC_BSPC),</text:p>
          </table:table-cell>
          <table:table-cell table:formula="of:=IF(ISBLANK([.F8]);&quot;    case &quot;&amp;[.B8]&amp;&quot;: if (p) { SEND_STRING(&quot;&amp;[.G8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char right</text:p>
          </table:table-cell>
          <table:table-cell office:value-type="string" calcext:value-type="string">
            <text:p>C_DEL_1</text:p>
          </table:table-cell>
          <table:table-cell office:value-type="string" calcext:value-type="string">
            <text:p>p_t</text:p>
          </table:table-cell>
          <table:table-cell/>
          <table:table-cell office:value-type="string" calcext:value-type="string">
            <text:p>KC_P, KC_T</text:p>
          </table:table-cell>
          <table:table-cell office:value-type="string" calcext:value-type="string">
            <text:p>KC_DEL</text:p>
          </table:table-cell>
          <table:table-cell/>
          <table:table-cell table:formula="of:=&quot;const uint16_t PROGMEM &quot;&amp;[.C9]&amp;&quot;_combo[] = {&quot;&amp;[.E9]&amp;&quot;, COMBO_END};&quot;" office:value-type="string" office:string-value="const uint16_t PROGMEM p_t_combo[] = {KC_P, KC_T, COMBO_END};" calcext:value-type="string">
            <text:p>const uint16_t PROGMEM p_t_combo[] = {KC_P, KC_T, COMBO_END};</text:p>
          </table:table-cell>
          <table:table-cell table:formula="of:=&quot;  &quot;&amp;[.B9]&amp;&quot;,&quot;" office:value-type="string" office:string-value="  C_DEL_1," calcext:value-type="string">
            <text:p><text:s text:c="2"/>C_DEL_1,</text:p>
          </table:table-cell>
          <table:table-cell table:formula="of:=&quot;[&quot;&amp;[.B9]&amp;&quot;] = COMBO&quot;&amp;IF(ISBLANK([.F9]);&quot;_ACTION&quot;;&quot;&quot;)&amp;&quot;(&quot;&amp;[.C9]&amp;&quot;_combo&quot;&amp;IF(ISBLANK([.F9]);&quot;&quot;;&quot;, &quot;&amp;[.F9])&amp;&quot;),&quot;" office:value-type="string" office:string-value="[C_DEL_1] = COMBO(p_t_combo, KC_DEL)," calcext:value-type="string">
            <text:p>[C_DEL_1] = COMBO(p_t_combo, KC_DEL),</text:p>
          </table:table-cell>
          <table:table-cell table:formula="of:=IF(ISBLANK([.F9]);&quot;    case &quot;&amp;[.B9]&amp;&quot;: if (p) { SEND_STRING(&quot;&amp;[.G9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char right</text:p>
          </table:table-cell>
          <table:table-cell office:value-type="string" calcext:value-type="string">
            <text:p>C_DEL_2</text:p>
          </table:table-cell>
          <table:table-cell office:value-type="string" calcext:value-type="string">
            <text:p>u_e</text:p>
          </table:table-cell>
          <table:table-cell/>
          <table:table-cell office:value-type="string" calcext:value-type="string">
            <text:p>KC_U, KC_E</text:p>
          </table:table-cell>
          <table:table-cell office:value-type="string" calcext:value-type="string">
            <text:p>KC_DEL</text:p>
          </table:table-cell>
          <table:table-cell/>
          <table:table-cell table:formula="of:=&quot;const uint16_t PROGMEM &quot;&amp;[.C10]&amp;&quot;_combo[] = {&quot;&amp;[.E10]&amp;&quot;, COMBO_END};&quot;" office:value-type="string" office:string-value="const uint16_t PROGMEM u_e_combo[] = {KC_U, KC_E, COMBO_END};" calcext:value-type="string">
            <text:p>const uint16_t PROGMEM u_e_combo[] = {KC_U, KC_E, COMBO_END};</text:p>
          </table:table-cell>
          <table:table-cell table:formula="of:=&quot;  &quot;&amp;[.B10]&amp;&quot;,&quot;" office:value-type="string" office:string-value="  C_DEL_2," calcext:value-type="string">
            <text:p><text:s text:c="2"/>C_DEL_2,</text:p>
          </table:table-cell>
          <table:table-cell table:formula="of:=&quot;[&quot;&amp;[.B10]&amp;&quot;] = COMBO&quot;&amp;IF(ISBLANK([.F10]);&quot;_ACTION&quot;;&quot;&quot;)&amp;&quot;(&quot;&amp;[.C10]&amp;&quot;_combo&quot;&amp;IF(ISBLANK([.F10]);&quot;&quot;;&quot;, &quot;&amp;[.F10])&amp;&quot;),&quot;" office:value-type="string" office:string-value="[C_DEL_2] = COMBO(u_e_combo, KC_DEL)," calcext:value-type="string">
            <text:p>[C_DEL_2] = COMBO(u_e_combo, KC_DEL),</text:p>
          </table:table-cell>
          <table:table-cell table:formula="of:=IF(ISBLANK([.F10]);&quot;    case &quot;&amp;[.B10]&amp;&quot;: if (p) { SEND_STRING(&quot;&amp;[.G10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C_DOWN_1</text:p>
          </table:table-cell>
          <table:table-cell office:value-type="string" calcext:value-type="string">
            <text:p>r_s_t</text:p>
          </table:table-cell>
          <table:table-cell/>
          <table:table-cell office:value-type="string" calcext:value-type="string">
            <text:p>KC_R, KC_S, KC_T</text:p>
          </table:table-cell>
          <table:table-cell office:value-type="string" calcext:value-type="string">
            <text:p>KC_DOWN</text:p>
          </table:table-cell>
          <table:table-cell/>
          <table:table-cell table:formula="of:=&quot;const uint16_t PROGMEM &quot;&amp;[.C11]&amp;&quot;_combo[] = {&quot;&amp;[.E11]&amp;&quot;, COMBO_END};&quot;" office:value-type="string" office:string-value="const uint16_t PROGMEM r_s_t_combo[] = {KC_R, KC_S, KC_T, COMBO_END};" calcext:value-type="string">
            <text:p>const uint16_t PROGMEM r_s_t_combo[] = {KC_R, KC_S, KC_T, COMBO_END};</text:p>
          </table:table-cell>
          <table:table-cell table:formula="of:=&quot;  &quot;&amp;[.B11]&amp;&quot;,&quot;" office:value-type="string" office:string-value="  C_DOWN_1," calcext:value-type="string">
            <text:p><text:s text:c="2"/>C_DOWN_1,</text:p>
          </table:table-cell>
          <table:table-cell table:formula="of:=&quot;[&quot;&amp;[.B11]&amp;&quot;] = COMBO&quot;&amp;IF(ISBLANK([.F11]);&quot;_ACTION&quot;;&quot;&quot;)&amp;&quot;(&quot;&amp;[.C11]&amp;&quot;_combo&quot;&amp;IF(ISBLANK([.F11]);&quot;&quot;;&quot;, &quot;&amp;[.F11])&amp;&quot;),&quot;" office:value-type="string" office:string-value="[C_DOWN_1] = COMBO(r_s_t_combo, KC_DOWN)," calcext:value-type="string">
            <text:p>[C_DOWN_1] = COMBO(r_s_t_combo, KC_DOWN),</text:p>
          </table:table-cell>
          <table:table-cell table:formula="of:=IF(ISBLANK([.F11]);&quot;    case &quot;&amp;[.B11]&amp;&quot;: if (p) { SEND_STRING(&quot;&amp;[.G11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C_DOWN_2</text:p>
          </table:table-cell>
          <table:table-cell office:value-type="string" calcext:value-type="string">
            <text:p>n_e_i</text:p>
          </table:table-cell>
          <table:table-cell/>
          <table:table-cell office:value-type="string" calcext:value-type="string">
            <text:p>KC_N, KC_E, KC_I</text:p>
          </table:table-cell>
          <table:table-cell office:value-type="string" calcext:value-type="string">
            <text:p>KC_DOWN</text:p>
          </table:table-cell>
          <table:table-cell/>
          <table:table-cell table:formula="of:=&quot;const uint16_t PROGMEM &quot;&amp;[.C12]&amp;&quot;_combo[] = {&quot;&amp;[.E12]&amp;&quot;, COMBO_END};&quot;" office:value-type="string" office:string-value="const uint16_t PROGMEM n_e_i_combo[] = {KC_N, KC_E, KC_I, COMBO_END};" calcext:value-type="string">
            <text:p>const uint16_t PROGMEM n_e_i_combo[] = {KC_N, KC_E, KC_I, COMBO_END};</text:p>
          </table:table-cell>
          <table:table-cell table:formula="of:=&quot;  &quot;&amp;[.B12]&amp;&quot;,&quot;" office:value-type="string" office:string-value="  C_DOWN_2," calcext:value-type="string">
            <text:p><text:s text:c="2"/>C_DOWN_2,</text:p>
          </table:table-cell>
          <table:table-cell table:formula="of:=&quot;[&quot;&amp;[.B12]&amp;&quot;] = COMBO&quot;&amp;IF(ISBLANK([.F12]);&quot;_ACTION&quot;;&quot;&quot;)&amp;&quot;(&quot;&amp;[.C12]&amp;&quot;_combo&quot;&amp;IF(ISBLANK([.F12]);&quot;&quot;;&quot;, &quot;&amp;[.F12])&amp;&quot;),&quot;" office:value-type="string" office:string-value="[C_DOWN_2] = COMBO(n_e_i_combo, KC_DOWN)," calcext:value-type="string">
            <text:p>[C_DOWN_2] = COMBO(n_e_i_combo, KC_DOWN),</text:p>
          </table:table-cell>
          <table:table-cell table:formula="of:=IF(ISBLANK([.F12]);&quot;    case &quot;&amp;[.B12]&amp;&quot;: if (p) { SEND_STRING(&quot;&amp;[.G12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_END_1</text:p>
          </table:table-cell>
          <table:table-cell office:value-type="string" calcext:value-type="string">
            <text:p>r_t</text:p>
          </table:table-cell>
          <table:table-cell/>
          <table:table-cell office:value-type="string" calcext:value-type="string">
            <text:p>KC_R, KC_T</text:p>
          </table:table-cell>
          <table:table-cell office:value-type="string" calcext:value-type="string">
            <text:p>KC_END</text:p>
          </table:table-cell>
          <table:table-cell/>
          <table:table-cell table:formula="of:=&quot;const uint16_t PROGMEM &quot;&amp;[.C13]&amp;&quot;_combo[] = {&quot;&amp;[.E13]&amp;&quot;, COMBO_END};&quot;" office:value-type="string" office:string-value="const uint16_t PROGMEM r_t_combo[] = {KC_R, KC_T, COMBO_END};" calcext:value-type="string">
            <text:p>const uint16_t PROGMEM r_t_combo[] = {KC_R, KC_T, COMBO_END};</text:p>
          </table:table-cell>
          <table:table-cell table:formula="of:=&quot;  &quot;&amp;[.B13]&amp;&quot;,&quot;" office:value-type="string" office:string-value="  C_END_1," calcext:value-type="string">
            <text:p><text:s text:c="2"/>C_END_1,</text:p>
          </table:table-cell>
          <table:table-cell table:formula="of:=&quot;[&quot;&amp;[.B13]&amp;&quot;] = COMBO&quot;&amp;IF(ISBLANK([.F13]);&quot;_ACTION&quot;;&quot;&quot;)&amp;&quot;(&quot;&amp;[.C13]&amp;&quot;_combo&quot;&amp;IF(ISBLANK([.F13]);&quot;&quot;;&quot;, &quot;&amp;[.F13])&amp;&quot;),&quot;" office:value-type="string" office:string-value="[C_END_1] = COMBO(r_t_combo, KC_END)," calcext:value-type="string">
            <text:p>[C_END_1] = COMBO(r_t_combo, KC_END),</text:p>
          </table:table-cell>
          <table:table-cell table:formula="of:=IF(ISBLANK([.F13]);&quot;    case &quot;&amp;[.B13]&amp;&quot;: if (p) { SEND_STRING(&quot;&amp;[.G13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_END_2</text:p>
          </table:table-cell>
          <table:table-cell office:value-type="string" calcext:value-type="string">
            <text:p>e_o</text:p>
          </table:table-cell>
          <table:table-cell/>
          <table:table-cell office:value-type="string" calcext:value-type="string">
            <text:p>KC_E, KC_O</text:p>
          </table:table-cell>
          <table:table-cell office:value-type="string" calcext:value-type="string">
            <text:p>KC_END</text:p>
          </table:table-cell>
          <table:table-cell/>
          <table:table-cell table:formula="of:=&quot;const uint16_t PROGMEM &quot;&amp;[.C14]&amp;&quot;_combo[] = {&quot;&amp;[.E14]&amp;&quot;, COMBO_END};&quot;" office:value-type="string" office:string-value="const uint16_t PROGMEM e_o_combo[] = {KC_E, KC_O, COMBO_END};" calcext:value-type="string">
            <text:p>const uint16_t PROGMEM e_o_combo[] = {KC_E, KC_O, COMBO_END};</text:p>
          </table:table-cell>
          <table:table-cell table:formula="of:=&quot;  &quot;&amp;[.B14]&amp;&quot;,&quot;" office:value-type="string" office:string-value="  C_END_2," calcext:value-type="string">
            <text:p><text:s text:c="2"/>C_END_2,</text:p>
          </table:table-cell>
          <table:table-cell table:formula="of:=&quot;[&quot;&amp;[.B14]&amp;&quot;] = COMBO&quot;&amp;IF(ISBLANK([.F14]);&quot;_ACTION&quot;;&quot;&quot;)&amp;&quot;(&quot;&amp;[.C14]&amp;&quot;_combo&quot;&amp;IF(ISBLANK([.F14]);&quot;&quot;;&quot;, &quot;&amp;[.F14])&amp;&quot;),&quot;" office:value-type="string" office:string-value="[C_END_2] = COMBO(e_o_combo, KC_END)," calcext:value-type="string">
            <text:p>[C_END_2] = COMBO(e_o_combo, KC_END),</text:p>
          </table:table-cell>
          <table:table-cell table:formula="of:=IF(ISBLANK([.F14]);&quot;    case &quot;&amp;[.B14]&amp;&quot;: if (p) { SEND_STRING(&quot;&amp;[.G14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C_ENTER</text:p>
          </table:table-cell>
          <table:table-cell office:value-type="string" calcext:value-type="string">
            <text:p>s_v</text:p>
          </table:table-cell>
          <table:table-cell/>
          <table:table-cell office:value-type="string" calcext:value-type="string">
            <text:p>KC_S, KC_V</text:p>
          </table:table-cell>
          <table:table-cell office:value-type="string" calcext:value-type="string">
            <text:p>KC_ENT</text:p>
          </table:table-cell>
          <table:table-cell/>
          <table:table-cell table:formula="of:=&quot;const uint16_t PROGMEM &quot;&amp;[.C15]&amp;&quot;_combo[] = {&quot;&amp;[.E15]&amp;&quot;, COMBO_END};&quot;" office:value-type="string" office:string-value="const uint16_t PROGMEM s_v_combo[] = {KC_S, KC_V, COMBO_END};" calcext:value-type="string">
            <text:p>const uint16_t PROGMEM s_v_combo[] = {KC_S, KC_V, COMBO_END};</text:p>
          </table:table-cell>
          <table:table-cell table:formula="of:=&quot;  &quot;&amp;[.B15]&amp;&quot;,&quot;" office:value-type="string" office:string-value="  C_ENTER," calcext:value-type="string">
            <text:p><text:s text:c="2"/>C_ENTER,</text:p>
          </table:table-cell>
          <table:table-cell table:formula="of:=&quot;[&quot;&amp;[.B15]&amp;&quot;] = COMBO&quot;&amp;IF(ISBLANK([.F15]);&quot;_ACTION&quot;;&quot;&quot;)&amp;&quot;(&quot;&amp;[.C15]&amp;&quot;_combo&quot;&amp;IF(ISBLANK([.F15]);&quot;&quot;;&quot;, &quot;&amp;[.F15])&amp;&quot;),&quot;" office:value-type="string" office:string-value="[C_ENTER] = COMBO(s_v_combo, KC_ENT)," calcext:value-type="string">
            <text:p>[C_ENTER] = COMBO(s_v_combo, KC_ENT),</text:p>
          </table:table-cell>
          <table:table-cell table:formula="of:=IF(ISBLANK([.F15]);&quot;    case &quot;&amp;[.B15]&amp;&quot;: if (p) { SEND_STRING(&quot;&amp;[.G15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C_ESC</text:p>
          </table:table-cell>
          <table:table-cell office:value-type="string" calcext:value-type="string">
            <text:p>w_f</text:p>
          </table:table-cell>
          <table:table-cell/>
          <table:table-cell office:value-type="string" calcext:value-type="string">
            <text:p>KC_W, KC_F</text:p>
          </table:table-cell>
          <table:table-cell office:value-type="string" calcext:value-type="string">
            <text:p>KC_ESC</text:p>
          </table:table-cell>
          <table:table-cell/>
          <table:table-cell table:formula="of:=&quot;const uint16_t PROGMEM &quot;&amp;[.C16]&amp;&quot;_combo[] = {&quot;&amp;[.E16]&amp;&quot;, COMBO_END};&quot;" office:value-type="string" office:string-value="const uint16_t PROGMEM w_f_combo[] = {KC_W, KC_F, COMBO_END};" calcext:value-type="string">
            <text:p>const uint16_t PROGMEM w_f_combo[] = {KC_W, KC_F, COMBO_END};</text:p>
          </table:table-cell>
          <table:table-cell table:formula="of:=&quot;  &quot;&amp;[.B16]&amp;&quot;,&quot;" office:value-type="string" office:string-value="  C_ESC," calcext:value-type="string">
            <text:p><text:s text:c="2"/>C_ESC,</text:p>
          </table:table-cell>
          <table:table-cell table:formula="of:=&quot;[&quot;&amp;[.B16]&amp;&quot;] = COMBO&quot;&amp;IF(ISBLANK([.F16]);&quot;_ACTION&quot;;&quot;&quot;)&amp;&quot;(&quot;&amp;[.C16]&amp;&quot;_combo&quot;&amp;IF(ISBLANK([.F16]);&quot;&quot;;&quot;, &quot;&amp;[.F16])&amp;&quot;),&quot;" office:value-type="string" office:string-value="[C_ESC] = COMBO(w_f_combo, KC_ESC)," calcext:value-type="string">
            <text:p>[C_ESC] = COMBO(w_f_combo, KC_ESC),</text:p>
          </table:table-cell>
          <table:table-cell table:formula="of:=IF(ISBLANK([.F16]);&quot;    case &quot;&amp;[.B16]&amp;&quot;: if (p) { SEND_STRING(&quot;&amp;[.G16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C_F1</text:p>
          </table:table-cell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KC_W, KC_A</text:p>
          </table:table-cell>
          <table:table-cell office:value-type="string" calcext:value-type="string">
            <text:p>KC_F1</text:p>
          </table:table-cell>
          <table:table-cell/>
          <table:table-cell table:formula="of:=&quot;const uint16_t PROGMEM &quot;&amp;[.C17]&amp;&quot;_combo[] = {&quot;&amp;[.E17]&amp;&quot;, COMBO_END};&quot;" office:value-type="string" office:string-value="const uint16_t PROGMEM w_a_combo[] = {KC_W, KC_A, COMBO_END};" calcext:value-type="string">
            <text:p>const uint16_t PROGMEM w_a_combo[] = {KC_W, KC_A, COMBO_END};</text:p>
          </table:table-cell>
          <table:table-cell table:formula="of:=&quot;  &quot;&amp;[.B17]&amp;&quot;,&quot;" office:value-type="string" office:string-value="  C_F1," calcext:value-type="string">
            <text:p><text:s text:c="2"/>C_F1,</text:p>
          </table:table-cell>
          <table:table-cell table:formula="of:=&quot;[&quot;&amp;[.B17]&amp;&quot;] = COMBO&quot;&amp;IF(ISBLANK([.F17]);&quot;_ACTION&quot;;&quot;&quot;)&amp;&quot;(&quot;&amp;[.C17]&amp;&quot;_combo&quot;&amp;IF(ISBLANK([.F17]);&quot;&quot;;&quot;, &quot;&amp;[.F17])&amp;&quot;),&quot;" office:value-type="string" office:string-value="[C_F1] = COMBO(w_a_combo, KC_F1)," calcext:value-type="string">
            <text:p>[C_F1] = COMBO(w_a_combo, KC_F1),</text:p>
          </table:table-cell>
          <table:table-cell table:formula="of:=IF(ISBLANK([.F17]);&quot;    case &quot;&amp;[.B17]&amp;&quot;: if (p) { SEND_STRING(&quot;&amp;[.G17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C_F10</text:p>
          </table:table-cell>
          <table:table-cell office:value-type="string" calcext:value-type="string">
            <text:p>q_r</text:p>
          </table:table-cell>
          <table:table-cell/>
          <table:table-cell office:value-type="string" calcext:value-type="string">
            <text:p>KC_Q, KC_R</text:p>
          </table:table-cell>
          <table:table-cell office:value-type="string" calcext:value-type="string">
            <text:p>KC_F10</text:p>
          </table:table-cell>
          <table:table-cell/>
          <table:table-cell table:formula="of:=&quot;const uint16_t PROGMEM &quot;&amp;[.C18]&amp;&quot;_combo[] = {&quot;&amp;[.E18]&amp;&quot;, COMBO_END};&quot;" office:value-type="string" office:string-value="const uint16_t PROGMEM q_r_combo[] = {KC_Q, KC_R, COMBO_END};" calcext:value-type="string">
            <text:p>const uint16_t PROGMEM q_r_combo[] = {KC_Q, KC_R, COMBO_END};</text:p>
          </table:table-cell>
          <table:table-cell table:formula="of:=&quot;  &quot;&amp;[.B18]&amp;&quot;,&quot;" office:value-type="string" office:string-value="  C_F10," calcext:value-type="string">
            <text:p><text:s text:c="2"/>C_F10,</text:p>
          </table:table-cell>
          <table:table-cell table:formula="of:=&quot;[&quot;&amp;[.B18]&amp;&quot;] = COMBO&quot;&amp;IF(ISBLANK([.F18]);&quot;_ACTION&quot;;&quot;&quot;)&amp;&quot;(&quot;&amp;[.C18]&amp;&quot;_combo&quot;&amp;IF(ISBLANK([.F18]);&quot;&quot;;&quot;, &quot;&amp;[.F18])&amp;&quot;),&quot;" office:value-type="string" office:string-value="[C_F10] = COMBO(q_r_combo, KC_F10)," calcext:value-type="string">
            <text:p>[C_F10] = COMBO(q_r_combo, KC_F10),</text:p>
          </table:table-cell>
          <table:table-cell table:formula="of:=IF(ISBLANK([.F18]);&quot;    case &quot;&amp;[.B18]&amp;&quot;: if (p) { SEND_STRING(&quot;&amp;[.G18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C_F11</text:p>
          </table:table-cell>
          <table:table-cell office:value-type="string" calcext:value-type="string">
            <text:p>w_s</text:p>
          </table:table-cell>
          <table:table-cell/>
          <table:table-cell office:value-type="string" calcext:value-type="string">
            <text:p>KC_W, KC_S</text:p>
          </table:table-cell>
          <table:table-cell office:value-type="string" calcext:value-type="string">
            <text:p>KC_F11</text:p>
          </table:table-cell>
          <table:table-cell/>
          <table:table-cell table:formula="of:=&quot;const uint16_t PROGMEM &quot;&amp;[.C19]&amp;&quot;_combo[] = {&quot;&amp;[.E19]&amp;&quot;, COMBO_END};&quot;" office:value-type="string" office:string-value="const uint16_t PROGMEM w_s_combo[] = {KC_W, KC_S, COMBO_END};" calcext:value-type="string">
            <text:p>const uint16_t PROGMEM w_s_combo[] = {KC_W, KC_S, COMBO_END};</text:p>
          </table:table-cell>
          <table:table-cell table:formula="of:=&quot;  &quot;&amp;[.B19]&amp;&quot;,&quot;" office:value-type="string" office:string-value="  C_F11," calcext:value-type="string">
            <text:p><text:s text:c="2"/>C_F11,</text:p>
          </table:table-cell>
          <table:table-cell table:formula="of:=&quot;[&quot;&amp;[.B19]&amp;&quot;] = COMBO&quot;&amp;IF(ISBLANK([.F19]);&quot;_ACTION&quot;;&quot;&quot;)&amp;&quot;(&quot;&amp;[.C19]&amp;&quot;_combo&quot;&amp;IF(ISBLANK([.F19]);&quot;&quot;;&quot;, &quot;&amp;[.F19])&amp;&quot;),&quot;" office:value-type="string" office:string-value="[C_F11] = COMBO(w_s_combo, KC_F11)," calcext:value-type="string">
            <text:p>[C_F11] = COMBO(w_s_combo, KC_F11),</text:p>
          </table:table-cell>
          <table:table-cell table:formula="of:=IF(ISBLANK([.F19]);&quot;    case &quot;&amp;[.B19]&amp;&quot;: if (p) { SEND_STRING(&quot;&amp;[.G19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C_F12</text:p>
          </table:table-cell>
          <table:table-cell office:value-type="string" calcext:value-type="string">
            <text:p>f_t</text:p>
          </table:table-cell>
          <table:table-cell/>
          <table:table-cell office:value-type="string" calcext:value-type="string">
            <text:p>KC_F, KC_T</text:p>
          </table:table-cell>
          <table:table-cell office:value-type="string" calcext:value-type="string">
            <text:p>KC_F12</text:p>
          </table:table-cell>
          <table:table-cell/>
          <table:table-cell table:formula="of:=&quot;const uint16_t PROGMEM &quot;&amp;[.C20]&amp;&quot;_combo[] = {&quot;&amp;[.E20]&amp;&quot;, COMBO_END};&quot;" office:value-type="string" office:string-value="const uint16_t PROGMEM f_t_combo[] = {KC_F, KC_T, COMBO_END};" calcext:value-type="string">
            <text:p>const uint16_t PROGMEM f_t_combo[] = {KC_F, KC_T, COMBO_END};</text:p>
          </table:table-cell>
          <table:table-cell table:formula="of:=&quot;  &quot;&amp;[.B20]&amp;&quot;,&quot;" office:value-type="string" office:string-value="  C_F12," calcext:value-type="string">
            <text:p><text:s text:c="2"/>C_F12,</text:p>
          </table:table-cell>
          <table:table-cell table:formula="of:=&quot;[&quot;&amp;[.B20]&amp;&quot;] = COMBO&quot;&amp;IF(ISBLANK([.F20]);&quot;_ACTION&quot;;&quot;&quot;)&amp;&quot;(&quot;&amp;[.C20]&amp;&quot;_combo&quot;&amp;IF(ISBLANK([.F20]);&quot;&quot;;&quot;, &quot;&amp;[.F20])&amp;&quot;),&quot;" office:value-type="string" office:string-value="[C_F12] = COMBO(f_t_combo, KC_F12)," calcext:value-type="string">
            <text:p>[C_F12] = COMBO(f_t_combo, KC_F12),</text:p>
          </table:table-cell>
          <table:table-cell table:formula="of:=IF(ISBLANK([.F20]);&quot;    case &quot;&amp;[.B20]&amp;&quot;: if (p) { SEND_STRING(&quot;&amp;[.G20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C_F2</text:p>
          </table:table-cell>
          <table:table-cell office:value-type="string" calcext:value-type="string">
            <text:p>f_r</text:p>
          </table:table-cell>
          <table:table-cell/>
          <table:table-cell office:value-type="string" calcext:value-type="string">
            <text:p>KC_F, KC_R</text:p>
          </table:table-cell>
          <table:table-cell office:value-type="string" calcext:value-type="string">
            <text:p>KC_F2</text:p>
          </table:table-cell>
          <table:table-cell/>
          <table:table-cell table:formula="of:=&quot;const uint16_t PROGMEM &quot;&amp;[.C21]&amp;&quot;_combo[] = {&quot;&amp;[.E21]&amp;&quot;, COMBO_END};&quot;" office:value-type="string" office:string-value="const uint16_t PROGMEM f_r_combo[] = {KC_F, KC_R, COMBO_END};" calcext:value-type="string">
            <text:p>const uint16_t PROGMEM f_r_combo[] = {KC_F, KC_R, COMBO_END};</text:p>
          </table:table-cell>
          <table:table-cell table:formula="of:=&quot;  &quot;&amp;[.B21]&amp;&quot;,&quot;" office:value-type="string" office:string-value="  C_F2," calcext:value-type="string">
            <text:p><text:s text:c="2"/>C_F2,</text:p>
          </table:table-cell>
          <table:table-cell table:formula="of:=&quot;[&quot;&amp;[.B21]&amp;&quot;] = COMBO&quot;&amp;IF(ISBLANK([.F21]);&quot;_ACTION&quot;;&quot;&quot;)&amp;&quot;(&quot;&amp;[.C21]&amp;&quot;_combo&quot;&amp;IF(ISBLANK([.F21]);&quot;&quot;;&quot;, &quot;&amp;[.F21])&amp;&quot;),&quot;" office:value-type="string" office:string-value="[C_F2] = COMBO(f_r_combo, KC_F2)," calcext:value-type="string">
            <text:p>[C_F2] = COMBO(f_r_combo, KC_F2),</text:p>
          </table:table-cell>
          <table:table-cell table:formula="of:=IF(ISBLANK([.F21]);&quot;    case &quot;&amp;[.B21]&amp;&quot;: if (p) { SEND_STRING(&quot;&amp;[.G21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C_F3</text:p>
          </table:table-cell>
          <table:table-cell office:value-type="string" calcext:value-type="string">
            <text:p>p_s</text:p>
          </table:table-cell>
          <table:table-cell/>
          <table:table-cell office:value-type="string" calcext:value-type="string">
            <text:p>KC_P, KC_S</text:p>
          </table:table-cell>
          <table:table-cell office:value-type="string" calcext:value-type="string">
            <text:p>KC_F3</text:p>
          </table:table-cell>
          <table:table-cell/>
          <table:table-cell table:formula="of:=&quot;const uint16_t PROGMEM &quot;&amp;[.C22]&amp;&quot;_combo[] = {&quot;&amp;[.E22]&amp;&quot;, COMBO_END};&quot;" office:value-type="string" office:string-value="const uint16_t PROGMEM p_s_combo[] = {KC_P, KC_S, COMBO_END};" calcext:value-type="string">
            <text:p>const uint16_t PROGMEM p_s_combo[] = {KC_P, KC_S, COMBO_END};</text:p>
          </table:table-cell>
          <table:table-cell table:formula="of:=&quot;  &quot;&amp;[.B22]&amp;&quot;,&quot;" office:value-type="string" office:string-value="  C_F3," calcext:value-type="string">
            <text:p><text:s text:c="2"/>C_F3,</text:p>
          </table:table-cell>
          <table:table-cell table:formula="of:=&quot;[&quot;&amp;[.B22]&amp;&quot;] = COMBO&quot;&amp;IF(ISBLANK([.F22]);&quot;_ACTION&quot;;&quot;&quot;)&amp;&quot;(&quot;&amp;[.C22]&amp;&quot;_combo&quot;&amp;IF(ISBLANK([.F22]);&quot;&quot;;&quot;, &quot;&amp;[.F22])&amp;&quot;),&quot;" office:value-type="string" office:string-value="[C_F3] = COMBO(p_s_combo, KC_F3)," calcext:value-type="string">
            <text:p>[C_F3] = COMBO(p_s_combo, KC_F3),</text:p>
          </table:table-cell>
          <table:table-cell table:formula="of:=IF(ISBLANK([.F22]);&quot;    case &quot;&amp;[.B22]&amp;&quot;: if (p) { SEND_STRING(&quot;&amp;[.G22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C_F4</text:p>
          </table:table-cell>
          <table:table-cell office:value-type="string" calcext:value-type="string">
            <text:p>g_t</text:p>
          </table:table-cell>
          <table:table-cell/>
          <table:table-cell office:value-type="string" calcext:value-type="string">
            <text:p>KC_G, KC_T</text:p>
          </table:table-cell>
          <table:table-cell office:value-type="string" calcext:value-type="string">
            <text:p>KC_F4</text:p>
          </table:table-cell>
          <table:table-cell/>
          <table:table-cell table:formula="of:=&quot;const uint16_t PROGMEM &quot;&amp;[.C23]&amp;&quot;_combo[] = {&quot;&amp;[.E23]&amp;&quot;, COMBO_END};&quot;" office:value-type="string" office:string-value="const uint16_t PROGMEM g_t_combo[] = {KC_G, KC_T, COMBO_END};" calcext:value-type="string">
            <text:p>const uint16_t PROGMEM g_t_combo[] = {KC_G, KC_T, COMBO_END};</text:p>
          </table:table-cell>
          <table:table-cell table:formula="of:=&quot;  &quot;&amp;[.B23]&amp;&quot;,&quot;" office:value-type="string" office:string-value="  C_F4," calcext:value-type="string">
            <text:p><text:s text:c="2"/>C_F4,</text:p>
          </table:table-cell>
          <table:table-cell table:formula="of:=&quot;[&quot;&amp;[.B23]&amp;&quot;] = COMBO&quot;&amp;IF(ISBLANK([.F23]);&quot;_ACTION&quot;;&quot;&quot;)&amp;&quot;(&quot;&amp;[.C23]&amp;&quot;_combo&quot;&amp;IF(ISBLANK([.F23]);&quot;&quot;;&quot;, &quot;&amp;[.F23])&amp;&quot;),&quot;" office:value-type="string" office:string-value="[C_F4] = COMBO(g_t_combo, KC_F4)," calcext:value-type="string">
            <text:p>[C_F4] = COMBO(g_t_combo, KC_F4),</text:p>
          </table:table-cell>
          <table:table-cell table:formula="of:=IF(ISBLANK([.F23]);&quot;    case &quot;&amp;[.B23]&amp;&quot;: if (p) { SEND_STRING(&quot;&amp;[.G23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C_F5</text:p>
          </table:table-cell>
          <table:table-cell office:value-type="string" calcext:value-type="string">
            <text:p>j_l</text:p>
          </table:table-cell>
          <table:table-cell/>
          <table:table-cell office:value-type="string" calcext:value-type="string">
            <text:p>KC_J, KC_L</text:p>
          </table:table-cell>
          <table:table-cell office:value-type="string" calcext:value-type="string">
            <text:p>KC_F5</text:p>
          </table:table-cell>
          <table:table-cell/>
          <table:table-cell table:formula="of:=&quot;const uint16_t PROGMEM &quot;&amp;[.C24]&amp;&quot;_combo[] = {&quot;&amp;[.E24]&amp;&quot;, COMBO_END};&quot;" office:value-type="string" office:string-value="const uint16_t PROGMEM j_l_combo[] = {KC_J, KC_L, COMBO_END};" calcext:value-type="string">
            <text:p>const uint16_t PROGMEM j_l_combo[] = {KC_J, KC_L, COMBO_END};</text:p>
          </table:table-cell>
          <table:table-cell table:formula="of:=&quot;  &quot;&amp;[.B24]&amp;&quot;,&quot;" office:value-type="string" office:string-value="  C_F5," calcext:value-type="string">
            <text:p><text:s text:c="2"/>C_F5,</text:p>
          </table:table-cell>
          <table:table-cell table:formula="of:=&quot;[&quot;&amp;[.B24]&amp;&quot;] = COMBO&quot;&amp;IF(ISBLANK([.F24]);&quot;_ACTION&quot;;&quot;&quot;)&amp;&quot;(&quot;&amp;[.C24]&amp;&quot;_combo&quot;&amp;IF(ISBLANK([.F24]);&quot;&quot;;&quot;, &quot;&amp;[.F24])&amp;&quot;),&quot;" office:value-type="string" office:string-value="[C_F5] = COMBO(j_l_combo, KC_F5)," calcext:value-type="string">
            <text:p>[C_F5] = COMBO(j_l_combo, KC_F5),</text:p>
          </table:table-cell>
          <table:table-cell table:formula="of:=IF(ISBLANK([.F24]);&quot;    case &quot;&amp;[.B24]&amp;&quot;: if (p) { SEND_STRING(&quot;&amp;[.G24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C_F6</text:p>
          </table:table-cell>
          <table:table-cell office:value-type="string" calcext:value-type="string">
            <text:p>l_h</text:p>
          </table:table-cell>
          <table:table-cell/>
          <table:table-cell office:value-type="string" calcext:value-type="string">
            <text:p>KC_L, KC_H</text:p>
          </table:table-cell>
          <table:table-cell office:value-type="string" calcext:value-type="string">
            <text:p>KC_F6</text:p>
          </table:table-cell>
          <table:table-cell/>
          <table:table-cell table:formula="of:=&quot;const uint16_t PROGMEM &quot;&amp;[.C25]&amp;&quot;_combo[] = {&quot;&amp;[.E25]&amp;&quot;, COMBO_END};&quot;" office:value-type="string" office:string-value="const uint16_t PROGMEM l_h_combo[] = {KC_L, KC_H, COMBO_END};" calcext:value-type="string">
            <text:p>const uint16_t PROGMEM l_h_combo[] = {KC_L, KC_H, COMBO_END};</text:p>
          </table:table-cell>
          <table:table-cell table:formula="of:=&quot;  &quot;&amp;[.B25]&amp;&quot;,&quot;" office:value-type="string" office:string-value="  C_F6," calcext:value-type="string">
            <text:p><text:s text:c="2"/>C_F6,</text:p>
          </table:table-cell>
          <table:table-cell table:formula="of:=&quot;[&quot;&amp;[.B25]&amp;&quot;] = COMBO&quot;&amp;IF(ISBLANK([.F25]);&quot;_ACTION&quot;;&quot;&quot;)&amp;&quot;(&quot;&amp;[.C25]&amp;&quot;_combo&quot;&amp;IF(ISBLANK([.F25]);&quot;&quot;;&quot;, &quot;&amp;[.F25])&amp;&quot;),&quot;" office:value-type="string" office:string-value="[C_F6] = COMBO(l_h_combo, KC_F6)," calcext:value-type="string">
            <text:p>[C_F6] = COMBO(l_h_combo, KC_F6),</text:p>
          </table:table-cell>
          <table:table-cell table:formula="of:=IF(ISBLANK([.F25]);&quot;    case &quot;&amp;[.B25]&amp;&quot;: if (p) { SEND_STRING(&quot;&amp;[.G25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_F7</text:p>
          </table:table-cell>
          <table:table-cell office:value-type="string" calcext:value-type="string">
            <text:p>u_n</text:p>
          </table:table-cell>
          <table:table-cell/>
          <table:table-cell office:value-type="string" calcext:value-type="string">
            <text:p>KC_U, KC_N</text:p>
          </table:table-cell>
          <table:table-cell office:value-type="string" calcext:value-type="string">
            <text:p>KC_F7</text:p>
          </table:table-cell>
          <table:table-cell/>
          <table:table-cell table:formula="of:=&quot;const uint16_t PROGMEM &quot;&amp;[.C26]&amp;&quot;_combo[] = {&quot;&amp;[.E26]&amp;&quot;, COMBO_END};&quot;" office:value-type="string" office:string-value="const uint16_t PROGMEM u_n_combo[] = {KC_U, KC_N, COMBO_END};" calcext:value-type="string">
            <text:p>const uint16_t PROGMEM u_n_combo[] = {KC_U, KC_N, COMBO_END};</text:p>
          </table:table-cell>
          <table:table-cell table:formula="of:=&quot;  &quot;&amp;[.B26]&amp;&quot;,&quot;" office:value-type="string" office:string-value="  C_F7," calcext:value-type="string">
            <text:p><text:s text:c="2"/>C_F7,</text:p>
          </table:table-cell>
          <table:table-cell table:formula="of:=&quot;[&quot;&amp;[.B26]&amp;&quot;] = COMBO&quot;&amp;IF(ISBLANK([.F26]);&quot;_ACTION&quot;;&quot;&quot;)&amp;&quot;(&quot;&amp;[.C26]&amp;&quot;_combo&quot;&amp;IF(ISBLANK([.F26]);&quot;&quot;;&quot;, &quot;&amp;[.F26])&amp;&quot;),&quot;" office:value-type="string" office:string-value="[C_F7] = COMBO(u_n_combo, KC_F7)," calcext:value-type="string">
            <text:p>[C_F7] = COMBO(u_n_combo, KC_F7),</text:p>
          </table:table-cell>
          <table:table-cell table:formula="of:=IF(ISBLANK([.F26]);&quot;    case &quot;&amp;[.B26]&amp;&quot;: if (p) { SEND_STRING(&quot;&amp;[.G26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C_F8</text:p>
          </table:table-cell>
          <table:table-cell office:value-type="string" calcext:value-type="string">
            <text:p>y_e</text:p>
          </table:table-cell>
          <table:table-cell/>
          <table:table-cell office:value-type="string" calcext:value-type="string">
            <text:p>KC_Y, KC_E</text:p>
          </table:table-cell>
          <table:table-cell office:value-type="string" calcext:value-type="string">
            <text:p>KC_F8</text:p>
          </table:table-cell>
          <table:table-cell/>
          <table:table-cell table:formula="of:=&quot;const uint16_t PROGMEM &quot;&amp;[.C27]&amp;&quot;_combo[] = {&quot;&amp;[.E27]&amp;&quot;, COMBO_END};&quot;" office:value-type="string" office:string-value="const uint16_t PROGMEM y_e_combo[] = {KC_Y, KC_E, COMBO_END};" calcext:value-type="string">
            <text:p>const uint16_t PROGMEM y_e_combo[] = {KC_Y, KC_E, COMBO_END};</text:p>
          </table:table-cell>
          <table:table-cell table:formula="of:=&quot;  &quot;&amp;[.B27]&amp;&quot;,&quot;" office:value-type="string" office:string-value="  C_F8," calcext:value-type="string">
            <text:p><text:s text:c="2"/>C_F8,</text:p>
          </table:table-cell>
          <table:table-cell table:formula="of:=&quot;[&quot;&amp;[.B27]&amp;&quot;] = COMBO&quot;&amp;IF(ISBLANK([.F27]);&quot;_ACTION&quot;;&quot;&quot;)&amp;&quot;(&quot;&amp;[.C27]&amp;&quot;_combo&quot;&amp;IF(ISBLANK([.F27]);&quot;&quot;;&quot;, &quot;&amp;[.F27])&amp;&quot;),&quot;" office:value-type="string" office:string-value="[C_F8] = COMBO(y_e_combo, KC_F8)," calcext:value-type="string">
            <text:p>[C_F8] = COMBO(y_e_combo, KC_F8),</text:p>
          </table:table-cell>
          <table:table-cell table:formula="of:=IF(ISBLANK([.F27]);&quot;    case &quot;&amp;[.B27]&amp;&quot;: if (p) { SEND_STRING(&quot;&amp;[.G27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C_F9</text:p>
          </table:table-cell>
          <table:table-cell office:value-type="string" calcext:value-type="string">
            <text:p>excl_i</text:p>
          </table:table-cell>
          <table:table-cell/>
          <table:table-cell office:value-type="string" calcext:value-type="string">
            <text:p>CC_EMQM, KC_I</text:p>
          </table:table-cell>
          <table:table-cell office:value-type="string" calcext:value-type="string">
            <text:p>KC_F9</text:p>
          </table:table-cell>
          <table:table-cell/>
          <table:table-cell table:formula="of:=&quot;const uint16_t PROGMEM &quot;&amp;[.C28]&amp;&quot;_combo[] = {&quot;&amp;[.E28]&amp;&quot;, COMBO_END};&quot;" office:value-type="string" office:string-value="const uint16_t PROGMEM excl_i_combo[] = {CC_EMQM, KC_I, COMBO_END};" calcext:value-type="string">
            <text:p>const uint16_t PROGMEM excl_i_combo[] = {CC_EMQM, KC_I, COMBO_END};</text:p>
          </table:table-cell>
          <table:table-cell table:formula="of:=&quot;  &quot;&amp;[.B28]&amp;&quot;,&quot;" office:value-type="string" office:string-value="  C_F9," calcext:value-type="string">
            <text:p><text:s text:c="2"/>C_F9,</text:p>
          </table:table-cell>
          <table:table-cell table:formula="of:=&quot;[&quot;&amp;[.B28]&amp;&quot;] = COMBO&quot;&amp;IF(ISBLANK([.F28]);&quot;_ACTION&quot;;&quot;&quot;)&amp;&quot;(&quot;&amp;[.C28]&amp;&quot;_combo&quot;&amp;IF(ISBLANK([.F28]);&quot;&quot;;&quot;, &quot;&amp;[.F28])&amp;&quot;),&quot;" office:value-type="string" office:string-value="[C_F9] = COMBO(excl_i_combo, KC_F9)," calcext:value-type="string">
            <text:p>[C_F9] = COMBO(excl_i_combo, KC_F9),</text:p>
          </table:table-cell>
          <table:table-cell table:formula="of:=IF(ISBLANK([.F28]);&quot;    case &quot;&amp;[.B28]&amp;&quot;: if (p) { SEND_STRING(&quot;&amp;[.G28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C_HOME_1</text:p>
          </table:table-cell>
          <table:table-cell office:value-type="string" calcext:value-type="string">
            <text:p>a_s</text:p>
          </table:table-cell>
          <table:table-cell/>
          <table:table-cell office:value-type="string" calcext:value-type="string">
            <text:p>KC_A, KC_S</text:p>
          </table:table-cell>
          <table:table-cell office:value-type="string" calcext:value-type="string">
            <text:p>KC_HOME</text:p>
          </table:table-cell>
          <table:table-cell/>
          <table:table-cell table:formula="of:=&quot;const uint16_t PROGMEM &quot;&amp;[.C29]&amp;&quot;_combo[] = {&quot;&amp;[.E29]&amp;&quot;, COMBO_END};&quot;" office:value-type="string" office:string-value="const uint16_t PROGMEM a_s_combo[] = {KC_A, KC_S, COMBO_END};" calcext:value-type="string">
            <text:p>const uint16_t PROGMEM a_s_combo[] = {KC_A, KC_S, COMBO_END};</text:p>
          </table:table-cell>
          <table:table-cell table:formula="of:=&quot;  &quot;&amp;[.B29]&amp;&quot;,&quot;" office:value-type="string" office:string-value="  C_HOME_1," calcext:value-type="string">
            <text:p><text:s text:c="2"/>C_HOME_1,</text:p>
          </table:table-cell>
          <table:table-cell table:formula="of:=&quot;[&quot;&amp;[.B29]&amp;&quot;] = COMBO&quot;&amp;IF(ISBLANK([.F29]);&quot;_ACTION&quot;;&quot;&quot;)&amp;&quot;(&quot;&amp;[.C29]&amp;&quot;_combo&quot;&amp;IF(ISBLANK([.F29]);&quot;&quot;;&quot;, &quot;&amp;[.F29])&amp;&quot;),&quot;" office:value-type="string" office:string-value="[C_HOME_1] = COMBO(a_s_combo, KC_HOME)," calcext:value-type="string">
            <text:p>[C_HOME_1] = COMBO(a_s_combo, KC_HOME),</text:p>
          </table:table-cell>
          <table:table-cell table:formula="of:=IF(ISBLANK([.F29]);&quot;    case &quot;&amp;[.B29]&amp;&quot;: if (p) { SEND_STRING(&quot;&amp;[.G29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C_HOME_2</text:p>
          </table:table-cell>
          <table:table-cell office:value-type="string" calcext:value-type="string">
            <text:p>n_i</text:p>
          </table:table-cell>
          <table:table-cell/>
          <table:table-cell office:value-type="string" calcext:value-type="string">
            <text:p>KC_N, KC_I</text:p>
          </table:table-cell>
          <table:table-cell office:value-type="string" calcext:value-type="string">
            <text:p>KC_HOME</text:p>
          </table:table-cell>
          <table:table-cell/>
          <table:table-cell table:formula="of:=&quot;const uint16_t PROGMEM &quot;&amp;[.C30]&amp;&quot;_combo[] = {&quot;&amp;[.E30]&amp;&quot;, COMBO_END};&quot;" office:value-type="string" office:string-value="const uint16_t PROGMEM n_i_combo[] = {KC_N, KC_I, COMBO_END};" calcext:value-type="string">
            <text:p>const uint16_t PROGMEM n_i_combo[] = {KC_N, KC_I, COMBO_END};</text:p>
          </table:table-cell>
          <table:table-cell table:formula="of:=&quot;  &quot;&amp;[.B30]&amp;&quot;,&quot;" office:value-type="string" office:string-value="  C_HOME_2," calcext:value-type="string">
            <text:p><text:s text:c="2"/>C_HOME_2,</text:p>
          </table:table-cell>
          <table:table-cell table:formula="of:=&quot;[&quot;&amp;[.B30]&amp;&quot;] = COMBO&quot;&amp;IF(ISBLANK([.F30]);&quot;_ACTION&quot;;&quot;&quot;)&amp;&quot;(&quot;&amp;[.C30]&amp;&quot;_combo&quot;&amp;IF(ISBLANK([.F30]);&quot;&quot;;&quot;, &quot;&amp;[.F30])&amp;&quot;),&quot;" office:value-type="string" office:string-value="[C_HOME_2] = COMBO(n_i_combo, KC_HOME)," calcext:value-type="string">
            <text:p>[C_HOME_2] = COMBO(n_i_combo, KC_HOME),</text:p>
          </table:table-cell>
          <table:table-cell table:formula="of:=IF(ISBLANK([.F30]);&quot;    case &quot;&amp;[.B30]&amp;&quot;: if (p) { SEND_STRING(&quot;&amp;[.G30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C_INS</text:p>
          </table:table-cell>
          <table:table-cell office:value-type="string" calcext:value-type="string">
            <text:p>f_p</text:p>
          </table:table-cell>
          <table:table-cell/>
          <table:table-cell office:value-type="string" calcext:value-type="string">
            <text:p>KC_F, KC_P</text:p>
          </table:table-cell>
          <table:table-cell office:value-type="string" calcext:value-type="string">
            <text:p>KC_INS</text:p>
          </table:table-cell>
          <table:table-cell/>
          <table:table-cell table:formula="of:=&quot;const uint16_t PROGMEM &quot;&amp;[.C31]&amp;&quot;_combo[] = {&quot;&amp;[.E31]&amp;&quot;, COMBO_END};&quot;" office:value-type="string" office:string-value="const uint16_t PROGMEM f_p_combo[] = {KC_F, KC_P, COMBO_END};" calcext:value-type="string">
            <text:p>const uint16_t PROGMEM f_p_combo[] = {KC_F, KC_P, COMBO_END};</text:p>
          </table:table-cell>
          <table:table-cell table:formula="of:=&quot;  &quot;&amp;[.B31]&amp;&quot;,&quot;" office:value-type="string" office:string-value="  C_INS," calcext:value-type="string">
            <text:p><text:s text:c="2"/>C_INS,</text:p>
          </table:table-cell>
          <table:table-cell table:formula="of:=&quot;[&quot;&amp;[.B31]&amp;&quot;] = COMBO&quot;&amp;IF(ISBLANK([.F31]);&quot;_ACTION&quot;;&quot;&quot;)&amp;&quot;(&quot;&amp;[.C31]&amp;&quot;_combo&quot;&amp;IF(ISBLANK([.F31]);&quot;&quot;;&quot;, &quot;&amp;[.F31])&amp;&quot;),&quot;" office:value-type="string" office:string-value="[C_INS] = COMBO(f_p_combo, KC_INS)," calcext:value-type="string">
            <text:p>[C_INS] = COMBO(f_p_combo, KC_INS),</text:p>
          </table:table-cell>
          <table:table-cell table:formula="of:=IF(ISBLANK([.F31]);&quot;    case &quot;&amp;[.B31]&amp;&quot;: if (p) { SEND_STRING(&quot;&amp;[.G31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C_LEFT_1</text:p>
          </table:table-cell>
          <table:table-cell office:value-type="string" calcext:value-type="string">
            <text:p>r_s</text:p>
          </table:table-cell>
          <table:table-cell/>
          <table:table-cell office:value-type="string" calcext:value-type="string">
            <text:p>KC_R, KC_S</text:p>
          </table:table-cell>
          <table:table-cell office:value-type="string" calcext:value-type="string">
            <text:p>KC_LEFT</text:p>
          </table:table-cell>
          <table:table-cell/>
          <table:table-cell table:formula="of:=&quot;const uint16_t PROGMEM &quot;&amp;[.C32]&amp;&quot;_combo[] = {&quot;&amp;[.E32]&amp;&quot;, COMBO_END};&quot;" office:value-type="string" office:string-value="const uint16_t PROGMEM r_s_combo[] = {KC_R, KC_S, COMBO_END};" calcext:value-type="string">
            <text:p>const uint16_t PROGMEM r_s_combo[] = {KC_R, KC_S, COMBO_END};</text:p>
          </table:table-cell>
          <table:table-cell table:formula="of:=&quot;  &quot;&amp;[.B32]&amp;&quot;,&quot;" office:value-type="string" office:string-value="  C_LEFT_1," calcext:value-type="string">
            <text:p><text:s text:c="2"/>C_LEFT_1,</text:p>
          </table:table-cell>
          <table:table-cell table:formula="of:=&quot;[&quot;&amp;[.B32]&amp;&quot;] = COMBO&quot;&amp;IF(ISBLANK([.F32]);&quot;_ACTION&quot;;&quot;&quot;)&amp;&quot;(&quot;&amp;[.C32]&amp;&quot;_combo&quot;&amp;IF(ISBLANK([.F32]);&quot;&quot;;&quot;, &quot;&amp;[.F32])&amp;&quot;),&quot;" office:value-type="string" office:string-value="[C_LEFT_1] = COMBO(r_s_combo, KC_LEFT)," calcext:value-type="string">
            <text:p>[C_LEFT_1] = COMBO(r_s_combo, KC_LEFT),</text:p>
          </table:table-cell>
          <table:table-cell table:formula="of:=IF(ISBLANK([.F32]);&quot;    case &quot;&amp;[.B32]&amp;&quot;: if (p) { SEND_STRING(&quot;&amp;[.G32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C_LEFT</text:p>
          </table:table-cell>
          <table:table-cell office:value-type="string" calcext:value-type="string">
            <text:p>n_e</text:p>
          </table:table-cell>
          <table:table-cell/>
          <table:table-cell office:value-type="string" calcext:value-type="string">
            <text:p>KC_N, KC_E</text:p>
          </table:table-cell>
          <table:table-cell office:value-type="string" calcext:value-type="string">
            <text:p>KC_LEFT</text:p>
          </table:table-cell>
          <table:table-cell/>
          <table:table-cell table:formula="of:=&quot;const uint16_t PROGMEM &quot;&amp;[.C33]&amp;&quot;_combo[] = {&quot;&amp;[.E33]&amp;&quot;, COMBO_END};&quot;" office:value-type="string" office:string-value="const uint16_t PROGMEM n_e_combo[] = {KC_N, KC_E, COMBO_END};" calcext:value-type="string">
            <text:p>const uint16_t PROGMEM n_e_combo[] = {KC_N, KC_E, COMBO_END};</text:p>
          </table:table-cell>
          <table:table-cell table:formula="of:=&quot;  &quot;&amp;[.B33]&amp;&quot;,&quot;" office:value-type="string" office:string-value="  C_LEFT," calcext:value-type="string">
            <text:p><text:s text:c="2"/>C_LEFT,</text:p>
          </table:table-cell>
          <table:table-cell table:formula="of:=&quot;[&quot;&amp;[.B33]&amp;&quot;] = COMBO&quot;&amp;IF(ISBLANK([.F33]);&quot;_ACTION&quot;;&quot;&quot;)&amp;&quot;(&quot;&amp;[.C33]&amp;&quot;_combo&quot;&amp;IF(ISBLANK([.F33]);&quot;&quot;;&quot;, &quot;&amp;[.F33])&amp;&quot;),&quot;" office:value-type="string" office:string-value="[C_LEFT] = COMBO(n_e_combo, KC_LEFT)," calcext:value-type="string">
            <text:p>[C_LEFT] = COMBO(n_e_combo, KC_LEFT),</text:p>
          </table:table-cell>
          <table:table-cell table:formula="of:=IF(ISBLANK([.F33]);&quot;    case &quot;&amp;[.B33]&amp;&quot;: if (p) { SEND_STRING(&quot;&amp;[.G33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_MINS</text:p>
          </table:table-cell>
          <table:table-cell office:value-type="string" calcext:value-type="string">
            <text:p>e_m</text:p>
          </table:table-cell>
          <table:table-cell/>
          <table:table-cell office:value-type="string" calcext:value-type="string">
            <text:p>KC_E, KC_M</text:p>
          </table:table-cell>
          <table:table-cell office:value-type="string" calcext:value-type="string">
            <text:p>KC_MINS</text:p>
          </table:table-cell>
          <table:table-cell/>
          <table:table-cell table:formula="of:=&quot;const uint16_t PROGMEM &quot;&amp;[.C34]&amp;&quot;_combo[] = {&quot;&amp;[.E34]&amp;&quot;, COMBO_END};&quot;" office:value-type="string" office:string-value="const uint16_t PROGMEM e_m_combo[] = {KC_E, KC_M, COMBO_END};" calcext:value-type="string">
            <text:p>const uint16_t PROGMEM e_m_combo[] = {KC_E, KC_M, COMBO_END};</text:p>
          </table:table-cell>
          <table:table-cell table:formula="of:=&quot;  &quot;&amp;[.B34]&amp;&quot;,&quot;" office:value-type="string" office:string-value="  C_MINS," calcext:value-type="string">
            <text:p><text:s text:c="2"/>C_MINS,</text:p>
          </table:table-cell>
          <table:table-cell table:formula="of:=&quot;[&quot;&amp;[.B34]&amp;&quot;] = COMBO&quot;&amp;IF(ISBLANK([.F34]);&quot;_ACTION&quot;;&quot;&quot;)&amp;&quot;(&quot;&amp;[.C34]&amp;&quot;_combo&quot;&amp;IF(ISBLANK([.F34]);&quot;&quot;;&quot;, &quot;&amp;[.F34])&amp;&quot;),&quot;" office:value-type="string" office:string-value="[C_MINS] = COMBO(e_m_combo, KC_MINS)," calcext:value-type="string">
            <text:p>[C_MINS] = COMBO(e_m_combo, KC_MINS),</text:p>
          </table:table-cell>
          <table:table-cell table:formula="of:=IF(ISBLANK([.F34]);&quot;    case &quot;&amp;[.B34]&amp;&quot;: if (p) { SEND_STRING(&quot;&amp;[.G34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y pause</text:p>
          </table:table-cell>
          <table:table-cell office:value-type="string" calcext:value-type="string">
            <text:p>C_MPLY</text:p>
          </table:table-cell>
          <table:table-cell office:value-type="string" calcext:value-type="string">
            <text:p>s_t_d</text:p>
          </table:table-cell>
          <table:table-cell/>
          <table:table-cell office:value-type="string" calcext:value-type="string">
            <text:p>KC_S, KC_T, KC_D</text:p>
          </table:table-cell>
          <table:table-cell office:value-type="string" calcext:value-type="string">
            <text:p>KC_MPLY</text:p>
          </table:table-cell>
          <table:table-cell/>
          <table:table-cell table:formula="of:=&quot;const uint16_t PROGMEM &quot;&amp;[.C35]&amp;&quot;_combo[] = {&quot;&amp;[.E35]&amp;&quot;, COMBO_END};&quot;" office:value-type="string" office:string-value="const uint16_t PROGMEM s_t_d_combo[] = {KC_S, KC_T, KC_D, COMBO_END};" calcext:value-type="string">
            <text:p>const uint16_t PROGMEM s_t_d_combo[] = {KC_S, KC_T, KC_D, COMBO_END};</text:p>
          </table:table-cell>
          <table:table-cell table:formula="of:=&quot;  &quot;&amp;[.B35]&amp;&quot;,&quot;" office:value-type="string" office:string-value="  C_MPLY," calcext:value-type="string">
            <text:p><text:s text:c="2"/>C_MPLY,</text:p>
          </table:table-cell>
          <table:table-cell table:formula="of:=&quot;[&quot;&amp;[.B35]&amp;&quot;] = COMBO&quot;&amp;IF(ISBLANK([.F35]);&quot;_ACTION&quot;;&quot;&quot;)&amp;&quot;(&quot;&amp;[.C35]&amp;&quot;_combo&quot;&amp;IF(ISBLANK([.F35]);&quot;&quot;;&quot;, &quot;&amp;[.F35])&amp;&quot;),&quot;" office:value-type="string" office:string-value="[C_MPLY] = COMBO(s_t_d_combo, KC_MPLY)," calcext:value-type="string">
            <text:p>[C_MPLY] = COMBO(s_t_d_combo, KC_MPLY),</text:p>
          </table:table-cell>
          <table:table-cell table:formula="of:=IF(ISBLANK([.F35]);&quot;    case &quot;&amp;[.B35]&amp;&quot;: if (p) { SEND_STRING(&quot;&amp;[.G35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 down</text:p>
          </table:table-cell>
          <table:table-cell office:value-type="string" calcext:value-type="string">
            <text:p>C_PGDN_1</text:p>
          </table:table-cell>
          <table:table-cell office:value-type="string" calcext:value-type="string">
            <text:p>x_c_v</text:p>
          </table:table-cell>
          <table:table-cell/>
          <table:table-cell office:value-type="string" calcext:value-type="string">
            <text:p>KC_X, KC_C, KC_V</text:p>
          </table:table-cell>
          <table:table-cell office:value-type="string" calcext:value-type="string">
            <text:p>KC_PGDN</text:p>
          </table:table-cell>
          <table:table-cell/>
          <table:table-cell table:formula="of:=&quot;const uint16_t PROGMEM &quot;&amp;[.C36]&amp;&quot;_combo[] = {&quot;&amp;[.E36]&amp;&quot;, COMBO_END};&quot;" office:value-type="string" office:string-value="const uint16_t PROGMEM x_c_v_combo[] = {KC_X, KC_C, KC_V, COMBO_END};" calcext:value-type="string">
            <text:p>const uint16_t PROGMEM x_c_v_combo[] = {KC_X, KC_C, KC_V, COMBO_END};</text:p>
          </table:table-cell>
          <table:table-cell table:formula="of:=&quot;  &quot;&amp;[.B36]&amp;&quot;,&quot;" office:value-type="string" office:string-value="  C_PGDN_1," calcext:value-type="string">
            <text:p><text:s text:c="2"/>C_PGDN_1,</text:p>
          </table:table-cell>
          <table:table-cell table:formula="of:=&quot;[&quot;&amp;[.B36]&amp;&quot;] = COMBO&quot;&amp;IF(ISBLANK([.F36]);&quot;_ACTION&quot;;&quot;&quot;)&amp;&quot;(&quot;&amp;[.C36]&amp;&quot;_combo&quot;&amp;IF(ISBLANK([.F36]);&quot;&quot;;&quot;, &quot;&amp;[.F36])&amp;&quot;),&quot;" office:value-type="string" office:string-value="[C_PGDN_1] = COMBO(x_c_v_combo, KC_PGDN)," calcext:value-type="string">
            <text:p>[C_PGDN_1] = COMBO(x_c_v_combo, KC_PGDN),</text:p>
          </table:table-cell>
          <table:table-cell table:formula="of:=IF(ISBLANK([.F36]);&quot;    case &quot;&amp;[.B36]&amp;&quot;: if (p) { SEND_STRING(&quot;&amp;[.G36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 down</text:p>
          </table:table-cell>
          <table:table-cell office:value-type="string" calcext:value-type="string">
            <text:p>C_PGDN_2</text:p>
          </table:table-cell>
          <table:table-cell office:value-type="string" calcext:value-type="string">
            <text:p>m_coma_dot</text:p>
          </table:table-cell>
          <table:table-cell/>
          <table:table-cell office:value-type="string" calcext:value-type="string">
            <text:p>KC_M, CC_COSC, CC_PDCL</text:p>
          </table:table-cell>
          <table:table-cell office:value-type="string" calcext:value-type="string">
            <text:p>KC_PGDN</text:p>
          </table:table-cell>
          <table:table-cell/>
          <table:table-cell table:formula="of:=&quot;const uint16_t PROGMEM &quot;&amp;[.C37]&amp;&quot;_combo[] = {&quot;&amp;[.E37]&amp;&quot;, COMBO_END};&quot;" office:value-type="string" office:string-value="const uint16_t PROGMEM m_coma_dot_combo[] = {KC_M, CC_COSC, CC_PDCL, COMBO_END};" calcext:value-type="string">
            <text:p>const uint16_t PROGMEM m_coma_dot_combo[] = {KC_M, CC_COSC, CC_PDCL, COMBO_END};</text:p>
          </table:table-cell>
          <table:table-cell table:formula="of:=&quot;  &quot;&amp;[.B37]&amp;&quot;,&quot;" office:value-type="string" office:string-value="  C_PGDN_2," calcext:value-type="string">
            <text:p><text:s text:c="2"/>C_PGDN_2,</text:p>
          </table:table-cell>
          <table:table-cell table:formula="of:=&quot;[&quot;&amp;[.B37]&amp;&quot;] = COMBO&quot;&amp;IF(ISBLANK([.F37]);&quot;_ACTION&quot;;&quot;&quot;)&amp;&quot;(&quot;&amp;[.C37]&amp;&quot;_combo&quot;&amp;IF(ISBLANK([.F37]);&quot;&quot;;&quot;, &quot;&amp;[.F37])&amp;&quot;),&quot;" office:value-type="string" office:string-value="[C_PGDN_2] = COMBO(m_coma_dot_combo, KC_PGDN)," calcext:value-type="string">
            <text:p>[C_PGDN_2] = COMBO(m_coma_dot_combo, KC_PGDN),</text:p>
          </table:table-cell>
          <table:table-cell table:formula="of:=IF(ISBLANK([.F37]);&quot;    case &quot;&amp;[.B37]&amp;&quot;: if (p) { SEND_STRING(&quot;&amp;[.G37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 up</text:p>
          </table:table-cell>
          <table:table-cell office:value-type="string" calcext:value-type="string">
            <text:p>C_PGUP_1</text:p>
          </table:table-cell>
          <table:table-cell office:value-type="string" calcext:value-type="string">
            <text:p>w_f_p</text:p>
          </table:table-cell>
          <table:table-cell/>
          <table:table-cell office:value-type="string" calcext:value-type="string">
            <text:p>KC_W, KC_F, KC_P</text:p>
          </table:table-cell>
          <table:table-cell office:value-type="string" calcext:value-type="string">
            <text:p>KC_PGUP</text:p>
          </table:table-cell>
          <table:table-cell/>
          <table:table-cell table:formula="of:=&quot;const uint16_t PROGMEM &quot;&amp;[.C38]&amp;&quot;_combo[] = {&quot;&amp;[.E38]&amp;&quot;, COMBO_END};&quot;" office:value-type="string" office:string-value="const uint16_t PROGMEM w_f_p_combo[] = {KC_W, KC_F, KC_P, COMBO_END};" calcext:value-type="string">
            <text:p>const uint16_t PROGMEM w_f_p_combo[] = {KC_W, KC_F, KC_P, COMBO_END};</text:p>
          </table:table-cell>
          <table:table-cell table:formula="of:=&quot;  &quot;&amp;[.B38]&amp;&quot;,&quot;" office:value-type="string" office:string-value="  C_PGUP_1," calcext:value-type="string">
            <text:p><text:s text:c="2"/>C_PGUP_1,</text:p>
          </table:table-cell>
          <table:table-cell table:formula="of:=&quot;[&quot;&amp;[.B38]&amp;&quot;] = COMBO&quot;&amp;IF(ISBLANK([.F38]);&quot;_ACTION&quot;;&quot;&quot;)&amp;&quot;(&quot;&amp;[.C38]&amp;&quot;_combo&quot;&amp;IF(ISBLANK([.F38]);&quot;&quot;;&quot;, &quot;&amp;[.F38])&amp;&quot;),&quot;" office:value-type="string" office:string-value="[C_PGUP_1] = COMBO(w_f_p_combo, KC_PGUP)," calcext:value-type="string">
            <text:p>[C_PGUP_1] = COMBO(w_f_p_combo, KC_PGUP),</text:p>
          </table:table-cell>
          <table:table-cell table:formula="of:=IF(ISBLANK([.F38]);&quot;    case &quot;&amp;[.B38]&amp;&quot;: if (p) { SEND_STRING(&quot;&amp;[.G38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 up</text:p>
          </table:table-cell>
          <table:table-cell office:value-type="string" calcext:value-type="string">
            <text:p>C_PGUP_2</text:p>
          </table:table-cell>
          <table:table-cell office:value-type="string" calcext:value-type="string">
            <text:p>l_u_y</text:p>
          </table:table-cell>
          <table:table-cell/>
          <table:table-cell office:value-type="string" calcext:value-type="string">
            <text:p>KC_L, KC_U, KC_Y</text:p>
          </table:table-cell>
          <table:table-cell office:value-type="string" calcext:value-type="string">
            <text:p>KC_PGUP</text:p>
          </table:table-cell>
          <table:table-cell/>
          <table:table-cell table:formula="of:=&quot;const uint16_t PROGMEM &quot;&amp;[.C39]&amp;&quot;_combo[] = {&quot;&amp;[.E39]&amp;&quot;, COMBO_END};&quot;" office:value-type="string" office:string-value="const uint16_t PROGMEM l_u_y_combo[] = {KC_L, KC_U, KC_Y, COMBO_END};" calcext:value-type="string">
            <text:p>const uint16_t PROGMEM l_u_y_combo[] = {KC_L, KC_U, KC_Y, COMBO_END};</text:p>
          </table:table-cell>
          <table:table-cell table:formula="of:=&quot;  &quot;&amp;[.B39]&amp;&quot;,&quot;" office:value-type="string" office:string-value="  C_PGUP_2," calcext:value-type="string">
            <text:p><text:s text:c="2"/>C_PGUP_2,</text:p>
          </table:table-cell>
          <table:table-cell table:formula="of:=&quot;[&quot;&amp;[.B39]&amp;&quot;] = COMBO&quot;&amp;IF(ISBLANK([.F39]);&quot;_ACTION&quot;;&quot;&quot;)&amp;&quot;(&quot;&amp;[.C39]&amp;&quot;_combo&quot;&amp;IF(ISBLANK([.F39]);&quot;&quot;;&quot;, &quot;&amp;[.F39])&amp;&quot;),&quot;" office:value-type="string" office:string-value="[C_PGUP_2] = COMBO(l_u_y_combo, KC_PGUP)," calcext:value-type="string">
            <text:p>[C_PGUP_2] = COMBO(l_u_y_combo, KC_PGUP),</text:p>
          </table:table-cell>
          <table:table-cell table:formula="of:=IF(ISBLANK([.F39]);&quot;    case &quot;&amp;[.B39]&amp;&quot;: if (p) { SEND_STRING(&quot;&amp;[.G39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_RGHT_1</text:p>
          </table:table-cell>
          <table:table-cell office:value-type="string" calcext:value-type="string">
            <text:p>s_t</text:p>
          </table:table-cell>
          <table:table-cell/>
          <table:table-cell office:value-type="string" calcext:value-type="string">
            <text:p>KC_S, KC_T</text:p>
          </table:table-cell>
          <table:table-cell office:value-type="string" calcext:value-type="string">
            <text:p>KC_RGHT</text:p>
          </table:table-cell>
          <table:table-cell/>
          <table:table-cell table:formula="of:=&quot;const uint16_t PROGMEM &quot;&amp;[.C40]&amp;&quot;_combo[] = {&quot;&amp;[.E40]&amp;&quot;, COMBO_END};&quot;" office:value-type="string" office:string-value="const uint16_t PROGMEM s_t_combo[] = {KC_S, KC_T, COMBO_END};" calcext:value-type="string">
            <text:p>const uint16_t PROGMEM s_t_combo[] = {KC_S, KC_T, COMBO_END};</text:p>
          </table:table-cell>
          <table:table-cell table:formula="of:=&quot;  &quot;&amp;[.B40]&amp;&quot;,&quot;" office:value-type="string" office:string-value="  C_RGHT_1," calcext:value-type="string">
            <text:p><text:s text:c="2"/>C_RGHT_1,</text:p>
          </table:table-cell>
          <table:table-cell table:formula="of:=&quot;[&quot;&amp;[.B40]&amp;&quot;] = COMBO&quot;&amp;IF(ISBLANK([.F40]);&quot;_ACTION&quot;;&quot;&quot;)&amp;&quot;(&quot;&amp;[.C40]&amp;&quot;_combo&quot;&amp;IF(ISBLANK([.F40]);&quot;&quot;;&quot;, &quot;&amp;[.F40])&amp;&quot;),&quot;" office:value-type="string" office:string-value="[C_RGHT_1] = COMBO(s_t_combo, KC_RGHT)," calcext:value-type="string">
            <text:p>[C_RGHT_1] = COMBO(s_t_combo, KC_RGHT),</text:p>
          </table:table-cell>
          <table:table-cell table:formula="of:=IF(ISBLANK([.F40]);&quot;    case &quot;&amp;[.B40]&amp;&quot;: if (p) { SEND_STRING(&quot;&amp;[.G40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_RGHT_2</text:p>
          </table:table-cell>
          <table:table-cell office:value-type="string" calcext:value-type="string">
            <text:p>e_i</text:p>
          </table:table-cell>
          <table:table-cell/>
          <table:table-cell office:value-type="string" calcext:value-type="string">
            <text:p>KC_E, KC_I</text:p>
          </table:table-cell>
          <table:table-cell office:value-type="string" calcext:value-type="string">
            <text:p>KC_RGHT</text:p>
          </table:table-cell>
          <table:table-cell/>
          <table:table-cell table:formula="of:=&quot;const uint16_t PROGMEM &quot;&amp;[.C41]&amp;&quot;_combo[] = {&quot;&amp;[.E41]&amp;&quot;, COMBO_END};&quot;" office:value-type="string" office:string-value="const uint16_t PROGMEM e_i_combo[] = {KC_E, KC_I, COMBO_END};" calcext:value-type="string">
            <text:p>const uint16_t PROGMEM e_i_combo[] = {KC_E, KC_I, COMBO_END};</text:p>
          </table:table-cell>
          <table:table-cell table:formula="of:=&quot;  &quot;&amp;[.B41]&amp;&quot;,&quot;" office:value-type="string" office:string-value="  C_RGHT_2," calcext:value-type="string">
            <text:p><text:s text:c="2"/>C_RGHT_2,</text:p>
          </table:table-cell>
          <table:table-cell table:formula="of:=&quot;[&quot;&amp;[.B41]&amp;&quot;] = COMBO&quot;&amp;IF(ISBLANK([.F41]);&quot;_ACTION&quot;;&quot;&quot;)&amp;&quot;(&quot;&amp;[.C41]&amp;&quot;_combo&quot;&amp;IF(ISBLANK([.F41]);&quot;&quot;;&quot;, &quot;&amp;[.F41])&amp;&quot;),&quot;" office:value-type="string" office:string-value="[C_RGHT_2] = COMBO(e_i_combo, KC_RGHT)," calcext:value-type="string">
            <text:p>[C_RGHT_2] = COMBO(e_i_combo, KC_RGHT),</text:p>
          </table:table-cell>
          <table:table-cell table:formula="of:=IF(ISBLANK([.F41]);&quot;    case &quot;&amp;[.B41]&amp;&quot;: if (p) { SEND_STRING(&quot;&amp;[.G41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C_SLASH</text:p>
          </table:table-cell>
          <table:table-cell office:value-type="string" calcext:value-type="string">
            <text:p>i_coma</text:p>
          </table:table-cell>
          <table:table-cell/>
          <table:table-cell office:value-type="string" calcext:value-type="string">
            <text:p>KC_I, CC_COSC</text:p>
          </table:table-cell>
          <table:table-cell office:value-type="string" calcext:value-type="string">
            <text:p>KC_SLASH</text:p>
          </table:table-cell>
          <table:table-cell/>
          <table:table-cell table:formula="of:=&quot;const uint16_t PROGMEM &quot;&amp;[.C42]&amp;&quot;_combo[] = {&quot;&amp;[.E42]&amp;&quot;, COMBO_END};&quot;" office:value-type="string" office:string-value="const uint16_t PROGMEM i_coma_combo[] = {KC_I, CC_COSC, COMBO_END};" calcext:value-type="string">
            <text:p>const uint16_t PROGMEM i_coma_combo[] = {KC_I, CC_COSC, COMBO_END};</text:p>
          </table:table-cell>
          <table:table-cell table:formula="of:=&quot;  &quot;&amp;[.B42]&amp;&quot;,&quot;" office:value-type="string" office:string-value="  C_SLASH," calcext:value-type="string">
            <text:p><text:s text:c="2"/>C_SLASH,</text:p>
          </table:table-cell>
          <table:table-cell table:formula="of:=&quot;[&quot;&amp;[.B42]&amp;&quot;] = COMBO&quot;&amp;IF(ISBLANK([.F42]);&quot;_ACTION&quot;;&quot;&quot;)&amp;&quot;(&quot;&amp;[.C42]&amp;&quot;_combo&quot;&amp;IF(ISBLANK([.F42]);&quot;&quot;;&quot;, &quot;&amp;[.F42])&amp;&quot;),&quot;" office:value-type="string" office:string-value="[C_SLASH] = COMBO(i_coma_combo, KC_SLASH)," calcext:value-type="string">
            <text:p>[C_SLASH] = COMBO(i_coma_combo, KC_SLASH),</text:p>
          </table:table-cell>
          <table:table-cell table:formula="of:=IF(ISBLANK([.F42]);&quot;    case &quot;&amp;[.B42]&amp;&quot;: if (p) { SEND_STRING(&quot;&amp;[.G42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C_TAB_1</text:p>
          </table:table-cell>
          <table:table-cell office:value-type="string" calcext:value-type="string">
            <text:p>d_b</text:p>
          </table:table-cell>
          <table:table-cell/>
          <table:table-cell office:value-type="string" calcext:value-type="string">
            <text:p>KC_D, KC_B</text:p>
          </table:table-cell>
          <table:table-cell office:value-type="string" calcext:value-type="string">
            <text:p>KC_TAB</text:p>
          </table:table-cell>
          <table:table-cell/>
          <table:table-cell table:formula="of:=&quot;const uint16_t PROGMEM &quot;&amp;[.C43]&amp;&quot;_combo[] = {&quot;&amp;[.E43]&amp;&quot;, COMBO_END};&quot;" office:value-type="string" office:string-value="const uint16_t PROGMEM d_b_combo[] = {KC_D, KC_B, COMBO_END};" calcext:value-type="string">
            <text:p>const uint16_t PROGMEM d_b_combo[] = {KC_D, KC_B, COMBO_END};</text:p>
          </table:table-cell>
          <table:table-cell table:formula="of:=&quot;  &quot;&amp;[.B43]&amp;&quot;,&quot;" office:value-type="string" office:string-value="  C_TAB_1," calcext:value-type="string">
            <text:p><text:s text:c="2"/>C_TAB_1,</text:p>
          </table:table-cell>
          <table:table-cell table:formula="of:=&quot;[&quot;&amp;[.B43]&amp;&quot;] = COMBO&quot;&amp;IF(ISBLANK([.F43]);&quot;_ACTION&quot;;&quot;&quot;)&amp;&quot;(&quot;&amp;[.C43]&amp;&quot;_combo&quot;&amp;IF(ISBLANK([.F43]);&quot;&quot;;&quot;, &quot;&amp;[.F43])&amp;&quot;),&quot;" office:value-type="string" office:string-value="[C_TAB_1] = COMBO(d_b_combo, KC_TAB)," calcext:value-type="string">
            <text:p>[C_TAB_1] = COMBO(d_b_combo, KC_TAB),</text:p>
          </table:table-cell>
          <table:table-cell table:formula="of:=IF(ISBLANK([.F43]);&quot;    case &quot;&amp;[.B43]&amp;&quot;: if (p) { SEND_STRING(&quot;&amp;[.G43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C_TAB_2</text:p>
          </table:table-cell>
          <table:table-cell office:value-type="string" calcext:value-type="string">
            <text:p>n_m</text:p>
          </table:table-cell>
          <table:table-cell/>
          <table:table-cell office:value-type="string" calcext:value-type="string">
            <text:p>KC_N, KC_M</text:p>
          </table:table-cell>
          <table:table-cell office:value-type="string" calcext:value-type="string">
            <text:p>KC_TAB</text:p>
          </table:table-cell>
          <table:table-cell/>
          <table:table-cell table:formula="of:=&quot;const uint16_t PROGMEM &quot;&amp;[.C44]&amp;&quot;_combo[] = {&quot;&amp;[.E44]&amp;&quot;, COMBO_END};&quot;" office:value-type="string" office:string-value="const uint16_t PROGMEM n_m_combo[] = {KC_N, KC_M, COMBO_END};" calcext:value-type="string">
            <text:p>const uint16_t PROGMEM n_m_combo[] = {KC_N, KC_M, COMBO_END};</text:p>
          </table:table-cell>
          <table:table-cell table:formula="of:=&quot;  &quot;&amp;[.B44]&amp;&quot;,&quot;" office:value-type="string" office:string-value="  C_TAB_2," calcext:value-type="string">
            <text:p><text:s text:c="2"/>C_TAB_2,</text:p>
          </table:table-cell>
          <table:table-cell table:formula="of:=&quot;[&quot;&amp;[.B44]&amp;&quot;] = COMBO&quot;&amp;IF(ISBLANK([.F44]);&quot;_ACTION&quot;;&quot;&quot;)&amp;&quot;(&quot;&amp;[.C44]&amp;&quot;_combo&quot;&amp;IF(ISBLANK([.F44]);&quot;&quot;;&quot;, &quot;&amp;[.F44])&amp;&quot;),&quot;" office:value-type="string" office:string-value="[C_TAB_2] = COMBO(n_m_combo, KC_TAB)," calcext:value-type="string">
            <text:p>[C_TAB_2] = COMBO(n_m_combo, KC_TAB),</text:p>
          </table:table-cell>
          <table:table-cell table:formula="of:=IF(ISBLANK([.F44]);&quot;    case &quot;&amp;[.B44]&amp;&quot;: if (p) { SEND_STRING(&quot;&amp;[.G44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C_UP_1</text:p>
          </table:table-cell>
          <table:table-cell office:value-type="string" calcext:value-type="string">
            <text:p>r_f_t</text:p>
          </table:table-cell>
          <table:table-cell/>
          <table:table-cell office:value-type="string" calcext:value-type="string">
            <text:p>KC_R, KC_F, KC_T</text:p>
          </table:table-cell>
          <table:table-cell office:value-type="string" calcext:value-type="string">
            <text:p>KC_UP</text:p>
          </table:table-cell>
          <table:table-cell/>
          <table:table-cell table:formula="of:=&quot;const uint16_t PROGMEM &quot;&amp;[.C45]&amp;&quot;_combo[] = {&quot;&amp;[.E45]&amp;&quot;, COMBO_END};&quot;" office:value-type="string" office:string-value="const uint16_t PROGMEM r_f_t_combo[] = {KC_R, KC_F, KC_T, COMBO_END};" calcext:value-type="string">
            <text:p>const uint16_t PROGMEM r_f_t_combo[] = {KC_R, KC_F, KC_T, COMBO_END};</text:p>
          </table:table-cell>
          <table:table-cell table:formula="of:=&quot;  &quot;&amp;[.B45]&amp;&quot;,&quot;" office:value-type="string" office:string-value="  C_UP_1," calcext:value-type="string">
            <text:p><text:s text:c="2"/>C_UP_1,</text:p>
          </table:table-cell>
          <table:table-cell table:formula="of:=&quot;[&quot;&amp;[.B45]&amp;&quot;] = COMBO&quot;&amp;IF(ISBLANK([.F45]);&quot;_ACTION&quot;;&quot;&quot;)&amp;&quot;(&quot;&amp;[.C45]&amp;&quot;_combo&quot;&amp;IF(ISBLANK([.F45]);&quot;&quot;;&quot;, &quot;&amp;[.F45])&amp;&quot;),&quot;" office:value-type="string" office:string-value="[C_UP_1] = COMBO(r_f_t_combo, KC_UP)," calcext:value-type="string">
            <text:p>[C_UP_1] = COMBO(r_f_t_combo, KC_UP),</text:p>
          </table:table-cell>
          <table:table-cell table:formula="of:=IF(ISBLANK([.F45]);&quot;    case &quot;&amp;[.B45]&amp;&quot;: if (p) { SEND_STRING(&quot;&amp;[.G45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C_UP_2</text:p>
          </table:table-cell>
          <table:table-cell office:value-type="string" calcext:value-type="string">
            <text:p>n_u_i</text:p>
          </table:table-cell>
          <table:table-cell/>
          <table:table-cell office:value-type="string" calcext:value-type="string">
            <text:p>KC_N, KC_U, KC_I</text:p>
          </table:table-cell>
          <table:table-cell office:value-type="string" calcext:value-type="string">
            <text:p>KC_UP</text:p>
          </table:table-cell>
          <table:table-cell/>
          <table:table-cell table:formula="of:=&quot;const uint16_t PROGMEM &quot;&amp;[.C46]&amp;&quot;_combo[] = {&quot;&amp;[.E46]&amp;&quot;, COMBO_END};&quot;" office:value-type="string" office:string-value="const uint16_t PROGMEM n_u_i_combo[] = {KC_N, KC_U, KC_I, COMBO_END};" calcext:value-type="string">
            <text:p>const uint16_t PROGMEM n_u_i_combo[] = {KC_N, KC_U, KC_I, COMBO_END};</text:p>
          </table:table-cell>
          <table:table-cell table:formula="of:=&quot;  &quot;&amp;[.B46]&amp;&quot;,&quot;" office:value-type="string" office:string-value="  C_UP_2," calcext:value-type="string">
            <text:p><text:s text:c="2"/>C_UP_2,</text:p>
          </table:table-cell>
          <table:table-cell table:formula="of:=&quot;[&quot;&amp;[.B46]&amp;&quot;] = COMBO&quot;&amp;IF(ISBLANK([.F46]);&quot;_ACTION&quot;;&quot;&quot;)&amp;&quot;(&quot;&amp;[.C46]&amp;&quot;_combo&quot;&amp;IF(ISBLANK([.F46]);&quot;&quot;;&quot;, &quot;&amp;[.F46])&amp;&quot;),&quot;" office:value-type="string" office:string-value="[C_UP_2] = COMBO(n_u_i_combo, KC_UP)," calcext:value-type="string">
            <text:p>[C_UP_2] = COMBO(n_u_i_combo, KC_UP),</text:p>
          </table:table-cell>
          <table:table-cell table:formula="of:=IF(ISBLANK([.F46]);&quot;    case &quot;&amp;[.B46]&amp;&quot;: if (p) { SEND_STRING(&quot;&amp;[.G46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 down</text:p>
          </table:table-cell>
          <table:table-cell office:value-type="string" calcext:value-type="string">
            <text:p>C_VOL_DOWN</text:p>
          </table:table-cell>
          <table:table-cell office:value-type="string" calcext:value-type="string">
            <text:p>v_b</text:p>
          </table:table-cell>
          <table:table-cell/>
          <table:table-cell office:value-type="string" calcext:value-type="string">
            <text:p>KC_V, KC_B</text:p>
          </table:table-cell>
          <table:table-cell office:value-type="string" calcext:value-type="string">
            <text:p>KC_VOLD</text:p>
          </table:table-cell>
          <table:table-cell/>
          <table:table-cell table:formula="of:=&quot;const uint16_t PROGMEM &quot;&amp;[.C47]&amp;&quot;_combo[] = {&quot;&amp;[.E47]&amp;&quot;, COMBO_END};&quot;" office:value-type="string" office:string-value="const uint16_t PROGMEM v_b_combo[] = {KC_V, KC_B, COMBO_END};" calcext:value-type="string">
            <text:p>const uint16_t PROGMEM v_b_combo[] = {KC_V, KC_B, COMBO_END};</text:p>
          </table:table-cell>
          <table:table-cell table:formula="of:=&quot;  &quot;&amp;[.B47]&amp;&quot;,&quot;" office:value-type="string" office:string-value="  C_VOL_DOWN," calcext:value-type="string">
            <text:p><text:s text:c="2"/>C_VOL_DOWN,</text:p>
          </table:table-cell>
          <table:table-cell table:formula="of:=&quot;[&quot;&amp;[.B47]&amp;&quot;] = COMBO&quot;&amp;IF(ISBLANK([.F47]);&quot;_ACTION&quot;;&quot;&quot;)&amp;&quot;(&quot;&amp;[.C47]&amp;&quot;_combo&quot;&amp;IF(ISBLANK([.F47]);&quot;&quot;;&quot;, &quot;&amp;[.F47])&amp;&quot;),&quot;" office:value-type="string" office:string-value="[C_VOL_DOWN] = COMBO(v_b_combo, KC_VOLD)," calcext:value-type="string">
            <text:p>[C_VOL_DOWN] = COMBO(v_b_combo, KC_VOLD),</text:p>
          </table:table-cell>
          <table:table-cell table:formula="of:=IF(ISBLANK([.F47]);&quot;    case &quot;&amp;[.B47]&amp;&quot;: if (p) { SEND_STRING(&quot;&amp;[.G47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 up</text:p>
          </table:table-cell>
          <table:table-cell office:value-type="string" calcext:value-type="string">
            <text:p>C_VOL_UP</text:p>
          </table:table-cell>
          <table:table-cell office:value-type="string" calcext:value-type="string">
            <text:p>p_g</text:p>
          </table:table-cell>
          <table:table-cell/>
          <table:table-cell office:value-type="string" calcext:value-type="string">
            <text:p>KC_P, KC_G</text:p>
          </table:table-cell>
          <table:table-cell office:value-type="string" calcext:value-type="string">
            <text:p>KC_VOLU</text:p>
          </table:table-cell>
          <table:table-cell/>
          <table:table-cell table:formula="of:=&quot;const uint16_t PROGMEM &quot;&amp;[.C48]&amp;&quot;_combo[] = {&quot;&amp;[.E48]&amp;&quot;, COMBO_END};&quot;" office:value-type="string" office:string-value="const uint16_t PROGMEM p_g_combo[] = {KC_P, KC_G, COMBO_END};" calcext:value-type="string">
            <text:p>const uint16_t PROGMEM p_g_combo[] = {KC_P, KC_G, COMBO_END};</text:p>
          </table:table-cell>
          <table:table-cell table:formula="of:=&quot;  &quot;&amp;[.B48]&amp;&quot;,&quot;" office:value-type="string" office:string-value="  C_VOL_UP," calcext:value-type="string">
            <text:p><text:s text:c="2"/>C_VOL_UP,</text:p>
          </table:table-cell>
          <table:table-cell table:formula="of:=&quot;[&quot;&amp;[.B48]&amp;&quot;] = COMBO&quot;&amp;IF(ISBLANK([.F48]);&quot;_ACTION&quot;;&quot;&quot;)&amp;&quot;(&quot;&amp;[.C48]&amp;&quot;_combo&quot;&amp;IF(ISBLANK([.F48]);&quot;&quot;;&quot;, &quot;&amp;[.F48])&amp;&quot;),&quot;" office:value-type="string" office:string-value="[C_VOL_UP] = COMBO(p_g_combo, KC_VOLU)," calcext:value-type="string">
            <text:p>[C_VOL_UP] = COMBO(p_g_combo, KC_VOLU),</text:p>
          </table:table-cell>
          <table:table-cell table:formula="of:=IF(ISBLANK([.F48]);&quot;    case &quot;&amp;[.B48]&amp;&quot;: if (p) { SEND_STRING(&quot;&amp;[.G48]&amp;&quot;); }  break;&quot;;&quot;&quot;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 tab</text:p>
          </table:table-cell>
          <table:table-cell office:value-type="string" calcext:value-type="string">
            <text:p>CM_BTAB_1</text:p>
          </table:table-cell>
          <table:table-cell office:value-type="string" calcext:value-type="string">
            <text:p>t_v</text:p>
          </table:table-cell>
          <table:table-cell/>
          <table:table-cell office:value-type="string" calcext:value-type="string">
            <text:p>KC_T, KC_V</text:p>
          </table:table-cell>
          <table:table-cell/>
          <table:table-cell office:value-type="string" calcext:value-type="string">
            <text:p>SS_DOWN(X_LSFT)SS_TAP(X_TAB)SS_UP(X_LSFT)</text:p>
          </table:table-cell>
          <table:table-cell table:formula="of:=&quot;const uint16_t PROGMEM &quot;&amp;[.C49]&amp;&quot;_combo[] = {&quot;&amp;[.E49]&amp;&quot;, COMBO_END};&quot;" office:value-type="string" office:string-value="const uint16_t PROGMEM t_v_combo[] = {KC_T, KC_V, COMBO_END};" calcext:value-type="string">
            <text:p>const uint16_t PROGMEM t_v_combo[] = {KC_T, KC_V, COMBO_END};</text:p>
          </table:table-cell>
          <table:table-cell table:formula="of:=&quot;  &quot;&amp;[.B49]&amp;&quot;,&quot;" office:value-type="string" office:string-value="  CM_BTAB_1," calcext:value-type="string">
            <text:p><text:s text:c="2"/>CM_BTAB_1,</text:p>
          </table:table-cell>
          <table:table-cell table:formula="of:=&quot;[&quot;&amp;[.B49]&amp;&quot;] = COMBO&quot;&amp;IF(ISBLANK([.F49]);&quot;_ACTION&quot;;&quot;&quot;)&amp;&quot;(&quot;&amp;[.C49]&amp;&quot;_combo&quot;&amp;IF(ISBLANK([.F49]);&quot;&quot;;&quot;, &quot;&amp;[.F49])&amp;&quot;),&quot;" office:value-type="string" office:string-value="[CM_BTAB_1] = COMBO_ACTION(t_v_combo)," calcext:value-type="string">
            <text:p>[CM_BTAB_1] = COMBO_ACTION(t_v_combo),</text:p>
          </table:table-cell>
          <table:table-cell table:formula="of:=IF(ISBLANK([.F49]);&quot;    case &quot;&amp;[.B49]&amp;&quot;: if (p) { SEND_STRING(&quot;&amp;[.G49]&amp;&quot;); }  break;&quot;;&quot;&quot;)" office:value-type="string" office:string-value="    case CM_BTAB_1: if (p) { SEND_STRING(SS_DOWN(X_LSFT)SS_TAP(X_TAB)SS_UP(X_LSFT)); }  break;" calcext:value-type="string">
            <text:p><text:s text:c="4"/>case CM_BTAB_1: if (p) { SEND_STRING(SS_DOWN(X_LSFT)SS_TAP(X_TAB)SS_UP(X_LSFT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ck tab</text:p>
          </table:table-cell>
          <table:table-cell office:value-type="string" calcext:value-type="string">
            <text:p>CM_BTAB_2</text:p>
          </table:table-cell>
          <table:table-cell office:value-type="string" calcext:value-type="string">
            <text:p>h_k</text:p>
          </table:table-cell>
          <table:table-cell/>
          <table:table-cell office:value-type="string" calcext:value-type="string">
            <text:p>KC_H, KC_K</text:p>
          </table:table-cell>
          <table:table-cell/>
          <table:table-cell office:value-type="string" calcext:value-type="string">
            <text:p>SS_DOWN(X_LSFT)SS_TAP(X_TAB)SS_UP(X_LSFT)</text:p>
          </table:table-cell>
          <table:table-cell table:formula="of:=&quot;const uint16_t PROGMEM &quot;&amp;[.C50]&amp;&quot;_combo[] = {&quot;&amp;[.E50]&amp;&quot;, COMBO_END};&quot;" office:value-type="string" office:string-value="const uint16_t PROGMEM h_k_combo[] = {KC_H, KC_K, COMBO_END};" calcext:value-type="string">
            <text:p>const uint16_t PROGMEM h_k_combo[] = {KC_H, KC_K, COMBO_END};</text:p>
          </table:table-cell>
          <table:table-cell table:formula="of:=&quot;  &quot;&amp;[.B50]&amp;&quot;,&quot;" office:value-type="string" office:string-value="  CM_BTAB_2," calcext:value-type="string">
            <text:p><text:s text:c="2"/>CM_BTAB_2,</text:p>
          </table:table-cell>
          <table:table-cell table:formula="of:=&quot;[&quot;&amp;[.B50]&amp;&quot;] = COMBO&quot;&amp;IF(ISBLANK([.F50]);&quot;_ACTION&quot;;&quot;&quot;)&amp;&quot;(&quot;&amp;[.C50]&amp;&quot;_combo&quot;&amp;IF(ISBLANK([.F50]);&quot;&quot;;&quot;, &quot;&amp;[.F50])&amp;&quot;),&quot;" office:value-type="string" office:string-value="[CM_BTAB_2] = COMBO_ACTION(h_k_combo)," calcext:value-type="string">
            <text:p>[CM_BTAB_2] = COMBO_ACTION(h_k_combo),</text:p>
          </table:table-cell>
          <table:table-cell table:formula="of:=IF(ISBLANK([.F50]);&quot;    case &quot;&amp;[.B50]&amp;&quot;: if (p) { SEND_STRING(&quot;&amp;[.G50]&amp;&quot;); }  break;&quot;;&quot;&quot;)" office:value-type="string" office:string-value="    case CM_BTAB_2: if (p) { SEND_STRING(SS_DOWN(X_LSFT)SS_TAP(X_TAB)SS_UP(X_LSFT)); }  break;" calcext:value-type="string">
            <text:p><text:s text:c="4"/>case CM_BTAB_2: if (p) { SEND_STRING(SS_DOWN(X_LSFT)SS_TAP(X_TAB)SS_UP(X_LSFT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r line</text:p>
          </table:table-cell>
          <table:table-cell office:value-type="string" calcext:value-type="string">
            <text:p>CM_CLEAR_LINE</text:p>
          </table:table-cell>
          <table:table-cell office:value-type="string" calcext:value-type="string">
            <text:p>h_o</text:p>
          </table:table-cell>
          <table:table-cell/>
          <table:table-cell office:value-type="string" calcext:value-type="string">
            <text:p>KC_H, KC_O</text:p>
          </table:table-cell>
          <table:table-cell/>
          <table:table-cell office:value-type="string" calcext:value-type="string">
            <text:p>SS_TAP(X_END) SS_DOWN(X_LSFT)SS_TAP(X_HOME)SS_UP(X_LSFT) SS_TAP(X_DEL)</text:p>
          </table:table-cell>
          <table:table-cell table:formula="of:=&quot;const uint16_t PROGMEM &quot;&amp;[.C51]&amp;&quot;_combo[] = {&quot;&amp;[.E51]&amp;&quot;, COMBO_END};&quot;" office:value-type="string" office:string-value="const uint16_t PROGMEM h_o_combo[] = {KC_H, KC_O, COMBO_END};" calcext:value-type="string">
            <text:p>const uint16_t PROGMEM h_o_combo[] = {KC_H, KC_O, COMBO_END};</text:p>
          </table:table-cell>
          <table:table-cell table:formula="of:=&quot;  &quot;&amp;[.B51]&amp;&quot;,&quot;" office:value-type="string" office:string-value="  CM_CLEAR_LINE," calcext:value-type="string">
            <text:p><text:s text:c="2"/>CM_CLEAR_LINE,</text:p>
          </table:table-cell>
          <table:table-cell table:formula="of:=&quot;[&quot;&amp;[.B51]&amp;&quot;] = COMBO&quot;&amp;IF(ISBLANK([.F51]);&quot;_ACTION&quot;;&quot;&quot;)&amp;&quot;(&quot;&amp;[.C51]&amp;&quot;_combo&quot;&amp;IF(ISBLANK([.F51]);&quot;&quot;;&quot;, &quot;&amp;[.F51])&amp;&quot;),&quot;" office:value-type="string" office:string-value="[CM_CLEAR_LINE] = COMBO_ACTION(h_o_combo)," calcext:value-type="string">
            <text:p>[CM_CLEAR_LINE] = COMBO_ACTION(h_o_combo),</text:p>
          </table:table-cell>
          <table:table-cell table:formula="of:=IF(ISBLANK([.F51]);&quot;    case &quot;&amp;[.B51]&amp;&quot;: if (p) { SEND_STRING(&quot;&amp;[.G51]&amp;&quot;); }  break;&quot;;&quot;&quot;)" office:value-type="string" office:string-value="    case CM_CLEAR_LINE: if (p) { SEND_STRING(SS_TAP(X_END) SS_DOWN(X_LSFT)SS_TAP(X_HOME)SS_UP(X_LSFT) SS_TAP(X_DEL)); }  break;" calcext:value-type="string">
            <text:p><text:s text:c="4"/>case CM_CLEAR_LINE: if (p) { SEND_STRING(SS_TAP(X_END) SS_DOWN(X_LSFT)SS_TAP(X_HOME)SS_UP(X_LSFT) SS_TAP(X_DE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CM_COPY</text:p>
          </table:table-cell>
          <table:table-cell office:value-type="string" calcext:value-type="string">
            <text:p>x_c</text:p>
          </table:table-cell>
          <table:table-cell/>
          <table:table-cell office:value-type="string" calcext:value-type="string">
            <text:p>KC_X, KC_C</text:p>
          </table:table-cell>
          <table:table-cell/>
          <table:table-cell office:value-type="string" calcext:value-type="string">
            <text:p>SS_LCTL("c")</text:p>
          </table:table-cell>
          <table:table-cell table:formula="of:=&quot;const uint16_t PROGMEM &quot;&amp;[.C52]&amp;&quot;_combo[] = {&quot;&amp;[.E52]&amp;&quot;, COMBO_END};&quot;" office:value-type="string" office:string-value="const uint16_t PROGMEM x_c_combo[] = {KC_X, KC_C, COMBO_END};" calcext:value-type="string">
            <text:p>const uint16_t PROGMEM x_c_combo[] = {KC_X, KC_C, COMBO_END};</text:p>
          </table:table-cell>
          <table:table-cell table:formula="of:=&quot;  &quot;&amp;[.B52]&amp;&quot;,&quot;" office:value-type="string" office:string-value="  CM_COPY," calcext:value-type="string">
            <text:p><text:s text:c="2"/>CM_COPY,</text:p>
          </table:table-cell>
          <table:table-cell table:formula="of:=&quot;[&quot;&amp;[.B52]&amp;&quot;] = COMBO&quot;&amp;IF(ISBLANK([.F52]);&quot;_ACTION&quot;;&quot;&quot;)&amp;&quot;(&quot;&amp;[.C52]&amp;&quot;_combo&quot;&amp;IF(ISBLANK([.F52]);&quot;&quot;;&quot;, &quot;&amp;[.F52])&amp;&quot;),&quot;" office:value-type="string" office:string-value="[CM_COPY] = COMBO_ACTION(x_c_combo)," calcext:value-type="string">
            <text:p>[CM_COPY] = COMBO_ACTION(x_c_combo),</text:p>
          </table:table-cell>
          <table:table-cell table:formula="of:=IF(ISBLANK([.F52]);&quot;    case &quot;&amp;[.B52]&amp;&quot;: if (p) { SEND_STRING(&quot;&amp;[.G52]&amp;&quot;); }  break;&quot;;&quot;&quot;)" office:value-type="string" office:string-value="    case CM_COPY: if (p) { SEND_STRING(SS_LCTL(&quot;c&quot;)); }  break;" calcext:value-type="string">
            <text:p><text:s text:c="4"/>case CM_COPY: if (p) { SEND_STRING(SS_LCTL("c"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M_CUT</text:p>
          </table:table-cell>
          <table:table-cell office:value-type="string" calcext:value-type="string">
            <text:p>z_x</text:p>
          </table:table-cell>
          <table:table-cell/>
          <table:table-cell office:value-type="string" calcext:value-type="string">
            <text:p>KC_Z, KC_X</text:p>
          </table:table-cell>
          <table:table-cell/>
          <table:table-cell office:value-type="string" calcext:value-type="string">
            <text:p>SS_LCTL("x")</text:p>
          </table:table-cell>
          <table:table-cell table:formula="of:=&quot;const uint16_t PROGMEM &quot;&amp;[.C53]&amp;&quot;_combo[] = {&quot;&amp;[.E53]&amp;&quot;, COMBO_END};&quot;" office:value-type="string" office:string-value="const uint16_t PROGMEM z_x_combo[] = {KC_Z, KC_X, COMBO_END};" calcext:value-type="string">
            <text:p>const uint16_t PROGMEM z_x_combo[] = {KC_Z, KC_X, COMBO_END};</text:p>
          </table:table-cell>
          <table:table-cell table:formula="of:=&quot;  &quot;&amp;[.B53]&amp;&quot;,&quot;" office:value-type="string" office:string-value="  CM_CUT," calcext:value-type="string">
            <text:p><text:s text:c="2"/>CM_CUT,</text:p>
          </table:table-cell>
          <table:table-cell table:formula="of:=&quot;[&quot;&amp;[.B53]&amp;&quot;] = COMBO&quot;&amp;IF(ISBLANK([.F53]);&quot;_ACTION&quot;;&quot;&quot;)&amp;&quot;(&quot;&amp;[.C53]&amp;&quot;_combo&quot;&amp;IF(ISBLANK([.F53]);&quot;&quot;;&quot;, &quot;&amp;[.F53])&amp;&quot;),&quot;" office:value-type="string" office:string-value="[CM_CUT] = COMBO_ACTION(z_x_combo)," calcext:value-type="string">
            <text:p>[CM_CUT] = COMBO_ACTION(z_x_combo),</text:p>
          </table:table-cell>
          <table:table-cell table:formula="of:=IF(ISBLANK([.F53]);&quot;    case &quot;&amp;[.B53]&amp;&quot;: if (p) { SEND_STRING(&quot;&amp;[.G53]&amp;&quot;); }  break;&quot;;&quot;&quot;)" office:value-type="string" office:string-value="    case CM_CUT: if (p) { SEND_STRING(SS_LCTL(&quot;x&quot;)); }  break;" calcext:value-type="string">
            <text:p><text:s text:c="4"/>case CM_CUT: if (p) { SEND_STRING(SS_LCTL("x"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line down</text:p>
          </table:table-cell>
          <table:table-cell office:value-type="string" calcext:value-type="string">
            <text:p>CM_DEL_LINE_D</text:p>
          </table:table-cell>
          <table:table-cell office:value-type="string" calcext:value-type="string">
            <text:p>m_coma</text:p>
          </table:table-cell>
          <table:table-cell/>
          <table:table-cell office:value-type="string" calcext:value-type="string">
            <text:p>KC_M, CC_COSC</text:p>
          </table:table-cell>
          <table:table-cell/>
          <table:table-cell office:value-type="string" calcext:value-type="string">
            <text:p>SS_TAP(X_END)SS_DOWN(X_LSFT)SS_TAP(X_HOME)SS_UP(X_LSFT)SS_TAP(X_DEL)SS_TAP(X_DEL)</text:p>
          </table:table-cell>
          <table:table-cell table:formula="of:=&quot;const uint16_t PROGMEM &quot;&amp;[.C54]&amp;&quot;_combo[] = {&quot;&amp;[.E54]&amp;&quot;, COMBO_END};&quot;" office:value-type="string" office:string-value="const uint16_t PROGMEM m_coma_combo[] = {KC_M, CC_COSC, COMBO_END};" calcext:value-type="string">
            <text:p>const uint16_t PROGMEM m_coma_combo[] = {KC_M, CC_COSC, COMBO_END};</text:p>
          </table:table-cell>
          <table:table-cell table:formula="of:=&quot;  &quot;&amp;[.B54]&amp;&quot;,&quot;" office:value-type="string" office:string-value="  CM_DEL_LINE_D," calcext:value-type="string">
            <text:p><text:s text:c="2"/>CM_DEL_LINE_D,</text:p>
          </table:table-cell>
          <table:table-cell table:formula="of:=&quot;[&quot;&amp;[.B54]&amp;&quot;] = COMBO&quot;&amp;IF(ISBLANK([.F54]);&quot;_ACTION&quot;;&quot;&quot;)&amp;&quot;(&quot;&amp;[.C54]&amp;&quot;_combo&quot;&amp;IF(ISBLANK([.F54]);&quot;&quot;;&quot;, &quot;&amp;[.F54])&amp;&quot;),&quot;" office:value-type="string" office:string-value="[CM_DEL_LINE_D] = COMBO_ACTION(m_coma_combo)," calcext:value-type="string">
            <text:p>[CM_DEL_LINE_D] = COMBO_ACTION(m_coma_combo),</text:p>
          </table:table-cell>
          <table:table-cell table:formula="of:=IF(ISBLANK([.F54]);&quot;    case &quot;&amp;[.B54]&amp;&quot;: if (p) { SEND_STRING(&quot;&amp;[.G54]&amp;&quot;); }  break;&quot;;&quot;&quot;)" office:value-type="string" office:string-value="    case CM_DEL_LINE_D: if (p) { SEND_STRING(SS_TAP(X_END)SS_DOWN(X_LSFT)SS_TAP(X_HOME)SS_UP(X_LSFT)SS_TAP(X_DEL)SS_TAP(X_DEL)); }  break;" calcext:value-type="string">
            <text:p><text:s text:c="4"/>case CM_DEL_LINE_D: if (p) { SEND_STRING(SS_TAP(X_END)SS_DOWN(X_LSFT)SS_TAP(X_HOME)SS_UP(X_LSFT)SS_TAP(X_DEL)SS_TAP(X_DE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line up</text:p>
          </table:table-cell>
          <table:table-cell office:value-type="string" calcext:value-type="string">
            <text:p>CM_DEL_LINE_U</text:p>
          </table:table-cell>
          <table:table-cell office:value-type="string" calcext:value-type="string">
            <text:p>l_u</text:p>
          </table:table-cell>
          <table:table-cell/>
          <table:table-cell office:value-type="string" calcext:value-type="string">
            <text:p>KC_L, KC_U</text:p>
          </table:table-cell>
          <table:table-cell/>
          <table:table-cell office:value-type="string" calcext:value-type="string">
            <text:p>SS_TAP(X_END)SS_DOWN(X_LSFT)SS_TAP(X_HOME)SS_UP(X_LSFT)SS_TAP(X_BSPC)SS_TAP(X_BSPC)</text:p>
          </table:table-cell>
          <table:table-cell table:formula="of:=&quot;const uint16_t PROGMEM &quot;&amp;[.C55]&amp;&quot;_combo[] = {&quot;&amp;[.E55]&amp;&quot;, COMBO_END};&quot;" office:value-type="string" office:string-value="const uint16_t PROGMEM l_u_combo[] = {KC_L, KC_U, COMBO_END};" calcext:value-type="string">
            <text:p>const uint16_t PROGMEM l_u_combo[] = {KC_L, KC_U, COMBO_END};</text:p>
          </table:table-cell>
          <table:table-cell table:formula="of:=&quot;  &quot;&amp;[.B55]&amp;&quot;,&quot;" office:value-type="string" office:string-value="  CM_DEL_LINE_U," calcext:value-type="string">
            <text:p><text:s text:c="2"/>CM_DEL_LINE_U,</text:p>
          </table:table-cell>
          <table:table-cell table:formula="of:=&quot;[&quot;&amp;[.B55]&amp;&quot;] = COMBO&quot;&amp;IF(ISBLANK([.F55]);&quot;_ACTION&quot;;&quot;&quot;)&amp;&quot;(&quot;&amp;[.C55]&amp;&quot;_combo&quot;&amp;IF(ISBLANK([.F55]);&quot;&quot;;&quot;, &quot;&amp;[.F55])&amp;&quot;),&quot;" office:value-type="string" office:string-value="[CM_DEL_LINE_U] = COMBO_ACTION(l_u_combo)," calcext:value-type="string">
            <text:p>[CM_DEL_LINE_U] = COMBO_ACTION(l_u_combo),</text:p>
          </table:table-cell>
          <table:table-cell table:formula="of:=IF(ISBLANK([.F55]);&quot;    case &quot;&amp;[.B55]&amp;&quot;: if (p) { SEND_STRING(&quot;&amp;[.G55]&amp;&quot;); }  break;&quot;;&quot;&quot;)" office:value-type="string" office:string-value="    case CM_DEL_LINE_U: if (p) { SEND_STRING(SS_TAP(X_END)SS_DOWN(X_LSFT)SS_TAP(X_HOME)SS_UP(X_LSFT)SS_TAP(X_BSPC)SS_TAP(X_BSPC)); }  break;" calcext:value-type="string">
            <text:p><text:s text:c="4"/>case CM_DEL_LINE_U: if (p) { SEND_STRING(SS_TAP(X_END)SS_DOWN(X_LSFT)SS_TAP(X_HOME)SS_UP(X_LSFT)SS_TAP(X_BSPC)SS_TAP(X_BSPC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word left</text:p>
          </table:table-cell>
          <table:table-cell office:value-type="string" calcext:value-type="string">
            <text:p>CM_DEL_WORD_L_1</text:p>
          </table:table-cell>
          <table:table-cell office:value-type="string" calcext:value-type="string">
            <text:p>w_r</text:p>
          </table:table-cell>
          <table:table-cell/>
          <table:table-cell office:value-type="string" calcext:value-type="string">
            <text:p>KC_W, KC_R</text:p>
          </table:table-cell>
          <table:table-cell/>
          <table:table-cell office:value-type="string" calcext:value-type="string">
            <text:p>SS_DOWN(X_LCTL)SS_TAP(X_BSPC)SS_UP(X_LCTL)</text:p>
          </table:table-cell>
          <table:table-cell table:formula="of:=&quot;const uint16_t PROGMEM &quot;&amp;[.C56]&amp;&quot;_combo[] = {&quot;&amp;[.E56]&amp;&quot;, COMBO_END};&quot;" office:value-type="string" office:string-value="const uint16_t PROGMEM w_r_combo[] = {KC_W, KC_R, COMBO_END};" calcext:value-type="string">
            <text:p>const uint16_t PROGMEM w_r_combo[] = {KC_W, KC_R, COMBO_END};</text:p>
          </table:table-cell>
          <table:table-cell table:formula="of:=&quot;  &quot;&amp;[.B56]&amp;&quot;,&quot;" office:value-type="string" office:string-value="  CM_DEL_WORD_L_1," calcext:value-type="string">
            <text:p><text:s text:c="2"/>CM_DEL_WORD_L_1,</text:p>
          </table:table-cell>
          <table:table-cell table:formula="of:=&quot;[&quot;&amp;[.B56]&amp;&quot;] = COMBO&quot;&amp;IF(ISBLANK([.F56]);&quot;_ACTION&quot;;&quot;&quot;)&amp;&quot;(&quot;&amp;[.C56]&amp;&quot;_combo&quot;&amp;IF(ISBLANK([.F56]);&quot;&quot;;&quot;, &quot;&amp;[.F56])&amp;&quot;),&quot;" office:value-type="string" office:string-value="[CM_DEL_WORD_L_1] = COMBO_ACTION(w_r_combo)," calcext:value-type="string">
            <text:p>[CM_DEL_WORD_L_1] = COMBO_ACTION(w_r_combo),</text:p>
          </table:table-cell>
          <table:table-cell table:formula="of:=IF(ISBLANK([.F56]);&quot;    case &quot;&amp;[.B56]&amp;&quot;: if (p) { SEND_STRING(&quot;&amp;[.G56]&amp;&quot;); }  break;&quot;;&quot;&quot;)" office:value-type="string" office:string-value="    case CM_DEL_WORD_L_1: if (p) { SEND_STRING(SS_DOWN(X_LCTL)SS_TAP(X_BSPC)SS_UP(X_LCTL)); }  break;" calcext:value-type="string">
            <text:p><text:s text:c="4"/>case CM_DEL_WORD_L_1: if (p) { SEND_STRING(SS_DOWN(X_LCTL)SS_TAP(X_BSPC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word left</text:p>
          </table:table-cell>
          <table:table-cell office:value-type="string" calcext:value-type="string">
            <text:p>CM_DEL_WORD_L_2</text:p>
          </table:table-cell>
          <table:table-cell office:value-type="string" calcext:value-type="string">
            <text:p>j_h</text:p>
          </table:table-cell>
          <table:table-cell/>
          <table:table-cell office:value-type="string" calcext:value-type="string">
            <text:p>KC_J, KC_H</text:p>
          </table:table-cell>
          <table:table-cell/>
          <table:table-cell office:value-type="string" calcext:value-type="string">
            <text:p>SS_DOWN(X_LCTL)SS_TAP(X_BSPC)SS_UP(X_LCTL)</text:p>
          </table:table-cell>
          <table:table-cell table:formula="of:=&quot;const uint16_t PROGMEM &quot;&amp;[.C57]&amp;&quot;_combo[] = {&quot;&amp;[.E57]&amp;&quot;, COMBO_END};&quot;" office:value-type="string" office:string-value="const uint16_t PROGMEM j_h_combo[] = {KC_J, KC_H, COMBO_END};" calcext:value-type="string">
            <text:p>const uint16_t PROGMEM j_h_combo[] = {KC_J, KC_H, COMBO_END};</text:p>
          </table:table-cell>
          <table:table-cell table:formula="of:=&quot;  &quot;&amp;[.B57]&amp;&quot;,&quot;" office:value-type="string" office:string-value="  CM_DEL_WORD_L_2," calcext:value-type="string">
            <text:p><text:s text:c="2"/>CM_DEL_WORD_L_2,</text:p>
          </table:table-cell>
          <table:table-cell table:formula="of:=&quot;[&quot;&amp;[.B57]&amp;&quot;] = COMBO&quot;&amp;IF(ISBLANK([.F57]);&quot;_ACTION&quot;;&quot;&quot;)&amp;&quot;(&quot;&amp;[.C57]&amp;&quot;_combo&quot;&amp;IF(ISBLANK([.F57]);&quot;&quot;;&quot;, &quot;&amp;[.F57])&amp;&quot;),&quot;" office:value-type="string" office:string-value="[CM_DEL_WORD_L_2] = COMBO_ACTION(j_h_combo)," calcext:value-type="string">
            <text:p>[CM_DEL_WORD_L_2] = COMBO_ACTION(j_h_combo),</text:p>
          </table:table-cell>
          <table:table-cell table:formula="of:=IF(ISBLANK([.F57]);&quot;    case &quot;&amp;[.B57]&amp;&quot;: if (p) { SEND_STRING(&quot;&amp;[.G57]&amp;&quot;); }  break;&quot;;&quot;&quot;)" office:value-type="string" office:string-value="    case CM_DEL_WORD_L_2: if (p) { SEND_STRING(SS_DOWN(X_LCTL)SS_TAP(X_BSPC)SS_UP(X_LCTL)); }  break;" calcext:value-type="string">
            <text:p><text:s text:c="4"/>case CM_DEL_WORD_L_2: if (p) { SEND_STRING(SS_DOWN(X_LCTL)SS_TAP(X_BSPC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word right</text:p>
          </table:table-cell>
          <table:table-cell office:value-type="string" calcext:value-type="string">
            <text:p>CM_DEL_WORD_R_1</text:p>
          </table:table-cell>
          <table:table-cell office:value-type="string" calcext:value-type="string">
            <text:p>g_d</text:p>
          </table:table-cell>
          <table:table-cell/>
          <table:table-cell office:value-type="string" calcext:value-type="string">
            <text:p>KC_G, KC_D</text:p>
          </table:table-cell>
          <table:table-cell/>
          <table:table-cell office:value-type="string" calcext:value-type="string">
            <text:p>SS_DOWN(X_LCTL)SS_TAP(X_DEL)SS_UP(X_LCTL)</text:p>
          </table:table-cell>
          <table:table-cell table:formula="of:=&quot;const uint16_t PROGMEM &quot;&amp;[.C58]&amp;&quot;_combo[] = {&quot;&amp;[.E58]&amp;&quot;, COMBO_END};&quot;" office:value-type="string" office:string-value="const uint16_t PROGMEM g_d_combo[] = {KC_G, KC_D, COMBO_END};" calcext:value-type="string">
            <text:p>const uint16_t PROGMEM g_d_combo[] = {KC_G, KC_D, COMBO_END};</text:p>
          </table:table-cell>
          <table:table-cell table:formula="of:=&quot;  &quot;&amp;[.B58]&amp;&quot;,&quot;" office:value-type="string" office:string-value="  CM_DEL_WORD_R_1," calcext:value-type="string">
            <text:p><text:s text:c="2"/>CM_DEL_WORD_R_1,</text:p>
          </table:table-cell>
          <table:table-cell table:formula="of:=&quot;[&quot;&amp;[.B58]&amp;&quot;] = COMBO&quot;&amp;IF(ISBLANK([.F58]);&quot;_ACTION&quot;;&quot;&quot;)&amp;&quot;(&quot;&amp;[.C58]&amp;&quot;_combo&quot;&amp;IF(ISBLANK([.F58]);&quot;&quot;;&quot;, &quot;&amp;[.F58])&amp;&quot;),&quot;" office:value-type="string" office:string-value="[CM_DEL_WORD_R_1] = COMBO_ACTION(g_d_combo)," calcext:value-type="string">
            <text:p>[CM_DEL_WORD_R_1] = COMBO_ACTION(g_d_combo),</text:p>
          </table:table-cell>
          <table:table-cell table:formula="of:=IF(ISBLANK([.F58]);&quot;    case &quot;&amp;[.B58]&amp;&quot;: if (p) { SEND_STRING(&quot;&amp;[.G58]&amp;&quot;); }  break;&quot;;&quot;&quot;)" office:value-type="string" office:string-value="    case CM_DEL_WORD_R_1: if (p) { SEND_STRING(SS_DOWN(X_LCTL)SS_TAP(X_DEL)SS_UP(X_LCTL)); }  break;" calcext:value-type="string">
            <text:p><text:s text:c="4"/>case CM_DEL_WORD_R_1: if (p) { SEND_STRING(SS_DOWN(X_LCTL)SS_TAP(X_DEL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 word right</text:p>
          </table:table-cell>
          <table:table-cell office:value-type="string" calcext:value-type="string">
            <text:p>CM_DEL_WORD_R_2</text:p>
          </table:table-cell>
          <table:table-cell office:value-type="string" calcext:value-type="string">
            <text:p>y_i</text:p>
          </table:table-cell>
          <table:table-cell/>
          <table:table-cell office:value-type="string" calcext:value-type="string">
            <text:p>KC_Y, KC_I</text:p>
          </table:table-cell>
          <table:table-cell/>
          <table:table-cell office:value-type="string" calcext:value-type="string">
            <text:p>SS_DOWN(X_LCTL)SS_TAP(X_DEL)SS_UP(X_LCTL)</text:p>
          </table:table-cell>
          <table:table-cell table:formula="of:=&quot;const uint16_t PROGMEM &quot;&amp;[.C59]&amp;&quot;_combo[] = {&quot;&amp;[.E59]&amp;&quot;, COMBO_END};&quot;" office:value-type="string" office:string-value="const uint16_t PROGMEM y_i_combo[] = {KC_Y, KC_I, COMBO_END};" calcext:value-type="string">
            <text:p>const uint16_t PROGMEM y_i_combo[] = {KC_Y, KC_I, COMBO_END};</text:p>
          </table:table-cell>
          <table:table-cell table:formula="of:=&quot;  &quot;&amp;[.B59]&amp;&quot;,&quot;" office:value-type="string" office:string-value="  CM_DEL_WORD_R_2," calcext:value-type="string">
            <text:p><text:s text:c="2"/>CM_DEL_WORD_R_2,</text:p>
          </table:table-cell>
          <table:table-cell table:formula="of:=&quot;[&quot;&amp;[.B59]&amp;&quot;] = COMBO&quot;&amp;IF(ISBLANK([.F59]);&quot;_ACTION&quot;;&quot;&quot;)&amp;&quot;(&quot;&amp;[.C59]&amp;&quot;_combo&quot;&amp;IF(ISBLANK([.F59]);&quot;&quot;;&quot;, &quot;&amp;[.F59])&amp;&quot;),&quot;" office:value-type="string" office:string-value="[CM_DEL_WORD_R_2] = COMBO_ACTION(y_i_combo)," calcext:value-type="string">
            <text:p>[CM_DEL_WORD_R_2] = COMBO_ACTION(y_i_combo),</text:p>
          </table:table-cell>
          <table:table-cell table:formula="of:=IF(ISBLANK([.F59]);&quot;    case &quot;&amp;[.B59]&amp;&quot;: if (p) { SEND_STRING(&quot;&amp;[.G59]&amp;&quot;); }  break;&quot;;&quot;&quot;)" office:value-type="string" office:string-value="    case CM_DEL_WORD_R_2: if (p) { SEND_STRING(SS_DOWN(X_LCTL)SS_TAP(X_DEL)SS_UP(X_LCTL)); }  break;" calcext:value-type="string">
            <text:p><text:s text:c="4"/>case CM_DEL_WORD_R_2: if (p) { SEND_STRING(SS_DOWN(X_LCTL)SS_TAP(X_DEL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 end</text:p>
          </table:table-cell>
          <table:table-cell office:value-type="string" calcext:value-type="string">
            <text:p>CM_DOC_END</text:p>
          </table:table-cell>
          <table:table-cell office:value-type="string" calcext:value-type="string">
            <text:p>x_v</text:p>
          </table:table-cell>
          <table:table-cell/>
          <table:table-cell office:value-type="string" calcext:value-type="string">
            <text:p>KC_X, KC_V</text:p>
          </table:table-cell>
          <table:table-cell/>
          <table:table-cell office:value-type="string" calcext:value-type="string">
            <text:p>SS_DOWN(X_LCTL)SS_TAP(X_END)SS_UP(X_LCTL)</text:p>
          </table:table-cell>
          <table:table-cell table:formula="of:=&quot;const uint16_t PROGMEM &quot;&amp;[.C60]&amp;&quot;_combo[] = {&quot;&amp;[.E60]&amp;&quot;, COMBO_END};&quot;" office:value-type="string" office:string-value="const uint16_t PROGMEM x_v_combo[] = {KC_X, KC_V, COMBO_END};" calcext:value-type="string">
            <text:p>const uint16_t PROGMEM x_v_combo[] = {KC_X, KC_V, COMBO_END};</text:p>
          </table:table-cell>
          <table:table-cell table:formula="of:=&quot;  &quot;&amp;[.B60]&amp;&quot;,&quot;" office:value-type="string" office:string-value="  CM_DOC_END," calcext:value-type="string">
            <text:p><text:s text:c="2"/>CM_DOC_END,</text:p>
          </table:table-cell>
          <table:table-cell table:formula="of:=&quot;[&quot;&amp;[.B60]&amp;&quot;] = COMBO&quot;&amp;IF(ISBLANK([.F60]);&quot;_ACTION&quot;;&quot;&quot;)&amp;&quot;(&quot;&amp;[.C60]&amp;&quot;_combo&quot;&amp;IF(ISBLANK([.F60]);&quot;&quot;;&quot;, &quot;&amp;[.F60])&amp;&quot;),&quot;" office:value-type="string" office:string-value="[CM_DOC_END] = COMBO_ACTION(x_v_combo)," calcext:value-type="string">
            <text:p>[CM_DOC_END] = COMBO_ACTION(x_v_combo),</text:p>
          </table:table-cell>
          <table:table-cell table:formula="of:=IF(ISBLANK([.F60]);&quot;    case &quot;&amp;[.B60]&amp;&quot;: if (p) { SEND_STRING(&quot;&amp;[.G60]&amp;&quot;); }  break;&quot;;&quot;&quot;)" office:value-type="string" office:string-value="    case CM_DOC_END: if (p) { SEND_STRING(SS_DOWN(X_LCTL)SS_TAP(X_END)SS_UP(X_LCTL)); }  break;" calcext:value-type="string">
            <text:p><text:s text:c="4"/>case CM_DOC_END: if (p) { SEND_STRING(SS_DOWN(X_LCTL)SS_TAP(X_END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c start</text:p>
          </table:table-cell>
          <table:table-cell office:value-type="string" calcext:value-type="string">
            <text:p>CM_DOC_START</text:p>
          </table:table-cell>
          <table:table-cell office:value-type="string" calcext:value-type="string">
            <text:p>w_p</text:p>
          </table:table-cell>
          <table:table-cell/>
          <table:table-cell office:value-type="string" calcext:value-type="string">
            <text:p>KC_W, KC_P</text:p>
          </table:table-cell>
          <table:table-cell/>
          <table:table-cell office:value-type="string" calcext:value-type="string">
            <text:p>SS_DOWN(X_LCTL)SS_TAP(X_HOME)SS_UP(X_LCTL)</text:p>
          </table:table-cell>
          <table:table-cell table:formula="of:=&quot;const uint16_t PROGMEM &quot;&amp;[.C61]&amp;&quot;_combo[] = {&quot;&amp;[.E61]&amp;&quot;, COMBO_END};&quot;" office:value-type="string" office:string-value="const uint16_t PROGMEM w_p_combo[] = {KC_W, KC_P, COMBO_END};" calcext:value-type="string">
            <text:p>const uint16_t PROGMEM w_p_combo[] = {KC_W, KC_P, COMBO_END};</text:p>
          </table:table-cell>
          <table:table-cell table:formula="of:=&quot;  &quot;&amp;[.B61]&amp;&quot;,&quot;" office:value-type="string" office:string-value="  CM_DOC_START," calcext:value-type="string">
            <text:p><text:s text:c="2"/>CM_DOC_START,</text:p>
          </table:table-cell>
          <table:table-cell table:formula="of:=&quot;[&quot;&amp;[.B61]&amp;&quot;] = COMBO&quot;&amp;IF(ISBLANK([.F61]);&quot;_ACTION&quot;;&quot;&quot;)&amp;&quot;(&quot;&amp;[.C61]&amp;&quot;_combo&quot;&amp;IF(ISBLANK([.F61]);&quot;&quot;;&quot;, &quot;&amp;[.F61])&amp;&quot;),&quot;" office:value-type="string" office:string-value="[CM_DOC_START] = COMBO_ACTION(w_p_combo)," calcext:value-type="string">
            <text:p>[CM_DOC_START] = COMBO_ACTION(w_p_combo),</text:p>
          </table:table-cell>
          <table:table-cell table:formula="of:=IF(ISBLANK([.F61]);&quot;    case &quot;&amp;[.B61]&amp;&quot;: if (p) { SEND_STRING(&quot;&amp;[.G61]&amp;&quot;); }  break;&quot;;&quot;&quot;)" office:value-type="string" office:string-value="    case CM_DOC_START: if (p) { SEND_STRING(SS_DOWN(X_LCTL)SS_TAP(X_HOME)SS_UP(X_LCTL)); }  break;" calcext:value-type="string">
            <text:p><text:s text:c="4"/>case CM_DOC_START: if (p) { SEND_STRING(SS_DOWN(X_LCTL)SS_TAP(X_HOME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p line down</text:p>
          </table:table-cell>
          <table:table-cell office:value-type="string" calcext:value-type="string">
            <text:p>CM_DUP_LINE_D</text:p>
          </table:table-cell>
          <table:table-cell office:value-type="string" calcext:value-type="string">
            <text:p>m_coma_dot_quot</text:p>
          </table:table-cell>
          <table:table-cell/>
          <table:table-cell office:value-type="string" calcext:value-type="string">
            <text:p>KC_M, CC_COSC, CC_PDCL, KC_QUOT</text:p>
          </table:table-cell>
          <table:table-cell/>
          <table:table-cell office:value-type="string" calcext:value-type="string">
            <text:p>SS_TAP(X_END) SS_DOWN(X_LSFT)SS_TAP(X_HOME)SS_UP(X_LSFT)SS_LCTL("c")SS_TAP(X_END)SS_TAP(X_ENT)SS_LCTL("v")</text:p>
          </table:table-cell>
          <table:table-cell table:formula="of:=&quot;const uint16_t PROGMEM &quot;&amp;[.C62]&amp;&quot;_combo[] = {&quot;&amp;[.E62]&amp;&quot;, COMBO_END};&quot;" office:value-type="string" office:string-value="const uint16_t PROGMEM m_coma_dot_quot_combo[] = {KC_M, CC_COSC, CC_PDCL, KC_QUOT, COMBO_END};" calcext:value-type="string">
            <text:p>const uint16_t PROGMEM m_coma_dot_quot_combo[] = {KC_M, CC_COSC, CC_PDCL, KC_QUOT, COMBO_END};</text:p>
          </table:table-cell>
          <table:table-cell table:formula="of:=&quot;  &quot;&amp;[.B62]&amp;&quot;,&quot;" office:value-type="string" office:string-value="  CM_DUP_LINE_D," calcext:value-type="string">
            <text:p><text:s text:c="2"/>CM_DUP_LINE_D,</text:p>
          </table:table-cell>
          <table:table-cell table:formula="of:=&quot;[&quot;&amp;[.B62]&amp;&quot;] = COMBO&quot;&amp;IF(ISBLANK([.F62]);&quot;_ACTION&quot;;&quot;&quot;)&amp;&quot;(&quot;&amp;[.C62]&amp;&quot;_combo&quot;&amp;IF(ISBLANK([.F62]);&quot;&quot;;&quot;, &quot;&amp;[.F62])&amp;&quot;),&quot;" office:value-type="string" office:string-value="[CM_DUP_LINE_D] = COMBO_ACTION(m_coma_dot_quot_combo)," calcext:value-type="string">
            <text:p>[CM_DUP_LINE_D] = COMBO_ACTION(m_coma_dot_quot_combo),</text:p>
          </table:table-cell>
          <table:table-cell table:formula="of:=IF(ISBLANK([.F62]);&quot;    case &quot;&amp;[.B62]&amp;&quot;: if (p) { SEND_STRING(&quot;&amp;[.G62]&amp;&quot;); }  break;&quot;;&quot;&quot;)" office:value-type="string" office:string-value="    case CM_DUP_LINE_D: if (p) { SEND_STRING(SS_TAP(X_END) SS_DOWN(X_LSFT)SS_TAP(X_HOME)SS_UP(X_LSFT)SS_LCTL(&quot;c&quot;)SS_TAP(X_END)SS_TAP(X_ENT)SS_LCTL(&quot;v&quot;)); }  break;" calcext:value-type="string">
            <text:p><text:s text:c="4"/>case CM_DUP_LINE_D: if (p) { SEND_STRING(SS_TAP(X_END) SS_DOWN(X_LSFT)SS_TAP(X_HOME)SS_UP(X_LSFT)SS_LCTL("c")SS_TAP(X_END)SS_TAP(X_ENT)SS_LCTL("v"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p line up</text:p>
          </table:table-cell>
          <table:table-cell office:value-type="string" calcext:value-type="string">
            <text:p>CM_DUP_LINE_u</text:p>
          </table:table-cell>
          <table:table-cell office:value-type="string" calcext:value-type="string">
            <text:p>l_u_y_excl</text:p>
          </table:table-cell>
          <table:table-cell/>
          <table:table-cell office:value-type="string" calcext:value-type="string">
            <text:p>KC_L, KC_U, KC_Y, CC_EMQM</text:p>
          </table:table-cell>
          <table:table-cell/>
          <table:table-cell office:value-type="string" calcext:value-type="string">
            <text:p>SS_TAP(X_END) SS_DOWN(X_LSFT)SS_TAP(X_HOME)SS_UP(X_LSFT)SS_LCTL("c")SS_TAP(X_HOME)SS_TAP(X_ENT)SS_TAP(X_LEFT)SS_LCTL("v")</text:p>
          </table:table-cell>
          <table:table-cell table:formula="of:=&quot;const uint16_t PROGMEM &quot;&amp;[.C63]&amp;&quot;_combo[] = {&quot;&amp;[.E63]&amp;&quot;, COMBO_END};&quot;" office:value-type="string" office:string-value="const uint16_t PROGMEM l_u_y_excl_combo[] = {KC_L, KC_U, KC_Y, CC_EMQM, COMBO_END};" calcext:value-type="string">
            <text:p>const uint16_t PROGMEM l_u_y_excl_combo[] = {KC_L, KC_U, KC_Y, CC_EMQM, COMBO_END};</text:p>
          </table:table-cell>
          <table:table-cell table:formula="of:=&quot;  &quot;&amp;[.B63]&amp;&quot;,&quot;" office:value-type="string" office:string-value="  CM_DUP_LINE_u," calcext:value-type="string">
            <text:p><text:s text:c="2"/>CM_DUP_LINE_u,</text:p>
          </table:table-cell>
          <table:table-cell table:formula="of:=&quot;[&quot;&amp;[.B63]&amp;&quot;] = COMBO&quot;&amp;IF(ISBLANK([.F63]);&quot;_ACTION&quot;;&quot;&quot;)&amp;&quot;(&quot;&amp;[.C63]&amp;&quot;_combo&quot;&amp;IF(ISBLANK([.F63]);&quot;&quot;;&quot;, &quot;&amp;[.F63])&amp;&quot;),&quot;" office:value-type="string" office:string-value="[CM_DUP_LINE_u] = COMBO_ACTION(l_u_y_excl_combo)," calcext:value-type="string">
            <text:p>[CM_DUP_LINE_u] = COMBO_ACTION(l_u_y_excl_combo),</text:p>
          </table:table-cell>
          <table:table-cell table:formula="of:=IF(ISBLANK([.F63]);&quot;    case &quot;&amp;[.B63]&amp;&quot;: if (p) { SEND_STRING(&quot;&amp;[.G63]&amp;&quot;); }  break;&quot;;&quot;&quot;)" office:value-type="string" office:string-value="    case CM_DUP_LINE_u: if (p) { SEND_STRING(SS_TAP(X_END) SS_DOWN(X_LSFT)SS_TAP(X_HOME)SS_UP(X_LSFT)SS_LCTL(&quot;c&quot;)SS_TAP(X_HOME)SS_TAP(X_ENT)SS_TAP(X_LEFT)SS_LCTL(&quot;v&quot;)); }  break;" calcext:value-type="string">
            <text:p><text:s text:c="4"/>case CM_DUP_LINE_u: if (p) { SEND_STRING(SS_TAP(X_END) SS_DOWN(X_LSFT)SS_TAP(X_HOME)SS_UP(X_LSFT)SS_LCTL("c")SS_TAP(X_HOME)SS_TAP(X_ENT)SS_TAP(X_LEFT)SS_LCTL("v"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oin lines down</text:p>
          </table:table-cell>
          <table:table-cell office:value-type="string" calcext:value-type="string">
            <text:p>CM_JOIN_LINES_D</text:p>
          </table:table-cell>
          <table:table-cell office:value-type="string" calcext:value-type="string">
            <text:p>m_dot</text:p>
          </table:table-cell>
          <table:table-cell/>
          <table:table-cell office:value-type="string" calcext:value-type="string">
            <text:p>KC_M, CC_PDCL</text:p>
          </table:table-cell>
          <table:table-cell/>
          <table:table-cell office:value-type="string" calcext:value-type="string">
            <text:p>SS_TAP(X_END)SS_TAP(X_DEL)</text:p>
          </table:table-cell>
          <table:table-cell table:formula="of:=&quot;const uint16_t PROGMEM &quot;&amp;[.C64]&amp;&quot;_combo[] = {&quot;&amp;[.E64]&amp;&quot;, COMBO_END};&quot;" office:value-type="string" office:string-value="const uint16_t PROGMEM m_dot_combo[] = {KC_M, CC_PDCL, COMBO_END};" calcext:value-type="string">
            <text:p>const uint16_t PROGMEM m_dot_combo[] = {KC_M, CC_PDCL, COMBO_END};</text:p>
          </table:table-cell>
          <table:table-cell table:formula="of:=&quot;  &quot;&amp;[.B64]&amp;&quot;,&quot;" office:value-type="string" office:string-value="  CM_JOIN_LINES_D," calcext:value-type="string">
            <text:p><text:s text:c="2"/>CM_JOIN_LINES_D,</text:p>
          </table:table-cell>
          <table:table-cell table:formula="of:=&quot;[&quot;&amp;[.B64]&amp;&quot;] = COMBO&quot;&amp;IF(ISBLANK([.F64]);&quot;_ACTION&quot;;&quot;&quot;)&amp;&quot;(&quot;&amp;[.C64]&amp;&quot;_combo&quot;&amp;IF(ISBLANK([.F64]);&quot;&quot;;&quot;, &quot;&amp;[.F64])&amp;&quot;),&quot;" office:value-type="string" office:string-value="[CM_JOIN_LINES_D] = COMBO_ACTION(m_dot_combo)," calcext:value-type="string">
            <text:p>[CM_JOIN_LINES_D] = COMBO_ACTION(m_dot_combo),</text:p>
          </table:table-cell>
          <table:table-cell table:formula="of:=IF(ISBLANK([.F64]);&quot;    case &quot;&amp;[.B64]&amp;&quot;: if (p) { SEND_STRING(&quot;&amp;[.G64]&amp;&quot;); }  break;&quot;;&quot;&quot;)" office:value-type="string" office:string-value="    case CM_JOIN_LINES_D: if (p) { SEND_STRING(SS_TAP(X_END)SS_TAP(X_DEL)); }  break;" calcext:value-type="string">
            <text:p><text:s text:c="4"/>case CM_JOIN_LINES_D: if (p) { SEND_STRING(SS_TAP(X_END)SS_TAP(X_DE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oin lines up</text:p>
          </table:table-cell>
          <table:table-cell office:value-type="string" calcext:value-type="string">
            <text:p>CM_JOIN_LINES_U</text:p>
          </table:table-cell>
          <table:table-cell office:value-type="string" calcext:value-type="string">
            <text:p>l_y</text:p>
          </table:table-cell>
          <table:table-cell/>
          <table:table-cell office:value-type="string" calcext:value-type="string">
            <text:p>KC_L, KC_Y</text:p>
          </table:table-cell>
          <table:table-cell/>
          <table:table-cell office:value-type="string" calcext:value-type="string">
            <text:p>SS_TAP(X_HOME)SS_TAP(X_BSPC)</text:p>
          </table:table-cell>
          <table:table-cell table:formula="of:=&quot;const uint16_t PROGMEM &quot;&amp;[.C65]&amp;&quot;_combo[] = {&quot;&amp;[.E65]&amp;&quot;, COMBO_END};&quot;" office:value-type="string" office:string-value="const uint16_t PROGMEM l_y_combo[] = {KC_L, KC_Y, COMBO_END};" calcext:value-type="string">
            <text:p>const uint16_t PROGMEM l_y_combo[] = {KC_L, KC_Y, COMBO_END};</text:p>
          </table:table-cell>
          <table:table-cell table:formula="of:=&quot;  &quot;&amp;[.B65]&amp;&quot;,&quot;" office:value-type="string" office:string-value="  CM_JOIN_LINES_U," calcext:value-type="string">
            <text:p><text:s text:c="2"/>CM_JOIN_LINES_U,</text:p>
          </table:table-cell>
          <table:table-cell table:formula="of:=&quot;[&quot;&amp;[.B65]&amp;&quot;] = COMBO&quot;&amp;IF(ISBLANK([.F65]);&quot;_ACTION&quot;;&quot;&quot;)&amp;&quot;(&quot;&amp;[.C65]&amp;&quot;_combo&quot;&amp;IF(ISBLANK([.F65]);&quot;&quot;;&quot;, &quot;&amp;[.F65])&amp;&quot;),&quot;" office:value-type="string" office:string-value="[CM_JOIN_LINES_U] = COMBO_ACTION(l_y_combo)," calcext:value-type="string">
            <text:p>[CM_JOIN_LINES_U] = COMBO_ACTION(l_y_combo),</text:p>
          </table:table-cell>
          <table:table-cell table:formula="of:=IF(ISBLANK([.F65]);&quot;    case &quot;&amp;[.B65]&amp;&quot;: if (p) { SEND_STRING(&quot;&amp;[.G65]&amp;&quot;); }  break;&quot;;&quot;&quot;)" office:value-type="string" office:string-value="    case CM_JOIN_LINES_U: if (p) { SEND_STRING(SS_TAP(X_HOME)SS_TAP(X_BSPC)); }  break;" calcext:value-type="string">
            <text:p><text:s text:c="4"/>case CM_JOIN_LINES_U: if (p) { SEND_STRING(SS_TAP(X_HOME)SS_TAP(X_BSPC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 line down</text:p>
          </table:table-cell>
          <table:table-cell office:value-type="string" calcext:value-type="string">
            <text:p>CM_NEW_LINE_D</text:p>
          </table:table-cell>
          <table:table-cell office:value-type="string" calcext:value-type="string">
            <text:p>coma_dot</text:p>
          </table:table-cell>
          <table:table-cell/>
          <table:table-cell office:value-type="string" calcext:value-type="string">
            <text:p>CC_COSC, CC_PDCL</text:p>
          </table:table-cell>
          <table:table-cell/>
          <table:table-cell office:value-type="string" calcext:value-type="string">
            <text:p>SS_TAP(X_END)SS_TAP(X_ENT)</text:p>
          </table:table-cell>
          <table:table-cell table:formula="of:=&quot;const uint16_t PROGMEM &quot;&amp;[.C66]&amp;&quot;_combo[] = {&quot;&amp;[.E66]&amp;&quot;, COMBO_END};&quot;" office:value-type="string" office:string-value="const uint16_t PROGMEM coma_dot_combo[] = {CC_COSC, CC_PDCL, COMBO_END};" calcext:value-type="string">
            <text:p>const uint16_t PROGMEM coma_dot_combo[] = {CC_COSC, CC_PDCL, COMBO_END};</text:p>
          </table:table-cell>
          <table:table-cell table:formula="of:=&quot;  &quot;&amp;[.B66]&amp;&quot;,&quot;" office:value-type="string" office:string-value="  CM_NEW_LINE_D," calcext:value-type="string">
            <text:p><text:s text:c="2"/>CM_NEW_LINE_D,</text:p>
          </table:table-cell>
          <table:table-cell table:formula="of:=&quot;[&quot;&amp;[.B66]&amp;&quot;] = COMBO&quot;&amp;IF(ISBLANK([.F66]);&quot;_ACTION&quot;;&quot;&quot;)&amp;&quot;(&quot;&amp;[.C66]&amp;&quot;_combo&quot;&amp;IF(ISBLANK([.F66]);&quot;&quot;;&quot;, &quot;&amp;[.F66])&amp;&quot;),&quot;" office:value-type="string" office:string-value="[CM_NEW_LINE_D] = COMBO_ACTION(coma_dot_combo)," calcext:value-type="string">
            <text:p>[CM_NEW_LINE_D] = COMBO_ACTION(coma_dot_combo),</text:p>
          </table:table-cell>
          <table:table-cell table:formula="of:=IF(ISBLANK([.F66]);&quot;    case &quot;&amp;[.B66]&amp;&quot;: if (p) { SEND_STRING(&quot;&amp;[.G66]&amp;&quot;); }  break;&quot;;&quot;&quot;)" office:value-type="string" office:string-value="    case CM_NEW_LINE_D: if (p) { SEND_STRING(SS_TAP(X_END)SS_TAP(X_ENT)); }  break;" calcext:value-type="string">
            <text:p><text:s text:c="4"/>case CM_NEW_LINE_D: if (p) { SEND_STRING(SS_TAP(X_END)SS_TAP(X_ENT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 line up</text:p>
          </table:table-cell>
          <table:table-cell office:value-type="string" calcext:value-type="string">
            <text:p>CM_NEW_LINE_U</text:p>
          </table:table-cell>
          <table:table-cell office:value-type="string" calcext:value-type="string">
            <text:p>u_y</text:p>
          </table:table-cell>
          <table:table-cell/>
          <table:table-cell office:value-type="string" calcext:value-type="string">
            <text:p>KC_U, KC_Y</text:p>
          </table:table-cell>
          <table:table-cell/>
          <table:table-cell office:value-type="string" calcext:value-type="string">
            <text:p>SS_TAP(X_HOME)SS_TAP(X_ENT)SS_TAP(X_RGHT)</text:p>
          </table:table-cell>
          <table:table-cell table:formula="of:=&quot;const uint16_t PROGMEM &quot;&amp;[.C67]&amp;&quot;_combo[] = {&quot;&amp;[.E67]&amp;&quot;, COMBO_END};&quot;" office:value-type="string" office:string-value="const uint16_t PROGMEM u_y_combo[] = {KC_U, KC_Y, COMBO_END};" calcext:value-type="string">
            <text:p>const uint16_t PROGMEM u_y_combo[] = {KC_U, KC_Y, COMBO_END};</text:p>
          </table:table-cell>
          <table:table-cell table:formula="of:=&quot;  &quot;&amp;[.B67]&amp;&quot;,&quot;" office:value-type="string" office:string-value="  CM_NEW_LINE_U," calcext:value-type="string">
            <text:p><text:s text:c="2"/>CM_NEW_LINE_U,</text:p>
          </table:table-cell>
          <table:table-cell table:formula="of:=&quot;[&quot;&amp;[.B67]&amp;&quot;] = COMBO&quot;&amp;IF(ISBLANK([.F67]);&quot;_ACTION&quot;;&quot;&quot;)&amp;&quot;(&quot;&amp;[.C67]&amp;&quot;_combo&quot;&amp;IF(ISBLANK([.F67]);&quot;&quot;;&quot;, &quot;&amp;[.F67])&amp;&quot;),&quot;" office:value-type="string" office:string-value="[CM_NEW_LINE_U] = COMBO_ACTION(u_y_combo)," calcext:value-type="string">
            <text:p>[CM_NEW_LINE_U] = COMBO_ACTION(u_y_combo),</text:p>
          </table:table-cell>
          <table:table-cell table:formula="of:=IF(ISBLANK([.F67]);&quot;    case &quot;&amp;[.B67]&amp;&quot;: if (p) { SEND_STRING(&quot;&amp;[.G67]&amp;&quot;); }  break;&quot;;&quot;&quot;)" office:value-type="string" office:string-value="    case CM_NEW_LINE_U: if (p) { SEND_STRING(SS_TAP(X_HOME)SS_TAP(X_ENT)SS_TAP(X_RGHT)); }  break;" calcext:value-type="string">
            <text:p><text:s text:c="4"/>case CM_NEW_LINE_U: if (p) { SEND_STRING(SS_TAP(X_HOME)SS_TAP(X_ENT)SS_TAP(X_RGHT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CM_PASTE</text:p>
          </table:table-cell>
          <table:table-cell office:value-type="string" calcext:value-type="string">
            <text:p>c_v</text:p>
          </table:table-cell>
          <table:table-cell/>
          <table:table-cell office:value-type="string" calcext:value-type="string">
            <text:p>KC_C, KC_V</text:p>
          </table:table-cell>
          <table:table-cell/>
          <table:table-cell office:value-type="string" calcext:value-type="string">
            <text:p>SS_LCTL("v")</text:p>
          </table:table-cell>
          <table:table-cell table:formula="of:=&quot;const uint16_t PROGMEM &quot;&amp;[.C68]&amp;&quot;_combo[] = {&quot;&amp;[.E68]&amp;&quot;, COMBO_END};&quot;" office:value-type="string" office:string-value="const uint16_t PROGMEM c_v_combo[] = {KC_C, KC_V, COMBO_END};" calcext:value-type="string">
            <text:p>const uint16_t PROGMEM c_v_combo[] = {KC_C, KC_V, COMBO_END};</text:p>
          </table:table-cell>
          <table:table-cell table:formula="of:=&quot;  &quot;&amp;[.B68]&amp;&quot;,&quot;" office:value-type="string" office:string-value="  CM_PASTE," calcext:value-type="string">
            <text:p><text:s text:c="2"/>CM_PASTE,</text:p>
          </table:table-cell>
          <table:table-cell table:formula="of:=&quot;[&quot;&amp;[.B68]&amp;&quot;] = COMBO&quot;&amp;IF(ISBLANK([.F68]);&quot;_ACTION&quot;;&quot;&quot;)&amp;&quot;(&quot;&amp;[.C68]&amp;&quot;_combo&quot;&amp;IF(ISBLANK([.F68]);&quot;&quot;;&quot;, &quot;&amp;[.F68])&amp;&quot;),&quot;" office:value-type="string" office:string-value="[CM_PASTE] = COMBO_ACTION(c_v_combo)," calcext:value-type="string">
            <text:p>[CM_PASTE] = COMBO_ACTION(c_v_combo),</text:p>
          </table:table-cell>
          <table:table-cell table:formula="of:=IF(ISBLANK([.F68]);&quot;    case &quot;&amp;[.B68]&amp;&quot;: if (p) { SEND_STRING(&quot;&amp;[.G68]&amp;&quot;); }  break;&quot;;&quot;&quot;)" office:value-type="string" office:string-value="    case CM_PASTE: if (p) { SEND_STRING(SS_LCTL(&quot;v&quot;)); }  break;" calcext:value-type="string">
            <text:p><text:s text:c="4"/>case CM_PASTE: if (p) { SEND_STRING(SS_LCTL("v"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l all</text:p>
          </table:table-cell>
          <table:table-cell office:value-type="string" calcext:value-type="string">
            <text:p>CM_SEL_ALL</text:p>
          </table:table-cell>
          <table:table-cell office:value-type="string" calcext:value-type="string">
            <text:p>n_e_i_o</text:p>
          </table:table-cell>
          <table:table-cell/>
          <table:table-cell office:value-type="string" calcext:value-type="string">
            <text:p>KC_N, KC_E, KC_I, KC_O</text:p>
          </table:table-cell>
          <table:table-cell/>
          <table:table-cell office:value-type="string" calcext:value-type="string">
            <text:p>SS_LCTL("a")</text:p>
          </table:table-cell>
          <table:table-cell table:formula="of:=&quot;const uint16_t PROGMEM &quot;&amp;[.C69]&amp;&quot;_combo[] = {&quot;&amp;[.E69]&amp;&quot;, COMBO_END};&quot;" office:value-type="string" office:string-value="const uint16_t PROGMEM n_e_i_o_combo[] = {KC_N, KC_E, KC_I, KC_O, COMBO_END};" calcext:value-type="string">
            <text:p>const uint16_t PROGMEM n_e_i_o_combo[] = {KC_N, KC_E, KC_I, KC_O, COMBO_END};</text:p>
          </table:table-cell>
          <table:table-cell table:formula="of:=&quot;  &quot;&amp;[.B69]&amp;&quot;,&quot;" office:value-type="string" office:string-value="  CM_SEL_ALL," calcext:value-type="string">
            <text:p><text:s text:c="2"/>CM_SEL_ALL,</text:p>
          </table:table-cell>
          <table:table-cell table:formula="of:=&quot;[&quot;&amp;[.B69]&amp;&quot;] = COMBO&quot;&amp;IF(ISBLANK([.F69]);&quot;_ACTION&quot;;&quot;&quot;)&amp;&quot;(&quot;&amp;[.C69]&amp;&quot;_combo&quot;&amp;IF(ISBLANK([.F69]);&quot;&quot;;&quot;, &quot;&amp;[.F69])&amp;&quot;),&quot;" office:value-type="string" office:string-value="[CM_SEL_ALL] = COMBO_ACTION(n_e_i_o_combo)," calcext:value-type="string">
            <text:p>[CM_SEL_ALL] = COMBO_ACTION(n_e_i_o_combo),</text:p>
          </table:table-cell>
          <table:table-cell table:formula="of:=IF(ISBLANK([.F69]);&quot;    case &quot;&amp;[.B69]&amp;&quot;: if (p) { SEND_STRING(&quot;&amp;[.G69]&amp;&quot;); }  break;&quot;;&quot;&quot;)" office:value-type="string" office:string-value="    case CM_SEL_ALL: if (p) { SEND_STRING(SS_LCTL(&quot;a&quot;)); }  break;" calcext:value-type="string">
            <text:p><text:s text:c="4"/>case CM_SEL_ALL: if (p) { SEND_STRING(SS_LCTL("a"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l line</text:p>
          </table:table-cell>
          <table:table-cell office:value-type="string" calcext:value-type="string">
            <text:p>CM_SEL_LINE</text:p>
          </table:table-cell>
          <table:table-cell office:value-type="string" calcext:value-type="string">
            <text:p>n_o</text:p>
          </table:table-cell>
          <table:table-cell/>
          <table:table-cell office:value-type="string" calcext:value-type="string">
            <text:p>KC_N, KC_O</text:p>
          </table:table-cell>
          <table:table-cell/>
          <table:table-cell office:value-type="string" calcext:value-type="string">
            <text:p>SS_TAP(X_END)SS_DOWN(X_LSFT)SS_TAP(X_HOME)SS_UP(X_LSFT)</text:p>
          </table:table-cell>
          <table:table-cell table:formula="of:=&quot;const uint16_t PROGMEM &quot;&amp;[.C70]&amp;&quot;_combo[] = {&quot;&amp;[.E70]&amp;&quot;, COMBO_END};&quot;" office:value-type="string" office:string-value="const uint16_t PROGMEM n_o_combo[] = {KC_N, KC_O, COMBO_END};" calcext:value-type="string">
            <text:p>const uint16_t PROGMEM n_o_combo[] = {KC_N, KC_O, COMBO_END};</text:p>
          </table:table-cell>
          <table:table-cell table:formula="of:=&quot;  &quot;&amp;[.B70]&amp;&quot;,&quot;" office:value-type="string" office:string-value="  CM_SEL_LINE," calcext:value-type="string">
            <text:p><text:s text:c="2"/>CM_SEL_LINE,</text:p>
          </table:table-cell>
          <table:table-cell table:formula="of:=&quot;[&quot;&amp;[.B70]&amp;&quot;] = COMBO&quot;&amp;IF(ISBLANK([.F70]);&quot;_ACTION&quot;;&quot;&quot;)&amp;&quot;(&quot;&amp;[.C70]&amp;&quot;_combo&quot;&amp;IF(ISBLANK([.F70]);&quot;&quot;;&quot;, &quot;&amp;[.F70])&amp;&quot;),&quot;" office:value-type="string" office:string-value="[CM_SEL_LINE] = COMBO_ACTION(n_o_combo)," calcext:value-type="string">
            <text:p>[CM_SEL_LINE] = COMBO_ACTION(n_o_combo),</text:p>
          </table:table-cell>
          <table:table-cell table:formula="of:=IF(ISBLANK([.F70]);&quot;    case &quot;&amp;[.B70]&amp;&quot;: if (p) { SEND_STRING(&quot;&amp;[.G70]&amp;&quot;); }  break;&quot;;&quot;&quot;)" office:value-type="string" office:string-value="    case CM_SEL_LINE: if (p) { SEND_STRING(SS_TAP(X_END)SS_DOWN(X_LSFT)SS_TAP(X_HOME)SS_UP(X_LSFT)); }  break;" calcext:value-type="string">
            <text:p><text:s text:c="4"/>case CM_SEL_LINE: if (p) { SEND_STRING(SS_TAP(X_END)SS_DOWN(X_LSFT)SS_TAP(X_HOME)SS_UP(X_LSFT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CM_UNDO</text:p>
          </table:table-cell>
          <table:table-cell office:value-type="string" calcext:value-type="string">
            <text:p>r_z</text:p>
          </table:table-cell>
          <table:table-cell/>
          <table:table-cell office:value-type="string" calcext:value-type="string">
            <text:p>KC_R, KC_Z</text:p>
          </table:table-cell>
          <table:table-cell/>
          <table:table-cell office:value-type="string" calcext:value-type="string">
            <text:p>SS_LCTL("z")</text:p>
          </table:table-cell>
          <table:table-cell table:formula="of:=&quot;const uint16_t PROGMEM &quot;&amp;[.C71]&amp;&quot;_combo[] = {&quot;&amp;[.E71]&amp;&quot;, COMBO_END};&quot;" office:value-type="string" office:string-value="const uint16_t PROGMEM r_z_combo[] = {KC_R, KC_Z, COMBO_END};" calcext:value-type="string">
            <text:p>const uint16_t PROGMEM r_z_combo[] = {KC_R, KC_Z, COMBO_END};</text:p>
          </table:table-cell>
          <table:table-cell table:formula="of:=&quot;  &quot;&amp;[.B71]&amp;&quot;,&quot;" office:value-type="string" office:string-value="  CM_UNDO," calcext:value-type="string">
            <text:p><text:s text:c="2"/>CM_UNDO,</text:p>
          </table:table-cell>
          <table:table-cell table:formula="of:=&quot;[&quot;&amp;[.B71]&amp;&quot;] = COMBO&quot;&amp;IF(ISBLANK([.F71]);&quot;_ACTION&quot;;&quot;&quot;)&amp;&quot;(&quot;&amp;[.C71]&amp;&quot;_combo&quot;&amp;IF(ISBLANK([.F71]);&quot;&quot;;&quot;, &quot;&amp;[.F71])&amp;&quot;),&quot;" office:value-type="string" office:string-value="[CM_UNDO] = COMBO_ACTION(r_z_combo)," calcext:value-type="string">
            <text:p>[CM_UNDO] = COMBO_ACTION(r_z_combo),</text:p>
          </table:table-cell>
          <table:table-cell table:formula="of:=IF(ISBLANK([.F71]);&quot;    case &quot;&amp;[.B71]&amp;&quot;: if (p) { SEND_STRING(&quot;&amp;[.G71]&amp;&quot;); }  break;&quot;;&quot;&quot;)" office:value-type="string" office:string-value="    case CM_UNDO: if (p) { SEND_STRING(SS_LCTL(&quot;z&quot;)); }  break;" calcext:value-type="string">
            <text:p><text:s text:c="4"/>case CM_UNDO: if (p) { SEND_STRING(SS_LCTL("z"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 left</text:p>
          </table:table-cell>
          <table:table-cell office:value-type="string" calcext:value-type="string">
            <text:p>CM_WORD_L_1</text:p>
          </table:table-cell>
          <table:table-cell office:value-type="string" calcext:value-type="string">
            <text:p>a_r</text:p>
          </table:table-cell>
          <table:table-cell/>
          <table:table-cell office:value-type="string" calcext:value-type="string">
            <text:p>KC_A, KC_R</text:p>
          </table:table-cell>
          <table:table-cell/>
          <table:table-cell office:value-type="string" calcext:value-type="string">
            <text:p>SS_DOWN(X_LCTL)SS_TAP(X_LEFT)SS_UP(X_LCTL)</text:p>
          </table:table-cell>
          <table:table-cell table:formula="of:=&quot;const uint16_t PROGMEM &quot;&amp;[.C72]&amp;&quot;_combo[] = {&quot;&amp;[.E72]&amp;&quot;, COMBO_END};&quot;" office:value-type="string" office:string-value="const uint16_t PROGMEM a_r_combo[] = {KC_A, KC_R, COMBO_END};" calcext:value-type="string">
            <text:p>const uint16_t PROGMEM a_r_combo[] = {KC_A, KC_R, COMBO_END};</text:p>
          </table:table-cell>
          <table:table-cell table:formula="of:=&quot;  &quot;&amp;[.B72]&amp;&quot;,&quot;" office:value-type="string" office:string-value="  CM_WORD_L_1," calcext:value-type="string">
            <text:p><text:s text:c="2"/>CM_WORD_L_1,</text:p>
          </table:table-cell>
          <table:table-cell table:formula="of:=&quot;[&quot;&amp;[.B72]&amp;&quot;] = COMBO&quot;&amp;IF(ISBLANK([.F72]);&quot;_ACTION&quot;;&quot;&quot;)&amp;&quot;(&quot;&amp;[.C72]&amp;&quot;_combo&quot;&amp;IF(ISBLANK([.F72]);&quot;&quot;;&quot;, &quot;&amp;[.F72])&amp;&quot;),&quot;" office:value-type="string" office:string-value="[CM_WORD_L_1] = COMBO_ACTION(a_r_combo)," calcext:value-type="string">
            <text:p>[CM_WORD_L_1] = COMBO_ACTION(a_r_combo),</text:p>
          </table:table-cell>
          <table:table-cell table:formula="of:=IF(ISBLANK([.F72]);&quot;    case &quot;&amp;[.B72]&amp;&quot;: if (p) { SEND_STRING(&quot;&amp;[.G72]&amp;&quot;); }  break;&quot;;&quot;&quot;)" office:value-type="string" office:string-value="    case CM_WORD_L_1: if (p) { SEND_STRING(SS_DOWN(X_LCTL)SS_TAP(X_LEFT)SS_UP(X_LCTL)); }  break;" calcext:value-type="string">
            <text:p><text:s text:c="4"/>case CM_WORD_L_1: if (p) { SEND_STRING(SS_DOWN(X_LCTL)SS_TAP(X_LEFT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 left</text:p>
          </table:table-cell>
          <table:table-cell office:value-type="string" calcext:value-type="string">
            <text:p>CM_WORD_L_2</text:p>
          </table:table-cell>
          <table:table-cell office:value-type="string" calcext:value-type="string">
            <text:p>h_n</text:p>
          </table:table-cell>
          <table:table-cell/>
          <table:table-cell office:value-type="string" calcext:value-type="string">
            <text:p>KC_H, KC_N</text:p>
          </table:table-cell>
          <table:table-cell/>
          <table:table-cell office:value-type="string" calcext:value-type="string">
            <text:p>SS_DOWN(X_LCTL)SS_TAP(X_LEFT)SS_UP(X_LCTL)</text:p>
          </table:table-cell>
          <table:table-cell table:formula="of:=&quot;const uint16_t PROGMEM &quot;&amp;[.C73]&amp;&quot;_combo[] = {&quot;&amp;[.E73]&amp;&quot;, COMBO_END};&quot;" office:value-type="string" office:string-value="const uint16_t PROGMEM h_n_combo[] = {KC_H, KC_N, COMBO_END};" calcext:value-type="string">
            <text:p>const uint16_t PROGMEM h_n_combo[] = {KC_H, KC_N, COMBO_END};</text:p>
          </table:table-cell>
          <table:table-cell table:formula="of:=&quot;  &quot;&amp;[.B73]&amp;&quot;,&quot;" office:value-type="string" office:string-value="  CM_WORD_L_2," calcext:value-type="string">
            <text:p><text:s text:c="2"/>CM_WORD_L_2,</text:p>
          </table:table-cell>
          <table:table-cell table:formula="of:=&quot;[&quot;&amp;[.B73]&amp;&quot;] = COMBO&quot;&amp;IF(ISBLANK([.F73]);&quot;_ACTION&quot;;&quot;&quot;)&amp;&quot;(&quot;&amp;[.C73]&amp;&quot;_combo&quot;&amp;IF(ISBLANK([.F73]);&quot;&quot;;&quot;, &quot;&amp;[.F73])&amp;&quot;),&quot;" office:value-type="string" office:string-value="[CM_WORD_L_2] = COMBO_ACTION(h_n_combo)," calcext:value-type="string">
            <text:p>[CM_WORD_L_2] = COMBO_ACTION(h_n_combo),</text:p>
          </table:table-cell>
          <table:table-cell table:formula="of:=IF(ISBLANK([.F73]);&quot;    case &quot;&amp;[.B73]&amp;&quot;: if (p) { SEND_STRING(&quot;&amp;[.G73]&amp;&quot;); }  break;&quot;;&quot;&quot;)" office:value-type="string" office:string-value="    case CM_WORD_L_2: if (p) { SEND_STRING(SS_DOWN(X_LCTL)SS_TAP(X_LEFT)SS_UP(X_LCTL)); }  break;" calcext:value-type="string">
            <text:p><text:s text:c="4"/>case CM_WORD_L_2: if (p) { SEND_STRING(SS_DOWN(X_LCTL)SS_TAP(X_LEFT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 right</text:p>
          </table:table-cell>
          <table:table-cell office:value-type="string" calcext:value-type="string">
            <text:p>CM_WORD_R_1</text:p>
          </table:table-cell>
          <table:table-cell office:value-type="string" calcext:value-type="string">
            <text:p>t_d</text:p>
          </table:table-cell>
          <table:table-cell/>
          <table:table-cell office:value-type="string" calcext:value-type="string">
            <text:p>KC_T, KC_D</text:p>
          </table:table-cell>
          <table:table-cell/>
          <table:table-cell office:value-type="string" calcext:value-type="string">
            <text:p>SS_DOWN(X_LCTL)SS_TAP(X_RGHT)SS_UP(X_LCTL)</text:p>
          </table:table-cell>
          <table:table-cell table:formula="of:=&quot;const uint16_t PROGMEM &quot;&amp;[.C74]&amp;&quot;_combo[] = {&quot;&amp;[.E74]&amp;&quot;, COMBO_END};&quot;" office:value-type="string" office:string-value="const uint16_t PROGMEM t_d_combo[] = {KC_T, KC_D, COMBO_END};" calcext:value-type="string">
            <text:p>const uint16_t PROGMEM t_d_combo[] = {KC_T, KC_D, COMBO_END};</text:p>
          </table:table-cell>
          <table:table-cell table:formula="of:=&quot;  &quot;&amp;[.B74]&amp;&quot;,&quot;" office:value-type="string" office:string-value="  CM_WORD_R_1," calcext:value-type="string">
            <text:p><text:s text:c="2"/>CM_WORD_R_1,</text:p>
          </table:table-cell>
          <table:table-cell table:formula="of:=&quot;[&quot;&amp;[.B74]&amp;&quot;] = COMBO&quot;&amp;IF(ISBLANK([.F74]);&quot;_ACTION&quot;;&quot;&quot;)&amp;&quot;(&quot;&amp;[.C74]&amp;&quot;_combo&quot;&amp;IF(ISBLANK([.F74]);&quot;&quot;;&quot;, &quot;&amp;[.F74])&amp;&quot;),&quot;" office:value-type="string" office:string-value="[CM_WORD_R_1] = COMBO_ACTION(t_d_combo)," calcext:value-type="string">
            <text:p>[CM_WORD_R_1] = COMBO_ACTION(t_d_combo),</text:p>
          </table:table-cell>
          <table:table-cell table:formula="of:=IF(ISBLANK([.F74]);&quot;    case &quot;&amp;[.B74]&amp;&quot;: if (p) { SEND_STRING(&quot;&amp;[.G74]&amp;&quot;); }  break;&quot;;&quot;&quot;)" office:value-type="string" office:string-value="    case CM_WORD_R_1: if (p) { SEND_STRING(SS_DOWN(X_LCTL)SS_TAP(X_RGHT)SS_UP(X_LCTL)); }  break;" calcext:value-type="string">
            <text:p><text:s text:c="4"/>case CM_WORD_R_1: if (p) { SEND_STRING(SS_DOWN(X_LCTL)SS_TAP(X_RGHT)SS_UP(X_LCTL)); } <text:s/>break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 right</text:p>
          </table:table-cell>
          <table:table-cell office:value-type="string" calcext:value-type="string">
            <text:p>CM_WORD_R_2</text:p>
          </table:table-cell>
          <table:table-cell office:value-type="string" calcext:value-type="string">
            <text:p>i_o</text:p>
          </table:table-cell>
          <table:table-cell/>
          <table:table-cell office:value-type="string" calcext:value-type="string">
            <text:p>KC_I, KC_O</text:p>
          </table:table-cell>
          <table:table-cell/>
          <table:table-cell office:value-type="string" calcext:value-type="string">
            <text:p>SS_DOWN(X_LCTL)SS_TAP(X_RGHT)SS_UP(X_LCTL)</text:p>
          </table:table-cell>
          <table:table-cell table:formula="of:=&quot;const uint16_t PROGMEM &quot;&amp;[.C75]&amp;&quot;_combo[] = {&quot;&amp;[.E75]&amp;&quot;, COMBO_END};&quot;" office:value-type="string" office:string-value="const uint16_t PROGMEM i_o_combo[] = {KC_I, KC_O, COMBO_END};" calcext:value-type="string">
            <text:p>const uint16_t PROGMEM i_o_combo[] = {KC_I, KC_O, COMBO_END};</text:p>
          </table:table-cell>
          <table:table-cell table:formula="of:=&quot;  &quot;&amp;[.B75]&amp;&quot;,&quot;" office:value-type="string" office:string-value="  CM_WORD_R_2," calcext:value-type="string">
            <text:p><text:s text:c="2"/>CM_WORD_R_2,</text:p>
          </table:table-cell>
          <table:table-cell table:formula="of:=&quot;[&quot;&amp;[.B75]&amp;&quot;] = COMBO&quot;&amp;IF(ISBLANK([.F75]);&quot;_ACTION&quot;;&quot;&quot;)&amp;&quot;(&quot;&amp;[.C75]&amp;&quot;_combo&quot;&amp;IF(ISBLANK([.F75]);&quot;&quot;;&quot;, &quot;&amp;[.F75])&amp;&quot;),&quot;" office:value-type="string" office:string-value="[CM_WORD_R_2] = COMBO_ACTION(i_o_combo)," calcext:value-type="string">
            <text:p>[CM_WORD_R_2] = COMBO_ACTION(i_o_combo),</text:p>
          </table:table-cell>
          <table:table-cell table:formula="of:=IF(ISBLANK([.F75]);&quot;    case &quot;&amp;[.B75]&amp;&quot;: if (p) { SEND_STRING(&quot;&amp;[.G75]&amp;&quot;); }  break;&quot;;&quot;&quot;)" office:value-type="string" office:string-value="    case CM_WORD_R_2: if (p) { SEND_STRING(SS_DOWN(X_LCTL)SS_TAP(X_RGHT)SS_UP(X_LCTL)); }  break;" calcext:value-type="string">
            <text:p><text:s text:c="4"/>case CM_WORD_R_2: if (p) { SEND_STRING(SS_DOWN(X_LCTL)SS_TAP(X_RGHT)SS_UP(X_LCTL)); } <text:s/>break;</text:p>
          </table:table-cell>
          <table:table-cell table:number-columns-repeated="101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ctions.A1:actions.E59">
          <table:sort>
            <table:sort-by table:field-number="2" table:data-type="automatic"/>
          </table:sort>
        </table:database-range>
        <table:database-range table:name="__Anonymous_Sheet_DB__2" table:target-range-address="actions_combos.A1:actions_combos.AD75">
          <table:sort>
            <table:sort-by table:field-number="4" table:data-type="automatic"/>
          </table:sort>
        </table:database-range>
        <table:database-range table:name="__Anonymous_Sheet_DB__3" table:target-range-address="OLD.A1:OLD.K7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3:12:40.370204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3DT20H1M35S</meta:editing-duration>
    <meta:editing-cycles>110</meta:editing-cycles>
    <meta:generator>LibreOffice/6.0.7.3$Linux_X86_64 LibreOffice_project/00m0$Build-3</meta:generator>
    <meta:initial-creator>Sean Madsen</meta:initial-creator>
    <dc:date>2020-07-25T17:23:26.317524921</dc:date>
    <dc:creator>Sean Madsen</dc:creator>
    <meta:document-statistic meta:table-count="4" meta:cell-count="2696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